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P TypographicSymbols" svg:font-family="'WP TypographicSymbols', 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3" style:family="paragraph" style:parent-style-name="Standard">
      <style:paragraph-properties fo:text-align="justify" style:justify-single-word="false">
        <style:tab-stops>
          <style:tab-stop style:position="8.255cm" style:type="center"/>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4" style:family="paragraph" style:parent-style-name="Standard">
      <style:paragraph-properties fo:text-align="justify" style:justify-single-word="false">
        <style:tab-stops>
          <style:tab-stop style:position="16.51cm" style:type="right"/>
        </style:tab-stops>
      </style:paragraph-properties>
    </style:style>
    <style:style style:name="P5" style:family="paragraph" style:parent-style-name="Standard">
      <style:paragraph-properties fo:text-align="justify" style:justify-single-word="false">
        <style:tab-stops>
          <style:tab-stop style:position="-2.54cm"/>
          <style:tab-stop style:position="-1.27cm"/>
          <style:tab-stop style:position="0cm"/>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s>
      </style:paragraph-properties>
    </style:style>
    <style:style style:name="P6" style:family="paragraph" style:parent-style-name="Standard">
      <style:paragraph-properties fo:text-align="justify" style:justify-single-word="false">
        <style:tab-stops>
          <style:tab-stop style:position="-2.54cm"/>
          <style:tab-stop style:position="-1.27cm"/>
          <style:tab-stop style:position="0cm"/>
          <style:tab-stop style:position="2.223cm"/>
          <style:tab-stop style:position="4.064cm"/>
          <style:tab-stop style:position="6.096cm"/>
          <style:tab-stop style:position="8.128cm"/>
          <style:tab-stop style:position="10.16cm"/>
          <style:tab-stop style:position="12.192cm"/>
          <style:tab-stop style:position="14.224cm"/>
          <style:tab-stop style:position="16.256cm"/>
        </style:tab-stops>
      </style:paragraph-properties>
    </style:style>
    <style:style style:name="P7" style:family="paragraph" style:parent-style-name="Standard">
      <style:paragraph-properties fo:text-align="justify" style:justify-single-word="false">
        <style:tab-stops>
          <style:tab-stop style:position="-2.54cm"/>
          <style:tab-stop style:position="-1.27cm"/>
          <style:tab-stop style:position="0cm"/>
          <style:tab-stop style:position="2cm"/>
          <style:tab-stop style:position="4.251cm"/>
          <style:tab-stop style:position="6.509cm"/>
          <style:tab-stop style:position="8.128cm"/>
          <style:tab-stop style:position="8.502cm"/>
          <style:tab-stop style:position="10.502cm"/>
          <style:tab-stop style:position="12.502cm"/>
          <style:tab-stop style:position="14.503cm"/>
          <style:tab-stop style:position="16.256cm"/>
        </style:tab-stops>
      </style:paragraph-properties>
    </style:style>
    <style:style style:name="P8" style:family="paragraph" style:parent-style-name="Standard" style:list-style-name="WW8Num22">
      <style:paragraph-properties fo:text-align="justify" style:justify-single-word="false" fo:orphans="2" fo:widows="2">
        <style:tab-stops>
          <style:tab-stop style:position="-1.905cm"/>
          <style:tab-stop style:position="-1.27cm"/>
          <style:tab-stop style:position="0cm"/>
          <style:tab-stop style:position="1.27cm"/>
          <style:tab-stop style:position="2.54cm"/>
          <style:tab-stop style:position="4.128cm"/>
          <style:tab-stop style:position="5.398cm"/>
        </style:tab-stops>
      </style:paragraph-properties>
    </style:style>
    <style:style style:name="P9" style:family="paragraph" style:parent-style-name="Standard" style:list-style-name="WW8Num8">
      <style:paragraph-properties fo:text-align="justify" style:justify-single-word="false" fo:orphans="2" fo:widows="2">
        <style:tab-stops>
          <style:tab-stop style:position="-1.905cm"/>
          <style:tab-stop style:position="-1.27cm"/>
          <style:tab-stop style:position="0cm"/>
          <style:tab-stop style:position="1.27cm"/>
          <style:tab-stop style:position="2.54cm"/>
          <style:tab-stop style:position="4.128cm"/>
          <style:tab-stop style:position="5.398cm"/>
        </style:tab-stops>
      </style:paragraph-properties>
    </style:style>
    <style:style style:name="P10" style:family="paragraph" style:parent-style-name="Standard" style:list-style-name="WW8Num37">
      <style:paragraph-properties fo:text-align="justify" style:justify-single-word="false" fo:orphans="2" fo:widows="2">
        <style:tab-stops>
          <style:tab-stop style:position="-2.54cm"/>
          <style:tab-stop style:position="-1.27cm"/>
          <style:tab-stop style:position="0cm"/>
          <style:tab-stop style:position="1.27cm"/>
          <style:tab-stop style:position="2.54cm"/>
          <style:tab-stop style:position="4.089cm"/>
          <style:tab-stop style:position="6.223cm"/>
          <style:tab-stop style:position="7.62cm"/>
          <style:tab-stop style:position="8.356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11" style:family="paragraph" style:parent-style-name="Standard" style:list-style-name="WW8Num33">
      <style:paragraph-properties fo:text-align="justify" style:justify-single-word="false" fo:orphans="2" fo:widows="2" style:text-autospace="none"/>
    </style:style>
    <style:style style:name="P12" style:family="paragraph" style:parent-style-name="Standard">
      <style:paragraph-properties fo:text-align="justify" style:justify-single-word="false" fo:orphans="2" fo:widows="2" style:text-autospace="none"/>
    </style:style>
    <style:style style:name="P13"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223cm"/>
          <style:tab-stop style:position="4.152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style>
    <style:style style:name="P14"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223cm"/>
          <style:tab-stop style:position="3.016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style>
    <style:style style:name="P15" style:family="paragraph" style:parent-style-name="Standard" style:list-style-name="WW8Num20">
      <style:paragraph-properties fo:text-align="justify" style:justify-single-word="false">
        <style:tab-stops>
          <style:tab-stop style:position="-1.905cm"/>
          <style:tab-stop style:position="-1.27cm"/>
          <style:tab-stop style:position="0cm"/>
          <style:tab-stop style:position="1.27cm"/>
          <style:tab-stop style:position="2.223cm"/>
          <style:tab-stop style:position="3.016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style>
    <style:style style:name="P16" style:family="paragraph" style:parent-style-name="Standard" style:list-style-name="WW8Num15">
      <style:paragraph-properties fo:text-align="justify" style:justify-single-word="false">
        <style:tab-stops>
          <style:tab-stop style:position="-1.905cm"/>
          <style:tab-stop style:position="-1.27cm"/>
          <style:tab-stop style:position="0cm"/>
          <style:tab-stop style:position="1.27cm"/>
          <style:tab-stop style:position="3.016cm"/>
          <style:tab-stop style:position="3.81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style>
    <style:style style:name="P17" style:family="paragraph" style:parent-style-name="Standard">
      <style:paragraph-properties fo:text-align="justify" style:justify-single-word="false">
        <style:tab-stops>
          <style:tab-stop style:position="-2.54cm"/>
          <style:tab-stop style:position="-1.27cm"/>
          <style:tab-stop style:position="0cm"/>
          <style:tab-stop style:position="1.27cm"/>
          <style:tab-stop style:position="2.54cm"/>
          <style:tab-stop style:position="3.378cm"/>
          <style:tab-stop style:position="4.152cm"/>
          <style:tab-stop style:position="5.08cm"/>
          <style:tab-stop style:position="6.69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18" style:family="paragraph" style:parent-style-name="Standard" style:list-style-name="WW8Num36">
      <style:paragraph-properties fo:text-align="justify" style:justify-single-word="false"/>
    </style:style>
    <style:style style:name="P19" style:family="paragraph" style:parent-style-name="Standard" style:list-style-name="WW8Num11">
      <style:paragraph-properties fo:text-align="justify" style:justify-single-word="false"/>
    </style:style>
    <style:style style:name="P20" style:family="paragraph" style:parent-style-name="Standard" style:list-style-name="WW8Num17">
      <style:paragraph-properties fo:text-align="justify" style:justify-single-word="false"/>
    </style:style>
    <style:style style:name="P21" style:family="paragraph" style:parent-style-name="Standard">
      <style:paragraph-properties fo:text-align="justify" style:justify-single-word="false">
        <style:tab-stops>
          <style:tab-stop style:position="-2.54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22"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style>
    <style:style style:name="P23" style:family="paragraph" style:parent-style-name="Standard" style:list-style-name="WW8Num33">
      <style:paragraph-properties fo:text-align="justify" style:justify-single-word="false">
        <style:tab-stops>
          <style:tab-stop style:position="-1.905cm"/>
          <style:tab-stop style:position="-1.27cm"/>
          <style:tab-stop style:position="0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style>
    <style:style style:name="P24" style:family="paragraph" style:parent-style-name="Standard">
      <style:paragraph-properties fo:text-align="justify" style:justify-single-word="false">
        <style:tab-stops>
          <style:tab-stop style:position="0cm"/>
        </style:tab-stops>
      </style:paragraph-properties>
    </style:style>
    <style:style style:name="P25" style:family="paragraph" style:parent-style-name="Standard" style:list-style-name="WW8Num27">
      <style:paragraph-properties fo:text-align="justify" style:justify-single-word="false">
        <style:tab-stops>
          <style:tab-stop style:position="0cm"/>
        </style:tab-stops>
      </style:paragraph-properties>
    </style:style>
    <style:style style:name="P26" style:family="paragraph" style:parent-style-name="Standard" style:list-style-name="WW8Num5">
      <style:paragraph-properties fo:text-align="justify" style:justify-single-word="false">
        <style:tab-stops>
          <style:tab-stop style:position="0cm"/>
        </style:tab-stops>
      </style:paragraph-properties>
    </style:style>
    <style:style style:name="P27" style:family="paragraph" style:parent-style-name="Standard" style:list-style-name="WW8Num26">
      <style:paragraph-properties fo:text-align="justify" style:justify-single-word="false"/>
    </style:style>
    <style:style style:name="P28" style:family="paragraph" style:parent-style-name="Standard">
      <style:text-properties fo:language="en" fo:country="GB"/>
    </style:style>
    <style:style style:name="P29" style:family="paragraph" style:parent-style-name="Standard">
      <style:paragraph-properties fo:text-align="justify" style:justify-single-word="false">
        <style:tab-stops>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30" style:family="paragraph" style:parent-style-name="Standard">
      <style:paragraph-properties fo:text-align="justify" style:justify-single-word="false">
        <style:tab-stops>
          <style:tab-stop style:position="-2.54cm"/>
          <style:tab-stop style:position="-1.27cm"/>
          <style:tab-stop style:position="0cm"/>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s>
      </style:paragraph-properties>
      <style:text-properties fo:language="en" fo:country="GB"/>
    </style:style>
    <style:style style:name="P31" style:family="paragraph" style:parent-style-name="Standard">
      <style:paragraph-properties fo:text-align="justify" style:justify-single-word="false">
        <style:tab-stops>
          <style:tab-stop style:position="-2.54cm"/>
          <style:tab-stop style:position="-1.27cm"/>
          <style:tab-stop style:position="0cm"/>
          <style:tab-stop style:position="1.27cm"/>
          <style:tab-stop style:position="2.54cm"/>
          <style:tab-stop style:position="4.152cm"/>
          <style:tab-stop style:position="5.08cm"/>
          <style:tab-stop style:position="6.69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32" style:family="paragraph" style:parent-style-name="Standard">
      <style:paragraph-properties fo:text-align="justify" style:justify-single-word="false" fo:orphans="2" fo:widows="2">
        <style:tab-stops>
          <style:tab-stop style:position="-1.905cm"/>
          <style:tab-stop style:position="-1.27cm"/>
          <style:tab-stop style:position="0cm"/>
          <style:tab-stop style:position="1.27cm"/>
          <style:tab-stop style:position="2.54cm"/>
          <style:tab-stop style:position="4.128cm"/>
          <style:tab-stop style:position="6.35cm"/>
          <style:tab-stop style:position="7.112cm"/>
        </style:tab-stops>
      </style:paragraph-properties>
      <style:text-properties fo:language="en" fo:country="GB"/>
    </style:style>
    <style:style style:name="P33" style:family="paragraph" style:parent-style-name="Standard">
      <style:paragraph-properties fo:text-align="justify" style:justify-single-word="false" fo:orphans="2" fo:widows="2">
        <style:tab-stops>
          <style:tab-stop style:position="-1.905cm"/>
          <style:tab-stop style:position="-1.27cm"/>
          <style:tab-stop style:position="0cm"/>
          <style:tab-stop style:position="1.27cm"/>
          <style:tab-stop style:position="2.54cm"/>
          <style:tab-stop style:position="5.08cm"/>
          <style:tab-stop style:position="7.62cm"/>
        </style:tab-stops>
      </style:paragraph-properties>
      <style:text-properties fo:language="en" fo:country="GB"/>
    </style:style>
    <style:style style:name="P34" style:family="paragraph" style:parent-style-name="Standard">
      <style:paragraph-properties fo:text-align="justify" style:justify-single-word="false" fo:orphans="2" fo:widows="2">
        <style:tab-stops>
          <style:tab-stop style:position="-1.905cm"/>
          <style:tab-stop style:position="-1.27cm"/>
          <style:tab-stop style:position="0cm"/>
          <style:tab-stop style:position="1.27cm"/>
          <style:tab-stop style:position="2.54cm"/>
          <style:tab-stop style:position="4.128cm"/>
          <style:tab-stop style:position="6.191cm"/>
        </style:tab-stops>
      </style:paragraph-properties>
      <style:text-properties fo:language="en" fo:country="GB"/>
    </style:style>
    <style:style style:name="P35" style:family="paragraph" style:parent-style-name="Standard">
      <style:paragraph-properties fo:text-align="justify" style:justify-single-word="false" fo:orphans="2" fo:widows="2">
        <style:tab-stops>
          <style:tab-stop style:position="-1.905cm"/>
          <style:tab-stop style:position="-1.27cm"/>
          <style:tab-stop style:position="0cm"/>
          <style:tab-stop style:position="1.27cm"/>
          <style:tab-stop style:position="2.54cm"/>
          <style:tab-stop style:position="4.128cm"/>
          <style:tab-stop style:position="5.398cm"/>
        </style:tab-stops>
      </style:paragraph-properties>
      <style:text-properties fo:language="en" fo:country="GB"/>
    </style:style>
    <style:style style:name="P36" style:family="paragraph" style:parent-style-name="Standard" style:list-style-name="WW8Num22">
      <style:paragraph-properties fo:text-align="justify" style:justify-single-word="false" fo:orphans="2" fo:widows="2">
        <style:tab-stops>
          <style:tab-stop style:position="-1.905cm"/>
          <style:tab-stop style:position="-1.27cm"/>
          <style:tab-stop style:position="0cm"/>
          <style:tab-stop style:position="1.27cm"/>
          <style:tab-stop style:position="2.54cm"/>
          <style:tab-stop style:position="4.128cm"/>
          <style:tab-stop style:position="5.398cm"/>
        </style:tab-stops>
      </style:paragraph-properties>
      <style:text-properties fo:language="en" fo:country="GB"/>
    </style:style>
    <style:style style:name="P37" style:family="paragraph" style:parent-style-name="Standard" style:list-style-name="WW8Num8">
      <style:paragraph-properties fo:text-align="justify" style:justify-single-word="false" fo:orphans="2" fo:widows="2">
        <style:tab-stops>
          <style:tab-stop style:position="-1.905cm"/>
          <style:tab-stop style:position="-1.27cm"/>
          <style:tab-stop style:position="0cm"/>
          <style:tab-stop style:position="1.27cm"/>
          <style:tab-stop style:position="2.54cm"/>
          <style:tab-stop style:position="4.128cm"/>
          <style:tab-stop style:position="5.398cm"/>
        </style:tab-stops>
      </style:paragraph-properties>
      <style:text-properties fo:language="en" fo:country="GB"/>
    </style:style>
    <style:style style:name="P38" style:family="paragraph" style:parent-style-name="Standard">
      <style:paragraph-properties fo:text-align="justify" style:justify-single-word="false" fo:orphans="2" fo:widows="2">
        <style:tab-stops>
          <style:tab-stop style:position="-1.905cm"/>
          <style:tab-stop style:position="-1.27cm"/>
          <style:tab-stop style:position="0cm"/>
          <style:tab-stop style:position="1.27cm"/>
          <style:tab-stop style:position="2.54cm"/>
          <style:tab-stop style:position="4.128cm"/>
          <style:tab-stop style:position="5.398cm"/>
          <style:tab-stop style:position="7.461cm"/>
        </style:tab-stops>
      </style:paragraph-properties>
      <style:text-properties fo:language="en" fo:country="GB"/>
    </style:style>
    <style:style style:name="P39" style:family="paragraph" style:parent-style-name="Standard">
      <style:paragraph-properties fo:text-align="justify" style:justify-single-word="false" fo:orphans="2" fo:widows="2">
        <style:tab-stops>
          <style:tab-stop style:position="-1.905cm"/>
          <style:tab-stop style:position="-1.27cm"/>
          <style:tab-stop style:position="0cm"/>
          <style:tab-stop style:position="1.27cm"/>
          <style:tab-stop style:position="2.54cm"/>
          <style:tab-stop style:position="4.128cm"/>
          <style:tab-stop style:position="5.398cm"/>
          <style:tab-stop style:position="6.826cm"/>
          <style:tab-stop style:position="7.938cm"/>
        </style:tab-stops>
      </style:paragraph-properties>
      <style:text-properties fo:language="en" fo:country="GB"/>
    </style:style>
    <style:style style:name="P40" style:family="paragraph" style:parent-style-name="Standard">
      <style:paragraph-properties fo:text-align="justify" style:justify-single-word="false" fo:orphans="2" fo:widows="2">
        <style:tab-stops>
          <style:tab-stop style:position="-2.54cm"/>
          <style:tab-stop style:position="-1.27cm"/>
          <style:tab-stop style:position="0cm"/>
          <style:tab-stop style:position="1.27cm"/>
          <style:tab-stop style:position="2.54cm"/>
          <style:tab-stop style:position="4.089cm"/>
          <style:tab-stop style:position="6.223cm"/>
          <style:tab-stop style:position="7.112cm"/>
          <style:tab-stop style:position="7.62cm"/>
          <style:tab-stop style:position="8.356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41" style:family="paragraph" style:parent-style-name="Standard">
      <style:paragraph-properties fo:text-align="justify" style:justify-single-word="false" fo:orphans="2" fo:widows="2">
        <style:tab-stops>
          <style:tab-stop style:position="-2.54cm"/>
          <style:tab-stop style:position="-1.27cm"/>
          <style:tab-stop style:position="0cm"/>
          <style:tab-stop style:position="1.27cm"/>
          <style:tab-stop style:position="2.54cm"/>
          <style:tab-stop style:position="4.089cm"/>
          <style:tab-stop style:position="6.223cm"/>
          <style:tab-stop style:position="7.62cm"/>
          <style:tab-stop style:position="8.356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42" style:family="paragraph" style:parent-style-name="Standard" style:list-style-name="WW8Num2">
      <style:paragraph-properties fo:text-align="justify" style:justify-single-word="false" fo:orphans="2" fo:widows="2" style:text-autospace="none"/>
      <style:text-properties fo:language="en" fo:country="GB"/>
    </style:style>
    <style:style style:name="P43" style:family="paragraph" style:parent-style-name="Standard">
      <style:paragraph-properties fo:text-align="justify" style:justify-single-word="false" fo:orphans="2" fo:widows="2" style:text-autospace="none"/>
      <style:text-properties fo:language="en" fo:country="GB"/>
    </style:style>
    <style:style style:name="P44"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54cm"/>
          <style:tab-stop style:position="4.152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45"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223cm"/>
          <style:tab-stop style:position="4.152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46"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223cm"/>
          <style:tab-stop style:position="3.016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47" style:family="paragraph" style:parent-style-name="Standard" style:list-style-name="WW8Num20">
      <style:paragraph-properties fo:text-align="justify" style:justify-single-word="false">
        <style:tab-stops>
          <style:tab-stop style:position="-1.905cm"/>
          <style:tab-stop style:position="-1.27cm"/>
          <style:tab-stop style:position="0cm"/>
          <style:tab-stop style:position="1.27cm"/>
          <style:tab-stop style:position="2.223cm"/>
          <style:tab-stop style:position="3.016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48" style:family="paragraph" style:parent-style-name="Standard" style:list-style-name="WW8Num3">
      <style:paragraph-properties fo:text-align="justify" style:justify-single-word="false">
        <style:tab-stops>
          <style:tab-stop style:position="-1.905cm"/>
          <style:tab-stop style:position="-1.27cm"/>
          <style:tab-stop style:position="0cm"/>
          <style:tab-stop style:position="1.27cm"/>
          <style:tab-stop style:position="2.223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49"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223cm"/>
          <style:tab-stop style:position="3.016cm"/>
          <style:tab-stop style:position="3.81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50" style:family="paragraph" style:parent-style-name="Standard">
      <style:paragraph-properties fo:text-align="justify" style:justify-single-word="false">
        <style:tab-stops>
          <style:tab-stop style:position="-2.54cm"/>
          <style:tab-stop style:position="-1.27cm"/>
          <style:tab-stop style:position="0cm"/>
          <style:tab-stop style:position="1.27cm"/>
          <style:tab-stop style:position="2.54cm"/>
          <style:tab-stop style:position="4.152cm"/>
          <style:tab-stop style:position="5.08cm"/>
          <style:tab-stop style:position="5.652cm"/>
          <style:tab-stop style:position="6.69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51" style:family="paragraph" style:parent-style-name="Standard">
      <style:paragraph-properties fo:text-align="justify" style:justify-single-word="false">
        <style:tab-stops>
          <style:tab-stop style:position="-2.54cm"/>
          <style:tab-stop style:position="-1.27cm"/>
          <style:tab-stop style:position="0cm"/>
          <style:tab-stop style:position="1.27cm"/>
          <style:tab-stop style:position="2.54cm"/>
          <style:tab-stop style:position="4.152cm"/>
          <style:tab-stop style:position="5.08cm"/>
          <style:tab-stop style:position="5.652cm"/>
          <style:tab-stop style:position="6.69cm"/>
          <style:tab-stop style:position="7.62cm"/>
          <style:tab-stop style:position="8.89cm"/>
          <style:tab-stop style:position="9.41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52" style:family="paragraph" style:parent-style-name="Standard">
      <style:paragraph-properties fo:text-align="justify" style:justify-single-word="false">
        <style:tab-stops>
          <style:tab-stop style:position="-2.54cm"/>
          <style:tab-stop style:position="-1.27cm"/>
          <style:tab-stop style:position="0cm"/>
          <style:tab-stop style:position="1.27cm"/>
          <style:tab-stop style:position="2.54cm"/>
          <style:tab-stop style:position="4.152cm"/>
          <style:tab-stop style:position="5.08cm"/>
          <style:tab-stop style:position="5.652cm"/>
          <style:tab-stop style:position="6.69cm"/>
          <style:tab-stop style:position="7.823cm"/>
          <style:tab-stop style:position="8.241cm"/>
          <style:tab-stop style:position="8.89cm"/>
          <style:tab-stop style:position="9.41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53" style:family="paragraph" style:parent-style-name="Standard">
      <style:paragraph-properties fo:text-align="justify" style:justify-single-word="false">
        <style:tab-stops>
          <style:tab-stop style:position="-2.54cm"/>
          <style:tab-stop style:position="-1.27cm"/>
          <style:tab-stop style:position="0cm"/>
          <style:tab-stop style:position="1.27cm"/>
          <style:tab-stop style:position="2.096cm"/>
          <style:tab-stop style:position="3.351cm"/>
          <style:tab-stop style:position="3.771cm"/>
          <style:tab-stop style:position="4.191cm"/>
          <style:tab-stop style:position="4.609cm"/>
          <style:tab-stop style:position="5.08cm"/>
          <style:tab-stop style:position="5.652cm"/>
          <style:tab-stop style:position="6.69cm"/>
          <style:tab-stop style:position="7.823cm"/>
          <style:tab-stop style:position="8.241cm"/>
          <style:tab-stop style:position="8.89cm"/>
          <style:tab-stop style:position="9.41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54"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096cm"/>
          <style:tab-stop style:position="2.858cm"/>
          <style:tab-stop style:position="3.351cm"/>
          <style:tab-stop style:position="3.771cm"/>
          <style:tab-stop style:position="4.191cm"/>
          <style:tab-stop style:position="4.609cm"/>
          <style:tab-stop style:position="5.08cm"/>
          <style:tab-stop style:position="5.652cm"/>
          <style:tab-stop style:position="6.69cm"/>
          <style:tab-stop style:position="7.823cm"/>
          <style:tab-stop style:position="8.241cm"/>
          <style:tab-stop style:position="8.89cm"/>
          <style:tab-stop style:position="9.419cm"/>
        </style:tab-stops>
      </style:paragraph-properties>
      <style:text-properties fo:language="en" fo:country="GB"/>
    </style:style>
    <style:style style:name="P55"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096cm"/>
          <style:tab-stop style:position="2.858cm"/>
          <style:tab-stop style:position="3.351cm"/>
          <style:tab-stop style:position="3.771cm"/>
          <style:tab-stop style:position="4.191cm"/>
          <style:tab-stop style:position="4.609cm"/>
          <style:tab-stop style:position="5.08cm"/>
          <style:tab-stop style:position="5.652cm"/>
          <style:tab-stop style:position="6.35cm"/>
          <style:tab-stop style:position="6.69cm"/>
          <style:tab-stop style:position="7.823cm"/>
          <style:tab-stop style:position="8.241cm"/>
          <style:tab-stop style:position="8.89cm"/>
          <style:tab-stop style:position="9.419cm"/>
        </style:tab-stops>
      </style:paragraph-properties>
      <style:text-properties fo:language="en" fo:country="GB"/>
    </style:style>
    <style:style style:name="P56"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096cm"/>
          <style:tab-stop style:position="3.334cm"/>
          <style:tab-stop style:position="3.771cm"/>
          <style:tab-stop style:position="4.191cm"/>
          <style:tab-stop style:position="5.08cm"/>
          <style:tab-stop style:position="5.652cm"/>
          <style:tab-stop style:position="6.35cm"/>
          <style:tab-stop style:position="6.69cm"/>
          <style:tab-stop style:position="7.823cm"/>
          <style:tab-stop style:position="8.241cm"/>
          <style:tab-stop style:position="8.89cm"/>
          <style:tab-stop style:position="9.419cm"/>
        </style:tab-stops>
      </style:paragraph-properties>
      <style:text-properties fo:language="en" fo:country="GB"/>
    </style:style>
    <style:style style:name="P57"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096cm"/>
          <style:tab-stop style:position="3.334cm"/>
          <style:tab-stop style:position="4.609cm"/>
          <style:tab-stop style:position="5.08cm"/>
          <style:tab-stop style:position="5.652cm"/>
          <style:tab-stop style:position="6.35cm"/>
          <style:tab-stop style:position="6.69cm"/>
          <style:tab-stop style:position="7.823cm"/>
          <style:tab-stop style:position="8.241cm"/>
          <style:tab-stop style:position="8.89cm"/>
          <style:tab-stop style:position="9.419cm"/>
        </style:tab-stops>
      </style:paragraph-properties>
      <style:text-properties fo:language="en" fo:country="GB"/>
    </style:style>
    <style:style style:name="P58" style:family="paragraph" style:parent-style-name="Standard">
      <style:paragraph-properties fo:text-align="justify" style:justify-single-word="false">
        <style:tab-stops>
          <style:tab-stop style:position="-2.54cm"/>
          <style:tab-stop style:position="-1.27cm"/>
          <style:tab-stop style:position="0cm"/>
          <style:tab-stop style:position="1.27cm"/>
          <style:tab-stop style:position="2.54cm"/>
          <style:tab-stop style:position="3.81cm"/>
          <style:tab-stop style:position="4.267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59"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54cm"/>
          <style:tab-stop style:position="3.334cm"/>
          <style:tab-stop style:position="3.81cm"/>
          <style:tab-stop style:position="4.267cm"/>
          <style:tab-stop style:position="5.08cm"/>
          <style:tab-stop style:position="5.779cm"/>
          <style:tab-stop style:position="7.62cm"/>
        </style:tab-stops>
      </style:paragraph-properties>
      <style:text-properties fo:language="en" fo:country="GB"/>
    </style:style>
    <style:style style:name="P60"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54cm"/>
          <style:tab-stop style:position="3.334cm"/>
          <style:tab-stop style:position="3.81cm"/>
          <style:tab-stop style:position="4.267cm"/>
          <style:tab-stop style:position="5.08cm"/>
          <style:tab-stop style:position="5.779cm"/>
          <style:tab-stop style:position="7.144cm"/>
          <style:tab-stop style:position="8.89cm"/>
        </style:tab-stops>
      </style:paragraph-properties>
      <style:text-properties fo:language="en" fo:country="GB"/>
    </style:style>
    <style:style style:name="P61" style:family="paragraph" style:parent-style-name="Standard">
      <style:paragraph-properties fo:text-align="justify" style:justify-single-word="false">
        <style:tab-stops>
          <style:tab-stop style:position="-2.54cm"/>
          <style:tab-stop style:position="-1.27cm"/>
          <style:tab-stop style:position="0cm"/>
          <style:tab-stop style:position="1.27cm"/>
          <style:tab-stop style:position="2.54cm"/>
          <style:tab-stop style:position="3.313cm"/>
          <style:tab-stop style:position="3.81cm"/>
          <style:tab-stop style:position="4.267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62" style:family="paragraph" style:parent-style-name="Standard">
      <style:paragraph-properties fo:text-align="justify" style:justify-single-word="false">
        <style:tab-stops>
          <style:tab-stop style:position="-2.54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63"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language="en" fo:country="GB"/>
    </style:style>
    <style:style style:name="P64" style:family="paragraph" style:parent-style-name="Standard">
      <style:paragraph-properties fo:text-align="justify" style:justify-single-word="false">
        <style:tab-stops>
          <style:tab-stop style:position="-1.905cm"/>
          <style:tab-stop style:position="-1.27cm"/>
          <style:tab-stop style:position="0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language="en" fo:country="GB"/>
    </style:style>
    <style:style style:name="P65" style:family="paragraph" style:parent-style-name="Standard" style:list-style-name="WW8Num33">
      <style:paragraph-properties fo:text-align="justify" style:justify-single-word="false">
        <style:tab-stops>
          <style:tab-stop style:position="-1.905cm"/>
          <style:tab-stop style:position="-1.27cm"/>
          <style:tab-stop style:position="0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language="en" fo:country="GB"/>
    </style:style>
    <style:style style:name="P66" style:family="paragraph" style:parent-style-name="Standard" style:list-style-name="WW8Num31">
      <style:paragraph-properties fo:text-align="justify" style:justify-single-word="false">
        <style:tab-stops>
          <style:tab-stop style:position="-1.905cm"/>
          <style:tab-stop style:position="-1.27cm"/>
          <style:tab-stop style:position="0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language="en" fo:country="GB"/>
    </style:style>
    <style:style style:name="P67" style:family="paragraph" style:parent-style-name="Standard">
      <style:paragraph-properties fo:text-align="justify" style:justify-single-word="false">
        <style:tab-stops>
          <style:tab-stop style:position="16.51cm" style:type="right"/>
        </style:tab-stops>
      </style:paragraph-properties>
      <style:text-properties fo:language="en" fo:country="GB" fo:font-weight="bold" style:font-weight-asian="bold"/>
    </style:style>
    <style:style style:name="P68" style:family="paragraph" style:parent-style-name="Standard">
      <style:paragraph-properties fo:text-align="justify" style:justify-single-word="false">
        <style:tab-stops>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fo:font-weight="bold" style:font-weight-asian="bold"/>
    </style:style>
    <style:style style:name="P69" style:family="paragraph" style:parent-style-name="Standard">
      <style:paragraph-properties fo:text-align="justify" style:justify-single-word="false">
        <style:tab-stops>
          <style:tab-stop style:position="8.255cm" style:type="center"/>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fo:font-weight="bold" style:font-weight-asian="bold"/>
    </style:style>
    <style:style style:name="P70"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223cm"/>
          <style:tab-stop style:position="4.152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fo:language="en" fo:country="GB" fo:font-weight="bold" style:font-weight-asian="bold"/>
    </style:style>
    <style:style style:name="P71"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223cm"/>
          <style:tab-stop style:position="3.016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fo:language="en" fo:country="GB" fo:font-weight="bold" style:font-weight-asian="bold"/>
    </style:style>
    <style:style style:name="P72" style:family="paragraph" style:parent-style-name="Standard">
      <style:paragraph-properties fo:text-align="justify" style:justify-single-word="false">
        <style:tab-stops>
          <style:tab-stop style:position="-2.54cm"/>
          <style:tab-stop style:position="-1.27cm"/>
          <style:tab-stop style:position="0cm"/>
          <style:tab-stop style:position="1.27cm"/>
          <style:tab-stop style:position="2.54cm"/>
          <style:tab-stop style:position="4.152cm"/>
          <style:tab-stop style:position="5.08cm"/>
          <style:tab-stop style:position="5.652cm"/>
          <style:tab-stop style:position="6.69cm"/>
          <style:tab-stop style:position="7.823cm"/>
          <style:tab-stop style:position="8.241cm"/>
          <style:tab-stop style:position="8.89cm"/>
          <style:tab-stop style:position="9.41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fo:font-weight="bold" style:font-weight-asian="bold"/>
    </style:style>
    <style:style style:name="P73"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096cm"/>
          <style:tab-stop style:position="3.334cm"/>
          <style:tab-stop style:position="4.609cm"/>
          <style:tab-stop style:position="5.08cm"/>
          <style:tab-stop style:position="5.652cm"/>
          <style:tab-stop style:position="6.35cm"/>
          <style:tab-stop style:position="6.69cm"/>
          <style:tab-stop style:position="7.823cm"/>
          <style:tab-stop style:position="8.241cm"/>
          <style:tab-stop style:position="8.89cm"/>
          <style:tab-stop style:position="9.419cm"/>
        </style:tab-stops>
      </style:paragraph-properties>
      <style:text-properties fo:language="en" fo:country="GB" fo:font-weight="bold" style:font-weight-asian="bold"/>
    </style:style>
    <style:style style:name="P74" style:family="paragraph" style:parent-style-name="Standard">
      <style:paragraph-properties fo:text-align="justify" style:justify-single-word="false">
        <style:tab-stops>
          <style:tab-stop style:position="-2.54cm"/>
          <style:tab-stop style:position="-1.27cm"/>
          <style:tab-stop style:position="0cm"/>
          <style:tab-stop style:position="1.27cm"/>
          <style:tab-stop style:position="2.54cm"/>
          <style:tab-stop style:position="3.81cm"/>
          <style:tab-stop style:position="4.267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fo:font-weight="bold" style:font-weight-asian="bold"/>
    </style:style>
    <style:style style:name="P75"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54cm"/>
          <style:tab-stop style:position="3.334cm"/>
          <style:tab-stop style:position="3.81cm"/>
          <style:tab-stop style:position="4.267cm"/>
          <style:tab-stop style:position="5.08cm"/>
          <style:tab-stop style:position="5.779cm"/>
          <style:tab-stop style:position="7.144cm"/>
          <style:tab-stop style:position="8.89cm"/>
        </style:tab-stops>
      </style:paragraph-properties>
      <style:text-properties fo:language="en" fo:country="GB" fo:font-weight="bold" style:font-weight-asian="bold"/>
    </style:style>
    <style:style style:name="P76" style:family="paragraph" style:parent-style-name="Standard">
      <style:paragraph-properties fo:text-align="justify" style:justify-single-word="false">
        <style:tab-stops>
          <style:tab-stop style:position="-2.54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fo:font-weight="bold" style:font-weight-asian="bold"/>
    </style:style>
    <style:style style:name="P77" style:family="paragraph" style:parent-style-name="Standard">
      <style:paragraph-properties fo:line-height="0.423cm"/>
      <style:text-properties fo:language="en" fo:country="GB" fo:font-weight="bold" style:font-weight-asian="bold"/>
    </style:style>
    <style:style style:name="P78" style:family="paragraph" style:parent-style-name="Standard">
      <style:paragraph-properties fo:text-align="justify" style:justify-single-word="false">
        <style:tab-stops>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language-asian="none" style:country-asian="none"/>
    </style:style>
    <style:style style:name="P79"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223cm"/>
          <style:tab-stop style:position="3.016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fo:language="en" fo:country="GB" style:font-size-complex="12pt"/>
    </style:style>
    <style:style style:name="P80"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096cm"/>
          <style:tab-stop style:position="2.858cm"/>
          <style:tab-stop style:position="3.351cm"/>
          <style:tab-stop style:position="3.771cm"/>
          <style:tab-stop style:position="4.191cm"/>
          <style:tab-stop style:position="4.609cm"/>
          <style:tab-stop style:position="5.08cm"/>
          <style:tab-stop style:position="5.652cm"/>
          <style:tab-stop style:position="6.35cm"/>
          <style:tab-stop style:position="6.69cm"/>
          <style:tab-stop style:position="7.823cm"/>
          <style:tab-stop style:position="8.241cm"/>
          <style:tab-stop style:position="8.89cm"/>
          <style:tab-stop style:position="9.419cm"/>
        </style:tab-stops>
      </style:paragraph-properties>
      <style:text-properties fo:language="en" fo:country="GB" style:font-size-complex="12pt"/>
    </style:style>
    <style:style style:name="P81"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096cm"/>
          <style:tab-stop style:position="3.334cm"/>
          <style:tab-stop style:position="3.771cm"/>
          <style:tab-stop style:position="4.191cm"/>
          <style:tab-stop style:position="4.609cm"/>
          <style:tab-stop style:position="5.08cm"/>
          <style:tab-stop style:position="5.652cm"/>
          <style:tab-stop style:position="6.35cm"/>
          <style:tab-stop style:position="6.69cm"/>
          <style:tab-stop style:position="7.823cm"/>
          <style:tab-stop style:position="8.241cm"/>
          <style:tab-stop style:position="8.89cm"/>
          <style:tab-stop style:position="9.419cm"/>
        </style:tab-stops>
      </style:paragraph-properties>
      <style:text-properties fo:language="en" fo:country="GB" style:font-size-complex="12pt"/>
    </style:style>
    <style:style style:name="P82"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096cm"/>
          <style:tab-stop style:position="3.334cm"/>
          <style:tab-stop style:position="3.771cm"/>
          <style:tab-stop style:position="4.191cm"/>
          <style:tab-stop style:position="5.08cm"/>
          <style:tab-stop style:position="5.652cm"/>
          <style:tab-stop style:position="6.35cm"/>
          <style:tab-stop style:position="6.69cm"/>
          <style:tab-stop style:position="7.823cm"/>
          <style:tab-stop style:position="8.241cm"/>
          <style:tab-stop style:position="8.89cm"/>
          <style:tab-stop style:position="9.419cm"/>
        </style:tab-stops>
      </style:paragraph-properties>
      <style:text-properties fo:language="en" fo:country="GB" style:font-size-complex="12pt"/>
    </style:style>
    <style:style style:name="P83" style:family="paragraph" style:parent-style-name="Standard">
      <style:paragraph-properties fo:text-align="justify" style:justify-single-word="false">
        <style:tab-stops>
          <style:tab-stop style:position="-2.54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font-size-complex="12pt"/>
    </style:style>
    <style:style style:name="P84" style:family="paragraph" style:parent-style-name="Standard">
      <style:paragraph-properties fo:text-align="justify" style:justify-single-word="false"/>
      <style:text-properties fo:language="en" fo:country="GB" style:font-size-complex="12pt"/>
    </style:style>
    <style:style style:name="P85"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223cm"/>
          <style:tab-stop style:position="3.016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fo:language="en" fo:country="GB" style:font-weight-complex="bold"/>
    </style:style>
    <style:style style:name="P86" style:family="paragraph" style:parent-style-name="Standard">
      <style:text-properties fo:language="en" fo:country="GB" style:text-underline-style="solid" style:text-underline-width="auto" style:text-underline-color="font-color"/>
    </style:style>
    <style:style style:name="P87"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223cm"/>
          <style:tab-stop style:position="3.016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fo:language="en" fo:country="GB" style:text-underline-style="solid" style:text-underline-width="auto" style:text-underline-color="font-color" fo:font-weight="bold" style:font-weight-asian="bold"/>
    </style:style>
    <style:style style:name="P88"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223cm"/>
          <style:tab-stop style:position="3.016cm"/>
          <style:tab-stop style:position="3.81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fo:language="en" fo:country="GB" style:text-underline-style="solid" style:text-underline-width="auto" style:text-underline-color="font-color" fo:font-weight="bold" style:font-weight-asian="bold"/>
    </style:style>
    <style:style style:name="P89"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language="en" fo:country="GB" style:text-underline-style="solid" style:text-underline-width="auto" style:text-underline-color="font-color" fo:font-weight="bold" style:font-weight-asian="bold"/>
    </style:style>
    <style:style style:name="P90" style:family="paragraph" style:parent-style-name="Standard">
      <style:paragraph-properties fo:text-align="justify" style:justify-single-word="false">
        <style:tab-stops>
          <style:tab-stop style:position="-2.54cm"/>
          <style:tab-stop style:position="-1.27cm"/>
          <style:tab-stop style:position="0cm"/>
          <style:tab-stop style:position="1.27cm"/>
          <style:tab-stop style:position="2.54cm"/>
          <style:tab-stop style:position="4.152cm"/>
          <style:tab-stop style:position="5.08cm"/>
          <style:tab-stop style:position="5.652cm"/>
          <style:tab-stop style:position="6.69cm"/>
          <style:tab-stop style:position="7.823cm"/>
          <style:tab-stop style:position="8.241cm"/>
          <style:tab-stop style:position="8.89cm"/>
          <style:tab-stop style:position="9.41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text-underline-style="solid" style:text-underline-width="auto" style:text-underline-color="font-color"/>
    </style:style>
    <style:style style:name="P91" style:family="paragraph" style:parent-style-name="Standard" style:list-style-name="WW8Num7">
      <style:paragraph-properties fo:text-align="justify" style:justify-single-word="false">
        <style:tab-stops>
          <style:tab-stop style:position="-1.905cm"/>
          <style:tab-stop style:position="-1.27cm"/>
          <style:tab-stop style:position="0cm"/>
          <style:tab-stop style:position="1.27cm"/>
          <style:tab-stop style:position="3.334cm"/>
          <style:tab-stop style:position="3.81cm"/>
          <style:tab-stop style:position="4.267cm"/>
          <style:tab-stop style:position="5.08cm"/>
          <style:tab-stop style:position="5.779cm"/>
          <style:tab-stop style:position="7.144cm"/>
          <style:tab-stop style:position="8.89cm"/>
        </style:tab-stops>
      </style:paragraph-properties>
      <style:text-properties fo:language="en" fo:country="GB" style:text-underline-style="solid" style:text-underline-width="auto" style:text-underline-color="font-color"/>
    </style:style>
    <style:style style:name="P92"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54cm"/>
          <style:tab-stop style:position="3.334cm"/>
          <style:tab-stop style:position="3.81cm"/>
          <style:tab-stop style:position="4.267cm"/>
          <style:tab-stop style:position="5.08cm"/>
          <style:tab-stop style:position="5.779cm"/>
          <style:tab-stop style:position="7.144cm"/>
          <style:tab-stop style:position="8.89cm"/>
        </style:tab-stops>
      </style:paragraph-properties>
      <style:text-properties fo:language="en" fo:country="GB" style:text-underline-style="solid" style:text-underline-width="auto" style:text-underline-color="font-color"/>
    </style:style>
    <style:style style:name="P93" style:family="paragraph" style:parent-style-name="Standard">
      <style:paragraph-properties fo:orphans="2" fo:widows="2">
        <style:tab-stops>
          <style:tab-stop style:position="3.81cm"/>
        </style:tab-stops>
      </style:paragraph-properties>
      <style:text-properties fo:language="en" fo:country="GB" style:text-underline-style="solid" style:text-underline-width="auto" style:text-underline-color="font-color" style:language-asian="en" style:country-asian="CA"/>
    </style:style>
    <style:style style:name="P94"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language="en" fo:country="GB" style:language-asian="en" style:country-asian="CA"/>
    </style:style>
    <style:style style:name="P95" style:family="paragraph" style:parent-style-name="Standard">
      <style:paragraph-properties fo:line-height="0.423cm"/>
      <style:text-properties fo:language="en" fo:country="GB"/>
    </style:style>
    <style:style style:name="P96" style:family="paragraph" style:parent-style-name="Standard">
      <style:paragraph-properties fo:text-align="justify" style:justify-single-word="false"/>
      <style:text-properties fo:language="en" fo:country="GB"/>
    </style:style>
    <style:style style:name="P97"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language="en" fo:country="GB"/>
    </style:style>
    <style:style style:name="P98" style:family="paragraph" style:parent-style-name="Standard" style:list-style-name="WW8Num14">
      <style:paragraph-properties fo:text-align="justify" style:justify-single-word="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language="en" fo:country="GB"/>
    </style:style>
    <style:style style:name="P99" style:family="paragraph" style:parent-style-name="Standard">
      <style:paragraph-properties fo:text-align="justify" style:justify-single-word="false">
        <style:tab-stops>
          <style:tab-stop style:position="16.51cm" style:type="right"/>
        </style:tab-stops>
      </style:paragraph-properties>
      <style:text-properties fo:language="en" fo:country="GB"/>
    </style:style>
    <style:style style:name="P100" style:family="paragraph" style:parent-style-name="Standard" style:list-style-name="WW8Num28">
      <style:paragraph-properties fo:text-align="justify" style:justify-single-word="false">
        <style:tab-stops>
          <style:tab-stop style:position="16.51cm" style:type="right"/>
        </style:tab-stops>
      </style:paragraph-properties>
      <style:text-properties fo:language="en" fo:country="GB"/>
    </style:style>
    <style:style style:name="P101" style:family="paragraph" style:parent-style-name="Standard">
      <style:paragraph-properties fo:text-align="justify" style:justify-single-word="false">
        <style:tab-stops>
          <style:tab-stop style:position="1.27cm"/>
          <style:tab-stop style:position="16.51cm" style:type="right"/>
        </style:tab-stops>
      </style:paragraph-properties>
      <style:text-properties fo:language="en" fo:country="GB"/>
    </style:style>
    <style:style style:name="P102" style:family="paragraph" style:parent-style-name="Standard" style:list-style-name="WW8Num38">
      <style:paragraph-properties fo:text-align="justify" style:justify-single-word="false">
        <style:tab-stops>
          <style:tab-stop style:position="-1.905cm"/>
          <style:tab-stop style:position="-1.27cm"/>
          <style:tab-stop style:position="0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language="en" fo:country="GB"/>
    </style:style>
    <style:style style:name="P103" style:family="paragraph" style:parent-style-name="Standard" style:list-style-name="WW8Num21">
      <style:paragraph-properties fo:text-align="justify" style:justify-single-word="false">
        <style:tab-stops>
          <style:tab-stop style:position="-1.905cm"/>
          <style:tab-stop style:position="-1.27cm"/>
          <style:tab-stop style:position="0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language="en" fo:country="GB"/>
    </style:style>
    <style:style style:name="P104" style:family="paragraph" style:parent-style-name="Standard" style:list-style-name="WW8Num4">
      <style:paragraph-properties fo:text-align="justify" style:justify-single-word="false">
        <style:tab-stops>
          <style:tab-stop style:position="-1.905cm"/>
          <style:tab-stop style:position="-1.27cm"/>
          <style:tab-stop style:position="0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language="en" fo:country="GB"/>
    </style:style>
    <style:style style:name="P105" style:family="paragraph" style:parent-style-name="Standard" style:list-style-name="WW8Num16">
      <style:paragraph-properties fo:text-align="justify" style:justify-single-word="false">
        <style:tab-stops>
          <style:tab-stop style:position="-1.905cm"/>
          <style:tab-stop style:position="-1.27cm"/>
          <style:tab-stop style:position="0cm"/>
          <style:tab-stop style:position="1.27cm"/>
          <style:tab-stop style:position="2.54cm"/>
          <style:tab-stop style:position="3.175cm"/>
          <style:tab-stop style:position="3.493cm"/>
          <style:tab-stop style:position="3.81cm"/>
          <style:tab-stop style:position="4.128cm"/>
          <style:tab-stop style:position="5.08cm"/>
          <style:tab-stop style:position="5.779cm"/>
          <style:tab-stop style:position="6.593cm"/>
          <style:tab-stop style:position="7.62cm"/>
          <style:tab-stop style:position="9.843cm"/>
        </style:tab-stops>
      </style:paragraph-properties>
      <style:text-properties fo:language="en" fo:country="GB"/>
    </style:style>
    <style:style style:name="P106"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54cm"/>
          <style:tab-stop style:position="3.175cm"/>
          <style:tab-stop style:position="3.493cm"/>
          <style:tab-stop style:position="3.81cm"/>
          <style:tab-stop style:position="4.128cm"/>
          <style:tab-stop style:position="4.445cm"/>
          <style:tab-stop style:position="5.08cm"/>
          <style:tab-stop style:position="5.779cm"/>
          <style:tab-stop style:position="6.593cm"/>
          <style:tab-stop style:position="7.62cm"/>
          <style:tab-stop style:position="9.843cm"/>
        </style:tab-stops>
      </style:paragraph-properties>
      <style:text-properties fo:language="en" fo:country="GB"/>
    </style:style>
    <style:style style:name="P107" style:family="paragraph" style:parent-style-name="Standard" style:list-style-name="WW8Num32">
      <style:paragraph-properties fo:text-align="justify" style:justify-single-word="false">
        <style:tab-stops>
          <style:tab-stop style:position="-1.905cm"/>
          <style:tab-stop style:position="-1.27cm"/>
          <style:tab-stop style:position="0cm"/>
          <style:tab-stop style:position="2.54cm"/>
          <style:tab-stop style:position="3.175cm"/>
          <style:tab-stop style:position="3.493cm"/>
          <style:tab-stop style:position="3.81cm"/>
          <style:tab-stop style:position="4.128cm"/>
          <style:tab-stop style:position="4.445cm"/>
          <style:tab-stop style:position="5.08cm"/>
          <style:tab-stop style:position="5.779cm"/>
          <style:tab-stop style:position="6.593cm"/>
          <style:tab-stop style:position="7.62cm"/>
          <style:tab-stop style:position="9.843cm"/>
        </style:tab-stops>
      </style:paragraph-properties>
      <style:text-properties fo:language="en" fo:country="GB"/>
    </style:style>
    <style:style style:name="P108" style:family="paragraph" style:parent-style-name="Standard">
      <style:paragraph-properties fo:text-align="justify" style:justify-single-word="false">
        <style:tab-stops>
          <style:tab-stop style:position="-2.54cm"/>
          <style:tab-stop style:position="-1.27cm"/>
          <style:tab-stop style:position="0cm"/>
          <style:tab-stop style:position="1.27cm"/>
          <style:tab-stop style:position="2.54cm"/>
          <style:tab-stop style:position="3.201cm"/>
          <style:tab-stop style:position="3.81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109" style:family="paragraph" style:parent-style-name="Standard">
      <style:paragraph-properties>
        <style:tab-stops>
          <style:tab-stop style:position="0cm"/>
        </style:tab-stops>
      </style:paragraph-properties>
      <style:text-properties fo:language="en" fo:country="GB"/>
    </style:style>
    <style:style style:name="P110" style:family="paragraph" style:parent-style-name="Standard">
      <style:text-properties fo:font-weight="bold" style:font-weight-asian="bold"/>
    </style:style>
    <style:style style:name="P111"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223cm"/>
          <style:tab-stop style:position="3.016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fo:font-size="11pt" fo:language="en" fo:country="GB" style:font-size-asian="11pt" style:font-size-complex="11pt"/>
    </style:style>
    <style:style style:name="P112"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223cm"/>
          <style:tab-stop style:position="3.016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style:font-name="Univers" fo:language="en" fo:country="GB" fo:font-weight="bold" style:font-weight-asian="bold" style:font-name-complex="Univers"/>
    </style:style>
    <style:style style:name="P113" style:family="paragraph" style:parent-style-name="Standard">
      <style:text-properties style:text-underline-style="solid" style:text-underline-width="auto" style:text-underline-color="font-color"/>
    </style:style>
    <style:style style:name="P114" style:family="paragraph" style:parent-style-name="Standard">
      <style:paragraph-properties fo:text-align="justify" style:justify-single-word="false"/>
      <style:text-properties style:text-underline-style="solid" style:text-underline-width="auto" style:text-underline-color="font-color"/>
    </style:style>
    <style:style style:name="P115" style:family="paragraph" style:parent-style-name="Standard" style:list-style-name="WW8Num36"/>
    <style:style style:name="P116" style:family="paragraph" style:parent-style-name="Standard">
      <style:paragraph-properties fo:text-align="justify" style:justify-single-word="false" fo:orphans="2" fo:widows="2" style:text-autospace="none"/>
      <style:text-properties fo:language="en" fo:country="CA" style:language-asian="en" style:country-asian="CA" style:font-size-complex="12pt"/>
    </style:style>
    <style:style style:name="P117" style:family="paragraph" style:parent-style-name="Standard" style:list-style-name="WW8Num33">
      <style:paragraph-properties fo:text-align="justify" style:justify-single-word="false" fo:orphans="2" fo:widows="2" style:text-autospace="none"/>
      <style:text-properties fo:language="en" fo:country="CA" style:language-asian="en" style:country-asian="CA" style:font-size-complex="12pt"/>
    </style:style>
    <style:style style:name="P118" style:family="paragraph" style:parent-style-name="Standard" style:list-style-name="WW8Num2">
      <style:paragraph-properties fo:text-align="justify" style:justify-single-word="false" fo:orphans="2" fo:widows="2" style:text-autospace="none"/>
      <style:text-properties fo:language="en" fo:country="CA" style:language-asian="en" style:country-asian="CA" style:font-size-complex="12pt"/>
    </style:style>
    <style:style style:name="P119"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language="en" fo:country="CA" style:language-asian="en" style:country-asian="CA" style:font-size-complex="12pt"/>
    </style:style>
    <style:style style:name="P120" style:family="paragraph" style:parent-style-name="Standard">
      <style:paragraph-properties fo:text-align="justify" style:justify-single-word="false">
        <style:tab-stops>
          <style:tab-stop style:position="16.51cm" style:type="right"/>
        </style:tab-stops>
      </style:paragraph-properties>
      <style:text-properties fo:language="en" fo:country="CA" style:language-asian="en" style:country-asian="CA" style:font-size-complex="12pt"/>
    </style:style>
    <style:style style:name="P121" style:family="paragraph" style:parent-style-name="Standard">
      <style:paragraph-properties fo:text-align="justify" style:justify-single-word="false">
        <style:tab-stops>
          <style:tab-stop style:position="0cm"/>
        </style:tab-stops>
      </style:paragraph-properties>
      <style:text-properties fo:color="#000000"/>
    </style:style>
    <style:style style:name="P122"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color="#000000" fo:language="en" fo:country="GB"/>
    </style:style>
    <style:style style:name="P123"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color="#000000" fo:language="en" fo:country="GB" style:font-weight-complex="bold"/>
    </style:style>
    <style:style style:name="P124" style:family="paragraph" style:parent-style-name="Standard">
      <style:paragraph-properties fo:text-align="justify" style:justify-single-word="false" fo:orphans="2" fo:widows="2" style:text-autospace="none"/>
      <style:text-properties fo:color="#000000" fo:language="en" fo:country="CA" style:language-asian="en" style:country-asian="CA" style:font-size-complex="12pt"/>
    </style:style>
    <style:style style:name="P125" style:family="paragraph" style:parent-style-name="Standard">
      <style:text-properties fo:color="#000000" fo:language="en" fo:country="US" fo:background-color="#ffffff"/>
    </style:style>
    <style:style style:name="P126" style:family="paragraph" style:parent-style-name="Standard">
      <style:paragraph-properties fo:text-align="justify" style:justify-single-word="false">
        <style:tab-stops>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font-size="8pt" fo:language="en" fo:country="GB" fo:font-weight="bold" style:font-size-asian="8pt" style:font-weight-asian="bold" style:font-size-complex="8pt"/>
    </style:style>
    <style:style style:name="P127" style:family="paragraph" style:parent-style-name="Standard">
      <style:paragraph-properties fo:line-height="0.423cm"/>
      <style:text-properties fo:font-size="8pt" fo:language="en" fo:country="GB" style:font-size-asian="8pt" style:font-size-complex="8pt"/>
    </style:style>
    <style:style style:name="P128" style:family="paragraph" style:parent-style-name="Standard">
      <style:paragraph-properties fo:text-align="justify" style:justify-single-word="false"/>
    </style:style>
    <style:style style:name="P129" style:family="paragraph" style:parent-style-name="Standard" style:list-style-name="WW8Num28">
      <style:paragraph-properties fo:text-align="justify" style:justify-single-word="false">
        <style:tab-stops>
          <style:tab-stop style:position="-1.905cm"/>
          <style:tab-stop style:position="-1.27cm"/>
          <style:tab-stop style:position="0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style>
    <style:style style:name="P130" style:family="paragraph" style:parent-style-name="Standard" style:list-style-name="WW8Num18">
      <style:paragraph-properties fo:text-align="justify" style:justify-single-word="false">
        <style:tab-stops>
          <style:tab-stop style:position="-1.905cm"/>
          <style:tab-stop style:position="-1.27cm"/>
          <style:tab-stop style:position="0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style>
    <style:style style:name="P131" style:family="paragraph" style:parent-style-name="Standard" style:list-style-name="WW8Num28">
      <style:paragraph-properties fo:text-align="justify" style:justify-single-word="false">
        <style:tab-stops>
          <style:tab-stop style:position="16.51cm" style:type="right"/>
        </style:tab-stops>
      </style:paragraph-properties>
    </style:style>
    <style:style style:name="P132" style:family="paragraph" style:parent-style-name="Standard">
      <style:paragraph-properties fo:text-align="justify" style:justify-single-word="false" fo:orphans="2" fo:widows="2" style:text-autospace="none"/>
    </style:style>
    <style:style style:name="P133" style:family="paragraph" style:parent-style-name="Standard">
      <style:paragraph-properties fo:text-align="justify" style:justify-single-word="false">
        <style:tab-stops>
          <style:tab-stop style:position="1.251cm"/>
          <style:tab-stop style:position="16.51cm" style:type="right"/>
        </style:tab-stops>
      </style:paragraph-properties>
    </style:style>
    <style:style style:name="P134" style:family="paragraph" style:parent-style-name="Standard">
      <style:paragraph-properties fo:text-align="justify" style:justify-single-word="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style>
    <style:style style:name="P135" style:family="paragraph" style:parent-style-name="Standard" style:list-style-name="WW8Num14">
      <style:paragraph-properties fo:text-align="justify" style:justify-single-word="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style>
    <style:style style:name="P136" style:family="paragraph" style:parent-style-name="Standard">
      <style:paragraph-properties fo:text-align="justify" style:justify-single-word="false">
        <style:tab-stops>
          <style:tab-stop style:position="0cm"/>
        </style:tab-stops>
      </style:paragraph-properties>
    </style:style>
    <style:style style:name="P137" style:family="paragraph" style:parent-style-name="Standard" style:list-style-name="WW8Num29">
      <style:paragraph-properties fo:text-align="justify" style:justify-single-word="false" style:snap-to-layout-grid="false">
        <style:tab-stops>
          <style:tab-stop style:position="0cm"/>
        </style:tab-stops>
      </style:paragraph-properties>
    </style:style>
    <style:style style:name="P138" style:family="paragraph" style:parent-style-name="Standard">
      <style:paragraph-properties fo:text-align="justify" style:justify-single-word="false">
        <style:tab-stops>
          <style:tab-stop style:position="0cm"/>
          <style:tab-stop style:position="1.251cm"/>
        </style:tab-stops>
      </style:paragraph-properties>
    </style:style>
    <style:style style:name="P139" style:family="paragraph" style:parent-style-name="Standard" style:list-style-name="WW8Num12">
      <style:paragraph-properties fo:text-align="justify" style:justify-single-word="false" style:snap-to-layout-grid="false">
        <style:tab-stops>
          <style:tab-stop style:position="0cm"/>
          <style:tab-stop style:position="1.251cm"/>
        </style:tab-stops>
      </style:paragraph-properties>
    </style:style>
    <style:style style:name="P140" style:family="paragraph" style:parent-style-name="Standard">
      <style:paragraph-properties>
        <style:tab-stops>
          <style:tab-stop style:position="0cm"/>
        </style:tab-stops>
      </style:paragraph-properties>
    </style:style>
    <style:style style:name="P141" style:family="paragraph" style:parent-style-name="Standard" style:list-style-name="WW8Num12">
      <style:paragraph-properties style:snap-to-layout-grid="false">
        <style:tab-stops>
          <style:tab-stop style:position="0cm"/>
          <style:tab-stop style:position="1.251cm"/>
        </style:tab-stops>
      </style:paragraph-properties>
    </style:style>
    <style:style style:name="P142" style:family="paragraph" style:parent-style-name="Standard">
      <style:paragraph-properties fo:margin-left="14.224cm" fo:margin-right="0cm" fo:text-align="justify" style:justify-single-word="false" fo:text-indent="-14.224cm" style:auto-text-indent="false">
        <style:tab-stops>
          <style:tab-stop style:position="-2.54cm"/>
          <style:tab-stop style:position="-1.27cm"/>
          <style:tab-stop style:position="0cm"/>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s>
      </style:paragraph-properties>
      <style:text-properties fo:language="en" fo:country="GB"/>
    </style:style>
    <style:style style:name="P143" style:family="paragraph" style:parent-style-name="Standard">
      <style:paragraph-properties fo:margin-left="1.27cm" fo:margin-right="0cm" fo:text-indent="-1.27cm" style:auto-text-indent="false"/>
    </style:style>
    <style:style style:name="P144" style:family="paragraph" style:parent-style-name="Standard">
      <style:paragraph-properties fo:margin-left="1.27cm" fo:margin-right="0cm" fo:text-align="justify" style:justify-single-word="false" fo:text-indent="-1.27cm" style:auto-text-indent="false"/>
    </style:style>
    <style:style style:name="P145" style:family="paragraph" style:parent-style-name="Standard">
      <style:paragraph-properties fo:margin-left="1.27cm" fo:margin-right="0cm" fo:text-align="justify" style:justify-single-word="false" fo:text-indent="-1.27cm" style:auto-text-indent="false">
        <style:tab-stops>
          <style:tab-stop style:position="-2.54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146" style:family="paragraph" style:parent-style-name="Standard">
      <style:paragraph-properties fo:margin-left="1.27cm" fo:margin-right="0cm" fo:text-align="justify" style:justify-single-word="false" fo:text-indent="-1.27cm" style:auto-text-indent="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style>
    <style:style style:name="P147" style:family="paragraph" style:parent-style-name="Standard">
      <style:paragraph-properties fo:margin-left="1.27cm" fo:margin-right="0cm" fo:text-align="justify" style:justify-single-word="false" fo:text-indent="-1.27cm" style:auto-text-indent="false">
        <style:tab-stops>
          <style:tab-stop style:position="-2.54cm"/>
          <style:tab-stop style:position="-1.27cm"/>
          <style:tab-stop style:position="1.27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148" style:family="paragraph" style:parent-style-name="Standard">
      <style:paragraph-properties fo:margin-left="1.27cm" fo:margin-right="0cm" fo:text-align="justify" style:justify-single-word="false" fo:text-indent="-1.27cm" style:auto-text-indent="false">
        <style:tab-stops>
          <style:tab-stop style:position="0cm"/>
        </style:tab-stops>
      </style:paragraph-properties>
    </style:style>
    <style:style style:name="P149" style:family="paragraph" style:parent-style-name="Standard">
      <style:paragraph-properties fo:margin-left="1.27cm" fo:margin-right="0cm" fo:text-align="justify" style:justify-single-word="false" fo:text-indent="-1.27cm" style:auto-text-indent="false"/>
      <style:text-properties fo:language="en" fo:country="GB"/>
    </style:style>
    <style:style style:name="P150" style:family="paragraph" style:parent-style-name="Standard">
      <style:paragraph-properties fo:margin-left="1.27cm" fo:margin-right="0cm" fo:text-align="justify" style:justify-single-word="false" fo:text-indent="-1.27cm" style:auto-text-indent="false">
        <style:tab-stops>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151" style:family="paragraph" style:parent-style-name="Standard">
      <style:paragraph-properties fo:margin-left="1.27cm" fo:margin-right="0cm" fo:text-align="justify" style:justify-single-word="false" fo:text-indent="-1.27cm" style:auto-text-indent="false">
        <style:tab-stops>
          <style:tab-stop style:position="-1.905cm"/>
          <style:tab-stop style:position="-1.27cm"/>
          <style:tab-stop style:position="0cm"/>
          <style:tab-stop style:position="1.27cm"/>
          <style:tab-stop style:position="2.54cm"/>
          <style:tab-stop style:position="4.152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152" style:family="paragraph" style:parent-style-name="Standard">
      <style:paragraph-properties fo:margin-left="1.27cm" fo:margin-right="0cm" fo:text-align="justify" style:justify-single-word="false" fo:text-indent="-1.27cm" style:auto-text-indent="false">
        <style:tab-stops>
          <style:tab-stop style:position="-2.54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153" style:family="paragraph" style:parent-style-name="Standard">
      <style:paragraph-properties fo:margin-left="1.27cm" fo:margin-right="0cm" fo:text-align="justify" style:justify-single-word="false" fo:text-indent="-1.27cm" style:auto-text-indent="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language="en" fo:country="GB"/>
    </style:style>
    <style:style style:name="P154" style:family="paragraph" style:parent-style-name="Standard">
      <style:paragraph-properties fo:margin-left="1.27cm" fo:margin-right="0cm" fo:text-align="justify" style:justify-single-word="false" fo:text-indent="-1.27cm" style:auto-text-indent="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language="en" fo:country="GB" style:text-underline-style="solid" style:text-underline-width="auto" style:text-underline-color="font-color"/>
    </style:style>
    <style:style style:name="P155" style:family="paragraph" style:parent-style-name="Standard">
      <style:paragraph-properties fo:margin-left="1.27cm" fo:margin-right="0cm" fo:text-align="justify" style:justify-single-word="false" fo:text-indent="-1.27cm" style:auto-text-indent="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language="en" fo:country="GB"/>
    </style:style>
    <style:style style:name="P156" style:family="paragraph" style:parent-style-name="Standard">
      <style:paragraph-properties fo:margin-left="1.27cm" fo:margin-right="0cm" fo:text-align="justify" style:justify-single-word="false" fo:text-indent="-1.27cm" style:auto-text-indent="false">
        <style:tab-stops>
          <style:tab-stop style:position="-1.905cm"/>
          <style:tab-stop style:position="-1.27cm"/>
          <style:tab-stop style:position="0cm"/>
          <style:tab-stop style:position="1.27cm"/>
          <style:tab-stop style:position="2.54cm"/>
          <style:tab-stop style:position="3.175cm"/>
          <style:tab-stop style:position="3.493cm"/>
          <style:tab-stop style:position="3.81cm"/>
          <style:tab-stop style:position="4.128cm"/>
          <style:tab-stop style:position="4.445cm"/>
          <style:tab-stop style:position="5.08cm"/>
          <style:tab-stop style:position="5.779cm"/>
          <style:tab-stop style:position="6.593cm"/>
          <style:tab-stop style:position="7.62cm"/>
          <style:tab-stop style:position="9.843cm"/>
        </style:tab-stops>
      </style:paragraph-properties>
      <style:text-properties fo:language="en" fo:country="GB"/>
    </style:style>
    <style:style style:name="P157" style:family="paragraph" style:parent-style-name="Standard">
      <style:paragraph-properties fo:margin-left="1.27cm" fo:margin-right="0cm" fo:text-align="justify" style:justify-single-word="false" fo:text-indent="-1.27cm" style:auto-text-indent="false">
        <style:tab-stops>
          <style:tab-stop style:position="-2.54cm"/>
          <style:tab-stop style:position="-1.27cm"/>
          <style:tab-stop style:position="0cm"/>
          <style:tab-stop style:position="1.27cm"/>
          <style:tab-stop style:position="2.54cm"/>
          <style:tab-stop style:position="3.201cm"/>
          <style:tab-stop style:position="3.81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158" style:family="paragraph" style:parent-style-name="Standard">
      <style:paragraph-properties fo:margin-left="1.27cm" fo:margin-right="0cm" fo:text-indent="-1.27cm" style:auto-text-indent="false">
        <style:tab-stops>
          <style:tab-stop style:position="0cm"/>
        </style:tab-stops>
      </style:paragraph-properties>
    </style:style>
    <style:style style:name="P159" style:family="paragraph" style:parent-style-name="Standard">
      <style:paragraph-properties fo:margin-left="1.27cm" fo:margin-right="0cm" fo:text-align="justify" style:justify-single-word="false" fo:orphans="2" fo:widows="2" fo:text-indent="-1.27cm" style:auto-text-indent="false" style:text-autospace="none"/>
      <style:text-properties fo:language="en" fo:country="CA" style:language-asian="en" style:country-asian="CA" style:font-size-complex="12pt"/>
    </style:style>
    <style:style style:name="P160" style:family="paragraph" style:parent-style-name="Standard">
      <style:paragraph-properties fo:margin-left="1.27cm" fo:margin-right="0cm" fo:text-indent="-1.27cm" style:auto-text-indent="false"/>
    </style:style>
    <style:style style:name="P161" style:family="paragraph" style:parent-style-name="Standard">
      <style:paragraph-properties fo:margin-left="1.27cm" fo:margin-right="0cm" fo:text-align="justify" style:justify-single-word="false" fo:text-indent="-1.27cm" style:auto-text-indent="false"/>
    </style:style>
    <style:style style:name="P162" style:family="paragraph" style:parent-style-name="Standard">
      <style:paragraph-properties fo:margin-left="1.27cm" fo:margin-right="0cm" fo:text-align="justify" style:justify-single-word="false" fo:text-indent="-1.27cm" style:auto-text-indent="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style>
    <style:style style:name="P163" style:family="paragraph" style:parent-style-name="Standard">
      <style:paragraph-properties fo:margin-left="1.27cm" fo:margin-right="0cm" fo:text-align="justify" style:justify-single-word="false" fo:orphans="2" fo:widows="2" fo:text-indent="-1.27cm" style:auto-text-indent="false" style:text-autospace="none"/>
    </style:style>
    <style:style style:name="P164" style:family="paragraph" style:parent-style-name="Standard">
      <style:paragraph-properties fo:margin-left="1.27cm" fo:margin-right="0cm" fo:text-align="justify" style:justify-single-word="false" fo:text-indent="-1.27cm" style:auto-text-indent="false">
        <style:tab-stops>
          <style:tab-stop style:position="-1.905cm"/>
          <style:tab-stop style:position="-1.27cm"/>
          <style:tab-stop style:position="0cm"/>
          <style:tab-stop style:position="1.27cm"/>
          <style:tab-stop style:position="2.54cm"/>
          <style:tab-stop style:position="3.175cm"/>
          <style:tab-stop style:position="3.493cm"/>
          <style:tab-stop style:position="3.81cm"/>
          <style:tab-stop style:position="4.128cm"/>
          <style:tab-stop style:position="4.445cm"/>
          <style:tab-stop style:position="5.08cm"/>
          <style:tab-stop style:position="5.779cm"/>
          <style:tab-stop style:position="6.593cm"/>
          <style:tab-stop style:position="7.62cm"/>
          <style:tab-stop style:position="9.843cm"/>
        </style:tab-stops>
      </style:paragraph-properties>
    </style:style>
    <style:style style:name="P165" style:family="paragraph" style:parent-style-name="Standard">
      <style:paragraph-properties fo:margin-left="1.27cm" fo:margin-right="0cm" fo:text-align="justify" style:justify-single-word="false" fo:text-indent="-1.27cm" style:auto-text-indent="false">
        <style:tab-stops>
          <style:tab-stop style:position="-2.54cm"/>
          <style:tab-stop style:position="-1.27cm"/>
          <style:tab-stop style:position="0cm"/>
          <style:tab-stop style:position="1.27cm"/>
          <style:tab-stop style:position="2.54cm"/>
          <style:tab-stop style:position="3.201cm"/>
          <style:tab-stop style:position="3.81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166" style:family="paragraph" style:parent-style-name="Standard">
      <style:paragraph-properties fo:margin-left="1.27cm" fo:margin-right="0cm" fo:text-indent="-1.27cm" style:auto-text-indent="false">
        <style:tab-stops>
          <style:tab-stop style:position="0cm"/>
        </style:tab-stops>
      </style:paragraph-properties>
    </style:style>
    <style:style style:name="P167" style:family="paragraph" style:parent-style-name="Standard">
      <style:paragraph-properties fo:margin-left="2.54cm" fo:margin-right="0cm" fo:text-align="justify" style:justify-single-word="false" fo:text-indent="-1.27cm" style:auto-text-indent="false"/>
    </style:style>
    <style:style style:name="P168" style:family="paragraph" style:parent-style-name="Standard">
      <style:paragraph-properties fo:margin-left="2.54cm" fo:margin-right="0cm" fo:text-align="justify" style:justify-single-word="false" fo:text-indent="-1.27cm" style:auto-text-indent="false">
        <style:tab-stops>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169" style:family="paragraph" style:parent-style-name="Standard">
      <style:paragraph-properties fo:margin-left="2.54cm" fo:margin-right="0cm" fo:text-align="justify" style:justify-single-word="false" fo:text-indent="-1.27cm" style:auto-text-indent="false">
        <style:tab-stops>
          <style:tab-stop style:position="-2.54cm"/>
          <style:tab-stop style:position="-1.27cm"/>
          <style:tab-stop style:position="0cm"/>
          <style:tab-stop style:position="1.27cm"/>
          <style:tab-stop style:position="2.54cm"/>
          <style:tab-stop style:position="3.81cm"/>
          <style:tab-stop style:position="4.267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170" style:family="paragraph" style:parent-style-name="Standard">
      <style:paragraph-properties fo:margin-left="2.54cm" fo:margin-right="0cm" fo:text-align="justify" style:justify-single-word="false" fo:text-indent="-1.27cm" style:auto-text-indent="false">
        <style:tab-stops>
          <style:tab-stop style:position="-1.905cm"/>
          <style:tab-stop style:position="-1.27cm"/>
          <style:tab-stop style:position="0cm"/>
          <style:tab-stop style:position="1.27cm"/>
          <style:tab-stop style:position="2.54cm"/>
          <style:tab-stop style:position="3.334cm"/>
          <style:tab-stop style:position="3.81cm"/>
          <style:tab-stop style:position="4.267cm"/>
          <style:tab-stop style:position="5.08cm"/>
          <style:tab-stop style:position="5.779cm"/>
          <style:tab-stop style:position="7.62cm"/>
        </style:tab-stops>
      </style:paragraph-properties>
    </style:style>
    <style:style style:name="P171" style:family="paragraph" style:parent-style-name="Standard">
      <style:paragraph-properties fo:margin-left="2.54cm" fo:margin-right="0cm" fo:text-align="justify" style:justify-single-word="false" fo:text-indent="-1.27cm" style:auto-text-indent="false">
        <style:tab-stops>
          <style:tab-stop style:position="-1.905cm"/>
          <style:tab-stop style:position="-1.27cm"/>
          <style:tab-stop style:position="0cm"/>
          <style:tab-stop style:position="1.27cm"/>
          <style:tab-stop style:position="2.54cm"/>
          <style:tab-stop style:position="3.334cm"/>
          <style:tab-stop style:position="3.81cm"/>
          <style:tab-stop style:position="4.267cm"/>
          <style:tab-stop style:position="5.08cm"/>
          <style:tab-stop style:position="5.779cm"/>
          <style:tab-stop style:position="7.144cm"/>
          <style:tab-stop style:position="8.89cm"/>
        </style:tab-stops>
      </style:paragraph-properties>
    </style:style>
    <style:style style:name="P172" style:family="paragraph" style:parent-style-name="Standard">
      <style:paragraph-properties fo:margin-left="2.54cm" fo:margin-right="0cm" fo:text-align="justify" style:justify-single-word="false" fo:text-indent="-1.27cm" style:auto-text-indent="false">
        <style:tab-stops>
          <style:tab-stop style:position="-2.54cm"/>
          <style:tab-stop style:position="-1.27cm"/>
          <style:tab-stop style:position="0cm"/>
          <style:tab-stop style:position="1.27cm"/>
          <style:tab-stop style:position="2.54cm"/>
          <style:tab-stop style:position="3.175cm"/>
          <style:tab-stop style:position="4.332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173" style:family="paragraph" style:parent-style-name="Standard">
      <style:paragraph-properties fo:margin-left="2.54cm" fo:margin-right="0cm" fo:text-align="justify" style:justify-single-word="false" fo:text-indent="-1.27cm" style:auto-text-indent="false">
        <style:tab-stops>
          <style:tab-stop style:position="0cm"/>
        </style:tab-stops>
      </style:paragraph-properties>
    </style:style>
    <style:style style:name="P174" style:family="paragraph" style:parent-style-name="Standard">
      <style:paragraph-properties fo:margin-left="2.54cm" fo:margin-right="0cm" fo:text-align="justify" style:justify-single-word="false" fo:text-indent="-1.27cm" style:auto-text-indent="false">
        <style:tab-stops>
          <style:tab-stop style:position="0cm"/>
          <style:tab-stop style:position="2.54cm"/>
        </style:tab-stops>
      </style:paragraph-properties>
    </style:style>
    <style:style style:name="P175" style:family="paragraph" style:parent-style-name="Standard">
      <style:paragraph-properties fo:margin-left="2.54cm" fo:margin-right="0cm" fo:text-align="justify" style:justify-single-word="false" fo:text-indent="-1.27cm" style:auto-text-indent="false">
        <style:tab-stops>
          <style:tab-stop style:position="0.318cm"/>
          <style:tab-stop style:position="2.54cm"/>
        </style:tab-stops>
      </style:paragraph-properties>
    </style:style>
    <style:style style:name="P176" style:family="paragraph" style:parent-style-name="Standard">
      <style:paragraph-properties fo:margin-left="2.54cm" fo:margin-right="0cm" fo:text-align="justify" style:justify-single-word="false" fo:text-indent="-1.27cm" style:auto-text-indent="false">
        <style:tab-stops>
          <style:tab-stop style:position="-2.54cm"/>
          <style:tab-stop style:position="-1.27cm"/>
          <style:tab-stop style:position="0cm"/>
          <style:tab-stop style:position="1.27cm"/>
          <style:tab-stop style:position="2.54cm"/>
          <style:tab-stop style:position="4.152cm"/>
          <style:tab-stop style:position="5.08cm"/>
          <style:tab-stop style:position="6.69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177" style:family="paragraph" style:parent-style-name="Standard">
      <style:paragraph-properties fo:margin-left="2.54cm" fo:margin-right="0cm" fo:text-align="justify" style:justify-single-word="false" fo:text-indent="-1.27cm" style:auto-text-indent="false">
        <style:tab-stops>
          <style:tab-stop style:position="-2.54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178" style:family="paragraph" style:parent-style-name="Standard">
      <style:paragraph-properties fo:margin-left="2.54cm" fo:margin-right="0cm" fo:text-align="justify" style:justify-single-word="false" fo:text-indent="-1.27cm" style:auto-text-indent="false">
        <style:tab-stops>
          <style:tab-stop style:position="-2.54cm"/>
          <style:tab-stop style:position="-1.27cm"/>
          <style:tab-stop style:position="0cm"/>
          <style:tab-stop style:position="1.27cm"/>
          <style:tab-stop style:position="2.54cm"/>
          <style:tab-stop style:position="3.175cm"/>
          <style:tab-stop style:position="4.332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179" style:family="paragraph" style:parent-style-name="Standard">
      <style:paragraph-properties fo:margin-left="2.54cm" fo:margin-right="0cm" fo:text-align="justify" style:justify-single-word="false" fo:text-indent="-1.27cm" style:auto-text-indent="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language="en" fo:country="GB"/>
    </style:style>
    <style:style style:name="P180" style:family="paragraph" style:parent-style-name="Standard">
      <style:paragraph-properties fo:margin-left="2.54cm" fo:margin-right="0cm" fo:text-align="justify" style:justify-single-word="false" fo:text-indent="-1.27cm" style:auto-text-indent="false">
        <style:tab-stops>
          <style:tab-stop style:position="-1.905cm"/>
          <style:tab-stop style:position="-1.27cm"/>
          <style:tab-stop style:position="0cm"/>
          <style:tab-stop style:position="1.27cm"/>
          <style:tab-stop style:position="2.54cm"/>
          <style:tab-stop style:position="3.175cm"/>
          <style:tab-stop style:position="3.493cm"/>
          <style:tab-stop style:position="3.81cm"/>
          <style:tab-stop style:position="4.128cm"/>
          <style:tab-stop style:position="4.445cm"/>
          <style:tab-stop style:position="5.08cm"/>
          <style:tab-stop style:position="5.779cm"/>
          <style:tab-stop style:position="6.593cm"/>
          <style:tab-stop style:position="7.62cm"/>
          <style:tab-stop style:position="9.843cm"/>
        </style:tab-stops>
      </style:paragraph-properties>
      <style:text-properties fo:language="en" fo:country="GB"/>
    </style:style>
    <style:style style:name="P181" style:family="paragraph" style:parent-style-name="Standard">
      <style:paragraph-properties fo:margin-left="2.54cm" fo:margin-right="0cm" fo:text-align="justify" style:justify-single-word="false" fo:text-indent="-1.27cm" style:auto-text-indent="false">
        <style:tab-stops>
          <style:tab-stop style:position="2.54cm"/>
        </style:tab-stops>
      </style:paragraph-properties>
      <style:text-properties fo:language="en" fo:country="GB"/>
    </style:style>
    <style:style style:name="P182" style:family="paragraph" style:parent-style-name="Standard">
      <style:paragraph-properties fo:margin-left="2.54cm" fo:margin-right="0cm" fo:text-align="justify" style:justify-single-word="false" fo:text-indent="-1.27cm" style:auto-text-indent="false"/>
      <style:text-properties fo:font-weight="bold" style:font-weight-asian="bold"/>
    </style:style>
    <style:style style:name="P183" style:family="paragraph" style:parent-style-name="Standard">
      <style:paragraph-properties fo:margin-left="2.54cm" fo:margin-right="0cm" fo:text-align="justify" style:justify-single-word="false" fo:text-indent="-1.27cm" style:auto-text-indent="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style>
    <style:style style:name="P184" style:family="paragraph" style:parent-style-name="Standard">
      <style:paragraph-properties fo:margin-left="2.54cm" fo:margin-right="0cm" fo:text-align="justify" style:justify-single-word="false" fo:text-indent="-1.27cm" style:auto-text-indent="false">
        <style:tab-stops>
          <style:tab-stop style:position="-1.905cm"/>
          <style:tab-stop style:position="-1.27cm"/>
          <style:tab-stop style:position="0cm"/>
          <style:tab-stop style:position="1.27cm"/>
          <style:tab-stop style:position="2.54cm"/>
          <style:tab-stop style:position="3.175cm"/>
          <style:tab-stop style:position="3.493cm"/>
          <style:tab-stop style:position="3.81cm"/>
          <style:tab-stop style:position="4.128cm"/>
          <style:tab-stop style:position="4.445cm"/>
          <style:tab-stop style:position="5.08cm"/>
          <style:tab-stop style:position="5.779cm"/>
          <style:tab-stop style:position="6.593cm"/>
          <style:tab-stop style:position="7.62cm"/>
          <style:tab-stop style:position="9.843cm"/>
        </style:tab-stops>
      </style:paragraph-properties>
    </style:style>
    <style:style style:name="P185" style:family="paragraph" style:parent-style-name="Standard" style:list-style-name="WW8Num10">
      <style:paragraph-properties fo:margin-left="2.54cm" fo:margin-right="0cm" fo:text-align="justify" style:justify-single-word="false" fo:text-indent="-1.27cm" style:auto-text-indent="false" style:snap-to-layout-grid="false">
        <style:tab-stops>
          <style:tab-stop style:position="0cm"/>
          <style:tab-stop style:position="2.54cm"/>
        </style:tab-stops>
      </style:paragraph-properties>
    </style:style>
    <style:style style:name="P186" style:family="paragraph" style:parent-style-name="Standard">
      <style:paragraph-properties fo:margin-left="2.54cm" fo:margin-right="0cm" fo:text-align="justify" style:justify-single-word="false" fo:text-indent="-1.27cm" style:auto-text-indent="false">
        <style:tab-stops>
          <style:tab-stop style:position="0cm"/>
        </style:tab-stops>
      </style:paragraph-properties>
    </style:style>
    <style:style style:name="P187" style:family="paragraph" style:parent-style-name="Standard">
      <style:paragraph-properties fo:margin-left="2.54cm" fo:margin-right="0cm" fo:text-align="justify" style:justify-single-word="false" fo:text-indent="-1.27cm" style:auto-text-indent="false">
        <style:tab-stops>
          <style:tab-stop style:position="2.54cm"/>
        </style:tab-stops>
      </style:paragraph-properties>
    </style:style>
    <style:style style:name="P188" style:family="paragraph" style:parent-style-name="Standard" style:list-style-name="WW8Num25">
      <style:paragraph-properties fo:margin-left="2.54cm" fo:margin-right="0cm" fo:text-align="justify" style:justify-single-word="false" fo:text-indent="-1.27cm" style:auto-text-indent="false">
        <style:tab-stops>
          <style:tab-stop style:position="2.54cm"/>
        </style:tab-stops>
      </style:paragraph-properties>
    </style:style>
    <style:style style:name="P189" style:family="paragraph" style:parent-style-name="Standard">
      <style:paragraph-properties fo:margin-left="2.54cm" fo:margin-right="0cm" fo:text-align="justify" style:justify-single-word="false" fo:orphans="2" fo:widows="2" fo:text-indent="-1.27cm" style:auto-text-indent="false" style:text-autospace="none"/>
    </style:style>
    <style:style style:name="P190" style:family="paragraph" style:parent-style-name="Standard">
      <style:paragraph-properties fo:margin-left="2.54cm" fo:margin-right="0cm" fo:orphans="2" fo:widows="2" fo:text-indent="-1.27cm" style:auto-text-indent="false">
        <style:tab-stops>
          <style:tab-stop style:position="2.54cm"/>
        </style:tab-stops>
      </style:paragraph-properties>
    </style:style>
    <style:style style:name="P191" style:family="paragraph" style:parent-style-name="Standard">
      <style:paragraph-properties fo:margin-left="2.54cm" fo:margin-right="0cm" fo:text-align="justify" style:justify-single-word="false" fo:keep-together="always" fo:orphans="2" fo:widows="2" fo:text-indent="-1.27cm" style:auto-text-indent="false" fo:keep-with-next="always"/>
    </style:style>
    <style:style style:name="P192" style:family="paragraph" style:parent-style-name="Standard">
      <style:paragraph-properties fo:margin-left="2.54cm" fo:margin-right="0cm" fo:text-align="justify" style:justify-single-word="false" fo:text-indent="0cm" style:auto-text-indent="false"/>
    </style:style>
    <style:style style:name="P193" style:family="paragraph" style:parent-style-name="Standard">
      <style:paragraph-properties fo:margin-left="2.54cm" fo:margin-right="0cm" fo:text-align="justify" style:justify-single-word="false" fo:text-indent="0cm" style:auto-text-indent="false">
        <style:tab-stops>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194" style:family="paragraph" style:parent-style-name="Standard">
      <style:paragraph-properties fo:margin-left="2.54cm" fo:margin-right="0cm" fo:text-align="justify" style:justify-single-word="false" fo:orphans="2" fo:widows="2" fo:text-indent="0cm" style:auto-text-indent="false">
        <style:tab-stops>
          <style:tab-stop style:position="-1.905cm"/>
          <style:tab-stop style:position="-1.27cm"/>
          <style:tab-stop style:position="0cm"/>
          <style:tab-stop style:position="1.27cm"/>
          <style:tab-stop style:position="2.54cm"/>
          <style:tab-stop style:position="3.493cm"/>
          <style:tab-stop style:position="4.572cm"/>
          <style:tab-stop style:position="6.35cm"/>
          <style:tab-stop style:position="7.112cm"/>
        </style:tab-stops>
      </style:paragraph-properties>
    </style:style>
    <style:style style:name="P195" style:family="paragraph" style:parent-style-name="Standard">
      <style:paragraph-properties fo:margin-left="2.54cm" fo:margin-right="0cm" fo:text-align="justify" style:justify-single-word="false" fo:orphans="2" fo:widows="2" fo:text-indent="0cm" style:auto-text-indent="false" style:text-autospace="none"/>
    </style:style>
    <style:style style:name="P196" style:family="paragraph" style:parent-style-name="Standard">
      <style:paragraph-properties fo:margin-left="2.54cm" fo:margin-right="0cm" fo:text-align="justify" style:justify-single-word="false" fo:text-indent="0cm" style:auto-text-indent="false">
        <style:tab-stops>
          <style:tab-stop style:position="-2.54cm"/>
          <style:tab-stop style:position="-1.27cm"/>
          <style:tab-stop style:position="0cm"/>
          <style:tab-stop style:position="1.27cm"/>
          <style:tab-stop style:position="2.54cm"/>
          <style:tab-stop style:position="4.152cm"/>
          <style:tab-stop style:position="5.08cm"/>
          <style:tab-stop style:position="5.652cm"/>
          <style:tab-stop style:position="6.69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197" style:family="paragraph" style:parent-style-name="Standard">
      <style:paragraph-properties fo:margin-left="2.54cm" fo:margin-right="0cm" fo:text-align="justify" style:justify-single-word="false" fo:text-indent="0cm" style:auto-text-indent="false">
        <style:tab-stops>
          <style:tab-stop style:position="0cm"/>
        </style:tab-stops>
      </style:paragraph-properties>
    </style:style>
    <style:style style:name="P198" style:family="paragraph" style:parent-style-name="Standard">
      <style:paragraph-properties fo:margin-left="2.54cm" fo:margin-right="0cm" fo:text-align="justify" style:justify-single-word="false" fo:text-indent="0cm" style:auto-text-indent="false">
        <style:tab-stops>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199" style:family="paragraph" style:parent-style-name="Standard">
      <style:paragraph-properties fo:margin-left="2.54cm" fo:margin-right="0cm" fo:text-align="justify" style:justify-single-word="false" fo:text-indent="0cm" style:auto-text-indent="false">
        <style:tab-stops>
          <style:tab-stop style:position="-1.905cm"/>
          <style:tab-stop style:position="-1.27cm"/>
          <style:tab-stop style:position="0cm"/>
          <style:tab-stop style:position="1.27cm"/>
          <style:tab-stop style:position="2.54cm"/>
          <style:tab-stop style:position="4.152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200" style:family="paragraph" style:parent-style-name="Standard">
      <style:paragraph-properties fo:margin-left="2.54cm" fo:margin-right="0cm" fo:text-align="justify" style:justify-single-word="false" fo:text-indent="0cm" style:auto-text-indent="false">
        <style:tab-stops>
          <style:tab-stop style:position="-1.905cm"/>
          <style:tab-stop style:position="-1.27cm"/>
          <style:tab-stop style:position="0cm"/>
          <style:tab-stop style:position="1.27cm"/>
          <style:tab-stop style:position="2.54cm"/>
          <style:tab-stop style:position="3.493cm"/>
          <style:tab-stop style:position="4.286cm"/>
          <style:tab-stop style:position="6.35cm"/>
        </style:tab-stops>
      </style:paragraph-properties>
      <style:text-properties fo:language="en" fo:country="GB"/>
    </style:style>
    <style:style style:name="P201" style:family="paragraph" style:parent-style-name="Standard">
      <style:paragraph-properties fo:margin-left="2.54cm" fo:margin-right="0cm" fo:text-align="justify" style:justify-single-word="false" fo:text-indent="0cm" style:auto-text-indent="false">
        <style:tab-stops>
          <style:tab-stop style:position="-1.905cm"/>
          <style:tab-stop style:position="-1.27cm"/>
          <style:tab-stop style:position="0cm"/>
          <style:tab-stop style:position="1.27cm"/>
          <style:tab-stop style:position="2.54cm"/>
          <style:tab-stop style:position="3.334cm"/>
          <style:tab-stop style:position="3.81cm"/>
          <style:tab-stop style:position="4.267cm"/>
          <style:tab-stop style:position="5.08cm"/>
          <style:tab-stop style:position="5.779cm"/>
          <style:tab-stop style:position="7.144cm"/>
          <style:tab-stop style:position="8.89cm"/>
        </style:tab-stops>
      </style:paragraph-properties>
      <style:text-properties fo:language="en" fo:country="GB"/>
    </style:style>
    <style:style style:name="P202" style:family="paragraph" style:parent-style-name="Standard">
      <style:paragraph-properties fo:margin-left="2.54cm" fo:margin-right="0cm" fo:text-align="justify" style:justify-single-word="false" fo:text-indent="0cm" style:auto-text-indent="false">
        <style:tab-stops>
          <style:tab-stop style:position="-2.54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203" style:family="paragraph" style:parent-style-name="Standard">
      <style:paragraph-properties fo:margin-left="2.54cm" fo:margin-right="0cm" fo:text-align="justify" style:justify-single-word="false" fo:text-indent="0cm" style:auto-text-indent="false">
        <style:tab-stops>
          <style:tab-stop style:position="-2.54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text-underline-style="solid" style:text-underline-width="auto" style:text-underline-color="font-color"/>
    </style:style>
    <style:style style:name="P204" style:family="paragraph" style:parent-style-name="Standard">
      <style:paragraph-properties fo:margin-left="2.54cm" fo:margin-right="0cm" fo:text-align="justify" style:justify-single-word="false" fo:text-indent="0cm" style:auto-text-indent="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language="en" fo:country="GB" style:text-underline-style="solid" style:text-underline-width="auto" style:text-underline-color="font-color"/>
    </style:style>
    <style:style style:name="P205" style:family="paragraph" style:parent-style-name="Standard">
      <style:paragraph-properties fo:margin-left="2.54cm" fo:margin-right="0cm" fo:text-align="justify" style:justify-single-word="false" fo:text-indent="0cm" style:auto-text-indent="false">
        <style:tab-stops>
          <style:tab-stop style:position="-1.905cm"/>
          <style:tab-stop style:position="-1.27cm"/>
          <style:tab-stop style:position="0cm"/>
          <style:tab-stop style:position="1.27cm"/>
          <style:tab-stop style:position="2.54cm"/>
          <style:tab-stop style:position="3.175cm"/>
          <style:tab-stop style:position="3.493cm"/>
          <style:tab-stop style:position="3.81cm"/>
          <style:tab-stop style:position="4.128cm"/>
          <style:tab-stop style:position="4.445cm"/>
          <style:tab-stop style:position="5.08cm"/>
          <style:tab-stop style:position="5.779cm"/>
          <style:tab-stop style:position="6.593cm"/>
          <style:tab-stop style:position="7.62cm"/>
          <style:tab-stop style:position="9.843cm"/>
        </style:tab-stops>
      </style:paragraph-properties>
      <style:text-properties fo:language="en" fo:country="GB"/>
    </style:style>
    <style:style style:name="P206" style:family="paragraph" style:parent-style-name="Standard">
      <style:paragraph-properties fo:margin-left="2.54cm" fo:margin-right="0cm" fo:text-align="justify" style:justify-single-word="false" fo:text-indent="0cm" style:auto-text-indent="false">
        <style:tab-stops>
          <style:tab-stop style:position="-1.905cm"/>
          <style:tab-stop style:position="-1.27cm"/>
          <style:tab-stop style:position="0cm"/>
          <style:tab-stop style:position="1.27cm"/>
          <style:tab-stop style:position="2.54cm"/>
          <style:tab-stop style:position="3.81cm"/>
          <style:tab-stop style:position="5.08cm"/>
          <style:tab-stop style:position="5.715cm"/>
          <style:tab-stop style:position="7.62cm"/>
        </style:tab-stops>
      </style:paragraph-properties>
      <style:text-properties style:font-size-complex="12pt"/>
    </style:style>
    <style:style style:name="P207" style:family="paragraph" style:parent-style-name="Standard">
      <style:paragraph-properties fo:margin-left="2.54cm" fo:margin-right="0cm" fo:text-align="justify" style:justify-single-word="false" fo:text-indent="0cm" style:auto-text-indent="false"/>
    </style:style>
    <style:style style:name="P208" style:family="paragraph" style:parent-style-name="Standard">
      <style:paragraph-properties fo:margin-left="2.54cm" fo:margin-right="0cm" fo:text-align="justify" style:justify-single-word="false" fo:text-indent="0cm" style:auto-text-indent="false">
        <style:tab-stops>
          <style:tab-stop style:position="0cm"/>
        </style:tab-stops>
      </style:paragraph-properties>
    </style:style>
    <style:style style:name="P209" style:family="paragraph" style:parent-style-name="Standard" style:list-style-name="WW8Num10">
      <style:paragraph-properties fo:margin-left="2.54cm" fo:margin-right="0cm" fo:text-align="justify" style:justify-single-word="false" fo:text-indent="0cm" style:auto-text-indent="false" style:snap-to-layout-grid="false">
        <style:tab-stops>
          <style:tab-stop style:position="0cm"/>
        </style:tab-stops>
      </style:paragraph-properties>
    </style:style>
    <style:style style:name="P210" style:family="paragraph" style:parent-style-name="Standard">
      <style:paragraph-properties fo:margin-left="2.54cm" fo:margin-right="0cm" fo:text-align="justify" style:justify-single-word="false" fo:text-indent="0cm" style:auto-text-indent="false">
        <style:tab-stops>
          <style:tab-stop style:position="0cm"/>
          <style:tab-stop style:position="1.251cm"/>
        </style:tab-stops>
      </style:paragraph-properties>
    </style:style>
    <style:style style:name="P211" style:family="paragraph" style:parent-style-name="Standard">
      <style:paragraph-properties fo:margin-left="2.54cm" fo:margin-right="0cm" fo:text-indent="0cm" style:auto-text-indent="false">
        <style:tab-stops>
          <style:tab-stop style:position="0cm"/>
          <style:tab-stop style:position="2.54cm"/>
        </style:tab-stops>
      </style:paragraph-properties>
    </style:style>
    <style:style style:name="P212" style:family="paragraph" style:parent-style-name="Standard">
      <style:paragraph-properties fo:margin-left="1.27cm" fo:margin-right="0cm" fo:text-indent="0cm" style:auto-text-indent="false"/>
    </style:style>
    <style:style style:name="P213" style:family="paragraph" style:parent-style-name="Standard">
      <style:paragraph-properties fo:margin-left="1.27cm" fo:margin-right="0cm" fo:text-align="justify" style:justify-single-word="false" fo:text-indent="0cm" style:auto-text-indent="false"/>
    </style:style>
    <style:style style:name="P214" style:family="paragraph" style:parent-style-name="Standard">
      <style:paragraph-properties fo:margin-left="1.27cm" fo:margin-right="0cm" fo:text-align="justify" style:justify-single-word="false" fo:text-indent="0cm" style:auto-text-indent="false">
        <style:tab-stops>
          <style:tab-stop style:position="-2.54cm"/>
          <style:tab-stop style:position="-1.27cm"/>
          <style:tab-stop style:position="0cm"/>
          <style:tab-stop style:position="1.27cm"/>
          <style:tab-stop style:position="2.54cm"/>
          <style:tab-stop style:position="4.152cm"/>
          <style:tab-stop style:position="5.08cm"/>
          <style:tab-stop style:position="6.69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215" style:family="paragraph" style:parent-style-name="Standard">
      <style:paragraph-properties fo:margin-left="1.27cm" fo:margin-right="0cm" fo:text-align="justify" style:justify-single-word="false" fo:orphans="2" fo:widows="2" fo:text-indent="0cm" style:auto-text-indent="false">
        <style:tab-stops>
          <style:tab-stop style:position="-1.905cm"/>
          <style:tab-stop style:position="-1.27cm"/>
          <style:tab-stop style:position="0cm"/>
          <style:tab-stop style:position="1.27cm"/>
          <style:tab-stop style:position="2.54cm"/>
          <style:tab-stop style:position="4.128cm"/>
          <style:tab-stop style:position="6.35cm"/>
          <style:tab-stop style:position="7.112cm"/>
        </style:tab-stops>
      </style:paragraph-properties>
    </style:style>
    <style:style style:name="P216" style:family="paragraph" style:parent-style-name="Standard">
      <style:paragraph-properties fo:margin-left="1.27cm" fo:margin-right="0cm" fo:text-align="justify" style:justify-single-word="false" fo:text-indent="0cm" style:auto-text-indent="false">
        <style:tab-stops>
          <style:tab-stop style:position="-1.905cm"/>
          <style:tab-stop style:position="-1.27cm"/>
          <style:tab-stop style:position="0cm"/>
          <style:tab-stop style:position="1.27cm"/>
          <style:tab-stop style:position="2.223cm"/>
          <style:tab-stop style:position="3.016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style>
    <style:style style:name="P217" style:family="paragraph" style:parent-style-name="Standard">
      <style:paragraph-properties fo:margin-left="1.27cm" fo:margin-right="0cm" fo:text-align="justify" style:justify-single-word="false" fo:text-indent="0cm" style:auto-text-indent="false">
        <style:tab-stops>
          <style:tab-stop style:position="-1.905cm"/>
          <style:tab-stop style:position="-1.27cm"/>
          <style:tab-stop style:position="0cm"/>
          <style:tab-stop style:position="1.27cm"/>
          <style:tab-stop style:position="2.223cm"/>
          <style:tab-stop style:position="3.016cm"/>
          <style:tab-stop style:position="3.81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style>
    <style:style style:name="P218" style:family="paragraph" style:parent-style-name="Standard">
      <style:paragraph-properties fo:margin-left="1.27cm" fo:margin-right="0cm" fo:text-align="justify" style:justify-single-word="false" fo:text-indent="0cm" style:auto-text-indent="false">
        <style:tab-stops>
          <style:tab-stop style:position="-2.54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219" style:family="paragraph" style:parent-style-name="Standard">
      <style:paragraph-properties fo:margin-left="1.27cm" fo:margin-right="0cm" fo:text-align="justify" style:justify-single-word="false" fo:text-indent="0cm" style:auto-text-indent="false">
        <style:tab-stops>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220" style:family="paragraph" style:parent-style-name="Standard">
      <style:paragraph-properties fo:margin-left="1.27cm" fo:margin-right="0cm" fo:text-align="justify" style:justify-single-word="false" fo:text-indent="0cm" style:auto-text-indent="false">
        <style:tab-stops>
          <style:tab-stop style:position="-2.54cm"/>
          <style:tab-stop style:position="-1.27cm"/>
          <style:tab-stop style:position="0cm"/>
          <style:tab-stop style:position="1.27cm"/>
          <style:tab-stop style:position="2.54cm"/>
          <style:tab-stop style:position="4.152cm"/>
          <style:tab-stop style:position="5.08cm"/>
          <style:tab-stop style:position="6.69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221" style:family="paragraph" style:parent-style-name="Standard">
      <style:paragraph-properties fo:margin-left="1.27cm" fo:margin-right="0cm" fo:text-align="justify" style:justify-single-word="false" fo:text-indent="0cm" style:auto-text-indent="false">
        <style:tab-stops>
          <style:tab-stop style:position="-1.905cm"/>
          <style:tab-stop style:position="-1.27cm"/>
          <style:tab-stop style:position="0cm"/>
          <style:tab-stop style:position="1.27cm"/>
          <style:tab-stop style:position="2.223cm"/>
          <style:tab-stop style:position="3.016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222" style:family="paragraph" style:parent-style-name="Standard">
      <style:paragraph-properties fo:margin-left="1.27cm" fo:margin-right="0cm" fo:text-align="justify" style:justify-single-word="false" fo:text-indent="0cm" style:auto-text-indent="false">
        <style:tab-stops>
          <style:tab-stop style:position="-2.54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223" style:family="paragraph" style:parent-style-name="Standard">
      <style:paragraph-properties fo:margin-left="1.27cm" fo:margin-right="0cm" fo:text-align="justify" style:justify-single-word="false" fo:text-indent="0cm" style:auto-text-indent="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language="en" fo:country="GB"/>
    </style:style>
    <style:style style:name="P224" style:family="paragraph" style:parent-style-name="Standard">
      <style:paragraph-properties fo:margin-left="1.27cm" fo:margin-right="0cm" fo:text-align="justify" style:justify-single-word="false" fo:text-indent="0cm" style:auto-text-indent="false">
        <style:tab-stops>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fo:font-weight="bold" style:font-weight-asian="bold"/>
    </style:style>
    <style:style style:name="P225" style:family="paragraph" style:parent-style-name="Standard">
      <style:paragraph-properties fo:margin-left="1.27cm" fo:margin-right="0cm" fo:text-align="justify" style:justify-single-word="false" fo:text-indent="0cm" style:auto-text-indent="false">
        <style:tab-stops>
          <style:tab-stop style:position="-1.905cm"/>
          <style:tab-stop style:position="-1.27cm"/>
          <style:tab-stop style:position="0cm"/>
          <style:tab-stop style:position="1.27cm"/>
          <style:tab-stop style:position="2.223cm"/>
          <style:tab-stop style:position="3.016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fo:language="en" fo:country="GB" fo:font-weight="bold" style:font-weight-asian="bold"/>
    </style:style>
    <style:style style:name="P226" style:family="paragraph" style:parent-style-name="Standard">
      <style:paragraph-properties fo:margin-left="1.27cm" fo:margin-right="0cm" fo:text-align="justify" style:justify-single-word="false" fo:text-indent="0cm" style:auto-text-indent="false">
        <style:tab-stops>
          <style:tab-stop style:position="-1.905cm"/>
          <style:tab-stop style:position="-1.27cm"/>
          <style:tab-stop style:position="0cm"/>
          <style:tab-stop style:position="1.27cm"/>
          <style:tab-stop style:position="2.54cm"/>
          <style:tab-stop style:position="3.493cm"/>
          <style:tab-stop style:position="4.286cm"/>
          <style:tab-stop style:position="6.35cm"/>
        </style:tab-stops>
      </style:paragraph-properties>
      <style:text-properties fo:language="en" fo:country="GB" fo:font-weight="bold" style:font-weight-asian="bold"/>
    </style:style>
    <style:style style:name="P227" style:family="paragraph" style:parent-style-name="Standard">
      <style:paragraph-properties fo:margin-left="1.27cm" fo:margin-right="0cm" fo:text-align="justify" style:justify-single-word="false" fo:text-indent="0cm" style:auto-text-indent="false">
        <style:tab-stops>
          <style:tab-stop style:position="-2.54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text-underline-style="solid" style:text-underline-width="auto" style:text-underline-color="font-color"/>
    </style:style>
    <style:style style:name="P228" style:family="paragraph" style:parent-style-name="Standard">
      <style:paragraph-properties fo:margin-left="1.27cm" fo:margin-right="0cm" fo:text-align="justify" style:justify-single-word="false" fo:text-indent="0cm" style:auto-text-indent="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language="en" fo:country="GB" style:text-underline-style="solid" style:text-underline-width="auto" style:text-underline-color="font-color"/>
    </style:style>
    <style:style style:name="P229" style:family="paragraph" style:parent-style-name="Standard">
      <style:paragraph-properties fo:margin-left="1.27cm" fo:margin-right="0cm" fo:text-align="justify" style:justify-single-word="false" fo:text-indent="0cm" style:auto-text-indent="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language="en" fo:country="GB"/>
    </style:style>
    <style:style style:name="P230" style:family="paragraph" style:parent-style-name="Standard">
      <style:paragraph-properties fo:margin-left="1.27cm" fo:margin-right="0cm" fo:text-indent="0cm" style:auto-text-indent="false"/>
      <style:text-properties fo:font-weight="bold" style:font-weight-asian="bold"/>
    </style:style>
    <style:style style:name="P231" style:family="paragraph" style:parent-style-name="Standard">
      <style:paragraph-properties fo:margin-left="1.27cm" fo:margin-right="0cm" fo:text-align="justify" style:justify-single-word="false" fo:text-indent="0cm" style:auto-text-indent="false"/>
      <style:text-properties fo:font-weight="bold" style:font-weight-asian="bold"/>
    </style:style>
    <style:style style:name="P232" style:family="paragraph" style:parent-style-name="Standard">
      <style:paragraph-properties fo:margin-left="1.27cm" fo:margin-right="0cm" fo:text-indent="0cm" style:auto-text-indent="false"/>
    </style:style>
    <style:style style:name="P233" style:family="paragraph" style:parent-style-name="Standard">
      <style:paragraph-properties fo:margin-left="1.27cm" fo:margin-right="0cm" fo:text-align="justify" style:justify-single-word="false" fo:text-indent="0cm" style:auto-text-indent="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style>
    <style:style style:name="P234" style:family="paragraph" style:parent-style-name="Standard">
      <style:paragraph-properties fo:margin-left="4.152cm" fo:margin-right="0cm" fo:text-align="justify" style:justify-single-word="false" fo:text-indent="-1.612cm" style:auto-text-indent="false">
        <style:tab-stops>
          <style:tab-stop style:position="-2.54cm"/>
          <style:tab-stop style:position="-1.27cm"/>
          <style:tab-stop style:position="0cm"/>
          <style:tab-stop style:position="1.27cm"/>
          <style:tab-stop style:position="2.54cm"/>
          <style:tab-stop style:position="4.152cm"/>
          <style:tab-stop style:position="5.08cm"/>
          <style:tab-stop style:position="6.69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235" style:family="paragraph" style:parent-style-name="Standard">
      <style:paragraph-properties fo:margin-left="4.152cm" fo:margin-right="0cm" fo:text-align="justify" style:justify-single-word="false" fo:text-indent="-1.612cm" style:auto-text-indent="false">
        <style:tab-stops>
          <style:tab-stop style:position="-2.54cm"/>
          <style:tab-stop style:position="-1.27cm"/>
          <style:tab-stop style:position="0cm"/>
          <style:tab-stop style:position="1.27cm"/>
          <style:tab-stop style:position="2.54cm"/>
          <style:tab-stop style:position="4.152cm"/>
          <style:tab-stop style:position="5.08cm"/>
          <style:tab-stop style:position="6.69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236" style:family="paragraph" style:parent-style-name="Standard">
      <style:paragraph-properties fo:margin-left="4.152cm" fo:margin-right="0cm" fo:text-align="justify" style:justify-single-word="false" fo:text-indent="0cm" style:auto-text-indent="false">
        <style:tab-stops>
          <style:tab-stop style:position="-2.54cm"/>
          <style:tab-stop style:position="-1.27cm"/>
          <style:tab-stop style:position="0cm"/>
          <style:tab-stop style:position="1.27cm"/>
          <style:tab-stop style:position="2.54cm"/>
          <style:tab-stop style:position="4.152cm"/>
          <style:tab-stop style:position="5.08cm"/>
          <style:tab-stop style:position="6.69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237" style:family="paragraph" style:parent-style-name="Standard">
      <style:paragraph-properties fo:margin-left="0cm" fo:margin-right="0cm" fo:text-align="justify" style:justify-single-word="false" fo:text-indent="1.27cm" style:auto-text-indent="false">
        <style:tab-stops>
          <style:tab-stop style:position="-1.905cm"/>
          <style:tab-stop style:position="-1.27cm"/>
          <style:tab-stop style:position="0cm"/>
          <style:tab-stop style:position="1.27cm"/>
          <style:tab-stop style:position="2.223cm"/>
          <style:tab-stop style:position="3.016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style>
    <style:style style:name="P238" style:family="paragraph" style:parent-style-name="Standard">
      <style:paragraph-properties fo:margin-left="0cm" fo:margin-right="0cm" fo:text-align="justify" style:justify-single-word="false" fo:text-indent="1.27cm" style:auto-text-indent="false">
        <style:tab-stops>
          <style:tab-stop style:position="-1.905cm"/>
          <style:tab-stop style:position="-1.27cm"/>
          <style:tab-stop style:position="0cm"/>
          <style:tab-stop style:position="1.27cm"/>
          <style:tab-stop style:position="2.223cm"/>
          <style:tab-stop style:position="3.016cm"/>
          <style:tab-stop style:position="3.81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style>
    <style:style style:name="P239" style:family="paragraph" style:parent-style-name="Standard">
      <style:paragraph-properties fo:margin-left="0cm" fo:margin-right="0cm" fo:text-align="justify" style:justify-single-word="false" fo:text-indent="1.27cm" style:auto-text-indent="false">
        <style:tab-stops>
          <style:tab-stop style:position="-2.54cm"/>
          <style:tab-stop style:position="-1.27cm"/>
          <style:tab-stop style:position="0cm"/>
          <style:tab-stop style:position="1.27cm"/>
          <style:tab-stop style:position="2.096cm"/>
          <style:tab-stop style:position="3.351cm"/>
          <style:tab-stop style:position="3.771cm"/>
          <style:tab-stop style:position="4.191cm"/>
          <style:tab-stop style:position="4.609cm"/>
          <style:tab-stop style:position="5.08cm"/>
          <style:tab-stop style:position="5.652cm"/>
          <style:tab-stop style:position="6.69cm"/>
          <style:tab-stop style:position="7.823cm"/>
          <style:tab-stop style:position="8.241cm"/>
          <style:tab-stop style:position="8.89cm"/>
          <style:tab-stop style:position="9.419cm"/>
          <style:tab-stop style:position="10.16cm"/>
          <style:tab-stop style:position="11.43cm"/>
          <style:tab-stop style:position="12.7cm"/>
          <style:tab-stop style:position="13.97cm"/>
          <style:tab-stop style:position="15.24cm"/>
          <style:tab-stop style:position="16.51cm"/>
        </style:tab-stops>
      </style:paragraph-properties>
    </style:style>
    <style:style style:name="P240" style:family="paragraph" style:parent-style-name="Standard">
      <style:paragraph-properties fo:margin-left="0cm" fo:margin-right="0cm" fo:text-align="justify" style:justify-single-word="false" fo:text-indent="1.27cm" style:auto-text-indent="false">
        <style:tab-stops>
          <style:tab-stop style:position="-2.54cm"/>
          <style:tab-stop style:position="-1.27cm"/>
          <style:tab-stop style:position="0cm"/>
          <style:tab-stop style:position="1.27cm"/>
          <style:tab-stop style:position="2.54cm"/>
          <style:tab-stop style:position="3.351cm"/>
          <style:tab-stop style:position="3.771cm"/>
          <style:tab-stop style:position="4.191cm"/>
          <style:tab-stop style:position="4.609cm"/>
          <style:tab-stop style:position="5.08cm"/>
          <style:tab-stop style:position="5.652cm"/>
          <style:tab-stop style:position="6.69cm"/>
          <style:tab-stop style:position="7.823cm"/>
          <style:tab-stop style:position="8.241cm"/>
          <style:tab-stop style:position="8.89cm"/>
          <style:tab-stop style:position="9.419cm"/>
          <style:tab-stop style:position="10.16cm"/>
          <style:tab-stop style:position="11.43cm"/>
          <style:tab-stop style:position="12.7cm"/>
          <style:tab-stop style:position="13.97cm"/>
          <style:tab-stop style:position="15.24cm"/>
          <style:tab-stop style:position="16.51cm"/>
        </style:tab-stops>
      </style:paragraph-properties>
    </style:style>
    <style:style style:name="P241" style:family="paragraph" style:parent-style-name="Standard">
      <style:paragraph-properties fo:margin-left="0cm" fo:margin-right="0cm" fo:text-align="justify" style:justify-single-word="false" fo:text-indent="1.27cm" style:auto-text-indent="false">
        <style:tab-stops>
          <style:tab-stop style:position="-1.905cm"/>
          <style:tab-stop style:position="-1.27cm"/>
          <style:tab-stop style:position="0cm"/>
          <style:tab-stop style:position="1.27cm"/>
          <style:tab-stop style:position="2.096cm"/>
          <style:tab-stop style:position="2.858cm"/>
          <style:tab-stop style:position="3.351cm"/>
          <style:tab-stop style:position="3.771cm"/>
          <style:tab-stop style:position="4.191cm"/>
          <style:tab-stop style:position="4.609cm"/>
          <style:tab-stop style:position="5.08cm"/>
          <style:tab-stop style:position="5.652cm"/>
          <style:tab-stop style:position="6.69cm"/>
          <style:tab-stop style:position="7.823cm"/>
          <style:tab-stop style:position="8.241cm"/>
          <style:tab-stop style:position="8.89cm"/>
          <style:tab-stop style:position="9.419cm"/>
        </style:tab-stops>
      </style:paragraph-properties>
    </style:style>
    <style:style style:name="P242" style:family="paragraph" style:parent-style-name="Standard">
      <style:paragraph-properties fo:margin-left="0cm" fo:margin-right="0cm" fo:text-align="justify" style:justify-single-word="false" fo:text-indent="1.27cm" style:auto-text-indent="false">
        <style:tab-stops>
          <style:tab-stop style:position="-1.905cm"/>
          <style:tab-stop style:position="-1.27cm"/>
          <style:tab-stop style:position="0cm"/>
          <style:tab-stop style:position="1.27cm"/>
          <style:tab-stop style:position="2.096cm"/>
          <style:tab-stop style:position="2.858cm"/>
          <style:tab-stop style:position="3.351cm"/>
          <style:tab-stop style:position="3.771cm"/>
          <style:tab-stop style:position="4.191cm"/>
          <style:tab-stop style:position="4.609cm"/>
          <style:tab-stop style:position="5.08cm"/>
          <style:tab-stop style:position="5.652cm"/>
          <style:tab-stop style:position="6.35cm"/>
          <style:tab-stop style:position="6.69cm"/>
          <style:tab-stop style:position="7.823cm"/>
          <style:tab-stop style:position="8.241cm"/>
          <style:tab-stop style:position="8.89cm"/>
          <style:tab-stop style:position="9.419cm"/>
        </style:tab-stops>
      </style:paragraph-properties>
    </style:style>
    <style:style style:name="P243" style:family="paragraph" style:parent-style-name="Standard">
      <style:paragraph-properties fo:margin-left="0cm" fo:margin-right="0cm" fo:text-align="justify" style:justify-single-word="false" fo:text-indent="1.27cm" style:auto-text-indent="false">
        <style:tab-stops>
          <style:tab-stop style:position="-1.905cm"/>
          <style:tab-stop style:position="-1.27cm"/>
          <style:tab-stop style:position="0cm"/>
          <style:tab-stop style:position="1.27cm"/>
          <style:tab-stop style:position="2.096cm"/>
          <style:tab-stop style:position="3.334cm"/>
          <style:tab-stop style:position="4.609cm"/>
          <style:tab-stop style:position="5.08cm"/>
          <style:tab-stop style:position="5.652cm"/>
          <style:tab-stop style:position="6.35cm"/>
          <style:tab-stop style:position="6.69cm"/>
          <style:tab-stop style:position="7.823cm"/>
          <style:tab-stop style:position="8.241cm"/>
          <style:tab-stop style:position="8.89cm"/>
          <style:tab-stop style:position="9.419cm"/>
        </style:tab-stops>
      </style:paragraph-properties>
    </style:style>
    <style:style style:name="P244" style:family="paragraph" style:parent-style-name="Standard">
      <style:paragraph-properties fo:margin-left="0cm" fo:margin-right="0cm" fo:text-align="justify" style:justify-single-word="false" fo:text-indent="1.27cm" style:auto-text-indent="false">
        <style:tab-stops>
          <style:tab-stop style:position="-2.54cm"/>
          <style:tab-stop style:position="-1.27cm"/>
          <style:tab-stop style:position="0cm"/>
          <style:tab-stop style:position="1.27cm"/>
          <style:tab-stop style:position="2.54cm"/>
          <style:tab-stop style:position="3.81cm"/>
          <style:tab-stop style:position="4.267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245" style:family="paragraph" style:parent-style-name="Standard">
      <style:paragraph-properties fo:margin-left="0cm" fo:margin-right="0cm" fo:text-align="justify" style:justify-single-word="false" fo:text-indent="1.27cm" style:auto-text-indent="false">
        <style:tab-stops>
          <style:tab-stop style:position="-1.905cm"/>
          <style:tab-stop style:position="-1.27cm"/>
          <style:tab-stop style:position="0cm"/>
          <style:tab-stop style:position="1.27cm"/>
          <style:tab-stop style:position="2.54cm"/>
          <style:tab-stop style:position="3.334cm"/>
          <style:tab-stop style:position="3.81cm"/>
          <style:tab-stop style:position="4.267cm"/>
          <style:tab-stop style:position="5.08cm"/>
          <style:tab-stop style:position="5.779cm"/>
          <style:tab-stop style:position="7.144cm"/>
          <style:tab-stop style:position="8.89cm"/>
        </style:tab-stops>
      </style:paragraph-properties>
    </style:style>
    <style:style style:name="P246" style:family="paragraph" style:parent-style-name="Standard">
      <style:paragraph-properties fo:margin-left="0cm" fo:margin-right="0cm" fo:text-align="justify" style:justify-single-word="false" fo:text-indent="1.27cm" style:auto-text-indent="false">
        <style:tab-stops>
          <style:tab-stop style:position="-2.54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247" style:family="paragraph" style:parent-style-name="Standard">
      <style:paragraph-properties fo:margin-left="0cm" fo:margin-right="0cm" fo:text-align="justify" style:justify-single-word="false" fo:text-indent="1.27cm" style:auto-text-indent="false">
        <style:tab-stops>
          <style:tab-stop style:position="-1.905cm"/>
          <style:tab-stop style:position="-1.27cm"/>
          <style:tab-stop style:position="0cm"/>
          <style:tab-stop style:position="1.27cm"/>
          <style:tab-stop style:position="1.905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style>
    <style:style style:name="P248" style:family="paragraph" style:parent-style-name="Standard">
      <style:paragraph-properties fo:margin-left="0cm" fo:margin-right="0cm" fo:text-align="justify" style:justify-single-word="false" fo:text-indent="1.27cm" style:auto-text-indent="false">
        <style:tab-stops>
          <style:tab-stop style:position="-2.54cm"/>
          <style:tab-stop style:position="-1.27cm"/>
          <style:tab-stop style:position="0cm"/>
          <style:tab-stop style:position="1.27cm"/>
          <style:tab-stop style:position="2.54cm"/>
          <style:tab-stop style:position="4.152cm"/>
          <style:tab-stop style:position="5.08cm"/>
          <style:tab-stop style:position="6.69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249" style:family="paragraph" style:parent-style-name="Standard">
      <style:paragraph-properties fo:margin-left="0cm" fo:margin-right="0cm" fo:text-align="justify" style:justify-single-word="false" fo:text-indent="1.27cm" style:auto-text-indent="false">
        <style:tab-stops>
          <style:tab-stop style:position="-1.905cm"/>
          <style:tab-stop style:position="-1.27cm"/>
          <style:tab-stop style:position="0cm"/>
          <style:tab-stop style:position="1.27cm"/>
          <style:tab-stop style:position="2.223cm"/>
          <style:tab-stop style:position="3.016cm"/>
          <style:tab-stop style:position="3.81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250" style:family="paragraph" style:parent-style-name="Standard">
      <style:paragraph-properties fo:margin-left="0cm" fo:margin-right="0cm" fo:text-align="justify" style:justify-single-word="false" fo:text-indent="1.27cm" style:auto-text-indent="false">
        <style:tab-stops>
          <style:tab-stop style:position="-2.54cm"/>
          <style:tab-stop style:position="-1.27cm"/>
          <style:tab-stop style:position="0cm"/>
          <style:tab-stop style:position="1.27cm"/>
          <style:tab-stop style:position="2.54cm"/>
          <style:tab-stop style:position="4.152cm"/>
          <style:tab-stop style:position="5.08cm"/>
          <style:tab-stop style:position="5.652cm"/>
          <style:tab-stop style:position="6.69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251" style:family="paragraph" style:parent-style-name="Standard">
      <style:paragraph-properties fo:margin-left="0cm" fo:margin-right="0cm" fo:text-align="justify" style:justify-single-word="false" fo:text-indent="1.27cm" style:auto-text-indent="false">
        <style:tab-stops>
          <style:tab-stop style:position="-2.54cm"/>
          <style:tab-stop style:position="-1.27cm"/>
          <style:tab-stop style:position="0cm"/>
          <style:tab-stop style:position="1.27cm"/>
          <style:tab-stop style:position="2.096cm"/>
          <style:tab-stop style:position="3.351cm"/>
          <style:tab-stop style:position="3.771cm"/>
          <style:tab-stop style:position="4.191cm"/>
          <style:tab-stop style:position="4.609cm"/>
          <style:tab-stop style:position="5.08cm"/>
          <style:tab-stop style:position="5.652cm"/>
          <style:tab-stop style:position="6.69cm"/>
          <style:tab-stop style:position="7.823cm"/>
          <style:tab-stop style:position="8.241cm"/>
          <style:tab-stop style:position="8.89cm"/>
          <style:tab-stop style:position="9.41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252" style:family="paragraph" style:parent-style-name="Standard">
      <style:paragraph-properties fo:margin-left="0cm" fo:margin-right="0cm" fo:text-align="justify" style:justify-single-word="false" fo:text-indent="1.27cm" style:auto-text-indent="false">
        <style:tab-stops>
          <style:tab-stop style:position="-1.905cm"/>
          <style:tab-stop style:position="-1.27cm"/>
          <style:tab-stop style:position="0cm"/>
          <style:tab-stop style:position="1.27cm"/>
          <style:tab-stop style:position="2.096cm"/>
          <style:tab-stop style:position="2.858cm"/>
          <style:tab-stop style:position="3.351cm"/>
          <style:tab-stop style:position="3.771cm"/>
          <style:tab-stop style:position="4.191cm"/>
          <style:tab-stop style:position="4.609cm"/>
          <style:tab-stop style:position="5.08cm"/>
          <style:tab-stop style:position="5.652cm"/>
          <style:tab-stop style:position="6.69cm"/>
          <style:tab-stop style:position="7.823cm"/>
          <style:tab-stop style:position="8.241cm"/>
          <style:tab-stop style:position="8.89cm"/>
          <style:tab-stop style:position="9.419cm"/>
        </style:tab-stops>
      </style:paragraph-properties>
      <style:text-properties fo:language="en" fo:country="GB"/>
    </style:style>
    <style:style style:name="P253" style:family="paragraph" style:parent-style-name="Standard">
      <style:paragraph-properties fo:margin-left="0cm" fo:margin-right="0cm" fo:text-align="justify" style:justify-single-word="false" fo:text-indent="1.27cm" style:auto-text-indent="false">
        <style:tab-stops>
          <style:tab-stop style:position="-2.54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254" style:family="paragraph" style:parent-style-name="Standard">
      <style:paragraph-properties fo:margin-left="0cm" fo:margin-right="0cm" fo:text-align="justify" style:justify-single-word="false" fo:text-indent="1.27cm" style:auto-text-indent="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language="en" fo:country="GB"/>
    </style:style>
    <style:style style:name="P255" style:family="paragraph" style:parent-style-name="Standard">
      <style:paragraph-properties fo:margin-left="0cm" fo:margin-right="0cm" fo:text-align="justify" style:justify-single-word="false" fo:text-indent="1.27cm" style:auto-text-indent="false">
        <style:tab-stops>
          <style:tab-stop style:position="-1.905cm"/>
          <style:tab-stop style:position="-1.27cm"/>
          <style:tab-stop style:position="0cm"/>
          <style:tab-stop style:position="1.27cm"/>
          <style:tab-stop style:position="1.905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language="en" fo:country="GB"/>
    </style:style>
    <style:style style:name="P256" style:family="paragraph" style:parent-style-name="Standard">
      <style:paragraph-properties fo:margin-left="0cm" fo:margin-right="0cm" fo:text-align="justify" style:justify-single-word="false" fo:text-indent="1.27cm" style:auto-text-indent="false">
        <style:tab-stops>
          <style:tab-stop style:position="-1.905cm"/>
          <style:tab-stop style:position="-1.27cm"/>
          <style:tab-stop style:position="0cm"/>
          <style:tab-stop style:position="1.27cm"/>
          <style:tab-stop style:position="2.54cm"/>
          <style:tab-stop style:position="4.152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fo:language="en" fo:country="GB" fo:font-weight="bold" style:font-weight-asian="bold"/>
    </style:style>
    <style:style style:name="P257" style:family="paragraph" style:parent-style-name="Standard">
      <style:paragraph-properties fo:margin-left="0cm" fo:margin-right="0cm" fo:text-align="justify" style:justify-single-word="false" fo:text-indent="1.27cm" style:auto-text-indent="false">
        <style:tab-stops>
          <style:tab-stop style:position="-1.905cm"/>
          <style:tab-stop style:position="-1.27cm"/>
          <style:tab-stop style:position="0cm"/>
          <style:tab-stop style:position="1.27cm"/>
          <style:tab-stop style:position="2.223cm"/>
          <style:tab-stop style:position="4.152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fo:language="en" fo:country="GB" fo:font-weight="bold" style:font-weight-asian="bold"/>
    </style:style>
    <style:style style:name="P258" style:family="paragraph" style:parent-style-name="Standard">
      <style:paragraph-properties fo:margin-left="0cm" fo:margin-right="0cm" fo:text-align="justify" style:justify-single-word="false" fo:text-indent="1.27cm" style:auto-text-indent="false">
        <style:tab-stops>
          <style:tab-stop style:position="-1.905cm"/>
          <style:tab-stop style:position="-1.27cm"/>
          <style:tab-stop style:position="0cm"/>
          <style:tab-stop style:position="1.27cm"/>
          <style:tab-stop style:position="2.223cm"/>
          <style:tab-stop style:position="3.016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fo:language="en" fo:country="GB" fo:font-weight="bold" style:font-weight-asian="bold"/>
    </style:style>
    <style:style style:name="P259" style:family="paragraph" style:parent-style-name="Standard">
      <style:paragraph-properties fo:margin-left="0cm" fo:margin-right="0cm" fo:text-align="justify" style:justify-single-word="false" fo:orphans="2" fo:widows="2" fo:text-indent="1.27cm" style:auto-text-indent="false">
        <style:tab-stops>
          <style:tab-stop style:position="-1.905cm"/>
          <style:tab-stop style:position="-1.27cm"/>
          <style:tab-stop style:position="0cm"/>
          <style:tab-stop style:position="1.27cm"/>
          <style:tab-stop style:position="2.54cm"/>
          <style:tab-stop style:position="3.493cm"/>
          <style:tab-stop style:position="4.572cm"/>
          <style:tab-stop style:position="6.35cm"/>
          <style:tab-stop style:position="7.112cm"/>
        </style:tab-stops>
      </style:paragraph-properties>
      <style:text-properties fo:language="en" fo:country="GB" fo:font-weight="bold" style:font-weight-asian="bold"/>
    </style:style>
    <style:style style:name="P260" style:family="paragraph" style:parent-style-name="Standard">
      <style:paragraph-properties fo:margin-left="0cm" fo:margin-right="0cm" fo:text-align="justify" style:justify-single-word="false" fo:text-indent="1.27cm" style:auto-text-indent="false">
        <style:tab-stops>
          <style:tab-stop style:position="-1.905cm"/>
          <style:tab-stop style:position="-1.27cm"/>
          <style:tab-stop style:position="0cm"/>
          <style:tab-stop style:position="1.27cm"/>
          <style:tab-stop style:position="2.54cm"/>
          <style:tab-stop style:position="3.334cm"/>
          <style:tab-stop style:position="3.81cm"/>
          <style:tab-stop style:position="4.267cm"/>
          <style:tab-stop style:position="5.08cm"/>
          <style:tab-stop style:position="5.779cm"/>
          <style:tab-stop style:position="7.144cm"/>
          <style:tab-stop style:position="8.89cm"/>
        </style:tab-stops>
      </style:paragraph-properties>
      <style:text-properties fo:language="en" fo:country="GB" style:text-underline-style="solid" style:text-underline-width="auto" style:text-underline-color="font-color"/>
    </style:style>
    <style:style style:name="P261" style:family="paragraph" style:parent-style-name="Standard">
      <style:paragraph-properties fo:margin-left="0cm" fo:margin-right="0cm" fo:text-align="justify" style:justify-single-word="false" fo:text-indent="1.27cm" style:auto-text-indent="false">
        <style:tab-stops>
          <style:tab-stop style:position="-2.54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text-underline-style="solid" style:text-underline-width="auto" style:text-underline-color="font-color" fo:font-weight="bold" style:font-weight-asian="bold"/>
    </style:style>
    <style:style style:name="P262" style:family="paragraph" style:parent-style-name="Standard">
      <style:paragraph-properties fo:margin-left="0cm" fo:margin-right="0cm" fo:text-align="justify" style:justify-single-word="false" fo:text-indent="1.27cm" style:auto-text-indent="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language="en" fo:country="GB" style:text-underline-style="solid" style:text-underline-width="auto" style:text-underline-color="font-color" fo:font-weight="bold" style:font-weight-asian="bold"/>
    </style:style>
    <style:style style:name="P263" style:family="paragraph" style:parent-style-name="Standard">
      <style:paragraph-properties fo:margin-left="0cm" fo:margin-right="0cm" fo:text-align="justify" style:justify-single-word="false" fo:text-indent="1.27cm" style:auto-text-indent="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language="en" fo:country="GB" style:text-underline-style="solid" style:text-underline-width="auto" style:text-underline-color="font-color" fo:font-weight="bold" style:font-weight-asian="bold"/>
    </style:style>
    <style:style style:name="P264" style:family="paragraph" style:parent-style-name="Standard">
      <style:paragraph-properties fo:margin-left="0cm" fo:margin-right="0cm" fo:text-align="justify" style:justify-single-word="false" fo:text-indent="1.27cm" style:auto-text-indent="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language="en" fo:country="GB"/>
    </style:style>
    <style:style style:name="P265" style:family="paragraph" style:parent-style-name="Standard">
      <style:paragraph-properties fo:margin-left="0cm" fo:margin-right="0cm" fo:text-align="justify" style:justify-single-word="false" fo:text-indent="1.27cm" style:auto-text-indent="false">
        <style:tab-stops>
          <style:tab-stop style:position="-1.905cm"/>
          <style:tab-stop style:position="-1.27cm"/>
          <style:tab-stop style:position="0cm"/>
          <style:tab-stop style:position="1.27cm"/>
          <style:tab-stop style:position="2.54cm"/>
          <style:tab-stop style:position="3.175cm"/>
          <style:tab-stop style:position="3.493cm"/>
          <style:tab-stop style:position="3.81cm"/>
          <style:tab-stop style:position="4.128cm"/>
          <style:tab-stop style:position="4.445cm"/>
          <style:tab-stop style:position="5.08cm"/>
          <style:tab-stop style:position="5.779cm"/>
          <style:tab-stop style:position="6.593cm"/>
          <style:tab-stop style:position="7.62cm"/>
          <style:tab-stop style:position="9.843cm"/>
        </style:tab-stops>
      </style:paragraph-properties>
      <style:text-properties fo:language="en" fo:country="GB"/>
    </style:style>
    <style:style style:name="P266" style:family="paragraph" style:parent-style-name="Standard">
      <style:paragraph-properties fo:margin-left="0cm" fo:margin-right="0cm" fo:text-align="justify" style:justify-single-word="false" fo:orphans="2" fo:widows="2" fo:text-indent="1.27cm" style:auto-text-indent="false" style:text-autospace="none"/>
      <style:text-properties fo:language="en" fo:country="CA" fo:font-weight="bold" style:language-asian="en" style:country-asian="CA" style:font-weight-asian="bold" style:font-size-complex="12pt" style:font-weight-complex="bold"/>
    </style:style>
    <style:style style:name="P267" style:family="paragraph" style:parent-style-name="Standard">
      <style:paragraph-properties fo:margin-left="0cm" fo:margin-right="0cm" fo:text-align="justify" style:justify-single-word="false" fo:text-indent="1.27cm" style:auto-text-indent="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style>
    <style:style style:name="P268" style:family="paragraph" style:parent-style-name="Standard">
      <style:paragraph-properties fo:margin-left="0cm" fo:margin-right="0cm" fo:text-align="justify" style:justify-single-word="false" fo:text-indent="1.27cm" style:auto-text-indent="false">
        <style:tab-stops>
          <style:tab-stop style:position="-1.905cm"/>
          <style:tab-stop style:position="-1.27cm"/>
          <style:tab-stop style:position="0cm"/>
          <style:tab-stop style:position="1.27cm"/>
          <style:tab-stop style:position="2.54cm"/>
          <style:tab-stop style:position="3.175cm"/>
          <style:tab-stop style:position="3.493cm"/>
          <style:tab-stop style:position="3.81cm"/>
          <style:tab-stop style:position="4.128cm"/>
          <style:tab-stop style:position="4.445cm"/>
          <style:tab-stop style:position="5.08cm"/>
          <style:tab-stop style:position="5.779cm"/>
          <style:tab-stop style:position="6.593cm"/>
          <style:tab-stop style:position="7.62cm"/>
          <style:tab-stop style:position="9.843cm"/>
        </style:tab-stops>
      </style:paragraph-properties>
    </style:style>
    <style:style style:name="P269" style:family="paragraph" style:parent-style-name="Standard">
      <style:paragraph-properties fo:margin-left="0cm" fo:margin-right="0cm" fo:text-align="justify" style:justify-single-word="false" fo:orphans="2" fo:widows="2" fo:text-indent="1.27cm" style:auto-text-indent="false" style:text-autospace="none"/>
    </style:style>
    <style:style style:name="P270" style:family="paragraph" style:parent-style-name="Standard">
      <style:paragraph-properties fo:margin-left="4.251cm" fo:margin-right="0cm" fo:text-indent="-1.75cm" style:auto-text-indent="false"/>
    </style:style>
    <style:style style:name="P271" style:family="paragraph" style:parent-style-name="Standard">
      <style:paragraph-properties fo:margin-left="4.251cm" fo:margin-right="0cm" fo:text-indent="-1.75cm" style:auto-text-indent="false"/>
      <style:text-properties fo:language="en" fo:country="GB"/>
    </style:style>
    <style:style style:name="P272" style:family="paragraph" style:parent-style-name="Standard">
      <style:paragraph-properties fo:margin-left="0cm" fo:margin-right="0cm" fo:text-align="justify" style:justify-single-word="false" fo:text-indent="2.54cm" style:auto-text-indent="false">
        <style:tab-stops>
          <style:tab-stop style:position="-2.54cm"/>
          <style:tab-stop style:position="-1.27cm"/>
          <style:tab-stop style:position="0cm"/>
          <style:tab-stop style:position="1.27cm"/>
          <style:tab-stop style:position="2.54cm"/>
          <style:tab-stop style:position="4.152cm"/>
          <style:tab-stop style:position="5.08cm"/>
          <style:tab-stop style:position="6.69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273" style:family="paragraph" style:parent-style-name="Standard">
      <style:paragraph-properties fo:margin-left="0cm" fo:margin-right="0cm" fo:text-align="justify" style:justify-single-word="false" fo:text-indent="2.54cm" style:auto-text-indent="false">
        <style:tab-stops>
          <style:tab-stop style:position="-2.54cm"/>
          <style:tab-stop style:position="-1.27cm"/>
          <style:tab-stop style:position="0cm"/>
          <style:tab-stop style:position="1.27cm"/>
          <style:tab-stop style:position="2.54cm"/>
          <style:tab-stop style:position="4.152cm"/>
          <style:tab-stop style:position="5.08cm"/>
          <style:tab-stop style:position="5.652cm"/>
          <style:tab-stop style:position="6.69cm"/>
          <style:tab-stop style:position="7.823cm"/>
          <style:tab-stop style:position="8.241cm"/>
          <style:tab-stop style:position="8.89cm"/>
          <style:tab-stop style:position="9.419cm"/>
          <style:tab-stop style:position="10.16cm"/>
          <style:tab-stop style:position="11.43cm"/>
          <style:tab-stop style:position="12.7cm"/>
          <style:tab-stop style:position="13.97cm"/>
          <style:tab-stop style:position="15.24cm"/>
          <style:tab-stop style:position="16.51cm"/>
        </style:tab-stops>
      </style:paragraph-properties>
    </style:style>
    <style:style style:name="P274" style:family="paragraph" style:parent-style-name="Standard">
      <style:paragraph-properties fo:margin-left="0cm" fo:margin-right="0cm" fo:text-align="justify" style:justify-single-word="false" fo:text-indent="2.54cm" style:auto-text-indent="false">
        <style:tab-stops>
          <style:tab-stop style:position="-2.54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275" style:family="paragraph" style:parent-style-name="Standard">
      <style:paragraph-properties fo:margin-left="0cm" fo:margin-right="0cm" fo:text-align="justify" style:justify-single-word="false" fo:text-indent="2.54cm" style:auto-text-indent="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style>
    <style:style style:name="P276" style:family="paragraph" style:parent-style-name="Standard">
      <style:paragraph-properties fo:margin-left="0cm" fo:margin-right="0cm" fo:text-align="justify" style:justify-single-word="false" fo:text-indent="2.54cm" style:auto-text-indent="false">
        <style:tab-stops>
          <style:tab-stop style:position="-2.54cm"/>
          <style:tab-stop style:position="-1.27cm"/>
          <style:tab-stop style:position="0cm"/>
          <style:tab-stop style:position="1.27cm"/>
          <style:tab-stop style:position="2.54cm"/>
          <style:tab-stop style:position="4.152cm"/>
          <style:tab-stop style:position="5.08cm"/>
          <style:tab-stop style:position="6.69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277" style:family="paragraph" style:parent-style-name="Standard">
      <style:paragraph-properties fo:margin-left="0cm" fo:margin-right="0cm" fo:text-align="justify" style:justify-single-word="false" fo:text-indent="2.54cm" style:auto-text-indent="false">
        <style:tab-stops>
          <style:tab-stop style:position="-1.905cm"/>
          <style:tab-stop style:position="-1.27cm"/>
          <style:tab-stop style:position="0cm"/>
          <style:tab-stop style:position="1.27cm"/>
          <style:tab-stop style:position="2.54cm"/>
          <style:tab-stop style:position="4.152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278" style:family="paragraph" style:parent-style-name="Standard">
      <style:paragraph-properties fo:margin-left="0cm" fo:margin-right="0cm" fo:text-align="justify" style:justify-single-word="false" fo:text-indent="2.54cm" style:auto-text-indent="false">
        <style:tab-stops>
          <style:tab-stop style:position="-2.54cm"/>
          <style:tab-stop style:position="-1.27cm"/>
          <style:tab-stop style:position="0cm"/>
          <style:tab-stop style:position="1.27cm"/>
          <style:tab-stop style:position="2.54cm"/>
          <style:tab-stop style:position="4.152cm"/>
          <style:tab-stop style:position="5.08cm"/>
          <style:tab-stop style:position="5.652cm"/>
          <style:tab-stop style:position="6.69cm"/>
          <style:tab-stop style:position="7.823cm"/>
          <style:tab-stop style:position="8.241cm"/>
          <style:tab-stop style:position="8.89cm"/>
          <style:tab-stop style:position="9.41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279" style:family="paragraph" style:parent-style-name="Standard">
      <style:paragraph-properties fo:margin-left="0cm" fo:margin-right="0cm" fo:text-align="justify" style:justify-single-word="false" fo:text-indent="2.54cm" style:auto-text-indent="false">
        <style:tab-stops>
          <style:tab-stop style:position="-2.54cm"/>
          <style:tab-stop style:position="-1.27cm"/>
          <style:tab-stop style:position="0cm"/>
          <style:tab-stop style:position="1.27cm"/>
          <style:tab-stop style:position="2.54cm"/>
          <style:tab-stop style:position="3.313cm"/>
          <style:tab-stop style:position="3.81cm"/>
          <style:tab-stop style:position="4.267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280" style:family="paragraph" style:parent-style-name="Standard">
      <style:paragraph-properties fo:margin-left="0cm" fo:margin-right="0cm" fo:text-align="justify" style:justify-single-word="false" fo:text-indent="2.54cm" style:auto-text-indent="false">
        <style:tab-stops>
          <style:tab-stop style:position="-2.54cm"/>
          <style:tab-stop style:position="-1.27cm"/>
          <style:tab-stop style:position="0cm"/>
          <style:tab-stop style:position="1.27cm"/>
          <style:tab-stop style:position="2.54cm"/>
          <style:tab-stop style:position="4.152cm"/>
          <style:tab-stop style:position="5.08cm"/>
          <style:tab-stop style:position="5.652cm"/>
          <style:tab-stop style:position="6.69cm"/>
          <style:tab-stop style:position="7.823cm"/>
          <style:tab-stop style:position="8.241cm"/>
          <style:tab-stop style:position="8.89cm"/>
          <style:tab-stop style:position="9.41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fo:font-weight="bold" style:font-weight-asian="bold"/>
    </style:style>
    <style:style style:name="P281" style:family="paragraph" style:parent-style-name="Standard">
      <style:paragraph-properties fo:margin-left="0cm" fo:margin-right="0cm" fo:text-align="justify" style:justify-single-word="false" fo:text-indent="2.54cm" style:auto-text-indent="false">
        <style:tab-stops>
          <style:tab-stop style:position="-2.54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text-underline-style="solid" style:text-underline-width="auto" style:text-underline-color="font-color"/>
    </style:style>
    <style:style style:name="P282" style:family="paragraph" style:parent-style-name="Standard">
      <style:paragraph-properties fo:margin-left="0cm" fo:margin-right="0cm" fo:text-align="justify" style:justify-single-word="false" fo:text-indent="2.54cm" style:auto-text-indent="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language="en" fo:country="GB"/>
    </style:style>
    <style:style style:name="P283" style:family="paragraph" style:parent-style-name="Standard">
      <style:paragraph-properties fo:margin-left="0cm" fo:margin-right="0cm" fo:text-align="justify" style:justify-single-word="false" fo:text-indent="2.54cm" style:auto-text-indent="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style>
    <style:style style:name="P284" style:family="paragraph" style:parent-style-name="Standard">
      <style:paragraph-properties fo:margin-left="0cm" fo:margin-right="0cm" fo:text-align="justify" style:justify-single-word="false" fo:text-indent="4.152cm" style:auto-text-indent="false">
        <style:tab-stops>
          <style:tab-stop style:position="-1.905cm"/>
          <style:tab-stop style:position="-1.27cm"/>
          <style:tab-stop style:position="0cm"/>
          <style:tab-stop style:position="1.27cm"/>
          <style:tab-stop style:position="2.54cm"/>
          <style:tab-stop style:position="4.152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style>
    <style:style style:name="P285" style:family="paragraph" style:parent-style-name="Standard">
      <style:paragraph-properties fo:margin-left="0cm" fo:margin-right="0cm" fo:text-align="justify" style:justify-single-word="false" fo:text-indent="4.152cm" style:auto-text-indent="false">
        <style:tab-stops>
          <style:tab-stop style:position="-2.54cm"/>
          <style:tab-stop style:position="-1.27cm"/>
          <style:tab-stop style:position="0cm"/>
          <style:tab-stop style:position="1.27cm"/>
          <style:tab-stop style:position="2.54cm"/>
          <style:tab-stop style:position="4.152cm"/>
          <style:tab-stop style:position="5.08cm"/>
          <style:tab-stop style:position="5.652cm"/>
          <style:tab-stop style:position="6.69cm"/>
          <style:tab-stop style:position="7.62cm"/>
          <style:tab-stop style:position="8.89cm"/>
          <style:tab-stop style:position="9.419cm"/>
          <style:tab-stop style:position="10.16cm"/>
          <style:tab-stop style:position="11.43cm"/>
          <style:tab-stop style:position="12.7cm"/>
          <style:tab-stop style:position="13.97cm"/>
          <style:tab-stop style:position="15.24cm"/>
          <style:tab-stop style:position="16.51cm"/>
        </style:tab-stops>
      </style:paragraph-properties>
    </style:style>
    <style:style style:name="P286" style:family="paragraph" style:parent-style-name="Standard">
      <style:paragraph-properties fo:margin-left="0cm" fo:margin-right="0cm" fo:text-align="justify" style:justify-single-word="false" fo:text-indent="4.152cm" style:auto-text-indent="false">
        <style:tab-stops>
          <style:tab-stop style:position="-2.54cm"/>
          <style:tab-stop style:position="-1.27cm"/>
          <style:tab-stop style:position="0cm"/>
          <style:tab-stop style:position="1.27cm"/>
          <style:tab-stop style:position="2.54cm"/>
          <style:tab-stop style:position="4.152cm"/>
          <style:tab-stop style:position="5.08cm"/>
          <style:tab-stop style:position="5.652cm"/>
          <style:tab-stop style:position="6.69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287" style:family="paragraph" style:parent-style-name="Standard">
      <style:paragraph-properties fo:margin-left="2.223cm" fo:margin-right="0cm" fo:text-align="justify" style:justify-single-word="false" fo:text-indent="0cm" style:auto-text-indent="false">
        <style:tab-stops>
          <style:tab-stop style:position="-1.905cm"/>
          <style:tab-stop style:position="-1.27cm"/>
          <style:tab-stop style:position="0cm"/>
          <style:tab-stop style:position="1.27cm"/>
          <style:tab-stop style:position="2.223cm"/>
          <style:tab-stop style:position="4.152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style>
    <style:style style:name="P288" style:family="paragraph" style:parent-style-name="Standard">
      <style:paragraph-properties fo:margin-left="2.223cm" fo:margin-right="0cm" fo:text-align="justify" style:justify-single-word="false" fo:text-indent="0cm" style:auto-text-indent="false">
        <style:tab-stops>
          <style:tab-stop style:position="-1.905cm"/>
          <style:tab-stop style:position="-1.27cm"/>
          <style:tab-stop style:position="0cm"/>
          <style:tab-stop style:position="1.27cm"/>
          <style:tab-stop style:position="2.223cm"/>
          <style:tab-stop style:position="3.016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style>
    <style:style style:name="P289" style:family="paragraph" style:parent-style-name="Standard">
      <style:paragraph-properties fo:margin-left="2.223cm" fo:margin-right="0cm" fo:text-align="justify" style:justify-single-word="false" fo:text-indent="0cm" style:auto-text-indent="false">
        <style:tab-stops>
          <style:tab-stop style:position="-1.905cm"/>
          <style:tab-stop style:position="-1.27cm"/>
          <style:tab-stop style:position="0cm"/>
          <style:tab-stop style:position="1.27cm"/>
          <style:tab-stop style:position="2.223cm"/>
          <style:tab-stop style:position="4.152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290" style:family="paragraph" style:parent-style-name="Standard">
      <style:paragraph-properties fo:margin-left="2.223cm" fo:margin-right="0cm" fo:text-align="justify" style:justify-single-word="false" fo:text-indent="0cm" style:auto-text-indent="false">
        <style:tab-stops>
          <style:tab-stop style:position="-1.905cm"/>
          <style:tab-stop style:position="-1.27cm"/>
          <style:tab-stop style:position="0cm"/>
          <style:tab-stop style:position="1.27cm"/>
          <style:tab-stop style:position="2.223cm"/>
          <style:tab-stop style:position="3.016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291" style:family="paragraph" style:parent-style-name="Standard">
      <style:paragraph-properties fo:margin-left="2.223cm" fo:margin-right="0cm" fo:text-align="justify" style:justify-single-word="false" fo:text-indent="0cm" style:auto-text-indent="false">
        <style:tab-stops>
          <style:tab-stop style:position="-1.905cm"/>
          <style:tab-stop style:position="-1.27cm"/>
          <style:tab-stop style:position="0cm"/>
          <style:tab-stop style:position="1.27cm"/>
          <style:tab-stop style:position="2.223cm"/>
          <style:tab-stop style:position="3.016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fo:font-size="11pt" fo:language="en" fo:country="GB" style:font-size-asian="11pt" style:font-size-complex="11pt"/>
    </style:style>
    <style:style style:name="P292" style:family="paragraph" style:parent-style-name="Standard">
      <style:paragraph-properties fo:margin-left="0cm" fo:margin-right="0cm" fo:text-align="justify" style:justify-single-word="false" fo:text-indent="2.223cm" style:auto-text-indent="false">
        <style:tab-stops>
          <style:tab-stop style:position="-1.905cm"/>
          <style:tab-stop style:position="-1.27cm"/>
          <style:tab-stop style:position="0cm"/>
          <style:tab-stop style:position="1.27cm"/>
          <style:tab-stop style:position="2.223cm"/>
          <style:tab-stop style:position="3.016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style>
    <style:style style:name="P293" style:family="paragraph" style:parent-style-name="Standard">
      <style:paragraph-properties fo:margin-left="0cm" fo:margin-right="0cm" fo:text-align="justify" style:justify-single-word="false" fo:text-indent="2.223cm" style:auto-text-indent="false">
        <style:tab-stops>
          <style:tab-stop style:position="-1.905cm"/>
          <style:tab-stop style:position="-1.27cm"/>
          <style:tab-stop style:position="0cm"/>
          <style:tab-stop style:position="1.27cm"/>
          <style:tab-stop style:position="2.223cm"/>
          <style:tab-stop style:position="3.016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294" style:family="paragraph" style:parent-style-name="Standard">
      <style:paragraph-properties fo:margin-left="0cm" fo:margin-right="0cm" fo:text-align="justify" style:justify-single-word="false" fo:text-indent="2.223cm" style:auto-text-indent="false">
        <style:tab-stops>
          <style:tab-stop style:position="-1.905cm"/>
          <style:tab-stop style:position="-1.27cm"/>
          <style:tab-stop style:position="0cm"/>
          <style:tab-stop style:position="1.27cm"/>
          <style:tab-stop style:position="2.223cm"/>
          <style:tab-stop style:position="3.016cm"/>
          <style:tab-stop style:position="3.81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295" style:family="paragraph" style:parent-style-name="Standard">
      <style:paragraph-properties fo:margin-left="3.016cm" fo:margin-right="0cm" fo:text-align="justify" style:justify-single-word="false" fo:text-indent="-0.794cm" style:auto-text-indent="false">
        <style:tab-stops>
          <style:tab-stop style:position="-1.905cm"/>
          <style:tab-stop style:position="-1.27cm"/>
          <style:tab-stop style:position="0cm"/>
          <style:tab-stop style:position="1.27cm"/>
          <style:tab-stop style:position="2.223cm"/>
          <style:tab-stop style:position="3.016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296" style:family="paragraph" style:parent-style-name="Standard">
      <style:paragraph-properties fo:margin-left="3.334cm" fo:margin-right="0cm" fo:text-align="justify" style:justify-single-word="false" fo:text-indent="0cm" style:auto-text-indent="false">
        <style:tab-stops>
          <style:tab-stop style:position="-1.905cm"/>
          <style:tab-stop style:position="-1.27cm"/>
          <style:tab-stop style:position="0cm"/>
          <style:tab-stop style:position="1.27cm"/>
          <style:tab-stop style:position="2.096cm"/>
          <style:tab-stop style:position="3.334cm"/>
          <style:tab-stop style:position="4.609cm"/>
          <style:tab-stop style:position="5.08cm"/>
          <style:tab-stop style:position="5.652cm"/>
          <style:tab-stop style:position="6.35cm"/>
          <style:tab-stop style:position="6.69cm"/>
          <style:tab-stop style:position="7.823cm"/>
          <style:tab-stop style:position="8.241cm"/>
          <style:tab-stop style:position="8.89cm"/>
          <style:tab-stop style:position="9.419cm"/>
        </style:tab-stops>
      </style:paragraph-properties>
    </style:style>
    <style:style style:name="P297" style:family="paragraph" style:parent-style-name="Standard">
      <style:paragraph-properties fo:margin-left="3.334cm" fo:margin-right="0cm" fo:text-align="justify" style:justify-single-word="false" fo:orphans="2" fo:widows="2" fo:text-indent="0cm" style:auto-text-indent="false">
        <style:tab-stops>
          <style:tab-stop style:position="-1.905cm"/>
          <style:tab-stop style:position="-1.27cm"/>
          <style:tab-stop style:position="0cm"/>
          <style:tab-stop style:position="1.27cm"/>
          <style:tab-stop style:position="2.223cm"/>
          <style:tab-stop style:position="3.334cm"/>
          <style:tab-stop style:position="5.08cm"/>
          <style:tab-stop style:position="6.35cm"/>
          <style:tab-stop style:position="7.62cm"/>
          <style:tab-stop style:position="8.89cm"/>
          <style:tab-stop style:position="10.16cm"/>
          <style:tab-stop style:position="10.668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298" style:family="paragraph" style:parent-style-name="Standard">
      <style:paragraph-properties fo:margin-left="3.016cm" fo:margin-right="0cm" fo:text-align="justify" style:justify-single-word="false" fo:orphans="2" fo:widows="2" fo:text-indent="0cm" style:auto-text-indent="false">
        <style:tab-stops>
          <style:tab-stop style:position="-1.905cm"/>
          <style:tab-stop style:position="-1.27cm"/>
          <style:tab-stop style:position="0cm"/>
          <style:tab-stop style:position="1.27cm"/>
          <style:tab-stop style:position="2.223cm"/>
          <style:tab-stop style:position="3.016cm"/>
          <style:tab-stop style:position="5.08cm"/>
          <style:tab-stop style:position="6.35cm"/>
          <style:tab-stop style:position="7.62cm"/>
          <style:tab-stop style:position="8.89cm"/>
          <style:tab-stop style:position="10.16cm"/>
          <style:tab-stop style:position="10.668cm"/>
          <style:tab-stop style:position="11.43cm"/>
          <style:tab-stop style:position="12.7cm"/>
          <style:tab-stop style:position="13.97cm"/>
          <style:tab-stop style:position="15.24cm"/>
          <style:tab-stop style:position="16.51cm"/>
        </style:tab-stops>
      </style:paragraph-properties>
    </style:style>
    <style:style style:name="P299" style:family="paragraph" style:parent-style-name="Standard">
      <style:paragraph-properties fo:margin-left="0cm" fo:margin-right="0cm" fo:text-align="justify" style:justify-single-word="false" fo:text-indent="5.08cm" style:auto-text-indent="false">
        <style:tab-stops>
          <style:tab-stop style:position="-1.905cm"/>
          <style:tab-stop style:position="-1.27cm"/>
          <style:tab-stop style:position="0cm"/>
          <style:tab-stop style:position="1.27cm"/>
          <style:tab-stop style:position="2.096cm"/>
          <style:tab-stop style:position="3.334cm"/>
          <style:tab-stop style:position="3.771cm"/>
          <style:tab-stop style:position="4.191cm"/>
          <style:tab-stop style:position="5.08cm"/>
          <style:tab-stop style:position="5.715cm"/>
          <style:tab-stop style:position="6.69cm"/>
          <style:tab-stop style:position="7.823cm"/>
          <style:tab-stop style:position="8.241cm"/>
          <style:tab-stop style:position="8.89cm"/>
          <style:tab-stop style:position="9.419cm"/>
        </style:tab-stops>
      </style:paragraph-properties>
    </style:style>
    <style:style style:name="P300" style:family="paragraph" style:parent-style-name="Standard">
      <style:paragraph-properties fo:margin-left="0cm" fo:margin-right="0cm" fo:text-align="justify" style:justify-single-word="false" fo:text-indent="5.08cm" style:auto-text-indent="false">
        <style:tab-stops>
          <style:tab-stop style:position="-1.905cm"/>
          <style:tab-stop style:position="-1.27cm"/>
          <style:tab-stop style:position="0cm"/>
          <style:tab-stop style:position="1.27cm"/>
          <style:tab-stop style:position="2.223cm"/>
          <style:tab-stop style:position="3.016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301" style:family="paragraph" style:parent-style-name="Standard">
      <style:paragraph-properties fo:margin-left="0cm" fo:margin-right="0cm" fo:text-align="justify" style:justify-single-word="false" fo:text-indent="5.08cm" style:auto-text-indent="false">
        <style:tab-stops>
          <style:tab-stop style:position="-1.905cm"/>
          <style:tab-stop style:position="-1.27cm"/>
          <style:tab-stop style:position="0cm"/>
          <style:tab-stop style:position="1.27cm"/>
          <style:tab-stop style:position="2.096cm"/>
          <style:tab-stop style:position="3.334cm"/>
          <style:tab-stop style:position="3.771cm"/>
          <style:tab-stop style:position="4.191cm"/>
          <style:tab-stop style:position="5.08cm"/>
          <style:tab-stop style:position="5.715cm"/>
          <style:tab-stop style:position="6.69cm"/>
          <style:tab-stop style:position="7.823cm"/>
          <style:tab-stop style:position="8.241cm"/>
          <style:tab-stop style:position="8.89cm"/>
          <style:tab-stop style:position="9.419cm"/>
        </style:tab-stops>
      </style:paragraph-properties>
      <style:text-properties fo:language="en" fo:country="GB"/>
    </style:style>
    <style:style style:name="P302" style:family="paragraph" style:parent-style-name="Standard">
      <style:paragraph-properties fo:margin-left="12.7cm" fo:margin-right="0cm" fo:text-align="justify" style:justify-single-word="false" fo:text-indent="-7.62cm" style:auto-text-indent="false">
        <style:tab-stops>
          <style:tab-stop style:position="-1.905cm"/>
          <style:tab-stop style:position="-1.27cm"/>
          <style:tab-stop style:position="0cm"/>
          <style:tab-stop style:position="1.27cm"/>
          <style:tab-stop style:position="2.223cm"/>
          <style:tab-stop style:position="3.016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303" style:family="paragraph" style:parent-style-name="Standard">
      <style:paragraph-properties fo:margin-left="2.223cm" fo:margin-right="0cm" fo:text-align="justify" style:justify-single-word="false" fo:text-indent="-0.953cm" style:auto-text-indent="false">
        <style:tab-stops>
          <style:tab-stop style:position="-1.905cm"/>
          <style:tab-stop style:position="-1.27cm"/>
          <style:tab-stop style:position="0cm"/>
          <style:tab-stop style:position="1.27cm"/>
          <style:tab-stop style:position="2.223cm"/>
          <style:tab-stop style:position="3.016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style>
    <style:style style:name="P304" style:family="paragraph" style:parent-style-name="Standard">
      <style:paragraph-properties fo:margin-left="2.223cm" fo:margin-right="0cm" fo:text-align="justify" style:justify-single-word="false" fo:text-indent="-0.953cm" style:auto-text-indent="false">
        <style:tab-stops>
          <style:tab-stop style:position="-1.905cm"/>
          <style:tab-stop style:position="-1.27cm"/>
          <style:tab-stop style:position="0cm"/>
          <style:tab-stop style:position="1.27cm"/>
          <style:tab-stop style:position="2.223cm"/>
          <style:tab-stop style:position="3.016cm"/>
          <style:tab-stop style:position="3.81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style>
    <style:style style:name="P305" style:family="paragraph" style:parent-style-name="Standard">
      <style:paragraph-properties fo:margin-left="2.223cm" fo:margin-right="0cm" fo:text-align="justify" style:justify-single-word="false" fo:text-indent="-0.953cm" style:auto-text-indent="false">
        <style:tab-stops>
          <style:tab-stop style:position="-1.905cm"/>
          <style:tab-stop style:position="-1.27cm"/>
          <style:tab-stop style:position="0cm"/>
          <style:tab-stop style:position="1.27cm"/>
          <style:tab-stop style:position="2.223cm"/>
          <style:tab-stop style:position="3.016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306" style:family="paragraph" style:parent-style-name="Standard">
      <style:paragraph-properties fo:margin-left="3.81cm" fo:margin-right="0cm" fo:text-align="justify" style:justify-single-word="false" fo:text-indent="-1.588cm" style:auto-text-indent="false">
        <style:tab-stops>
          <style:tab-stop style:position="-1.905cm"/>
          <style:tab-stop style:position="-1.27cm"/>
          <style:tab-stop style:position="0cm"/>
          <style:tab-stop style:position="1.27cm"/>
          <style:tab-stop style:position="2.223cm"/>
          <style:tab-stop style:position="3.016cm"/>
          <style:tab-stop style:position="3.81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style>
    <style:style style:name="P307" style:family="paragraph" style:parent-style-name="Standard">
      <style:paragraph-properties fo:margin-left="0cm" fo:margin-right="0cm" fo:text-align="justify" style:justify-single-word="false" fo:text-indent="3.016cm" style:auto-text-indent="false">
        <style:tab-stops>
          <style:tab-stop style:position="-1.905cm"/>
          <style:tab-stop style:position="-1.27cm"/>
          <style:tab-stop style:position="0cm"/>
          <style:tab-stop style:position="1.27cm"/>
          <style:tab-stop style:position="2.223cm"/>
          <style:tab-stop style:position="3.016cm"/>
          <style:tab-stop style:position="3.81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style>
    <style:style style:name="P308" style:family="paragraph" style:parent-style-name="Standard">
      <style:paragraph-properties fo:margin-left="8.89cm" fo:margin-right="0cm" fo:text-align="justify" style:justify-single-word="false" fo:text-indent="-6.668cm" style:auto-text-indent="false">
        <style:tab-stops>
          <style:tab-stop style:position="-1.905cm"/>
          <style:tab-stop style:position="-1.27cm"/>
          <style:tab-stop style:position="0cm"/>
          <style:tab-stop style:position="1.27cm"/>
          <style:tab-stop style:position="2.223cm"/>
          <style:tab-stop style:position="3.016cm"/>
          <style:tab-stop style:position="3.81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style>
    <style:style style:name="P309" style:family="paragraph" style:parent-style-name="Standard">
      <style:paragraph-properties fo:margin-left="8.89cm" fo:margin-right="0cm" fo:text-align="justify" style:justify-single-word="false" fo:text-indent="-6.668cm" style:auto-text-indent="false">
        <style:tab-stops>
          <style:tab-stop style:position="-1.905cm"/>
          <style:tab-stop style:position="-1.27cm"/>
          <style:tab-stop style:position="0cm"/>
          <style:tab-stop style:position="1.27cm"/>
          <style:tab-stop style:position="2.223cm"/>
          <style:tab-stop style:position="3.016cm"/>
          <style:tab-stop style:position="3.81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310" style:family="paragraph" style:parent-style-name="Standard">
      <style:paragraph-properties fo:margin-left="0cm" fo:margin-right="0cm" fo:text-align="justify" style:justify-single-word="false" fo:text-indent="9.419cm" style:auto-text-indent="false">
        <style:tab-stops>
          <style:tab-stop style:position="-2.54cm"/>
          <style:tab-stop style:position="-1.27cm"/>
          <style:tab-stop style:position="0cm"/>
          <style:tab-stop style:position="1.27cm"/>
          <style:tab-stop style:position="2.54cm"/>
          <style:tab-stop style:position="4.152cm"/>
          <style:tab-stop style:position="5.08cm"/>
          <style:tab-stop style:position="5.652cm"/>
          <style:tab-stop style:position="6.69cm"/>
          <style:tab-stop style:position="7.62cm"/>
          <style:tab-stop style:position="8.89cm"/>
          <style:tab-stop style:position="9.419cm"/>
          <style:tab-stop style:position="10.16cm"/>
          <style:tab-stop style:position="11.43cm"/>
          <style:tab-stop style:position="12.7cm"/>
          <style:tab-stop style:position="13.97cm"/>
          <style:tab-stop style:position="15.24cm"/>
          <style:tab-stop style:position="16.51cm"/>
        </style:tab-stops>
      </style:paragraph-properties>
    </style:style>
    <style:style style:name="P311" style:family="paragraph" style:parent-style-name="Standard">
      <style:paragraph-properties fo:margin-left="8.89cm" fo:margin-right="0cm" fo:text-align="justify" style:justify-single-word="false" fo:text-indent="-6.35cm" style:auto-text-indent="false">
        <style:tab-stops>
          <style:tab-stop style:position="-2.54cm"/>
          <style:tab-stop style:position="-1.27cm"/>
          <style:tab-stop style:position="0cm"/>
          <style:tab-stop style:position="1.27cm"/>
          <style:tab-stop style:position="2.54cm"/>
          <style:tab-stop style:position="4.152cm"/>
          <style:tab-stop style:position="5.08cm"/>
          <style:tab-stop style:position="5.652cm"/>
          <style:tab-stop style:position="6.69cm"/>
          <style:tab-stop style:position="7.823cm"/>
          <style:tab-stop style:position="8.241cm"/>
          <style:tab-stop style:position="8.89cm"/>
          <style:tab-stop style:position="9.419cm"/>
          <style:tab-stop style:position="10.16cm"/>
          <style:tab-stop style:position="11.43cm"/>
          <style:tab-stop style:position="12.7cm"/>
          <style:tab-stop style:position="13.97cm"/>
          <style:tab-stop style:position="15.24cm"/>
          <style:tab-stop style:position="16.51cm"/>
        </style:tab-stops>
      </style:paragraph-properties>
    </style:style>
    <style:style style:name="P312" style:family="paragraph" style:parent-style-name="Standard">
      <style:paragraph-properties fo:margin-left="0cm" fo:margin-right="0cm" fo:text-align="justify" style:justify-single-word="false" fo:text-indent="8.89cm" style:auto-text-indent="false">
        <style:tab-stops>
          <style:tab-stop style:position="-2.54cm"/>
          <style:tab-stop style:position="-1.27cm"/>
          <style:tab-stop style:position="0cm"/>
          <style:tab-stop style:position="1.27cm"/>
          <style:tab-stop style:position="2.54cm"/>
          <style:tab-stop style:position="4.152cm"/>
          <style:tab-stop style:position="5.08cm"/>
          <style:tab-stop style:position="5.652cm"/>
          <style:tab-stop style:position="6.69cm"/>
          <style:tab-stop style:position="7.823cm"/>
          <style:tab-stop style:position="8.241cm"/>
          <style:tab-stop style:position="8.89cm"/>
          <style:tab-stop style:position="9.41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313" style:family="paragraph" style:parent-style-name="Standard">
      <style:paragraph-properties fo:margin-left="8.89cm" fo:margin-right="0cm" fo:text-align="justify" style:justify-single-word="false" fo:text-indent="0cm" style:auto-text-indent="false">
        <style:tab-stops>
          <style:tab-stop style:position="-2.54cm"/>
          <style:tab-stop style:position="-1.27cm"/>
          <style:tab-stop style:position="0cm"/>
          <style:tab-stop style:position="1.27cm"/>
          <style:tab-stop style:position="2.54cm"/>
          <style:tab-stop style:position="4.152cm"/>
          <style:tab-stop style:position="5.08cm"/>
          <style:tab-stop style:position="5.652cm"/>
          <style:tab-stop style:position="6.69cm"/>
          <style:tab-stop style:position="7.823cm"/>
          <style:tab-stop style:position="8.241cm"/>
          <style:tab-stop style:position="8.89cm"/>
          <style:tab-stop style:position="9.419cm"/>
          <style:tab-stop style:position="10.16cm"/>
          <style:tab-stop style:position="11.43cm"/>
          <style:tab-stop style:position="12.7cm"/>
          <style:tab-stop style:position="13.97cm"/>
          <style:tab-stop style:position="15.24cm"/>
          <style:tab-stop style:position="16.51cm"/>
        </style:tab-stops>
      </style:paragraph-properties>
    </style:style>
    <style:style style:name="P314" style:family="paragraph" style:parent-style-name="Standard">
      <style:paragraph-properties fo:margin-left="0cm" fo:margin-right="0cm" fo:text-align="justify" style:justify-single-word="false" fo:text-indent="2.096cm" style:auto-text-indent="false">
        <style:tab-stops>
          <style:tab-stop style:position="-2.54cm"/>
          <style:tab-stop style:position="-1.27cm"/>
          <style:tab-stop style:position="0cm"/>
          <style:tab-stop style:position="1.27cm"/>
          <style:tab-stop style:position="2.096cm"/>
          <style:tab-stop style:position="3.351cm"/>
          <style:tab-stop style:position="3.771cm"/>
          <style:tab-stop style:position="4.191cm"/>
          <style:tab-stop style:position="4.609cm"/>
          <style:tab-stop style:position="5.08cm"/>
          <style:tab-stop style:position="5.652cm"/>
          <style:tab-stop style:position="6.69cm"/>
          <style:tab-stop style:position="7.823cm"/>
          <style:tab-stop style:position="8.241cm"/>
          <style:tab-stop style:position="8.89cm"/>
          <style:tab-stop style:position="9.419cm"/>
          <style:tab-stop style:position="10.16cm"/>
          <style:tab-stop style:position="11.43cm"/>
          <style:tab-stop style:position="12.7cm"/>
          <style:tab-stop style:position="13.97cm"/>
          <style:tab-stop style:position="15.24cm"/>
          <style:tab-stop style:position="16.51cm"/>
        </style:tab-stops>
      </style:paragraph-properties>
    </style:style>
    <style:style style:name="P315" style:family="paragraph" style:parent-style-name="Standard">
      <style:paragraph-properties fo:margin-left="0cm" fo:margin-right="0cm" fo:text-align="justify" style:justify-single-word="false" fo:text-indent="2.096cm" style:auto-text-indent="false">
        <style:tab-stops>
          <style:tab-stop style:position="-1.905cm"/>
          <style:tab-stop style:position="-1.27cm"/>
          <style:tab-stop style:position="0cm"/>
          <style:tab-stop style:position="1.27cm"/>
          <style:tab-stop style:position="2.096cm"/>
          <style:tab-stop style:position="2.858cm"/>
          <style:tab-stop style:position="3.351cm"/>
          <style:tab-stop style:position="3.771cm"/>
          <style:tab-stop style:position="4.191cm"/>
          <style:tab-stop style:position="4.609cm"/>
          <style:tab-stop style:position="5.08cm"/>
          <style:tab-stop style:position="5.652cm"/>
          <style:tab-stop style:position="6.69cm"/>
          <style:tab-stop style:position="7.823cm"/>
          <style:tab-stop style:position="8.241cm"/>
          <style:tab-stop style:position="8.89cm"/>
          <style:tab-stop style:position="9.419cm"/>
        </style:tab-stops>
      </style:paragraph-properties>
    </style:style>
    <style:style style:name="P316" style:family="paragraph" style:parent-style-name="Standard">
      <style:paragraph-properties fo:margin-left="0cm" fo:margin-right="0cm" fo:text-align="justify" style:justify-single-word="false" fo:text-indent="2.096cm" style:auto-text-indent="false">
        <style:tab-stops>
          <style:tab-stop style:position="-1.905cm"/>
          <style:tab-stop style:position="-1.27cm"/>
          <style:tab-stop style:position="0cm"/>
          <style:tab-stop style:position="1.27cm"/>
          <style:tab-stop style:position="2.096cm"/>
          <style:tab-stop style:position="2.858cm"/>
          <style:tab-stop style:position="3.351cm"/>
          <style:tab-stop style:position="3.771cm"/>
          <style:tab-stop style:position="4.191cm"/>
          <style:tab-stop style:position="4.609cm"/>
          <style:tab-stop style:position="5.08cm"/>
          <style:tab-stop style:position="5.652cm"/>
          <style:tab-stop style:position="6.35cm"/>
          <style:tab-stop style:position="6.69cm"/>
          <style:tab-stop style:position="7.823cm"/>
          <style:tab-stop style:position="8.241cm"/>
          <style:tab-stop style:position="8.89cm"/>
          <style:tab-stop style:position="9.419cm"/>
        </style:tab-stops>
      </style:paragraph-properties>
    </style:style>
    <style:style style:name="P317" style:family="paragraph" style:parent-style-name="Standard">
      <style:paragraph-properties fo:margin-left="0cm" fo:margin-right="0cm" fo:text-align="justify" style:justify-single-word="false" fo:text-indent="2.096cm" style:auto-text-indent="false">
        <style:tab-stops>
          <style:tab-stop style:position="-1.905cm"/>
          <style:tab-stop style:position="-1.27cm"/>
          <style:tab-stop style:position="0cm"/>
          <style:tab-stop style:position="1.27cm"/>
          <style:tab-stop style:position="2.096cm"/>
          <style:tab-stop style:position="2.858cm"/>
          <style:tab-stop style:position="3.334cm"/>
          <style:tab-stop style:position="3.771cm"/>
          <style:tab-stop style:position="4.191cm"/>
          <style:tab-stop style:position="4.609cm"/>
          <style:tab-stop style:position="5.08cm"/>
          <style:tab-stop style:position="5.652cm"/>
          <style:tab-stop style:position="6.35cm"/>
          <style:tab-stop style:position="6.69cm"/>
          <style:tab-stop style:position="7.823cm"/>
          <style:tab-stop style:position="8.241cm"/>
          <style:tab-stop style:position="8.89cm"/>
          <style:tab-stop style:position="9.419cm"/>
        </style:tab-stops>
      </style:paragraph-properties>
    </style:style>
    <style:style style:name="P318" style:family="paragraph" style:parent-style-name="Standard">
      <style:paragraph-properties fo:margin-left="0cm" fo:margin-right="0cm" fo:text-align="justify" style:justify-single-word="false" fo:text-indent="2.096cm" style:auto-text-indent="false">
        <style:tab-stops>
          <style:tab-stop style:position="-1.905cm"/>
          <style:tab-stop style:position="-1.27cm"/>
          <style:tab-stop style:position="0cm"/>
          <style:tab-stop style:position="1.27cm"/>
          <style:tab-stop style:position="2.096cm"/>
          <style:tab-stop style:position="3.334cm"/>
          <style:tab-stop style:position="3.771cm"/>
          <style:tab-stop style:position="4.191cm"/>
          <style:tab-stop style:position="5.08cm"/>
          <style:tab-stop style:position="5.652cm"/>
          <style:tab-stop style:position="6.35cm"/>
          <style:tab-stop style:position="6.69cm"/>
          <style:tab-stop style:position="7.823cm"/>
          <style:tab-stop style:position="8.241cm"/>
          <style:tab-stop style:position="8.89cm"/>
          <style:tab-stop style:position="9.419cm"/>
        </style:tab-stops>
      </style:paragraph-properties>
    </style:style>
    <style:style style:name="P319" style:family="paragraph" style:parent-style-name="Standard">
      <style:paragraph-properties fo:margin-left="0cm" fo:margin-right="0cm" fo:text-align="justify" style:justify-single-word="false" fo:text-indent="2.096cm" style:auto-text-indent="false">
        <style:tab-stops>
          <style:tab-stop style:position="-1.905cm"/>
          <style:tab-stop style:position="-1.27cm"/>
          <style:tab-stop style:position="0cm"/>
          <style:tab-stop style:position="1.27cm"/>
          <style:tab-stop style:position="2.096cm"/>
          <style:tab-stop style:position="2.858cm"/>
          <style:tab-stop style:position="3.334cm"/>
          <style:tab-stop style:position="3.771cm"/>
          <style:tab-stop style:position="4.191cm"/>
          <style:tab-stop style:position="4.609cm"/>
          <style:tab-stop style:position="5.08cm"/>
          <style:tab-stop style:position="5.652cm"/>
          <style:tab-stop style:position="6.35cm"/>
          <style:tab-stop style:position="6.69cm"/>
          <style:tab-stop style:position="7.823cm"/>
          <style:tab-stop style:position="8.241cm"/>
          <style:tab-stop style:position="8.89cm"/>
          <style:tab-stop style:position="9.419cm"/>
        </style:tab-stops>
      </style:paragraph-properties>
      <style:text-properties fo:language="en" fo:country="GB" style:text-underline-style="solid" style:text-underline-width="auto" style:text-underline-color="font-color"/>
    </style:style>
    <style:style style:name="P320" style:family="paragraph" style:parent-style-name="Standard" style:master-page-name="Convert_20_3">
      <style:paragraph-properties fo:margin-left="0cm" fo:margin-right="0cm" fo:text-align="justify" style:justify-single-word="false" fo:text-indent="2.096cm" style:auto-text-indent="false" style:page-number="auto">
        <style:tab-stops>
          <style:tab-stop style:position="-1.905cm"/>
          <style:tab-stop style:position="-1.27cm"/>
          <style:tab-stop style:position="0cm"/>
          <style:tab-stop style:position="1.27cm"/>
          <style:tab-stop style:position="2.096cm"/>
          <style:tab-stop style:position="2.858cm"/>
          <style:tab-stop style:position="3.351cm"/>
          <style:tab-stop style:position="3.771cm"/>
          <style:tab-stop style:position="4.191cm"/>
          <style:tab-stop style:position="4.609cm"/>
          <style:tab-stop style:position="5.08cm"/>
          <style:tab-stop style:position="5.652cm"/>
          <style:tab-stop style:position="6.69cm"/>
          <style:tab-stop style:position="7.823cm"/>
          <style:tab-stop style:position="8.241cm"/>
          <style:tab-stop style:position="8.89cm"/>
          <style:tab-stop style:position="9.419cm"/>
        </style:tab-stops>
      </style:paragraph-properties>
    </style:style>
    <style:style style:name="P321" style:family="paragraph" style:parent-style-name="Standard">
      <style:paragraph-properties fo:margin-left="3.351cm" fo:margin-right="0cm" fo:text-align="justify" style:justify-single-word="false" fo:text-indent="0cm" style:auto-text-indent="false">
        <style:tab-stops>
          <style:tab-stop style:position="-2.54cm"/>
          <style:tab-stop style:position="-1.27cm"/>
          <style:tab-stop style:position="0cm"/>
          <style:tab-stop style:position="1.27cm"/>
          <style:tab-stop style:position="2.096cm"/>
          <style:tab-stop style:position="3.351cm"/>
          <style:tab-stop style:position="3.771cm"/>
          <style:tab-stop style:position="4.191cm"/>
          <style:tab-stop style:position="4.609cm"/>
          <style:tab-stop style:position="5.08cm"/>
          <style:tab-stop style:position="5.652cm"/>
          <style:tab-stop style:position="6.69cm"/>
          <style:tab-stop style:position="7.823cm"/>
          <style:tab-stop style:position="8.241cm"/>
          <style:tab-stop style:position="8.89cm"/>
          <style:tab-stop style:position="9.419cm"/>
          <style:tab-stop style:position="10.16cm"/>
          <style:tab-stop style:position="11.43cm"/>
          <style:tab-stop style:position="12.7cm"/>
          <style:tab-stop style:position="13.97cm"/>
          <style:tab-stop style:position="15.24cm"/>
          <style:tab-stop style:position="16.51cm"/>
        </style:tab-stops>
      </style:paragraph-properties>
    </style:style>
    <style:style style:name="P322" style:family="paragraph" style:parent-style-name="Standard">
      <style:paragraph-properties fo:margin-left="3.351cm" fo:margin-right="0cm" fo:text-align="justify" style:justify-single-word="false" fo:text-indent="0cm" style:auto-text-indent="false">
        <style:tab-stops>
          <style:tab-stop style:position="-1.905cm"/>
          <style:tab-stop style:position="-1.27cm"/>
          <style:tab-stop style:position="0cm"/>
          <style:tab-stop style:position="1.27cm"/>
          <style:tab-stop style:position="2.096cm"/>
          <style:tab-stop style:position="2.858cm"/>
          <style:tab-stop style:position="3.351cm"/>
          <style:tab-stop style:position="3.771cm"/>
          <style:tab-stop style:position="4.191cm"/>
          <style:tab-stop style:position="4.609cm"/>
          <style:tab-stop style:position="5.08cm"/>
          <style:tab-stop style:position="5.652cm"/>
          <style:tab-stop style:position="6.69cm"/>
          <style:tab-stop style:position="7.823cm"/>
          <style:tab-stop style:position="8.241cm"/>
          <style:tab-stop style:position="8.89cm"/>
          <style:tab-stop style:position="9.419cm"/>
        </style:tab-stops>
      </style:paragraph-properties>
    </style:style>
    <style:style style:name="P323" style:family="paragraph" style:parent-style-name="Standard">
      <style:paragraph-properties fo:margin-left="3.351cm" fo:margin-right="0cm" fo:text-align="justify" style:justify-single-word="false" fo:text-indent="0cm" style:auto-text-indent="false">
        <style:tab-stops>
          <style:tab-stop style:position="-2.54cm"/>
          <style:tab-stop style:position="-1.27cm"/>
          <style:tab-stop style:position="0cm"/>
          <style:tab-stop style:position="1.27cm"/>
          <style:tab-stop style:position="2.096cm"/>
          <style:tab-stop style:position="3.351cm"/>
          <style:tab-stop style:position="3.771cm"/>
          <style:tab-stop style:position="4.191cm"/>
          <style:tab-stop style:position="4.609cm"/>
          <style:tab-stop style:position="5.08cm"/>
          <style:tab-stop style:position="5.652cm"/>
          <style:tab-stop style:position="6.69cm"/>
          <style:tab-stop style:position="7.823cm"/>
          <style:tab-stop style:position="8.241cm"/>
          <style:tab-stop style:position="8.89cm"/>
          <style:tab-stop style:position="9.41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324" style:family="paragraph" style:parent-style-name="Standard">
      <style:paragraph-properties fo:margin-left="3.351cm" fo:margin-right="0cm" fo:text-align="justify" style:justify-single-word="false" fo:text-indent="0cm" style:auto-text-indent="false">
        <style:tab-stops>
          <style:tab-stop style:position="-1.905cm"/>
          <style:tab-stop style:position="-1.27cm"/>
          <style:tab-stop style:position="0cm"/>
          <style:tab-stop style:position="1.27cm"/>
          <style:tab-stop style:position="2.096cm"/>
          <style:tab-stop style:position="2.858cm"/>
          <style:tab-stop style:position="3.351cm"/>
          <style:tab-stop style:position="3.771cm"/>
          <style:tab-stop style:position="4.191cm"/>
          <style:tab-stop style:position="4.609cm"/>
          <style:tab-stop style:position="5.08cm"/>
          <style:tab-stop style:position="5.652cm"/>
          <style:tab-stop style:position="6.69cm"/>
          <style:tab-stop style:position="7.823cm"/>
          <style:tab-stop style:position="8.241cm"/>
          <style:tab-stop style:position="8.89cm"/>
          <style:tab-stop style:position="9.419cm"/>
        </style:tab-stops>
      </style:paragraph-properties>
      <style:text-properties fo:language="en" fo:country="GB"/>
    </style:style>
    <style:style style:name="P325" style:family="paragraph" style:parent-style-name="Standard">
      <style:paragraph-properties fo:margin-left="3.351cm" fo:margin-right="0cm" fo:text-align="justify" style:justify-single-word="false" fo:text-indent="0cm" style:auto-text-indent="false">
        <style:tab-stops>
          <style:tab-stop style:position="-1.905cm"/>
          <style:tab-stop style:position="-1.27cm"/>
          <style:tab-stop style:position="0cm"/>
          <style:tab-stop style:position="1.27cm"/>
          <style:tab-stop style:position="2.096cm"/>
          <style:tab-stop style:position="2.858cm"/>
          <style:tab-stop style:position="3.351cm"/>
          <style:tab-stop style:position="3.771cm"/>
          <style:tab-stop style:position="4.191cm"/>
          <style:tab-stop style:position="4.609cm"/>
          <style:tab-stop style:position="5.08cm"/>
          <style:tab-stop style:position="5.652cm"/>
          <style:tab-stop style:position="6.35cm"/>
          <style:tab-stop style:position="6.69cm"/>
          <style:tab-stop style:position="7.823cm"/>
          <style:tab-stop style:position="8.241cm"/>
          <style:tab-stop style:position="8.89cm"/>
          <style:tab-stop style:position="9.419cm"/>
        </style:tab-stops>
      </style:paragraph-properties>
      <style:text-properties fo:language="en" fo:country="GB"/>
    </style:style>
    <style:style style:name="P326" style:family="paragraph" style:parent-style-name="Standard">
      <style:paragraph-properties fo:margin-left="3.771cm" fo:margin-right="0cm" fo:text-align="justify" style:justify-single-word="false" fo:text-indent="-0.42cm" style:auto-text-indent="false">
        <style:tab-stops>
          <style:tab-stop style:position="-1.905cm"/>
          <style:tab-stop style:position="-1.27cm"/>
          <style:tab-stop style:position="0cm"/>
          <style:tab-stop style:position="1.27cm"/>
          <style:tab-stop style:position="2.096cm"/>
          <style:tab-stop style:position="2.858cm"/>
          <style:tab-stop style:position="3.351cm"/>
          <style:tab-stop style:position="3.771cm"/>
          <style:tab-stop style:position="4.191cm"/>
          <style:tab-stop style:position="4.609cm"/>
          <style:tab-stop style:position="5.08cm"/>
          <style:tab-stop style:position="5.652cm"/>
          <style:tab-stop style:position="6.69cm"/>
          <style:tab-stop style:position="7.823cm"/>
          <style:tab-stop style:position="8.241cm"/>
          <style:tab-stop style:position="8.89cm"/>
          <style:tab-stop style:position="9.419cm"/>
        </style:tab-stops>
      </style:paragraph-properties>
      <style:text-properties fo:language="en" fo:country="GB"/>
    </style:style>
    <style:style style:name="P327" style:family="paragraph" style:parent-style-name="Standard">
      <style:paragraph-properties fo:margin-left="2.096cm" fo:margin-right="0cm" fo:text-align="justify" style:justify-single-word="false" fo:text-indent="0cm" style:auto-text-indent="false">
        <style:tab-stops>
          <style:tab-stop style:position="-1.905cm"/>
          <style:tab-stop style:position="-1.27cm"/>
          <style:tab-stop style:position="0cm"/>
          <style:tab-stop style:position="1.27cm"/>
          <style:tab-stop style:position="2.096cm"/>
          <style:tab-stop style:position="2.858cm"/>
          <style:tab-stop style:position="3.351cm"/>
          <style:tab-stop style:position="3.771cm"/>
          <style:tab-stop style:position="4.191cm"/>
          <style:tab-stop style:position="4.609cm"/>
          <style:tab-stop style:position="5.08cm"/>
          <style:tab-stop style:position="5.652cm"/>
          <style:tab-stop style:position="6.69cm"/>
          <style:tab-stop style:position="7.823cm"/>
          <style:tab-stop style:position="8.241cm"/>
          <style:tab-stop style:position="8.89cm"/>
          <style:tab-stop style:position="9.419cm"/>
        </style:tab-stops>
      </style:paragraph-properties>
    </style:style>
    <style:style style:name="P328" style:family="paragraph" style:parent-style-name="Standard">
      <style:paragraph-properties fo:margin-left="2.096cm" fo:margin-right="0cm" fo:text-align="justify" style:justify-single-word="false" fo:text-indent="0cm" style:auto-text-indent="false">
        <style:tab-stops>
          <style:tab-stop style:position="-1.905cm"/>
          <style:tab-stop style:position="-1.27cm"/>
          <style:tab-stop style:position="0cm"/>
          <style:tab-stop style:position="1.27cm"/>
          <style:tab-stop style:position="2.096cm"/>
          <style:tab-stop style:position="2.858cm"/>
          <style:tab-stop style:position="3.351cm"/>
          <style:tab-stop style:position="3.771cm"/>
          <style:tab-stop style:position="4.191cm"/>
          <style:tab-stop style:position="4.609cm"/>
          <style:tab-stop style:position="5.08cm"/>
          <style:tab-stop style:position="5.652cm"/>
          <style:tab-stop style:position="6.69cm"/>
          <style:tab-stop style:position="7.823cm"/>
          <style:tab-stop style:position="8.241cm"/>
          <style:tab-stop style:position="8.89cm"/>
          <style:tab-stop style:position="9.419cm"/>
        </style:tab-stops>
      </style:paragraph-properties>
      <style:text-properties fo:language="en" fo:country="GB"/>
    </style:style>
    <style:style style:name="P329" style:family="paragraph" style:parent-style-name="Standard">
      <style:paragraph-properties fo:margin-left="1.27cm" fo:margin-right="0cm" fo:text-align="justify" style:justify-single-word="false" fo:text-indent="0.826cm" style:auto-text-indent="false"/>
    </style:style>
    <style:style style:name="P330" style:family="paragraph" style:parent-style-name="Standard">
      <style:paragraph-properties fo:margin-left="1.27cm" fo:margin-right="0cm" fo:text-align="justify" style:justify-single-word="false" fo:text-indent="0.826cm" style:auto-text-indent="false">
        <style:tab-stops>
          <style:tab-stop style:position="-1.905cm"/>
          <style:tab-stop style:position="-1.27cm"/>
          <style:tab-stop style:position="0cm"/>
          <style:tab-stop style:position="1.27cm"/>
          <style:tab-stop style:position="2.096cm"/>
          <style:tab-stop style:position="2.858cm"/>
          <style:tab-stop style:position="3.351cm"/>
          <style:tab-stop style:position="3.771cm"/>
          <style:tab-stop style:position="4.191cm"/>
          <style:tab-stop style:position="4.609cm"/>
          <style:tab-stop style:position="5.08cm"/>
          <style:tab-stop style:position="5.652cm"/>
          <style:tab-stop style:position="6.69cm"/>
          <style:tab-stop style:position="7.823cm"/>
          <style:tab-stop style:position="8.241cm"/>
          <style:tab-stop style:position="8.89cm"/>
          <style:tab-stop style:position="9.419cm"/>
        </style:tab-stops>
      </style:paragraph-properties>
    </style:style>
    <style:style style:name="P331" style:family="paragraph" style:parent-style-name="Standard">
      <style:paragraph-properties fo:margin-left="1.27cm" fo:margin-right="0cm" fo:text-align="justify" style:justify-single-word="false" fo:text-indent="0.826cm" style:auto-text-indent="false">
        <style:tab-stops>
          <style:tab-stop style:position="-1.905cm"/>
          <style:tab-stop style:position="-1.27cm"/>
          <style:tab-stop style:position="0cm"/>
          <style:tab-stop style:position="1.27cm"/>
          <style:tab-stop style:position="2.096cm"/>
          <style:tab-stop style:position="2.858cm"/>
          <style:tab-stop style:position="3.351cm"/>
          <style:tab-stop style:position="3.771cm"/>
          <style:tab-stop style:position="4.191cm"/>
          <style:tab-stop style:position="4.609cm"/>
          <style:tab-stop style:position="5.08cm"/>
          <style:tab-stop style:position="5.652cm"/>
          <style:tab-stop style:position="6.69cm"/>
          <style:tab-stop style:position="7.823cm"/>
          <style:tab-stop style:position="8.241cm"/>
          <style:tab-stop style:position="8.89cm"/>
          <style:tab-stop style:position="9.419cm"/>
        </style:tab-stops>
      </style:paragraph-properties>
      <style:text-properties fo:language="en" fo:country="GB"/>
    </style:style>
    <style:style style:name="P332" style:family="paragraph" style:parent-style-name="Standard">
      <style:paragraph-properties fo:margin-left="5.08cm" fo:margin-right="0cm" fo:text-align="justify" style:justify-single-word="false" fo:text-indent="-1.27cm" style:auto-text-indent="false"/>
    </style:style>
    <style:style style:name="P333" style:family="paragraph" style:parent-style-name="Standard">
      <style:paragraph-properties fo:margin-left="5.08cm" fo:margin-right="0cm" fo:text-align="justify" style:justify-single-word="false" fo:keep-together="always" fo:text-indent="-1.27cm" style:auto-text-indent="false" fo:keep-with-next="always"/>
    </style:style>
    <style:style style:name="P334" style:family="paragraph" style:parent-style-name="Standard">
      <style:paragraph-properties fo:margin-left="2.54cm" fo:margin-right="0cm" fo:text-indent="-2.54cm" style:auto-text-indent="false"/>
    </style:style>
    <style:style style:name="P335" style:family="paragraph" style:parent-style-name="Standard">
      <style:paragraph-properties fo:margin-left="2.54cm" fo:margin-right="0cm" fo:text-align="justify" style:justify-single-word="false" fo:text-indent="-2.54cm" style:auto-text-indent="false"/>
    </style:style>
    <style:style style:name="P336" style:family="paragraph" style:parent-style-name="Standard">
      <style:paragraph-properties fo:margin-left="2.54cm" fo:margin-right="0cm" fo:text-align="justify" style:justify-single-word="false" fo:text-indent="-2.54cm" style:auto-text-indent="false">
        <style:tab-stops>
          <style:tab-stop style:position="0cm"/>
          <style:tab-stop style:position="1.251cm"/>
        </style:tab-stops>
      </style:paragraph-properties>
    </style:style>
    <style:style style:name="P337" style:family="paragraph" style:parent-style-name="Standard">
      <style:paragraph-properties fo:margin-left="2.54cm" fo:margin-right="0cm" fo:text-align="justify" style:justify-single-word="false" fo:text-indent="-2.54cm" style:auto-text-indent="false">
        <style:tab-stops>
          <style:tab-stop style:position="0cm"/>
        </style:tab-stops>
      </style:paragraph-properties>
    </style:style>
    <style:style style:name="P338" style:family="paragraph" style:parent-style-name="Standard">
      <style:paragraph-properties fo:margin-left="2.54cm" fo:margin-right="0cm" fo:text-align="justify" style:justify-single-word="false" fo:text-indent="-2.54cm" style:auto-text-indent="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style>
    <style:style style:name="P339" style:family="paragraph" style:parent-style-name="Standard">
      <style:paragraph-properties fo:margin-left="2.54cm" fo:margin-right="0cm" fo:text-align="justify" style:justify-single-word="false" fo:text-indent="-2.54cm" style:auto-text-indent="false">
        <style:tab-stops>
          <style:tab-stop style:position="0cm"/>
        </style:tab-stops>
      </style:paragraph-properties>
      <style:text-properties fo:color="#000000"/>
    </style:style>
    <style:style style:name="P340" style:family="paragraph" style:parent-style-name="Standard">
      <style:paragraph-properties fo:margin-left="2.54cm" fo:margin-right="0cm" fo:text-align="justify" style:justify-single-word="false" fo:text-indent="-2.54cm" style:auto-text-indent="false">
        <style:tab-stops>
          <style:tab-stop style:position="2.54cm"/>
        </style:tab-stops>
      </style:paragraph-properties>
      <style:text-properties fo:language="en" fo:country="GB" fo:font-weight="bold" style:font-weight-asian="bold"/>
    </style:style>
    <style:style style:name="P341" style:family="paragraph" style:parent-style-name="Standard">
      <style:paragraph-properties fo:margin-left="2.54cm" fo:margin-right="0cm" fo:text-indent="-2.54cm" style:auto-text-indent="false"/>
      <style:text-properties fo:language="en" fo:country="GB"/>
    </style:style>
    <style:style style:name="P342" style:family="paragraph" style:parent-style-name="Standard">
      <style:paragraph-properties fo:margin-left="2.54cm" fo:margin-right="0cm" fo:text-align="justify" style:justify-single-word="false" fo:text-indent="-2.54cm" style:auto-text-indent="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language="en" fo:country="GB"/>
    </style:style>
    <style:style style:name="P343" style:family="paragraph" style:parent-style-name="Standard">
      <style:paragraph-properties fo:margin-left="2.54cm" fo:margin-right="0cm" fo:text-align="justify" style:justify-single-word="false" fo:text-indent="-2.54cm" style:auto-text-indent="false">
        <style:tab-stops>
          <style:tab-stop style:position="2.54cm"/>
        </style:tab-stops>
      </style:paragraph-properties>
      <style:text-properties fo:language="en" fo:country="GB"/>
    </style:style>
    <style:style style:name="P344" style:family="paragraph" style:parent-style-name="Standard">
      <style:paragraph-properties fo:margin-left="2.54cm" fo:margin-right="0cm" fo:keep-together="always" fo:text-indent="-2.54cm" style:auto-text-indent="false" fo:keep-with-next="always"/>
    </style:style>
    <style:style style:name="P345" style:family="paragraph" style:parent-style-name="Standard">
      <style:paragraph-properties fo:margin-left="5.08cm" fo:margin-right="0cm" fo:text-align="justify" style:justify-single-word="false" fo:text-indent="0cm" style:auto-text-indent="false">
        <style:tab-stops>
          <style:tab-stop style:position="5.08cm"/>
        </style:tab-stops>
      </style:paragraph-properties>
    </style:style>
    <style:style style:name="P346" style:family="paragraph" style:parent-style-name="Standard">
      <style:paragraph-properties fo:margin-left="3.81cm" fo:margin-right="0cm" fo:text-indent="1.27cm" style:auto-text-indent="false"/>
    </style:style>
    <style:style style:name="P347" style:family="paragraph" style:parent-style-name="Standard">
      <style:paragraph-properties fo:margin-left="3.81cm" fo:margin-right="0cm" fo:keep-together="always" fo:text-indent="1.27cm" style:auto-text-indent="false" fo:keep-with-next="always"/>
    </style:style>
    <style:style style:name="P348" style:family="paragraph" style:parent-style-name="Standard">
      <style:paragraph-properties fo:margin-left="6.35cm" fo:margin-right="0cm" fo:text-align="justify" style:justify-single-word="false" fo:orphans="2" fo:widows="2" fo:text-indent="-3.81cm" style:auto-text-indent="false">
        <style:tab-stops>
          <style:tab-stop style:position="-1.905cm"/>
          <style:tab-stop style:position="-1.27cm"/>
          <style:tab-stop style:position="0cm"/>
          <style:tab-stop style:position="1.27cm"/>
          <style:tab-stop style:position="2.54cm"/>
          <style:tab-stop style:position="5.08cm"/>
          <style:tab-stop style:position="6.35cm"/>
        </style:tab-stops>
      </style:paragraph-properties>
    </style:style>
    <style:style style:name="P349" style:family="paragraph" style:parent-style-name="Standard" style:list-style-name="WW8Num34">
      <style:paragraph-properties fo:margin-left="4.445cm" fo:margin-right="0cm" fo:text-align="justify" style:justify-single-word="false" fo:orphans="2" fo:widows="2" fo:text-indent="-2.381cm" style:auto-text-indent="false">
        <style:tab-stops>
          <style:tab-stop style:position="-1.905cm"/>
          <style:tab-stop style:position="-1.27cm"/>
          <style:tab-stop style:position="0cm"/>
          <style:tab-stop style:position="1.27cm"/>
          <style:tab-stop style:position="2.54cm"/>
          <style:tab-stop style:position="3.334cm"/>
          <style:tab-stop style:position="5.08cm"/>
          <style:tab-stop style:position="7.62cm"/>
        </style:tab-stops>
      </style:paragraph-properties>
    </style:style>
    <style:style style:name="P350" style:family="paragraph" style:parent-style-name="Standard" style:list-style-name="WW8Num34">
      <style:paragraph-properties fo:margin-left="5.08cm" fo:margin-right="0cm" fo:text-align="justify" style:justify-single-word="false" fo:orphans="2" fo:widows="2" fo:text-indent="-1.746cm" style:auto-text-indent="false">
        <style:tab-stops>
          <style:tab-stop style:position="-1.905cm"/>
          <style:tab-stop style:position="-1.27cm"/>
          <style:tab-stop style:position="0cm"/>
          <style:tab-stop style:position="1.27cm"/>
          <style:tab-stop style:position="2.54cm"/>
          <style:tab-stop style:position="4.128cm"/>
          <style:tab-stop style:position="5.398cm"/>
          <style:tab-stop style:position="6.191cm"/>
        </style:tab-stops>
      </style:paragraph-properties>
    </style:style>
    <style:style style:name="P351" style:family="paragraph" style:parent-style-name="Standard">
      <style:paragraph-properties fo:margin-left="5.08cm" fo:margin-right="0cm" fo:text-align="justify" style:justify-single-word="false" fo:text-indent="-1.746cm" style:auto-text-indent="false">
        <style:tab-stops>
          <style:tab-stop style:position="-1.905cm"/>
          <style:tab-stop style:position="-1.27cm"/>
          <style:tab-stop style:position="0cm"/>
          <style:tab-stop style:position="1.27cm"/>
          <style:tab-stop style:position="2.096cm"/>
          <style:tab-stop style:position="2.858cm"/>
          <style:tab-stop style:position="3.334cm"/>
          <style:tab-stop style:position="3.771cm"/>
          <style:tab-stop style:position="4.191cm"/>
          <style:tab-stop style:position="5.08cm"/>
          <style:tab-stop style:position="5.652cm"/>
          <style:tab-stop style:position="6.35cm"/>
          <style:tab-stop style:position="6.69cm"/>
          <style:tab-stop style:position="7.823cm"/>
          <style:tab-stop style:position="8.241cm"/>
          <style:tab-stop style:position="8.89cm"/>
          <style:tab-stop style:position="9.419cm"/>
        </style:tab-stops>
      </style:paragraph-properties>
    </style:style>
    <style:style style:name="P352" style:family="paragraph" style:parent-style-name="Standard">
      <style:paragraph-properties fo:margin-left="5.08cm" fo:margin-right="0cm" fo:text-align="justify" style:justify-single-word="false" fo:text-indent="-1.746cm" style:auto-text-indent="false">
        <style:tab-stops>
          <style:tab-stop style:position="-1.905cm"/>
          <style:tab-stop style:position="-1.27cm"/>
          <style:tab-stop style:position="0cm"/>
          <style:tab-stop style:position="1.27cm"/>
          <style:tab-stop style:position="2.096cm"/>
          <style:tab-stop style:position="3.334cm"/>
          <style:tab-stop style:position="3.771cm"/>
          <style:tab-stop style:position="4.191cm"/>
          <style:tab-stop style:position="5.08cm"/>
          <style:tab-stop style:position="5.652cm"/>
          <style:tab-stop style:position="6.35cm"/>
          <style:tab-stop style:position="6.69cm"/>
          <style:tab-stop style:position="7.823cm"/>
          <style:tab-stop style:position="8.241cm"/>
          <style:tab-stop style:position="8.89cm"/>
          <style:tab-stop style:position="9.419cm"/>
        </style:tab-stops>
      </style:paragraph-properties>
    </style:style>
    <style:style style:name="P353" style:family="paragraph" style:parent-style-name="Standard" style:list-style-name="WW8Num22">
      <style:paragraph-properties fo:margin-left="7.461cm" fo:margin-right="0cm" fo:text-align="justify" style:justify-single-word="false" fo:orphans="2" fo:widows="2" fo:text-indent="-1.111cm" style:auto-text-indent="false">
        <style:tab-stops>
          <style:tab-stop style:position="-1.905cm"/>
          <style:tab-stop style:position="-1.27cm"/>
          <style:tab-stop style:position="0cm"/>
          <style:tab-stop style:position="1.27cm"/>
          <style:tab-stop style:position="2.54cm"/>
          <style:tab-stop style:position="4.128cm"/>
          <style:tab-stop style:position="5.398cm"/>
          <style:tab-stop style:position="7.461cm"/>
        </style:tab-stops>
      </style:paragraph-properties>
    </style:style>
    <style:style style:name="P354" style:family="paragraph" style:parent-style-name="Standard">
      <style:paragraph-properties fo:margin-left="7.461cm" fo:margin-right="0cm" fo:text-align="justify" style:justify-single-word="false" fo:orphans="2" fo:widows="2" fo:text-indent="-1.111cm" style:auto-text-indent="false">
        <style:tab-stops>
          <style:tab-stop style:position="-1.905cm"/>
          <style:tab-stop style:position="-1.27cm"/>
          <style:tab-stop style:position="0cm"/>
          <style:tab-stop style:position="1.27cm"/>
          <style:tab-stop style:position="2.54cm"/>
          <style:tab-stop style:position="4.128cm"/>
          <style:tab-stop style:position="5.398cm"/>
          <style:tab-stop style:position="7.461cm"/>
        </style:tab-stops>
      </style:paragraph-properties>
      <style:text-properties fo:language="en" fo:country="GB"/>
    </style:style>
    <style:style style:name="P355" style:family="paragraph" style:parent-style-name="Standard" style:list-style-name="WW8Num22">
      <style:paragraph-properties fo:margin-left="7.461cm" fo:margin-right="0cm" fo:text-align="justify" style:justify-single-word="false" fo:orphans="2" fo:widows="2" fo:text-indent="-1.111cm" style:auto-text-indent="false">
        <style:tab-stops>
          <style:tab-stop style:position="-1.905cm"/>
          <style:tab-stop style:position="-1.27cm"/>
          <style:tab-stop style:position="0cm"/>
          <style:tab-stop style:position="1.27cm"/>
          <style:tab-stop style:position="2.54cm"/>
          <style:tab-stop style:position="4.128cm"/>
          <style:tab-stop style:position="5.398cm"/>
          <style:tab-stop style:position="7.461cm"/>
        </style:tab-stops>
      </style:paragraph-properties>
      <style:text-properties fo:language="en" fo:country="GB"/>
    </style:style>
    <style:style style:name="P356" style:family="paragraph" style:parent-style-name="Standard">
      <style:paragraph-properties fo:margin-left="7.461cm" fo:margin-right="0cm" fo:text-align="justify" style:justify-single-word="false" fo:orphans="2" fo:widows="2" fo:text-indent="0cm" style:auto-text-indent="false">
        <style:tab-stops>
          <style:tab-stop style:position="-1.905cm"/>
          <style:tab-stop style:position="-1.27cm"/>
          <style:tab-stop style:position="0cm"/>
          <style:tab-stop style:position="1.27cm"/>
          <style:tab-stop style:position="2.54cm"/>
          <style:tab-stop style:position="4.128cm"/>
          <style:tab-stop style:position="5.398cm"/>
        </style:tab-stops>
      </style:paragraph-properties>
      <style:text-properties fo:language="en" fo:country="GB"/>
    </style:style>
    <style:style style:name="P357" style:family="paragraph" style:parent-style-name="Standard">
      <style:paragraph-properties fo:margin-left="6.35cm" fo:margin-right="0cm" fo:text-align="justify" style:justify-single-word="false" fo:orphans="2" fo:widows="2" fo:text-indent="0cm" style:auto-text-indent="false">
        <style:tab-stops>
          <style:tab-stop style:position="-1.905cm"/>
          <style:tab-stop style:position="-1.27cm"/>
          <style:tab-stop style:position="0cm"/>
          <style:tab-stop style:position="1.27cm"/>
          <style:tab-stop style:position="2.54cm"/>
          <style:tab-stop style:position="4.128cm"/>
          <style:tab-stop style:position="5.398cm"/>
        </style:tab-stops>
      </style:paragraph-properties>
    </style:style>
    <style:style style:name="P358" style:family="paragraph" style:parent-style-name="Standard">
      <style:paragraph-properties fo:margin-left="6.35cm" fo:margin-right="0cm" fo:text-align="justify" style:justify-single-word="false" fo:orphans="2" fo:widows="2" fo:text-indent="0cm" style:auto-text-indent="false">
        <style:tab-stops>
          <style:tab-stop style:position="-1.905cm"/>
          <style:tab-stop style:position="-1.27cm"/>
          <style:tab-stop style:position="0cm"/>
          <style:tab-stop style:position="1.27cm"/>
          <style:tab-stop style:position="2.54cm"/>
          <style:tab-stop style:position="4.128cm"/>
          <style:tab-stop style:position="5.398cm"/>
          <style:tab-stop style:position="6.826cm"/>
          <style:tab-stop style:position="7.938cm"/>
        </style:tab-stops>
      </style:paragraph-properties>
    </style:style>
    <style:style style:name="P359" style:family="paragraph" style:parent-style-name="Standard">
      <style:paragraph-properties fo:margin-left="6.668cm" fo:margin-right="0cm" fo:text-align="justify" style:justify-single-word="false" fo:orphans="2" fo:widows="2" fo:text-indent="0cm" style:auto-text-indent="false">
        <style:tab-stops>
          <style:tab-stop style:position="-1.905cm"/>
          <style:tab-stop style:position="-1.27cm"/>
          <style:tab-stop style:position="0cm"/>
          <style:tab-stop style:position="1.27cm"/>
          <style:tab-stop style:position="2.54cm"/>
          <style:tab-stop style:position="4.128cm"/>
          <style:tab-stop style:position="5.398cm"/>
        </style:tab-stops>
      </style:paragraph-properties>
      <style:text-properties fo:language="en" fo:country="GB"/>
    </style:style>
    <style:style style:name="P360" style:family="paragraph" style:parent-style-name="Standard">
      <style:paragraph-properties fo:margin-left="6.668cm" fo:margin-right="0cm" fo:text-align="justify" style:justify-single-word="false" fo:orphans="2" fo:widows="2" fo:text-indent="0cm" style:auto-text-indent="false">
        <style:tab-stops>
          <style:tab-stop style:position="-1.905cm"/>
          <style:tab-stop style:position="-1.27cm"/>
          <style:tab-stop style:position="0cm"/>
          <style:tab-stop style:position="1.27cm"/>
          <style:tab-stop style:position="2.54cm"/>
          <style:tab-stop style:position="4.128cm"/>
          <style:tab-stop style:position="5.398cm"/>
          <style:tab-stop style:position="6.826cm"/>
          <style:tab-stop style:position="7.938cm"/>
        </style:tab-stops>
      </style:paragraph-properties>
      <style:text-properties fo:language="en" fo:country="GB"/>
    </style:style>
    <style:style style:name="P361" style:family="paragraph" style:parent-style-name="Standard" style:list-style-name="WW8Num22">
      <style:paragraph-properties fo:margin-left="7.938cm" fo:margin-right="0cm" fo:text-align="justify" style:justify-single-word="false" fo:orphans="2" fo:widows="2" fo:text-indent="-1.588cm" style:auto-text-indent="false">
        <style:tab-stops>
          <style:tab-stop style:position="-1.905cm"/>
          <style:tab-stop style:position="-1.27cm"/>
          <style:tab-stop style:position="0cm"/>
          <style:tab-stop style:position="1.27cm"/>
          <style:tab-stop style:position="2.54cm"/>
          <style:tab-stop style:position="4.128cm"/>
          <style:tab-stop style:position="5.398cm"/>
          <style:tab-stop style:position="7.461cm"/>
        </style:tab-stops>
      </style:paragraph-properties>
      <style:text-properties fo:language="en" fo:country="GB"/>
    </style:style>
    <style:style style:name="P362" style:family="paragraph" style:parent-style-name="Standard" style:list-style-name="WW8Num34">
      <style:paragraph-properties fo:margin-left="5.398cm" fo:margin-right="0cm" fo:text-align="justify" style:justify-single-word="false" fo:orphans="2" fo:widows="2" fo:text-indent="-1.588cm" style:auto-text-indent="false">
        <style:tab-stops>
          <style:tab-stop style:position="-1.905cm"/>
          <style:tab-stop style:position="-1.27cm"/>
          <style:tab-stop style:position="0cm"/>
          <style:tab-stop style:position="1.27cm"/>
          <style:tab-stop style:position="2.54cm"/>
          <style:tab-stop style:position="4.128cm"/>
          <style:tab-stop style:position="5.398cm"/>
          <style:tab-stop style:position="6.191cm"/>
        </style:tab-stops>
      </style:paragraph-properties>
    </style:style>
    <style:style style:name="P363" style:family="paragraph" style:parent-style-name="Standard">
      <style:paragraph-properties fo:margin-left="5.398cm" fo:margin-right="0cm" fo:text-align="justify" style:justify-single-word="false" fo:orphans="2" fo:widows="2" fo:text-indent="-5.398cm" style:auto-text-indent="false">
        <style:tab-stops>
          <style:tab-stop style:position="-1.905cm"/>
          <style:tab-stop style:position="-1.27cm"/>
          <style:tab-stop style:position="0cm"/>
          <style:tab-stop style:position="1.27cm"/>
          <style:tab-stop style:position="2.54cm"/>
          <style:tab-stop style:position="3.81cm"/>
          <style:tab-stop style:position="5.398cm"/>
        </style:tab-stops>
      </style:paragraph-properties>
    </style:style>
    <style:style style:name="P364" style:family="paragraph" style:parent-style-name="Standard">
      <style:paragraph-properties fo:margin-left="3.771cm" fo:margin-right="0cm" fo:text-align="justify" style:justify-single-word="false" fo:text-indent="0cm" style:auto-text-indent="false">
        <style:tab-stops>
          <style:tab-stop style:position="-1.905cm"/>
          <style:tab-stop style:position="-1.27cm"/>
          <style:tab-stop style:position="0cm"/>
          <style:tab-stop style:position="1.27cm"/>
          <style:tab-stop style:position="2.096cm"/>
          <style:tab-stop style:position="2.858cm"/>
          <style:tab-stop style:position="3.351cm"/>
          <style:tab-stop style:position="3.771cm"/>
          <style:tab-stop style:position="4.191cm"/>
          <style:tab-stop style:position="4.609cm"/>
          <style:tab-stop style:position="5.08cm"/>
          <style:tab-stop style:position="5.652cm"/>
          <style:tab-stop style:position="6.69cm"/>
          <style:tab-stop style:position="7.823cm"/>
          <style:tab-stop style:position="8.241cm"/>
          <style:tab-stop style:position="8.89cm"/>
          <style:tab-stop style:position="9.419cm"/>
        </style:tab-stops>
      </style:paragraph-properties>
    </style:style>
    <style:style style:name="P365" style:family="paragraph" style:parent-style-name="Standard">
      <style:paragraph-properties fo:margin-left="3.771cm" fo:margin-right="0cm" fo:text-align="justify" style:justify-single-word="false" fo:text-indent="0cm" style:auto-text-indent="false">
        <style:tab-stops>
          <style:tab-stop style:position="-1.905cm"/>
          <style:tab-stop style:position="-1.27cm"/>
          <style:tab-stop style:position="0cm"/>
          <style:tab-stop style:position="1.27cm"/>
          <style:tab-stop style:position="2.096cm"/>
          <style:tab-stop style:position="2.858cm"/>
          <style:tab-stop style:position="3.351cm"/>
          <style:tab-stop style:position="3.771cm"/>
          <style:tab-stop style:position="4.191cm"/>
          <style:tab-stop style:position="4.609cm"/>
          <style:tab-stop style:position="5.08cm"/>
          <style:tab-stop style:position="5.652cm"/>
          <style:tab-stop style:position="6.69cm"/>
          <style:tab-stop style:position="7.823cm"/>
          <style:tab-stop style:position="8.241cm"/>
          <style:tab-stop style:position="8.89cm"/>
          <style:tab-stop style:position="9.419cm"/>
        </style:tab-stops>
      </style:paragraph-properties>
      <style:text-properties fo:language="en" fo:country="GB"/>
    </style:style>
    <style:style style:name="P366" style:family="paragraph" style:parent-style-name="Standard">
      <style:paragraph-properties fo:margin-left="4.191cm" fo:margin-right="0cm" fo:text-align="justify" style:justify-single-word="false" fo:text-indent="-0.42cm" style:auto-text-indent="false">
        <style:tab-stops>
          <style:tab-stop style:position="-1.905cm"/>
          <style:tab-stop style:position="-1.27cm"/>
          <style:tab-stop style:position="0cm"/>
          <style:tab-stop style:position="1.27cm"/>
          <style:tab-stop style:position="2.096cm"/>
          <style:tab-stop style:position="2.858cm"/>
          <style:tab-stop style:position="3.351cm"/>
          <style:tab-stop style:position="3.771cm"/>
          <style:tab-stop style:position="4.191cm"/>
          <style:tab-stop style:position="4.609cm"/>
          <style:tab-stop style:position="5.08cm"/>
          <style:tab-stop style:position="5.652cm"/>
          <style:tab-stop style:position="6.69cm"/>
          <style:tab-stop style:position="7.823cm"/>
          <style:tab-stop style:position="8.241cm"/>
          <style:tab-stop style:position="8.89cm"/>
          <style:tab-stop style:position="9.419cm"/>
        </style:tab-stops>
      </style:paragraph-properties>
    </style:style>
    <style:style style:name="P367" style:family="paragraph" style:parent-style-name="Standard">
      <style:paragraph-properties fo:margin-left="4.191cm" fo:margin-right="0cm" fo:text-align="justify" style:justify-single-word="false" fo:text-indent="-0.84cm" style:auto-text-indent="false">
        <style:tab-stops>
          <style:tab-stop style:position="-1.905cm"/>
          <style:tab-stop style:position="-1.27cm"/>
          <style:tab-stop style:position="0cm"/>
          <style:tab-stop style:position="1.27cm"/>
          <style:tab-stop style:position="2.096cm"/>
          <style:tab-stop style:position="2.858cm"/>
          <style:tab-stop style:position="3.351cm"/>
          <style:tab-stop style:position="3.771cm"/>
          <style:tab-stop style:position="4.191cm"/>
          <style:tab-stop style:position="4.609cm"/>
          <style:tab-stop style:position="5.08cm"/>
          <style:tab-stop style:position="5.652cm"/>
          <style:tab-stop style:position="6.35cm"/>
          <style:tab-stop style:position="6.69cm"/>
          <style:tab-stop style:position="7.823cm"/>
          <style:tab-stop style:position="8.241cm"/>
          <style:tab-stop style:position="8.89cm"/>
          <style:tab-stop style:position="9.419cm"/>
        </style:tab-stops>
      </style:paragraph-properties>
      <style:text-properties fo:language="en" fo:country="GB"/>
    </style:style>
    <style:style style:name="P368" style:family="paragraph" style:parent-style-name="Standard">
      <style:paragraph-properties fo:margin-left="0cm" fo:margin-right="0cm" fo:text-align="justify" style:justify-single-word="false" fo:text-indent="3.351cm" style:auto-text-indent="false">
        <style:tab-stops>
          <style:tab-stop style:position="-1.905cm"/>
          <style:tab-stop style:position="-1.27cm"/>
          <style:tab-stop style:position="0cm"/>
          <style:tab-stop style:position="1.27cm"/>
          <style:tab-stop style:position="2.096cm"/>
          <style:tab-stop style:position="2.858cm"/>
          <style:tab-stop style:position="3.351cm"/>
          <style:tab-stop style:position="3.771cm"/>
          <style:tab-stop style:position="4.191cm"/>
          <style:tab-stop style:position="4.609cm"/>
          <style:tab-stop style:position="5.08cm"/>
          <style:tab-stop style:position="5.652cm"/>
          <style:tab-stop style:position="6.35cm"/>
          <style:tab-stop style:position="6.69cm"/>
          <style:tab-stop style:position="7.823cm"/>
          <style:tab-stop style:position="8.241cm"/>
          <style:tab-stop style:position="8.89cm"/>
          <style:tab-stop style:position="9.419cm"/>
        </style:tab-stops>
      </style:paragraph-properties>
      <style:text-properties fo:language="en" fo:country="GB"/>
    </style:style>
    <style:style style:name="P369" style:family="paragraph" style:parent-style-name="Standard">
      <style:paragraph-properties fo:margin-left="5.08cm" fo:margin-right="0cm" fo:text-indent="-0.889cm" style:auto-text-indent="false"/>
    </style:style>
    <style:style style:name="P370" style:family="paragraph" style:parent-style-name="Standard">
      <style:paragraph-properties fo:margin-left="5.08cm" fo:margin-right="0cm" fo:text-align="justify" style:justify-single-word="false" fo:text-indent="-0.889cm" style:auto-text-indent="false">
        <style:tab-stops>
          <style:tab-stop style:position="-1.905cm"/>
          <style:tab-stop style:position="-1.27cm"/>
          <style:tab-stop style:position="0cm"/>
          <style:tab-stop style:position="1.27cm"/>
          <style:tab-stop style:position="2.096cm"/>
          <style:tab-stop style:position="2.858cm"/>
          <style:tab-stop style:position="3.351cm"/>
          <style:tab-stop style:position="3.771cm"/>
          <style:tab-stop style:position="4.191cm"/>
          <style:tab-stop style:position="4.609cm"/>
          <style:tab-stop style:position="5.08cm"/>
          <style:tab-stop style:position="5.652cm"/>
          <style:tab-stop style:position="6.35cm"/>
          <style:tab-stop style:position="6.69cm"/>
          <style:tab-stop style:position="7.823cm"/>
          <style:tab-stop style:position="8.241cm"/>
          <style:tab-stop style:position="8.89cm"/>
          <style:tab-stop style:position="9.419cm"/>
        </style:tab-stops>
      </style:paragraph-properties>
    </style:style>
    <style:style style:name="P371" style:family="paragraph" style:parent-style-name="Standard">
      <style:paragraph-properties fo:margin-left="5.08cm" fo:margin-right="0cm" fo:text-align="justify" style:justify-single-word="false" fo:text-indent="-0.889cm" style:auto-text-indent="false">
        <style:tab-stops>
          <style:tab-stop style:position="-1.905cm"/>
          <style:tab-stop style:position="-1.27cm"/>
          <style:tab-stop style:position="0cm"/>
          <style:tab-stop style:position="1.27cm"/>
          <style:tab-stop style:position="2.096cm"/>
          <style:tab-stop style:position="2.858cm"/>
          <style:tab-stop style:position="3.351cm"/>
          <style:tab-stop style:position="3.771cm"/>
          <style:tab-stop style:position="4.191cm"/>
          <style:tab-stop style:position="4.609cm"/>
          <style:tab-stop style:position="5.08cm"/>
          <style:tab-stop style:position="5.652cm"/>
          <style:tab-stop style:position="6.35cm"/>
          <style:tab-stop style:position="6.69cm"/>
          <style:tab-stop style:position="7.823cm"/>
          <style:tab-stop style:position="8.241cm"/>
          <style:tab-stop style:position="8.89cm"/>
          <style:tab-stop style:position="9.419cm"/>
        </style:tab-stops>
      </style:paragraph-properties>
      <style:text-properties fo:language="en" fo:country="GB"/>
    </style:style>
    <style:style style:name="P372" style:family="paragraph" style:parent-style-name="Standard">
      <style:paragraph-properties fo:margin-left="5.08cm" fo:margin-right="0cm" fo:text-align="justify" style:justify-single-word="false" fo:text-indent="-0.889cm" style:auto-text-indent="false">
        <style:tab-stops>
          <style:tab-stop style:position="-1.905cm"/>
          <style:tab-stop style:position="-1.27cm"/>
          <style:tab-stop style:position="0cm"/>
          <style:tab-stop style:position="1.27cm"/>
          <style:tab-stop style:position="2.096cm"/>
          <style:tab-stop style:position="2.858cm"/>
          <style:tab-stop style:position="3.351cm"/>
          <style:tab-stop style:position="3.771cm"/>
          <style:tab-stop style:position="4.191cm"/>
          <style:tab-stop style:position="4.609cm"/>
          <style:tab-stop style:position="5.08cm"/>
          <style:tab-stop style:position="5.652cm"/>
          <style:tab-stop style:position="6.35cm"/>
          <style:tab-stop style:position="6.69cm"/>
          <style:tab-stop style:position="7.823cm"/>
          <style:tab-stop style:position="8.241cm"/>
          <style:tab-stop style:position="8.89cm"/>
          <style:tab-stop style:position="9.419cm"/>
        </style:tab-stops>
      </style:paragraph-properties>
      <style:text-properties style:font-size-complex="12pt"/>
    </style:style>
    <style:style style:name="P373" style:family="paragraph" style:parent-style-name="Standard" style:master-page-name="Convert_20_4">
      <style:paragraph-properties fo:margin-left="5.08cm" fo:margin-right="0cm" fo:text-align="justify" style:justify-single-word="false" fo:text-indent="-0.889cm" style:auto-text-indent="false" style:page-number="auto">
        <style:tab-stops>
          <style:tab-stop style:position="-1.905cm"/>
          <style:tab-stop style:position="-1.27cm"/>
          <style:tab-stop style:position="0cm"/>
          <style:tab-stop style:position="1.27cm"/>
          <style:tab-stop style:position="2.096cm"/>
          <style:tab-stop style:position="2.858cm"/>
          <style:tab-stop style:position="3.351cm"/>
          <style:tab-stop style:position="3.771cm"/>
          <style:tab-stop style:position="4.191cm"/>
          <style:tab-stop style:position="4.609cm"/>
          <style:tab-stop style:position="5.08cm"/>
          <style:tab-stop style:position="5.652cm"/>
          <style:tab-stop style:position="6.35cm"/>
          <style:tab-stop style:position="6.69cm"/>
          <style:tab-stop style:position="7.823cm"/>
          <style:tab-stop style:position="8.241cm"/>
          <style:tab-stop style:position="8.89cm"/>
          <style:tab-stop style:position="9.419cm"/>
        </style:tab-stops>
      </style:paragraph-properties>
    </style:style>
    <style:style style:name="P374" style:family="paragraph" style:parent-style-name="Standard">
      <style:paragraph-properties fo:margin-left="5.715cm" fo:margin-right="0cm" fo:text-align="justify" style:justify-single-word="false" fo:text-indent="-0.635cm" style:auto-text-indent="false">
        <style:tab-stops>
          <style:tab-stop style:position="-1.905cm"/>
          <style:tab-stop style:position="-1.27cm"/>
          <style:tab-stop style:position="0cm"/>
          <style:tab-stop style:position="1.27cm"/>
          <style:tab-stop style:position="2.096cm"/>
          <style:tab-stop style:position="3.334cm"/>
          <style:tab-stop style:position="3.771cm"/>
          <style:tab-stop style:position="4.191cm"/>
          <style:tab-stop style:position="5.08cm"/>
          <style:tab-stop style:position="5.239cm"/>
          <style:tab-stop style:position="5.715cm"/>
          <style:tab-stop style:position="6.69cm"/>
          <style:tab-stop style:position="7.823cm"/>
          <style:tab-stop style:position="8.241cm"/>
          <style:tab-stop style:position="8.89cm"/>
          <style:tab-stop style:position="9.419cm"/>
        </style:tab-stops>
      </style:paragraph-properties>
    </style:style>
    <style:style style:name="P375" style:family="paragraph" style:parent-style-name="Standard">
      <style:paragraph-properties fo:margin-left="5.715cm" fo:margin-right="0cm" fo:text-align="justify" style:justify-single-word="false" fo:text-indent="-0.635cm" style:auto-text-indent="false">
        <style:tab-stops>
          <style:tab-stop style:position="-1.905cm"/>
          <style:tab-stop style:position="-1.27cm"/>
          <style:tab-stop style:position="0cm"/>
          <style:tab-stop style:position="1.27cm"/>
          <style:tab-stop style:position="2.096cm"/>
          <style:tab-stop style:position="3.334cm"/>
          <style:tab-stop style:position="3.771cm"/>
          <style:tab-stop style:position="4.191cm"/>
          <style:tab-stop style:position="5.08cm"/>
          <style:tab-stop style:position="5.652cm"/>
          <style:tab-stop style:position="5.715cm"/>
          <style:tab-stop style:position="6.69cm"/>
          <style:tab-stop style:position="7.823cm"/>
          <style:tab-stop style:position="8.241cm"/>
          <style:tab-stop style:position="8.89cm"/>
          <style:tab-stop style:position="9.419cm"/>
        </style:tab-stops>
      </style:paragraph-properties>
    </style:style>
    <style:style style:name="P376" style:family="paragraph" style:parent-style-name="Standard">
      <style:paragraph-properties fo:margin-left="5.715cm" fo:margin-right="0cm" fo:text-align="justify" style:justify-single-word="false" fo:text-indent="-0.635cm" style:auto-text-indent="false">
        <style:tab-stops>
          <style:tab-stop style:position="-1.905cm"/>
          <style:tab-stop style:position="-1.27cm"/>
          <style:tab-stop style:position="0cm"/>
          <style:tab-stop style:position="1.27cm"/>
          <style:tab-stop style:position="2.096cm"/>
          <style:tab-stop style:position="3.334cm"/>
          <style:tab-stop style:position="3.771cm"/>
          <style:tab-stop style:position="4.191cm"/>
          <style:tab-stop style:position="5.08cm"/>
          <style:tab-stop style:position="5.652cm"/>
          <style:tab-stop style:position="5.715cm"/>
          <style:tab-stop style:position="6.69cm"/>
          <style:tab-stop style:position="7.823cm"/>
          <style:tab-stop style:position="8.241cm"/>
          <style:tab-stop style:position="8.89cm"/>
          <style:tab-stop style:position="9.419cm"/>
        </style:tab-stops>
      </style:paragraph-properties>
      <style:text-properties fo:language="en" fo:country="GB"/>
    </style:style>
    <style:style style:name="P377" style:family="paragraph" style:parent-style-name="Standard">
      <style:paragraph-properties fo:margin-left="5.715cm" fo:margin-right="0cm" fo:text-align="justify" style:justify-single-word="false" fo:orphans="2" fo:widows="2" fo:text-indent="-5.715cm" style:auto-text-indent="false">
        <style:tab-stops>
          <style:tab-stop style:position="-2.54cm"/>
          <style:tab-stop style:position="-1.27cm"/>
          <style:tab-stop style:position="0cm"/>
          <style:tab-stop style:position="1.27cm"/>
          <style:tab-stop style:position="2.54cm"/>
          <style:tab-stop style:position="4.089cm"/>
          <style:tab-stop style:position="5.715cm"/>
          <style:tab-stop style:position="7.112cm"/>
          <style:tab-stop style:position="7.62cm"/>
          <style:tab-stop style:position="8.356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378" style:family="paragraph" style:parent-style-name="Standard">
      <style:paragraph-properties fo:margin-left="0cm" fo:margin-right="0cm" fo:text-align="justify" style:justify-single-word="false" fo:orphans="2" fo:widows="2" fo:text-indent="4.089cm" style:auto-text-indent="false">
        <style:tab-stops>
          <style:tab-stop style:position="-2.54cm"/>
          <style:tab-stop style:position="-1.27cm"/>
          <style:tab-stop style:position="0cm"/>
          <style:tab-stop style:position="1.27cm"/>
          <style:tab-stop style:position="2.54cm"/>
          <style:tab-stop style:position="4.089cm"/>
          <style:tab-stop style:position="6.223cm"/>
          <style:tab-stop style:position="7.112cm"/>
          <style:tab-stop style:position="7.62cm"/>
          <style:tab-stop style:position="8.356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379" style:family="paragraph" style:parent-style-name="Standard">
      <style:paragraph-properties fo:margin-left="6.223cm" fo:margin-right="0cm" fo:text-align="justify" style:justify-single-word="false" fo:orphans="2" fo:widows="2" fo:text-indent="0cm" style:auto-text-indent="false">
        <style:tab-stops>
          <style:tab-stop style:position="-2.54cm"/>
          <style:tab-stop style:position="-1.27cm"/>
          <style:tab-stop style:position="0cm"/>
          <style:tab-stop style:position="1.27cm"/>
          <style:tab-stop style:position="2.54cm"/>
          <style:tab-stop style:position="4.089cm"/>
          <style:tab-stop style:position="6.223cm"/>
          <style:tab-stop style:position="7.112cm"/>
          <style:tab-stop style:position="7.62cm"/>
          <style:tab-stop style:position="8.356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380" style:family="paragraph" style:parent-style-name="Standard">
      <style:paragraph-properties fo:margin-left="6.223cm" fo:margin-right="0cm" fo:text-align="justify" style:justify-single-word="false" fo:orphans="2" fo:widows="2" fo:text-indent="0cm" style:auto-text-indent="false">
        <style:tab-stops>
          <style:tab-stop style:position="-2.54cm"/>
          <style:tab-stop style:position="-1.27cm"/>
          <style:tab-stop style:position="0cm"/>
          <style:tab-stop style:position="1.27cm"/>
          <style:tab-stop style:position="2.54cm"/>
          <style:tab-stop style:position="4.089cm"/>
          <style:tab-stop style:position="6.223cm"/>
          <style:tab-stop style:position="7.112cm"/>
          <style:tab-stop style:position="7.62cm"/>
          <style:tab-stop style:position="8.356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381" style:family="paragraph" style:parent-style-name="Standard">
      <style:paragraph-properties fo:margin-left="6.218cm" fo:margin-right="0cm" fo:text-align="justify" style:justify-single-word="false" fo:orphans="2" fo:widows="2" fo:text-indent="0cm" style:auto-text-indent="false">
        <style:tab-stops>
          <style:tab-stop style:position="-2.54cm"/>
          <style:tab-stop style:position="-1.27cm"/>
          <style:tab-stop style:position="0cm"/>
          <style:tab-stop style:position="1.27cm"/>
          <style:tab-stop style:position="2.54cm"/>
          <style:tab-stop style:position="4.089cm"/>
          <style:tab-stop style:position="6.223cm"/>
          <style:tab-stop style:position="7.112cm"/>
          <style:tab-stop style:position="7.62cm"/>
          <style:tab-stop style:position="8.356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382" style:family="paragraph" style:parent-style-name="Standard">
      <style:paragraph-properties fo:margin-left="7.112cm" fo:margin-right="0cm" fo:text-align="justify" style:justify-single-word="false" fo:orphans="2" fo:widows="2" fo:text-indent="-0.889cm" style:auto-text-indent="false">
        <style:tab-stops>
          <style:tab-stop style:position="-2.54cm"/>
          <style:tab-stop style:position="-1.27cm"/>
          <style:tab-stop style:position="0cm"/>
          <style:tab-stop style:position="1.27cm"/>
          <style:tab-stop style:position="2.54cm"/>
          <style:tab-stop style:position="4.089cm"/>
          <style:tab-stop style:position="6.223cm"/>
          <style:tab-stop style:position="7.112cm"/>
          <style:tab-stop style:position="7.62cm"/>
          <style:tab-stop style:position="8.356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383" style:family="paragraph" style:parent-style-name="Standard">
      <style:paragraph-properties fo:margin-left="3.334cm" fo:margin-right="0cm" fo:text-align="justify" style:justify-single-word="false" fo:text-indent="-1.238cm" style:auto-text-indent="false">
        <style:tab-stops>
          <style:tab-stop style:position="-1.905cm"/>
          <style:tab-stop style:position="-1.27cm"/>
          <style:tab-stop style:position="0cm"/>
          <style:tab-stop style:position="1.27cm"/>
          <style:tab-stop style:position="2.096cm"/>
          <style:tab-stop style:position="3.334cm"/>
          <style:tab-stop style:position="4.609cm"/>
          <style:tab-stop style:position="5.08cm"/>
          <style:tab-stop style:position="5.652cm"/>
          <style:tab-stop style:position="6.35cm"/>
          <style:tab-stop style:position="6.69cm"/>
          <style:tab-stop style:position="7.823cm"/>
          <style:tab-stop style:position="8.241cm"/>
          <style:tab-stop style:position="8.89cm"/>
          <style:tab-stop style:position="9.419cm"/>
        </style:tab-stops>
      </style:paragraph-properties>
    </style:style>
    <style:style style:name="P384" style:family="paragraph" style:parent-style-name="Standard">
      <style:paragraph-properties fo:margin-left="4.267cm" fo:margin-right="0cm" fo:text-align="justify" style:justify-single-word="false" fo:text-indent="-0.457cm" style:auto-text-indent="false">
        <style:tab-stops>
          <style:tab-stop style:position="-2.54cm"/>
          <style:tab-stop style:position="-1.27cm"/>
          <style:tab-stop style:position="0cm"/>
          <style:tab-stop style:position="1.27cm"/>
          <style:tab-stop style:position="2.54cm"/>
          <style:tab-stop style:position="3.81cm"/>
          <style:tab-stop style:position="4.267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385" style:family="paragraph" style:parent-style-name="Standard">
      <style:paragraph-properties fo:margin-left="4.267cm" fo:margin-right="0cm" fo:text-align="justify" style:justify-single-word="false" fo:text-indent="-0.457cm" style:auto-text-indent="false">
        <style:tab-stops>
          <style:tab-stop style:position="-2.54cm"/>
          <style:tab-stop style:position="-1.27cm"/>
          <style:tab-stop style:position="0cm"/>
          <style:tab-stop style:position="1.27cm"/>
          <style:tab-stop style:position="2.54cm"/>
          <style:tab-stop style:position="3.81cm"/>
          <style:tab-stop style:position="4.267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fo:font-weight="bold" style:font-weight-asian="bold"/>
    </style:style>
    <style:style style:name="P386" style:family="paragraph" style:parent-style-name="Standard">
      <style:paragraph-properties fo:margin-left="3.81cm" fo:margin-right="0cm" fo:text-align="justify" style:justify-single-word="false" fo:text-indent="-1.27cm" style:auto-text-indent="false"/>
    </style:style>
    <style:style style:name="P387" style:family="paragraph" style:parent-style-name="Standard">
      <style:paragraph-properties fo:margin-left="3.81cm" fo:margin-right="0cm" fo:text-align="justify" style:justify-single-word="false" fo:text-indent="-1.27cm" style:auto-text-indent="false">
        <style:tab-stops>
          <style:tab-stop style:position="-2.54cm"/>
          <style:tab-stop style:position="-1.27cm"/>
          <style:tab-stop style:position="0cm"/>
          <style:tab-stop style:position="1.27cm"/>
          <style:tab-stop style:position="2.54cm"/>
          <style:tab-stop style:position="3.81cm"/>
          <style:tab-stop style:position="4.267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388" style:family="paragraph" style:parent-style-name="Standard">
      <style:paragraph-properties fo:margin-left="3.81cm" fo:margin-right="0cm" fo:text-align="justify" style:justify-single-word="false" fo:text-indent="-1.27cm" style:auto-text-indent="false">
        <style:tab-stops>
          <style:tab-stop style:position="-2.54cm"/>
          <style:tab-stop style:position="-1.27cm"/>
          <style:tab-stop style:position="0cm"/>
          <style:tab-stop style:position="1.27cm"/>
          <style:tab-stop style:position="2.54cm"/>
          <style:tab-stop style:position="3.81cm"/>
          <style:tab-stop style:position="4.267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389" style:family="paragraph" style:parent-style-name="Standard">
      <style:paragraph-properties fo:margin-left="3.81cm" fo:margin-right="0cm" fo:text-align="justify" style:justify-single-word="false" fo:text-indent="-1.27cm" style:auto-text-indent="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language="en" fo:country="GB"/>
    </style:style>
    <style:style style:name="P390" style:family="paragraph" style:parent-style-name="Standard">
      <style:paragraph-properties fo:margin-left="3.81cm" fo:margin-right="0cm" fo:text-align="justify" style:justify-single-word="false" fo:text-indent="-1.27cm" style:auto-text-indent="false">
        <style:tab-stops>
          <style:tab-stop style:position="2.54cm"/>
        </style:tab-stops>
      </style:paragraph-properties>
      <style:text-properties fo:language="en" fo:country="GB"/>
    </style:style>
    <style:style style:name="P391" style:family="paragraph" style:parent-style-name="Standard">
      <style:paragraph-properties fo:margin-left="3.81cm" fo:margin-right="0cm" fo:text-indent="-1.27cm" style:auto-text-indent="false"/>
      <style:text-properties fo:font-weight="bold" style:font-weight-asian="bold"/>
    </style:style>
    <style:style style:name="P392" style:family="paragraph" style:parent-style-name="Standard">
      <style:paragraph-properties fo:margin-left="3.81cm" fo:margin-right="0cm" fo:text-indent="-1.27cm" style:auto-text-indent="false"/>
    </style:style>
    <style:style style:name="P393" style:family="paragraph" style:parent-style-name="Standard">
      <style:paragraph-properties fo:margin-left="3.81cm" fo:margin-right="0cm" fo:text-align="justify" style:justify-single-word="false" fo:text-indent="-1.27cm" style:auto-text-indent="false"/>
    </style:style>
    <style:style style:name="P394" style:family="paragraph" style:parent-style-name="Standard">
      <style:paragraph-properties fo:margin-left="3.81cm" fo:margin-right="0cm" fo:text-align="justify" style:justify-single-word="false" fo:text-indent="-1.27cm" style:auto-text-indent="false">
        <style:tab-stops>
          <style:tab-stop style:position="3.81cm"/>
        </style:tab-stops>
      </style:paragraph-properties>
    </style:style>
    <style:style style:name="P395" style:family="paragraph" style:parent-style-name="Standard">
      <style:paragraph-properties fo:margin-left="3.81cm" fo:margin-right="0cm" fo:text-align="justify" style:justify-single-word="false" fo:text-indent="-1.27cm" style:auto-text-indent="false">
        <style:tab-stops>
          <style:tab-stop style:position="0cm"/>
          <style:tab-stop style:position="2.54cm"/>
        </style:tab-stops>
      </style:paragraph-properties>
    </style:style>
    <style:style style:name="P396" style:family="paragraph" style:parent-style-name="Standard">
      <style:paragraph-properties fo:margin-left="3.81cm" fo:margin-right="0cm" fo:text-align="justify" style:justify-single-word="false" fo:text-indent="-1.27cm" style:auto-text-indent="false">
        <style:tab-stops>
          <style:tab-stop style:position="2.54cm"/>
        </style:tab-stops>
      </style:paragraph-properties>
    </style:style>
    <style:style style:name="P397" style:family="paragraph" style:parent-style-name="Standard">
      <style:paragraph-properties fo:margin-left="3.81cm" fo:margin-right="0cm" fo:text-align="justify" style:justify-single-word="false" fo:text-indent="-1.27cm" style:auto-text-indent="false">
        <style:tab-stops>
          <style:tab-stop style:position="0cm"/>
        </style:tab-stops>
      </style:paragraph-properties>
    </style:style>
    <style:style style:name="P398" style:family="paragraph" style:parent-style-name="Standard">
      <style:paragraph-properties fo:margin-left="3.81cm" fo:margin-right="0cm" fo:text-align="justify" style:justify-single-word="false" fo:orphans="2" fo:widows="2" fo:text-indent="-1.27cm" style:auto-text-indent="false">
        <style:tab-stops>
          <style:tab-stop style:position="0cm"/>
        </style:tab-stops>
      </style:paragraph-properties>
    </style:style>
    <style:style style:name="P399" style:family="paragraph" style:parent-style-name="Standard">
      <style:paragraph-properties fo:margin-left="3.81cm" fo:margin-right="0cm" fo:text-indent="-1.27cm" style:auto-text-indent="false">
        <style:tab-stops>
          <style:tab-stop style:position="0cm"/>
        </style:tab-stops>
      </style:paragraph-properties>
    </style:style>
    <style:style style:name="P400" style:family="paragraph" style:parent-style-name="Standard">
      <style:paragraph-properties fo:margin-left="3.81cm" fo:margin-right="0cm" fo:text-align="justify" style:justify-single-word="false" fo:keep-together="always" fo:orphans="2" fo:widows="2" fo:text-indent="-1.27cm" style:auto-text-indent="false" fo:keep-with-next="always"/>
    </style:style>
    <style:style style:name="P401" style:family="paragraph" style:parent-style-name="Standard">
      <style:paragraph-properties fo:margin-left="0cm" fo:margin-right="0cm" fo:text-align="justify" style:justify-single-word="false" fo:text-indent="3.81cm" style:auto-text-indent="false">
        <style:tab-stops>
          <style:tab-stop style:position="-2.54cm"/>
          <style:tab-stop style:position="-1.27cm"/>
          <style:tab-stop style:position="0cm"/>
          <style:tab-stop style:position="1.27cm"/>
          <style:tab-stop style:position="2.54cm"/>
          <style:tab-stop style:position="3.81cm"/>
          <style:tab-stop style:position="4.267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402" style:family="paragraph" style:parent-style-name="Standard">
      <style:paragraph-properties fo:margin-left="0cm" fo:margin-right="0cm" fo:text-align="justify" style:justify-single-word="false" fo:text-indent="3.81cm" style:auto-text-indent="false">
        <style:tab-stops>
          <style:tab-stop style:position="-2.54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403" style:family="paragraph" style:parent-style-name="Standard">
      <style:paragraph-properties fo:margin-left="0cm" fo:margin-right="0cm" fo:text-align="justify" style:justify-single-word="false" fo:text-indent="3.81cm" style:auto-text-indent="false">
        <style:tab-stops>
          <style:tab-stop style:position="-2.54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404" style:family="paragraph" style:parent-style-name="Standard">
      <style:paragraph-properties fo:margin-left="0cm" fo:margin-right="0cm" fo:text-align="justify" style:justify-single-word="false" fo:text-indent="3.81cm" style:auto-text-indent="false">
        <style:tab-stops>
          <style:tab-stop style:position="-1.905cm"/>
          <style:tab-stop style:position="-1.27cm"/>
          <style:tab-stop style:position="0cm"/>
          <style:tab-stop style:position="1.27cm"/>
          <style:tab-stop style:position="2.54cm"/>
          <style:tab-stop style:position="3.175cm"/>
          <style:tab-stop style:position="3.493cm"/>
          <style:tab-stop style:position="3.81cm"/>
          <style:tab-stop style:position="4.445cm"/>
          <style:tab-stop style:position="5.08cm"/>
          <style:tab-stop style:position="5.779cm"/>
          <style:tab-stop style:position="6.593cm"/>
          <style:tab-stop style:position="7.62cm"/>
          <style:tab-stop style:position="9.843cm"/>
        </style:tab-stops>
      </style:paragraph-properties>
      <style:text-properties fo:language="en" fo:country="GB"/>
    </style:style>
    <style:style style:name="P405" style:family="paragraph" style:parent-style-name="Standard">
      <style:paragraph-properties fo:margin-left="0cm" fo:margin-right="0cm" fo:text-align="justify" style:justify-single-word="false" fo:text-indent="3.81cm" style:auto-text-indent="false">
        <style:tab-stops>
          <style:tab-stop style:position="-1.905cm"/>
          <style:tab-stop style:position="-1.27cm"/>
          <style:tab-stop style:position="0cm"/>
          <style:tab-stop style:position="1.27cm"/>
          <style:tab-stop style:position="2.54cm"/>
          <style:tab-stop style:position="3.175cm"/>
          <style:tab-stop style:position="3.493cm"/>
          <style:tab-stop style:position="3.81cm"/>
          <style:tab-stop style:position="4.128cm"/>
          <style:tab-stop style:position="4.445cm"/>
          <style:tab-stop style:position="5.08cm"/>
          <style:tab-stop style:position="5.779cm"/>
          <style:tab-stop style:position="6.593cm"/>
          <style:tab-stop style:position="7.62cm"/>
          <style:tab-stop style:position="9.843cm"/>
        </style:tab-stops>
      </style:paragraph-properties>
      <style:text-properties fo:language="en" fo:country="GB"/>
    </style:style>
    <style:style style:name="P406" style:family="paragraph" style:parent-style-name="Standard">
      <style:paragraph-properties fo:margin-left="0cm" fo:margin-right="0cm" fo:text-align="justify" style:justify-single-word="false" fo:text-indent="3.81cm" style:auto-text-indent="false">
        <style:tab-stops>
          <style:tab-stop style:position="-1.905cm"/>
          <style:tab-stop style:position="-1.27cm"/>
          <style:tab-stop style:position="0cm"/>
          <style:tab-stop style:position="1.27cm"/>
          <style:tab-stop style:position="2.54cm"/>
          <style:tab-stop style:position="3.175cm"/>
          <style:tab-stop style:position="3.493cm"/>
          <style:tab-stop style:position="3.81cm"/>
          <style:tab-stop style:position="4.128cm"/>
          <style:tab-stop style:position="4.445cm"/>
          <style:tab-stop style:position="5.08cm"/>
          <style:tab-stop style:position="5.779cm"/>
          <style:tab-stop style:position="6.593cm"/>
          <style:tab-stop style:position="7.62cm"/>
          <style:tab-stop style:position="9.843cm"/>
        </style:tab-stops>
      </style:paragraph-properties>
    </style:style>
    <style:style style:name="P407" style:family="paragraph" style:parent-style-name="Standard">
      <style:paragraph-properties fo:margin-left="3.334cm" fo:margin-right="0cm" fo:text-align="justify" style:justify-single-word="false" fo:text-indent="-0.794cm" style:auto-text-indent="false">
        <style:tab-stops>
          <style:tab-stop style:position="-1.905cm"/>
          <style:tab-stop style:position="-1.27cm"/>
          <style:tab-stop style:position="0cm"/>
          <style:tab-stop style:position="1.27cm"/>
          <style:tab-stop style:position="2.54cm"/>
          <style:tab-stop style:position="3.334cm"/>
          <style:tab-stop style:position="3.81cm"/>
          <style:tab-stop style:position="4.267cm"/>
          <style:tab-stop style:position="5.08cm"/>
          <style:tab-stop style:position="5.779cm"/>
          <style:tab-stop style:position="7.62cm"/>
        </style:tab-stops>
      </style:paragraph-properties>
    </style:style>
    <style:style style:name="P408" style:family="paragraph" style:parent-style-name="Standard">
      <style:paragraph-properties fo:margin-left="3.81cm" fo:margin-right="0cm" fo:text-align="justify" style:justify-single-word="false" fo:text-indent="-0.476cm" style:auto-text-indent="false">
        <style:tab-stops>
          <style:tab-stop style:position="-1.905cm"/>
          <style:tab-stop style:position="-1.27cm"/>
          <style:tab-stop style:position="0cm"/>
          <style:tab-stop style:position="1.27cm"/>
          <style:tab-stop style:position="2.54cm"/>
          <style:tab-stop style:position="3.334cm"/>
          <style:tab-stop style:position="3.81cm"/>
          <style:tab-stop style:position="4.267cm"/>
          <style:tab-stop style:position="5.08cm"/>
          <style:tab-stop style:position="5.779cm"/>
          <style:tab-stop style:position="7.144cm"/>
          <style:tab-stop style:position="8.89cm"/>
        </style:tab-stops>
      </style:paragraph-properties>
    </style:style>
    <style:style style:name="P409" style:family="paragraph" style:parent-style-name="Standard">
      <style:paragraph-properties fo:margin-left="3.81cm" fo:margin-right="0cm" fo:text-align="justify" style:justify-single-word="false" fo:text-indent="-0.476cm" style:auto-text-indent="false">
        <style:tab-stops>
          <style:tab-stop style:position="-1.905cm"/>
          <style:tab-stop style:position="-1.27cm"/>
          <style:tab-stop style:position="0cm"/>
          <style:tab-stop style:position="1.27cm"/>
          <style:tab-stop style:position="2.54cm"/>
          <style:tab-stop style:position="3.334cm"/>
          <style:tab-stop style:position="3.81cm"/>
          <style:tab-stop style:position="4.267cm"/>
          <style:tab-stop style:position="5.08cm"/>
          <style:tab-stop style:position="5.779cm"/>
          <style:tab-stop style:position="7.62cm"/>
        </style:tab-stops>
      </style:paragraph-properties>
      <style:text-properties fo:language="en" fo:country="GB" fo:font-weight="bold" style:font-weight-asian="bold"/>
    </style:style>
    <style:style style:name="P410" style:family="paragraph" style:parent-style-name="Standard">
      <style:paragraph-properties fo:margin-left="3.81cm" fo:margin-right="0cm" fo:text-align="justify" style:justify-single-word="false" fo:text-indent="-0.476cm" style:auto-text-indent="false">
        <style:tab-stops>
          <style:tab-stop style:position="-1.905cm"/>
          <style:tab-stop style:position="-1.27cm"/>
          <style:tab-stop style:position="0cm"/>
          <style:tab-stop style:position="1.27cm"/>
          <style:tab-stop style:position="2.54cm"/>
          <style:tab-stop style:position="3.334cm"/>
          <style:tab-stop style:position="3.81cm"/>
          <style:tab-stop style:position="4.267cm"/>
          <style:tab-stop style:position="5.08cm"/>
          <style:tab-stop style:position="5.779cm"/>
          <style:tab-stop style:position="7.144cm"/>
          <style:tab-stop style:position="8.89cm"/>
        </style:tab-stops>
      </style:paragraph-properties>
      <style:text-properties fo:language="en" fo:country="GB" fo:font-weight="bold" style:font-weight-asian="bold"/>
    </style:style>
    <style:style style:name="P411" style:family="paragraph" style:parent-style-name="Standard">
      <style:paragraph-properties fo:margin-left="3.81cm" fo:margin-right="0cm" fo:text-align="justify" style:justify-single-word="false" fo:text-indent="-0.476cm" style:auto-text-indent="false">
        <style:tab-stops>
          <style:tab-stop style:position="-1.905cm"/>
          <style:tab-stop style:position="-1.27cm"/>
          <style:tab-stop style:position="0cm"/>
          <style:tab-stop style:position="1.27cm"/>
          <style:tab-stop style:position="2.54cm"/>
          <style:tab-stop style:position="3.334cm"/>
          <style:tab-stop style:position="3.81cm"/>
          <style:tab-stop style:position="4.267cm"/>
          <style:tab-stop style:position="5.08cm"/>
          <style:tab-stop style:position="5.779cm"/>
          <style:tab-stop style:position="7.144cm"/>
          <style:tab-stop style:position="8.89cm"/>
        </style:tab-stops>
      </style:paragraph-properties>
      <style:text-properties fo:language="en" fo:country="GB"/>
    </style:style>
    <style:style style:name="P412" style:family="paragraph" style:parent-style-name="Standard">
      <style:paragraph-properties fo:margin-left="7.144cm" fo:margin-right="0cm" fo:text-align="justify" style:justify-single-word="false" fo:text-indent="-3.81cm" style:auto-text-indent="false">
        <style:tab-stops>
          <style:tab-stop style:position="-1.905cm"/>
          <style:tab-stop style:position="-1.27cm"/>
          <style:tab-stop style:position="0cm"/>
          <style:tab-stop style:position="1.27cm"/>
          <style:tab-stop style:position="2.54cm"/>
          <style:tab-stop style:position="3.334cm"/>
          <style:tab-stop style:position="3.81cm"/>
          <style:tab-stop style:position="4.267cm"/>
          <style:tab-stop style:position="5.08cm"/>
          <style:tab-stop style:position="5.779cm"/>
          <style:tab-stop style:position="7.144cm"/>
          <style:tab-stop style:position="8.89cm"/>
        </style:tab-stops>
      </style:paragraph-properties>
      <style:text-properties fo:language="en" fo:country="GB"/>
    </style:style>
    <style:style style:name="P413" style:family="paragraph" style:parent-style-name="Standard">
      <style:paragraph-properties fo:margin-left="3.752cm" fo:margin-right="0cm" fo:text-align="justify" style:justify-single-word="false" fo:text-indent="-0.501cm" style:auto-text-indent="false">
        <style:tab-stops>
          <style:tab-stop style:position="-1.905cm"/>
          <style:tab-stop style:position="-1.27cm"/>
          <style:tab-stop style:position="0cm"/>
          <style:tab-stop style:position="1.27cm"/>
          <style:tab-stop style:position="2.54cm"/>
          <style:tab-stop style:position="3.334cm"/>
          <style:tab-stop style:position="3.651cm"/>
          <style:tab-stop style:position="3.752cm"/>
          <style:tab-stop style:position="4.267cm"/>
          <style:tab-stop style:position="5.08cm"/>
          <style:tab-stop style:position="5.715cm"/>
          <style:tab-stop style:position="8.89cm"/>
        </style:tab-stops>
      </style:paragraph-properties>
    </style:style>
    <style:style style:name="P414" style:family="paragraph" style:parent-style-name="Standard">
      <style:paragraph-properties fo:margin-left="0cm" fo:margin-right="0cm" fo:text-align="justify" style:justify-single-word="false" fo:text-indent="3.334cm" style:auto-text-indent="false">
        <style:tab-stops>
          <style:tab-stop style:position="-1.905cm"/>
          <style:tab-stop style:position="-1.27cm"/>
          <style:tab-stop style:position="0cm"/>
          <style:tab-stop style:position="1.27cm"/>
          <style:tab-stop style:position="2.54cm"/>
          <style:tab-stop style:position="3.334cm"/>
          <style:tab-stop style:position="3.81cm"/>
          <style:tab-stop style:position="4.267cm"/>
          <style:tab-stop style:position="5.08cm"/>
          <style:tab-stop style:position="5.779cm"/>
          <style:tab-stop style:position="7.144cm"/>
          <style:tab-stop style:position="8.89cm"/>
        </style:tab-stops>
      </style:paragraph-properties>
      <style:text-properties fo:language="en" fo:country="GB"/>
    </style:style>
    <style:style style:name="P415" style:family="paragraph" style:parent-style-name="Standard">
      <style:paragraph-properties fo:margin-left="3.313cm" fo:margin-right="0cm" fo:text-align="justify" style:justify-single-word="false" fo:text-indent="-0.773cm" style:auto-text-indent="false">
        <style:tab-stops>
          <style:tab-stop style:position="-2.54cm"/>
          <style:tab-stop style:position="-1.27cm"/>
          <style:tab-stop style:position="0cm"/>
          <style:tab-stop style:position="1.27cm"/>
          <style:tab-stop style:position="2.54cm"/>
          <style:tab-stop style:position="3.313cm"/>
          <style:tab-stop style:position="3.81cm"/>
          <style:tab-stop style:position="4.267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416" style:family="paragraph" style:parent-style-name="Standard">
      <style:paragraph-properties fo:margin-left="4.332cm" fo:margin-right="0cm" fo:text-align="justify" style:justify-single-word="false" fo:text-indent="-0.522cm" style:auto-text-indent="false">
        <style:tab-stops>
          <style:tab-stop style:position="-2.54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417" style:family="paragraph" style:parent-style-name="Standard">
      <style:paragraph-properties fo:margin-left="4.332cm" fo:margin-right="0cm" fo:text-align="justify" style:justify-single-word="false" fo:text-indent="-0.522cm" style:auto-text-indent="false">
        <style:tab-stops>
          <style:tab-stop style:position="-2.54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418" style:family="paragraph" style:parent-style-name="Standard">
      <style:paragraph-properties fo:margin-left="4.332cm" fo:margin-right="0cm" fo:text-align="justify" style:justify-single-word="false" fo:text-indent="-0.522cm" style:auto-text-indent="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language="en" fo:country="GB"/>
    </style:style>
    <style:style style:name="P419" style:family="paragraph" style:parent-style-name="Standard">
      <style:paragraph-properties fo:margin-left="4.332cm" fo:margin-right="0cm" fo:text-align="justify" style:justify-single-word="false" fo:text-indent="-0.522cm" style:auto-text-indent="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style>
    <style:style style:name="P420" style:family="paragraph" style:parent-style-name="Standard">
      <style:paragraph-properties fo:margin-left="4.332cm" fo:margin-right="0cm" fo:text-align="justify" style:justify-single-word="false" fo:text-indent="-1.792cm" style:auto-text-indent="false">
        <style:tab-stops>
          <style:tab-stop style:position="-2.54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421" style:family="paragraph" style:parent-style-name="Standard">
      <style:paragraph-properties fo:margin-left="1.429cm" fo:margin-right="0cm" fo:text-align="justify" style:justify-single-word="false" fo:text-indent="-1.429cm" style:auto-text-indent="false">
        <style:tab-stops>
          <style:tab-stop style:position="0cm"/>
        </style:tab-stops>
      </style:paragraph-properties>
    </style:style>
    <style:style style:name="P422" style:family="paragraph" style:parent-style-name="Standard">
      <style:paragraph-properties fo:margin-left="6.593cm" fo:margin-right="0cm" fo:text-align="justify" style:justify-single-word="false" fo:text-indent="-5.323cm" style:auto-text-indent="false">
        <style:tab-stops>
          <style:tab-stop style:position="-2.54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423" style:family="paragraph" style:parent-style-name="Standard">
      <style:paragraph-properties fo:margin-left="3.175cm" fo:margin-right="0cm" fo:text-align="justify" style:justify-single-word="false" fo:text-indent="-0.635cm" style:auto-text-indent="false">
        <style:tab-stops>
          <style:tab-stop style:position="2.54cm"/>
        </style:tab-stops>
      </style:paragraph-properties>
      <style:text-properties fo:language="en" fo:country="GB" fo:font-weight="bold" style:font-weight-asian="bold"/>
    </style:style>
    <style:style style:name="P424" style:family="paragraph" style:parent-style-name="Standard">
      <style:paragraph-properties fo:margin-left="3.175cm" fo:margin-right="0cm" fo:text-align="justify" style:justify-single-word="false" fo:text-indent="-0.635cm" style:auto-text-indent="false">
        <style:tab-stops>
          <style:tab-stop style:position="2.54cm"/>
        </style:tab-stops>
      </style:paragraph-properties>
      <style:text-properties fo:language="en" fo:country="GB"/>
    </style:style>
    <style:style style:name="P425" style:family="paragraph" style:parent-style-name="Standard">
      <style:paragraph-properties fo:margin-left="3.175cm" fo:margin-right="0cm" fo:text-align="justify" style:justify-single-word="false" fo:text-indent="-0.635cm" style:auto-text-indent="false">
        <style:tab-stops>
          <style:tab-stop style:position="2.54cm"/>
          <style:tab-stop style:position="3.175cm"/>
        </style:tab-stops>
      </style:paragraph-properties>
      <style:text-properties fo:language="en" fo:country="GB"/>
    </style:style>
    <style:style style:name="P426" style:family="paragraph" style:parent-style-name="Standard">
      <style:paragraph-properties fo:margin-left="3.175cm" fo:margin-right="0cm" fo:text-align="justify" style:justify-single-word="false" fo:text-indent="-0.635cm" style:auto-text-indent="false">
        <style:tab-stops>
          <style:tab-stop style:position="-1.905cm"/>
          <style:tab-stop style:position="-1.27cm"/>
          <style:tab-stop style:position="0cm"/>
          <style:tab-stop style:position="1.27cm"/>
          <style:tab-stop style:position="2.54cm"/>
          <style:tab-stop style:position="3.175cm"/>
          <style:tab-stop style:position="3.493cm"/>
          <style:tab-stop style:position="3.81cm"/>
          <style:tab-stop style:position="4.128cm"/>
          <style:tab-stop style:position="4.445cm"/>
          <style:tab-stop style:position="5.08cm"/>
          <style:tab-stop style:position="5.779cm"/>
          <style:tab-stop style:position="6.593cm"/>
          <style:tab-stop style:position="7.62cm"/>
          <style:tab-stop style:position="9.843cm"/>
        </style:tab-stops>
      </style:paragraph-properties>
    </style:style>
    <style:style style:name="P427" style:family="paragraph" style:parent-style-name="Standard">
      <style:paragraph-properties fo:margin-left="3.175cm" fo:margin-right="0cm" fo:text-align="justify" style:justify-single-word="false" fo:text-indent="-0.635cm" style:auto-text-indent="false">
        <style:tab-stops>
          <style:tab-stop style:position="2.54cm"/>
          <style:tab-stop style:position="3.175cm"/>
        </style:tab-stops>
      </style:paragraph-properties>
    </style:style>
    <style:style style:name="P428" style:family="paragraph" style:parent-style-name="Standard" style:list-style-name="WW8Num23">
      <style:paragraph-properties fo:margin-left="2.501cm" fo:margin-right="0cm" fo:text-align="justify" style:justify-single-word="false" fo:orphans="2" fo:widows="2" fo:text-indent="-1.251cm" style:auto-text-indent="false" style:text-autospace="none"/>
    </style:style>
    <style:style style:name="P429" style:family="paragraph" style:parent-style-name="Standard">
      <style:paragraph-properties fo:margin-left="2.501cm" fo:margin-right="0cm" fo:text-align="justify" style:justify-single-word="false" fo:orphans="2" fo:widows="2" fo:text-indent="-1.251cm" style:auto-text-indent="false" style:text-autospace="none"/>
    </style:style>
    <style:style style:name="P430" style:family="paragraph" style:parent-style-name="Standard" style:list-style-name="WW8Num30">
      <style:paragraph-properties fo:margin-left="2.501cm" fo:margin-right="0cm" fo:text-align="justify" style:justify-single-word="false" fo:orphans="2" fo:widows="2" fo:text-indent="-1.251cm" style:auto-text-indent="false" style:text-autospace="none"/>
    </style:style>
    <style:style style:name="P431" style:family="paragraph" style:parent-style-name="Standard">
      <style:paragraph-properties fo:margin-left="2.501cm" fo:margin-right="0cm" fo:text-align="justify" style:justify-single-word="false" fo:text-indent="-1.251cm" style:auto-text-indent="false">
        <style:tab-stops>
          <style:tab-stop style:position="0cm"/>
        </style:tab-stops>
      </style:paragraph-properties>
    </style:style>
    <style:style style:name="P432" style:family="paragraph" style:parent-style-name="Standard">
      <style:paragraph-properties fo:margin-left="2.501cm" fo:margin-right="0cm" fo:text-align="justify" style:justify-single-word="false" fo:orphans="2" fo:widows="2" fo:text-indent="-1.251cm" style:auto-text-indent="false" style:text-autospace="none"/>
      <style:text-properties fo:language="en" fo:country="CA" style:language-asian="en" style:country-asian="CA" style:font-size-complex="12pt"/>
    </style:style>
    <style:style style:name="P433" style:family="paragraph" style:parent-style-name="Standard">
      <style:paragraph-properties fo:margin-left="2.501cm" fo:margin-right="0cm" fo:text-align="justify" style:justify-single-word="false" fo:text-indent="-1.251cm" style:auto-text-indent="false"/>
      <style:text-properties style:font-size-complex="12pt"/>
    </style:style>
    <style:style style:name="P434" style:family="paragraph" style:parent-style-name="Standard">
      <style:paragraph-properties fo:margin-left="2.501cm" fo:margin-right="0cm" fo:text-align="justify" style:justify-single-word="false" fo:text-indent="-1.251cm" style:auto-text-indent="false">
        <style:tab-stops>
          <style:tab-stop style:position="0cm"/>
        </style:tab-stops>
      </style:paragraph-properties>
      <style:text-properties style:font-size-complex="12pt"/>
    </style:style>
    <style:style style:name="P435" style:family="paragraph" style:parent-style-name="Standard">
      <style:paragraph-properties fo:margin-left="2.501cm" fo:margin-right="0cm" fo:text-align="justify" style:justify-single-word="false" fo:text-indent="-1.251cm" style:auto-text-indent="false"/>
    </style:style>
    <style:style style:name="P436" style:family="paragraph" style:parent-style-name="Standard">
      <style:paragraph-properties fo:margin-left="2.501cm" fo:margin-right="0cm" fo:text-align="justify" style:justify-single-word="false" fo:text-indent="-1.251cm" style:auto-text-indent="false">
        <style:tab-stops>
          <style:tab-stop style:position="0cm"/>
          <style:tab-stop style:position="2.54cm"/>
        </style:tab-stops>
      </style:paragraph-properties>
    </style:style>
    <style:style style:name="P437" style:family="paragraph" style:parent-style-name="Standard">
      <style:paragraph-properties fo:margin-left="1.251cm" fo:margin-right="0cm" fo:text-align="justify" style:justify-single-word="false" fo:text-indent="-1.251cm" style:auto-text-indent="false">
        <style:tab-stops>
          <style:tab-stop style:position="0cm"/>
          <style:tab-stop style:position="1.251cm"/>
        </style:tab-stops>
      </style:paragraph-properties>
    </style:style>
    <style:style style:name="P438" style:family="paragraph" style:parent-style-name="Standard">
      <style:paragraph-properties fo:margin-left="1.251cm" fo:margin-right="0cm" fo:text-align="justify" style:justify-single-word="false" fo:text-indent="-1.251cm" style:auto-text-indent="false">
        <style:tab-stops>
          <style:tab-stop style:position="0cm"/>
        </style:tab-stops>
      </style:paragraph-properties>
    </style:style>
    <style:style style:name="P439" style:family="paragraph" style:parent-style-name="Standard">
      <style:paragraph-properties fo:margin-left="1.251cm" fo:margin-right="0cm" fo:text-align="justify" style:justify-single-word="false" fo:text-indent="-1.251cm" style:auto-text-indent="false">
        <style:tab-stops>
          <style:tab-stop style:position="1.251cm"/>
        </style:tab-stops>
      </style:paragraph-properties>
    </style:style>
    <style:style style:name="P440" style:family="paragraph" style:parent-style-name="Standard">
      <style:paragraph-properties fo:margin-left="1.251cm" fo:margin-right="0cm" fo:text-align="justify" style:justify-single-word="false" fo:text-indent="-1.251cm" style:auto-text-indent="false">
        <style:tab-stops>
          <style:tab-stop style:position="0cm"/>
        </style:tab-stops>
      </style:paragraph-properties>
      <style:text-properties fo:color="#000000" style:font-weight-complex="bold"/>
    </style:style>
    <style:style style:name="P441" style:family="paragraph" style:parent-style-name="Standard">
      <style:paragraph-properties fo:margin-left="1.251cm" fo:margin-right="0cm" fo:text-align="justify" style:justify-single-word="false" fo:text-indent="-1.251cm" style:auto-text-indent="false">
        <style:tab-stops>
          <style:tab-stop style:position="1.251cm"/>
        </style:tab-stops>
      </style:paragraph-properties>
      <style:text-properties fo:color="#000000" style:font-weight-complex="bold"/>
    </style:style>
    <style:style style:name="P442" style:family="paragraph" style:parent-style-name="Standard">
      <style:paragraph-properties fo:margin-left="1.251cm" fo:margin-right="0cm" fo:text-align="justify" style:justify-single-word="false" fo:text-indent="-1.251cm" style:auto-text-indent="false">
        <style:tab-stops>
          <style:tab-stop style:position="0cm"/>
        </style:tab-stops>
      </style:paragraph-properties>
      <style:text-properties fo:color="#000000" fo:font-weight="bold" style:font-weight-asian="bold"/>
    </style:style>
    <style:style style:name="P443" style:family="paragraph" style:parent-style-name="Standard">
      <style:paragraph-properties fo:margin-left="1.251cm" fo:margin-right="0cm" fo:text-indent="-1.251cm" style:auto-text-indent="false">
        <style:tab-stops>
          <style:tab-stop style:position="3.81cm"/>
        </style:tab-stops>
      </style:paragraph-properties>
      <style:text-properties fo:color="#000000"/>
    </style:style>
    <style:style style:name="P444" style:family="paragraph" style:parent-style-name="Standard">
      <style:paragraph-properties fo:margin-left="1.251cm" fo:margin-right="0cm" fo:text-align="justify" style:justify-single-word="false" fo:text-indent="-1.251cm" style:auto-text-indent="false">
        <style:tab-stops>
          <style:tab-stop style:position="0cm"/>
        </style:tab-stops>
      </style:paragraph-properties>
      <style:text-properties fo:color="#000000"/>
    </style:style>
    <style:style style:name="P445" style:family="paragraph" style:parent-style-name="Standard">
      <style:paragraph-properties fo:margin-left="1.251cm" fo:margin-right="0cm" fo:text-align="justify" style:justify-single-word="false" fo:text-indent="-1.251cm" style:auto-text-indent="false">
        <style:tab-stops>
          <style:tab-stop style:position="0cm"/>
        </style:tab-stops>
      </style:paragraph-properties>
      <style:text-properties style:font-size-complex="12pt"/>
    </style:style>
    <style:style style:name="P446" style:family="paragraph" style:parent-style-name="Standard">
      <style:paragraph-properties fo:margin-left="1.251cm" fo:margin-right="0cm" fo:text-align="justify" style:justify-single-word="false" fo:text-indent="-1.251cm" style:auto-text-indent="false"/>
      <style:text-properties fo:language="en" fo:country="GB" style:font-size-complex="12pt"/>
    </style:style>
    <style:style style:name="P447" style:family="paragraph" style:parent-style-name="Standard">
      <style:paragraph-properties fo:margin-left="1.251cm" fo:margin-right="0cm" fo:text-align="justify" style:justify-single-word="false" fo:text-indent="-1.251cm" style:auto-text-indent="false"/>
    </style:style>
    <style:style style:name="P448" style:family="paragraph" style:parent-style-name="Standard">
      <style:paragraph-properties fo:margin-left="1.251cm" fo:margin-right="0cm" fo:text-align="justify" style:justify-single-word="false" fo:text-indent="-1.251cm" style:auto-text-indent="false">
        <style:tab-stops>
          <style:tab-stop style:position="0cm"/>
        </style:tab-stops>
      </style:paragraph-properties>
    </style:style>
    <style:style style:name="P449" style:family="paragraph" style:parent-style-name="Standard">
      <style:paragraph-properties fo:margin-left="1.251cm" fo:margin-right="0cm" fo:text-align="justify" style:justify-single-word="false" fo:text-indent="-1.251cm" style:auto-text-indent="false">
        <style:tab-stops>
          <style:tab-stop style:position="0cm"/>
          <style:tab-stop style:position="1.251cm"/>
        </style:tab-stops>
      </style:paragraph-properties>
    </style:style>
    <style:style style:name="P450" style:family="paragraph" style:parent-style-name="Standard" style:list-style-name="WW8Num27">
      <style:paragraph-properties fo:margin-left="2.501cm" fo:margin-right="0cm" fo:text-align="justify" style:justify-single-word="false" fo:text-indent="-1.231cm" style:auto-text-indent="false">
        <style:tab-stops>
          <style:tab-stop style:position="0cm"/>
        </style:tab-stops>
      </style:paragraph-properties>
    </style:style>
    <style:style style:name="P451" style:family="paragraph" style:parent-style-name="Standard">
      <style:paragraph-properties fo:margin-left="1.27cm" fo:margin-right="0cm" fo:text-align="justify" style:justify-single-word="false" fo:text-indent="-2.54cm" style:auto-text-indent="false">
        <style:tab-stops>
          <style:tab-stop style:position="0cm"/>
          <style:tab-stop style:position="1.251cm"/>
        </style:tab-stops>
      </style:paragraph-properties>
      <style:text-properties fo:color="#000000" style:font-weight-complex="bold"/>
    </style:style>
    <style:style style:name="P452" style:family="paragraph" style:parent-style-name="Standard">
      <style:paragraph-properties fo:margin-left="1.27cm" fo:margin-right="0cm" fo:text-indent="-2.54cm" style:auto-text-indent="false">
        <style:tab-stops>
          <style:tab-stop style:position="0cm"/>
          <style:tab-stop style:position="1.251cm"/>
        </style:tab-stops>
      </style:paragraph-properties>
      <style:text-properties fo:color="#000000" style:font-weight-complex="bold"/>
    </style:style>
    <style:style style:name="P453" style:family="paragraph" style:parent-style-name="Standard">
      <style:paragraph-properties fo:margin-left="1.905cm" fo:margin-right="0cm" fo:text-align="justify" style:justify-single-word="false" fo:text-indent="-1.27cm" style:auto-text-indent="false">
        <style:tab-stops>
          <style:tab-stop style:position="-1.905cm"/>
          <style:tab-stop style:position="-1.27cm"/>
          <style:tab-stop style:position="0cm"/>
          <style:tab-stop style:position="1.27cm"/>
          <style:tab-stop style:position="1.905cm"/>
          <style:tab-stop style:position="3.81cm"/>
          <style:tab-stop style:position="4.332cm"/>
          <style:tab-stop style:position="5.08cm"/>
          <style:tab-stop style:position="5.779cm"/>
          <style:tab-stop style:position="6.593cm"/>
          <style:tab-stop style:position="7.62cm"/>
          <style:tab-stop style:position="9.843cm"/>
        </style:tab-stops>
      </style:paragraph-properties>
    </style:style>
    <style:style style:name="P454" style:family="paragraph" style:parent-style-name="Standard">
      <style:paragraph-properties fo:margin-left="2.54cm" fo:margin-right="0cm" fo:text-align="justify" style:justify-single-word="false" fo:text-indent="-1.289cm" style:auto-text-indent="false">
        <style:tab-stops>
          <style:tab-stop style:position="0cm"/>
        </style:tab-stops>
      </style:paragraph-properties>
    </style:style>
    <style:style style:name="P455" style:family="paragraph" style:parent-style-name="Standard">
      <style:paragraph-properties fo:margin-left="2.54cm" fo:margin-right="0cm" fo:text-align="justify" style:justify-single-word="false" fo:text-indent="-1.289cm" style:auto-text-indent="false"/>
      <style:text-properties style:font-size-complex="12pt"/>
    </style:style>
    <style:style style:name="P456" style:family="paragraph" style:parent-style-name="Standard">
      <style:paragraph-properties fo:margin-left="2.54cm" fo:margin-right="0cm" fo:text-align="justify" style:justify-single-word="false" fo:text-indent="-1.289cm" style:auto-text-indent="false"/>
    </style:style>
    <style:style style:name="P457" style:family="paragraph" style:parent-style-name="Standard">
      <style:paragraph-properties fo:margin-left="1.905cm" fo:margin-right="0cm" fo:text-align="justify" style:justify-single-word="false" fo:orphans="2" fo:widows="2" fo:text-indent="0cm" style:auto-text-indent="false" style:text-autospace="none"/>
      <style:text-properties fo:language="en" fo:country="GB"/>
    </style:style>
    <style:style style:name="P458" style:family="paragraph" style:parent-style-name="Standard">
      <style:paragraph-properties fo:margin-left="2.54cm" fo:margin-right="0cm" fo:text-align="justify" style:justify-single-word="false" fo:text-indent="-1.251cm" style:auto-text-indent="false">
        <style:tab-stops>
          <style:tab-stop style:position="0cm"/>
        </style:tab-stops>
      </style:paragraph-properties>
    </style:style>
    <style:style style:name="P459" style:family="paragraph" style:parent-style-name="Standard">
      <style:paragraph-properties fo:margin-left="1.27cm" fo:margin-right="0cm" fo:margin-top="0.176cm" fo:margin-bottom="0.176cm" loext:contextual-spacing="false" fo:text-align="justify" style:justify-single-word="false" fo:text-indent="1.27cm" style:auto-text-indent="false"/>
      <style:text-properties fo:color="#000000" style:language-asian="en" style:country-asian="CA"/>
    </style:style>
    <style:style style:name="P460" style:family="paragraph" style:parent-style-name="Standard">
      <style:paragraph-properties fo:margin-left="2.521cm" fo:margin-right="0cm" fo:margin-top="0.176cm" fo:margin-bottom="0.176cm" loext:contextual-spacing="false" fo:text-align="justify" style:justify-single-word="false" fo:text-indent="0.019cm" style:auto-text-indent="false"/>
      <style:text-properties fo:color="#000000" fo:background-color="#ffffff"/>
    </style:style>
    <style:style style:name="P461" style:family="paragraph" style:parent-style-name="Standard">
      <style:paragraph-properties fo:margin-left="1.244cm" fo:margin-right="0cm" fo:text-align="justify" style:justify-single-word="false" fo:text-indent="-1.244cm" style:auto-text-indent="false"/>
    </style:style>
    <style:style style:name="P462" style:family="paragraph" style:parent-style-name="Standard">
      <style:paragraph-properties fo:margin-left="1.244cm" fo:margin-right="0cm" fo:text-align="justify" style:justify-single-word="false" fo:text-indent="-1.244cm" style:auto-text-indent="false">
        <style:tab-stops>
          <style:tab-stop style:position="1.251cm"/>
          <style:tab-stop style:position="16.51cm" style:type="right"/>
        </style:tab-stops>
      </style:paragraph-properties>
      <style:text-properties fo:language="en" fo:country="GB"/>
    </style:style>
    <style:style style:name="P463" style:family="paragraph" style:parent-style-name="Standard">
      <style:paragraph-properties fo:margin-left="1.244cm" fo:margin-right="0cm" fo:text-align="justify" style:justify-single-word="false" fo:text-indent="-1.244cm" style:auto-text-indent="false">
        <style:tab-stops>
          <style:tab-stop style:position="1.251cm"/>
          <style:tab-stop style:position="16.51cm" style:type="right"/>
        </style:tab-stops>
      </style:paragraph-properties>
    </style:style>
    <style:style style:name="P464" style:family="paragraph" style:parent-style-name="Standard">
      <style:paragraph-properties fo:margin-left="0cm" fo:margin-right="0cm" fo:text-align="justify" style:justify-single-word="false" fo:text-indent="4.332cm" style:auto-text-indent="false">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language="en" fo:country="GB"/>
    </style:style>
    <style:style style:name="P465" style:family="paragraph" style:parent-style-name="Standard" style:list-style-name="WW8Num1">
      <style:paragraph-properties fo:margin-left="4.286cm" fo:margin-right="0cm" fo:text-align="justify" style:justify-single-word="false" fo:orphans="2" fo:widows="2" fo:text-indent="-1.746cm" style:auto-text-indent="false">
        <style:tab-stops>
          <style:tab-stop style:position="3.81cm"/>
        </style:tab-stops>
      </style:paragraph-properties>
    </style:style>
    <style:style style:name="P466" style:family="paragraph" style:parent-style-name="Standard">
      <style:paragraph-properties fo:margin-left="4.128cm" fo:margin-right="0cm" fo:text-align="justify" style:justify-single-word="false" fo:text-indent="-0.318cm" style:auto-text-indent="false">
        <style:tab-stops>
          <style:tab-stop style:position="-1.905cm"/>
          <style:tab-stop style:position="-1.27cm"/>
          <style:tab-stop style:position="0cm"/>
          <style:tab-stop style:position="1.27cm"/>
          <style:tab-stop style:position="2.54cm"/>
          <style:tab-stop style:position="3.175cm"/>
          <style:tab-stop style:position="3.493cm"/>
          <style:tab-stop style:position="3.81cm"/>
          <style:tab-stop style:position="4.128cm"/>
          <style:tab-stop style:position="4.445cm"/>
          <style:tab-stop style:position="5.08cm"/>
          <style:tab-stop style:position="5.779cm"/>
          <style:tab-stop style:position="6.593cm"/>
          <style:tab-stop style:position="7.62cm"/>
          <style:tab-stop style:position="9.843cm"/>
        </style:tab-stops>
      </style:paragraph-properties>
      <style:text-properties fo:language="en" fo:country="GB" fo:font-weight="bold" style:font-weight-asian="bold"/>
    </style:style>
    <style:style style:name="P467" style:family="paragraph" style:parent-style-name="Standard">
      <style:paragraph-properties fo:margin-left="4.128cm" fo:margin-right="0cm" fo:text-align="justify" style:justify-single-word="false" fo:text-indent="-0.318cm" style:auto-text-indent="false">
        <style:tab-stops>
          <style:tab-stop style:position="-1.905cm"/>
          <style:tab-stop style:position="-1.27cm"/>
          <style:tab-stop style:position="0cm"/>
          <style:tab-stop style:position="1.27cm"/>
          <style:tab-stop style:position="2.54cm"/>
          <style:tab-stop style:position="3.175cm"/>
          <style:tab-stop style:position="3.493cm"/>
          <style:tab-stop style:position="3.81cm"/>
          <style:tab-stop style:position="4.128cm"/>
          <style:tab-stop style:position="4.445cm"/>
          <style:tab-stop style:position="5.08cm"/>
          <style:tab-stop style:position="5.779cm"/>
          <style:tab-stop style:position="6.593cm"/>
          <style:tab-stop style:position="7.62cm"/>
          <style:tab-stop style:position="9.843cm"/>
        </style:tab-stops>
      </style:paragraph-properties>
    </style:style>
    <style:style style:name="P468" style:family="paragraph" style:parent-style-name="Standard">
      <style:paragraph-properties fo:margin-left="3.201cm" fo:margin-right="0cm" fo:text-align="justify" style:justify-single-word="false" fo:text-indent="-0.661cm" style:auto-text-indent="false">
        <style:tab-stops>
          <style:tab-stop style:position="-2.54cm"/>
          <style:tab-stop style:position="-1.27cm"/>
          <style:tab-stop style:position="0cm"/>
          <style:tab-stop style:position="1.27cm"/>
          <style:tab-stop style:position="2.54cm"/>
          <style:tab-stop style:position="3.201cm"/>
          <style:tab-stop style:position="3.81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469" style:family="paragraph" style:parent-style-name="Standard">
      <style:paragraph-properties fo:margin-left="3.201cm" fo:margin-right="0cm" fo:text-align="justify" style:justify-single-word="false" fo:text-indent="-0.661cm" style:auto-text-indent="false">
        <style:tab-stops>
          <style:tab-stop style:position="-2.54cm"/>
          <style:tab-stop style:position="-1.27cm"/>
          <style:tab-stop style:position="0cm"/>
          <style:tab-stop style:position="1.27cm"/>
          <style:tab-stop style:position="2.54cm"/>
          <style:tab-stop style:position="3.201cm"/>
          <style:tab-stop style:position="3.81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P470" style:family="paragraph" style:parent-style-name="Standard">
      <style:paragraph-properties fo:margin-left="0.635cm" fo:margin-right="0cm" fo:text-align="justify" style:justify-single-word="false" fo:text-indent="0cm" style:auto-text-indent="false">
        <style:tab-stops>
          <style:tab-stop style:position="0cm"/>
        </style:tab-stops>
      </style:paragraph-properties>
    </style:style>
    <style:style style:name="P471" style:family="paragraph" style:parent-style-name="Standard">
      <style:paragraph-properties fo:margin-left="7.938cm" fo:margin-right="0cm" fo:text-align="justify" style:justify-single-word="false" fo:text-indent="-5.398cm" style:auto-text-indent="false">
        <style:tab-stops>
          <style:tab-stop style:position="2.54cm"/>
        </style:tab-stops>
      </style:paragraph-properties>
    </style:style>
    <style:style style:name="P472" style:family="paragraph" style:parent-style-name="Standard">
      <style:paragraph-properties fo:margin-left="6.509cm" fo:margin-right="0cm" fo:text-align="justify" style:justify-single-word="false" fo:text-indent="-3.969cm" style:auto-text-indent="false">
        <style:tab-stops>
          <style:tab-stop style:position="2.54cm"/>
        </style:tab-stops>
      </style:paragraph-properties>
    </style:style>
    <style:style style:name="P473" style:family="paragraph" style:parent-style-name="Standard">
      <style:paragraph-properties fo:margin-left="8.89cm" fo:margin-right="0cm" fo:text-align="justify" style:justify-single-word="false" fo:text-indent="-2.54cm" style:auto-text-indent="false">
        <style:tab-stops>
          <style:tab-stop style:position="2.54cm"/>
        </style:tab-stops>
      </style:paragraph-properties>
      <style:text-properties fo:language="en" fo:country="GB"/>
    </style:style>
    <style:style style:name="P474" style:family="paragraph" style:parent-style-name="Standard">
      <style:paragraph-properties fo:margin-left="3.81cm" fo:margin-right="0cm" fo:text-align="justify" style:justify-single-word="false" fo:text-indent="-2.54cm" style:auto-text-indent="false">
        <style:tab-stops>
          <style:tab-stop style:position="2.54cm"/>
        </style:tab-stops>
      </style:paragraph-properties>
      <style:text-properties fo:language="en" fo:country="GB"/>
    </style:style>
    <style:style style:name="P475" style:family="paragraph" style:parent-style-name="Standard">
      <style:paragraph-properties fo:margin-left="3.81cm" fo:margin-right="0cm" fo:text-align="justify" style:justify-single-word="false" fo:text-indent="-2.54cm" style:auto-text-indent="false">
        <style:tab-stops>
          <style:tab-stop style:position="2.54cm"/>
        </style:tab-stops>
      </style:paragraph-properties>
    </style:style>
    <style:style style:name="P476" style:family="paragraph" style:parent-style-name="Standard">
      <style:paragraph-properties fo:margin-left="0cm" fo:margin-right="0cm" fo:text-align="justify" style:justify-single-word="false" fo:text-indent="-2.54cm" style:auto-text-indent="false">
        <style:tab-stops>
          <style:tab-stop style:position="2.54cm"/>
        </style:tab-stops>
      </style:paragraph-properties>
      <style:text-properties fo:language="en" fo:country="GB"/>
    </style:style>
    <style:style style:name="P477" style:family="paragraph" style:parent-style-name="Standard">
      <style:paragraph-properties fo:margin-left="0cm" fo:margin-right="0cm" fo:text-align="justify" style:justify-single-word="false" fo:text-indent="-2.54cm" style:auto-text-indent="false">
        <style:tab-stops>
          <style:tab-stop style:position="0cm"/>
          <style:tab-stop style:position="2.54cm"/>
        </style:tab-stops>
      </style:paragraph-properties>
      <style:text-properties fo:language="en" fo:country="GB"/>
    </style:style>
    <style:style style:name="P478" style:family="paragraph" style:parent-style-name="Standard">
      <style:paragraph-properties fo:margin-left="0cm" fo:margin-right="0cm" fo:text-align="justify" style:justify-single-word="false" fo:text-indent="-2.54cm" style:auto-text-indent="false">
        <style:tab-stops>
          <style:tab-stop style:position="-2.54cm"/>
          <style:tab-stop style:position="-1.27cm"/>
          <style:tab-stop style:position="0cm"/>
          <style:tab-stop style:position="1.27cm"/>
          <style:tab-stop style:position="2.54cm"/>
          <style:tab-stop style:position="3.201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479" style:family="paragraph" style:parent-style-name="Standard">
      <style:paragraph-properties fo:margin-left="0cm" fo:margin-right="0cm" fo:text-align="justify" style:justify-single-word="false" fo:text-indent="-2.54cm" style:auto-text-indent="false">
        <style:tab-stops>
          <style:tab-stop style:position="0cm"/>
          <style:tab-stop style:position="2.54cm"/>
        </style:tab-stops>
      </style:paragraph-properties>
    </style:style>
    <style:style style:name="P480" style:family="paragraph" style:parent-style-name="Standard">
      <style:paragraph-properties fo:margin-left="3.175cm" fo:margin-right="0cm" fo:text-indent="0cm" style:auto-text-indent="false" style:snap-to-layout-grid="false">
        <style:tab-stops>
          <style:tab-stop style:position="0cm"/>
          <style:tab-stop style:position="1.251cm"/>
        </style:tab-stops>
      </style:paragraph-properties>
    </style:style>
    <style:style style:name="P481" style:family="paragraph" style:parent-style-name="Standard">
      <style:paragraph-properties fo:margin-left="0cm" fo:margin-right="0cm" fo:text-indent="-1.27cm" style:auto-text-indent="false">
        <style:tab-stops>
          <style:tab-stop style:position="0cm"/>
        </style:tab-stops>
      </style:paragraph-properties>
      <style:text-properties fo:font-weight="bold" style:font-weight-asian="bold"/>
    </style:style>
    <style:style style:name="P482" style:family="paragraph" style:parent-style-name="Standard">
      <style:paragraph-properties fo:margin-left="0cm" fo:margin-right="0cm" fo:text-indent="-1.27cm" style:auto-text-indent="false">
        <style:tab-stops>
          <style:tab-stop style:position="0cm"/>
        </style:tab-stops>
      </style:paragraph-properties>
    </style:style>
    <style:style style:name="P483" style:family="paragraph" style:parent-style-name="Standard">
      <style:paragraph-properties fo:margin-left="0cm" fo:margin-right="0cm" fo:text-align="justify" style:justify-single-word="false" fo:text-indent="-1.27cm" style:auto-text-indent="false">
        <style:tab-stops>
          <style:tab-stop style:position="0cm"/>
        </style:tab-stops>
      </style:paragraph-properties>
    </style:style>
    <style:style style:name="P484" style:family="paragraph" style:parent-style-name="Standard">
      <style:paragraph-properties fo:margin-left="0cm" fo:margin-right="0cm" fo:text-align="justify" style:justify-single-word="false" fo:text-indent="-1.27cm" style:auto-text-indent="false">
        <style:tab-stops>
          <style:tab-stop style:position="13.841cm"/>
        </style:tab-stops>
      </style:paragraph-properties>
    </style:style>
    <style:style style:name="P485" style:family="paragraph" style:parent-style-name="Standard">
      <style:paragraph-properties fo:margin-left="0cm" fo:margin-right="0cm" fo:text-align="justify" style:justify-single-word="false" fo:keep-together="always" fo:orphans="2" fo:widows="2" fo:text-indent="-1.27cm" style:auto-text-indent="false" fo:keep-with-next="always"/>
    </style:style>
    <style:style style:name="P486" style:family="paragraph" style:parent-style-name="Standard">
      <style:paragraph-properties fo:margin-left="3.175cm" fo:margin-right="0cm" fo:text-align="justify" style:justify-single-word="false" fo:text-indent="-0.674cm" style:auto-text-indent="false" style:snap-to-layout-grid="false">
        <style:tab-stops>
          <style:tab-stop style:position="0cm"/>
          <style:tab-stop style:position="1.251cm"/>
          <style:tab-stop style:position="3.251cm"/>
        </style:tab-stops>
      </style:paragraph-properties>
    </style:style>
    <style:style style:name="P487" style:family="paragraph" style:parent-style-name="Standard">
      <style:paragraph-properties fo:margin-left="2.522cm" fo:margin-right="0cm" fo:text-align="justify" style:justify-single-word="false" fo:text-indent="-2.522cm" style:auto-text-indent="false">
        <style:tab-stops>
          <style:tab-stop style:position="0cm"/>
        </style:tab-stops>
      </style:paragraph-properties>
    </style:style>
    <style:style style:name="P488" style:family="paragraph" style:parent-style-name="Standard">
      <style:paragraph-properties fo:margin-left="3.752cm" fo:margin-right="0cm" fo:text-align="justify" style:justify-single-word="false" fo:text-indent="-2.558cm" style:auto-text-indent="false">
        <style:tab-stops>
          <style:tab-stop style:position="0cm"/>
          <style:tab-stop style:position="2.54cm"/>
        </style:tab-stops>
      </style:paragraph-properties>
    </style:style>
    <style:style style:name="P489" style:family="paragraph" style:parent-style-name="Standard">
      <style:paragraph-properties fo:margin-left="5.08cm" fo:margin-right="0cm" fo:text-indent="-2.558cm" style:auto-text-indent="false">
        <style:tab-stops>
          <style:tab-stop style:position="0cm"/>
          <style:tab-stop style:position="2.54cm"/>
        </style:tab-stops>
      </style:paragraph-properties>
      <style:text-properties fo:color="#000000"/>
    </style:style>
    <style:style style:name="P490" style:family="paragraph" style:parent-style-name="Standard">
      <style:paragraph-properties fo:margin-left="5.08cm" fo:margin-right="0cm" fo:text-indent="-2.558cm" style:auto-text-indent="false">
        <style:tab-stops>
          <style:tab-stop style:position="0cm"/>
          <style:tab-stop style:position="2.54cm"/>
        </style:tab-stops>
      </style:paragraph-properties>
    </style:style>
    <style:style style:name="P491" style:family="paragraph" style:parent-style-name="Standard">
      <style:paragraph-properties fo:margin-left="3.752cm" fo:margin-right="0cm" fo:text-align="justify" style:justify-single-word="false" fo:text-indent="-1.251cm" style:auto-text-indent="false">
        <style:tab-stops>
          <style:tab-stop style:position="0cm"/>
          <style:tab-stop style:position="2.54cm"/>
        </style:tab-stops>
      </style:paragraph-properties>
    </style:style>
    <style:style style:name="P492" style:family="paragraph" style:parent-style-name="Standard">
      <style:paragraph-properties fo:margin-left="3.81cm" fo:margin-right="0cm" fo:text-align="justify" style:justify-single-word="false" fo:text-indent="-1.288cm" style:auto-text-indent="false">
        <style:tab-stops>
          <style:tab-stop style:position="0cm"/>
          <style:tab-stop style:position="2.54cm"/>
        </style:tab-stops>
      </style:paragraph-properties>
    </style:style>
    <style:style style:name="P493" style:family="paragraph" style:parent-style-name="Standard" style:master-page-name="Standard">
      <style:paragraph-properties fo:text-align="justify" style:justify-single-word="false" style:page-number="auto">
        <style:tab-stops>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494" style:family="paragraph" style:parent-style-name="Standard" style:master-page-name="Convert_20_1">
      <style:paragraph-properties fo:text-align="justify" style:justify-single-word="false" style:page-number="auto">
        <style:tab-stops>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fo:font-weight="bold" style:font-weight-asian="bold"/>
    </style:style>
    <style:style style:name="P495" style:family="paragraph" style:parent-style-name="Standard" style:master-page-name="Convert_20_2">
      <style:paragraph-properties fo:text-align="justify" style:justify-single-word="false" style:page-number="1">
        <style:tab-stops>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style:style>
    <style:style style:name="P496" style:family="paragraph" style:parent-style-name="Standard" style:master-page-name="Convert_20_7">
      <style:paragraph-properties fo:text-align="justify" style:justify-single-word="false" style:page-number="auto">
        <style:tab-stops>
          <style:tab-stop style:position="-1.905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9.843cm"/>
        </style:tab-stops>
      </style:paragraph-properties>
      <style:text-properties fo:language="en" fo:country="GB" style:text-underline-style="solid" style:text-underline-width="auto" style:text-underline-color="font-color" fo:font-weight="bold" style:font-weight-asian="bold"/>
    </style:style>
    <style:style style:name="P497" style:family="paragraph" style:parent-style-name="Text_20_body">
      <style:paragraph-properties fo:text-align="justify" style:justify-single-word="false"/>
      <style:text-properties fo:font-weight="normal" style:font-weight-asian="normal"/>
    </style:style>
    <style:style style:name="P498" style:family="paragraph" style:parent-style-name="Text_20_body" style:list-style-name="WW8Num19">
      <style:paragraph-properties fo:text-align="justify" style:justify-single-word="false"/>
    </style:style>
    <style:style style:name="P499" style:family="paragraph" style:parent-style-name="Text_20_body">
      <style:paragraph-properties fo:margin-left="5.08cm" fo:margin-right="0cm" fo:text-align="justify" style:justify-single-word="false" fo:text-indent="0cm" style:auto-text-indent="false"/>
    </style:style>
    <style:style style:name="P500" style:family="paragraph" style:parent-style-name="Text_20_body">
      <style:paragraph-properties fo:margin-left="5.08cm" fo:margin-right="0cm" fo:text-align="justify" style:justify-single-word="false" fo:text-indent="0cm" style:auto-text-indent="false">
        <style:tab-stops>
          <style:tab-stop style:position="5.08cm"/>
        </style:tab-stops>
      </style:paragraph-properties>
    </style:style>
    <style:style style:name="P501" style:family="paragraph" style:parent-style-name="Text_20_body">
      <style:paragraph-properties fo:margin-left="2.54cm" fo:margin-right="0cm" fo:text-indent="-2.54cm" style:auto-text-indent="false"/>
    </style:style>
    <style:style style:name="P502" style:family="paragraph" style:parent-style-name="Text_20_body">
      <style:paragraph-properties fo:margin-left="2.54cm" fo:margin-right="0cm" fo:text-indent="-2.54cm" style:auto-text-indent="false"/>
      <style:text-properties fo:font-weight="normal" style:font-weight-asian="normal"/>
    </style:style>
    <style:style style:name="P503" style:family="paragraph" style:parent-style-name="Text_20_body">
      <style:paragraph-properties fo:margin-left="2.54cm" fo:margin-right="0cm" fo:text-align="justify" style:justify-single-word="false" fo:text-indent="-2.54cm" style:auto-text-indent="false"/>
      <style:text-properties fo:font-weight="normal" style:font-weight-asian="normal"/>
    </style:style>
    <style:style style:name="P504" style:family="paragraph" style:parent-style-name="Text_20_body">
      <style:paragraph-properties fo:margin-left="3.81cm" fo:margin-right="0cm" fo:text-indent="1.27cm" style:auto-text-indent="false"/>
    </style:style>
    <style:style style:name="P505" style:family="paragraph" style:parent-style-name="Text_20_body">
      <style:paragraph-properties fo:margin-left="5.08cm" fo:margin-right="0cm" fo:text-align="justify" style:justify-single-word="false" fo:text-indent="-1.27cm" style:auto-text-indent="false"/>
    </style:style>
    <style:style style:name="P506" style:family="paragraph" style:parent-style-name="Text_20_body">
      <style:paragraph-properties fo:margin-left="6.35cm" fo:margin-right="0cm" fo:text-align="justify" style:justify-single-word="false" fo:text-indent="-1.27cm" style:auto-text-indent="false"/>
    </style:style>
    <style:style style:name="P507" style:family="paragraph" style:parent-style-name="Text_20_body">
      <style:paragraph-properties fo:margin-left="3.81cm" fo:margin-right="0cm" fo:text-align="justify" style:justify-single-word="false" fo:text-indent="0cm" style:auto-text-indent="false"/>
      <style:text-properties fo:font-weight="normal" style:font-weight-asian="normal"/>
    </style:style>
    <style:style style:name="P508" style:family="paragraph" style:parent-style-name="Text_20_body">
      <style:paragraph-properties fo:margin-left="3.81cm" fo:margin-right="0cm" fo:text-align="justify" style:justify-single-word="false" fo:text-indent="-3.81cm" style:auto-text-indent="false"/>
      <style:text-properties fo:font-weight="normal" style:font-weight-asian="normal"/>
    </style:style>
    <style:style style:name="P509" style:family="paragraph" style:parent-style-name="Heading_20_2">
      <style:text-properties fo:font-weight="normal" style:font-weight-asian="normal"/>
    </style:style>
    <style:style style:name="P510" style:family="paragraph" style:parent-style-name="Heading_20_2" style:master-page-name="Convert_20_5">
      <style:paragraph-properties style:page-number="auto">
        <style:tab-stops>
          <style:tab-stop style:position="14.753cm"/>
        </style:tab-stops>
      </style:paragraph-properties>
    </style:style>
    <style:style style:name="P511" style:family="paragraph" style:parent-style-name="Heading_20_3">
      <style:text-properties fo:language="en" fo:country="GB"/>
    </style:style>
    <style:style style:name="P512" style:family="paragraph" style:parent-style-name="Heading_20_3">
      <style:paragraph-properties fo:margin-left="1.251cm" fo:margin-right="0cm" fo:text-indent="-1.251cm" style:auto-text-indent="false"/>
    </style:style>
    <style:style style:name="P513" style:family="paragraph" style:parent-style-name="Contents_20_2">
      <style:paragraph-properties>
        <style:tab-stops>
          <style:tab-stop style:position="16.492cm" style:type="right" style:leader-style="dotted" style:leader-text="."/>
        </style:tab-stops>
      </style:paragraph-properties>
      <style:text-properties fo:language="en" fo:country="GB"/>
    </style:style>
    <style:style style:name="P514" style:family="paragraph" style:parent-style-name="Contents_20_2">
      <style:paragraph-properties>
        <style:tab-stops>
          <style:tab-stop style:position="16.492cm" style:type="right" style:leader-style="dotted" style:leader-text="."/>
        </style:tab-stops>
      </style:paragraph-properties>
    </style:style>
    <style:style style:name="P515" style:family="paragraph" style:parent-style-name="Contents_20_2">
      <style:paragraph-properties>
        <style:tab-stops>
          <style:tab-stop style:position="9.324cm"/>
          <style:tab-stop style:position="16.492cm" style:type="right" style:leader-style="dotted" style:leader-text="."/>
        </style:tab-stops>
      </style:paragraph-properties>
    </style:style>
    <style:style style:name="P516" style:family="paragraph" style:parent-style-name="Contents_20_2">
      <style:paragraph-properties>
        <style:tab-stops>
          <style:tab-stop style:position="6.44cm"/>
          <style:tab-stop style:position="16.492cm" style:type="right" style:leader-style="dotted" style:leader-text="."/>
        </style:tab-stops>
      </style:paragraph-properties>
    </style:style>
    <style:style style:name="P517" style:family="paragraph" style:parent-style-name="Header">
      <style:paragraph-properties>
        <style:tab-stops>
          <style:tab-stop style:position="7.62cm" style:type="center"/>
          <style:tab-stop style:position="11.502cm"/>
          <style:tab-stop style:position="16.503cm" style:type="right"/>
        </style:tab-stops>
      </style:paragraph-properties>
      <style:text-properties fo:language="en" fo:country="GB" fo:font-weight="bold" style:font-weight-asian="bold"/>
    </style:style>
    <style:style style:name="P518" style:family="paragraph" style:parent-style-name="Body_20_Text_20_Indent_20_2">
      <style:paragraph-properties fo:orphans="0" fo:widows="0"/>
    </style:style>
    <style:style style:name="P519" style:family="paragraph" style:parent-style-name="Body_20_Text_20_Indent_20_2">
      <style:paragraph-properties fo:orphans="0" fo:widows="0">
        <style:tab-stops>
          <style:tab-stop style:position="-2.54cm"/>
          <style:tab-stop style:position="-1.905cm"/>
          <style:tab-stop style:position="-1.27cm"/>
          <style:tab-stop style:position="0cm"/>
          <style:tab-stop style:position="1.27cm"/>
          <style:tab-stop style:position="2.223cm"/>
          <style:tab-stop style:position="3.016cm"/>
          <style:tab-stop style:position="5.08cm"/>
          <style:tab-stop style:position="6.69cm"/>
          <style:tab-stop style:position="7.62cm"/>
          <style:tab-stop style:position="8.89cm"/>
          <style:tab-stop style:position="10.16cm"/>
          <style:tab-stop style:position="10.515cm"/>
          <style:tab-stop style:position="10.954cm"/>
          <style:tab-stop style:position="11.43cm"/>
          <style:tab-stop style:position="12.7cm"/>
          <style:tab-stop style:position="13.97cm"/>
          <style:tab-stop style:position="15.24cm"/>
          <style:tab-stop style:position="16.51cm"/>
        </style:tab-stops>
      </style:paragraph-properties>
    </style:style>
    <style:style style:name="P520" style:family="paragraph" style:parent-style-name="Body_20_Text_20_Indent_20_3">
      <style:paragraph-properties>
        <style:tab-stops>
          <style:tab-stop style:position="-1.905cm"/>
          <style:tab-stop style:position="-1.27cm"/>
          <style:tab-stop style:position="0cm"/>
          <style:tab-stop style:position="1.27cm"/>
          <style:tab-stop style:position="2.54cm"/>
          <style:tab-stop style:position="4.128cm"/>
        </style:tab-stops>
      </style:paragraph-properties>
    </style:style>
    <style:style style:name="P521" style:family="paragraph" style:parent-style-name="Body_20_Text_20_Indent_20_3">
      <style:paragraph-properties fo:margin-left="2.54cm" fo:margin-right="0cm" fo:text-indent="-2.54cm" style:auto-text-indent="false"/>
      <style:text-properties fo:font-weight="bold" style:font-weight-asian="bold"/>
    </style:style>
    <style:style style:name="P522" style:family="paragraph" style:parent-style-name="Contents_20_3">
      <style:paragraph-properties>
        <style:tab-stops>
          <style:tab-stop style:position="1.693cm"/>
          <style:tab-stop style:position="1.752cm"/>
          <style:tab-stop style:position="16.492cm" style:type="right" style:leader-style="dotted" style:leader-text="."/>
        </style:tab-stops>
      </style:paragraph-properties>
    </style:style>
    <style:style style:name="P523" style:family="paragraph" style:parent-style-name="Default">
      <style:paragraph-properties fo:text-align="justify" style:justify-single-word="false"/>
      <style:text-properties fo:language="en" fo:country="CA" fo:font-weight="bold" style:language-asian="en" style:country-asian="CA" style:font-weight-asian="bold" style:font-size-complex="12pt" style:font-weight-complex="bold"/>
    </style:style>
    <style:style style:name="P524" style:family="paragraph" style:parent-style-name="Default">
      <style:paragraph-properties fo:margin-left="1.27cm" fo:margin-right="0cm" fo:text-align="justify" style:justify-single-word="false" fo:text-indent="1.27cm" style:auto-text-indent="false"/>
      <style:text-properties fo:font-weight="bold" style:font-weight-asian="bold" style:font-weight-complex="bold"/>
    </style:style>
    <style:style style:name="P525" style:family="paragraph" style:parent-style-name="List_20_Paragraph">
      <style:text-properties fo:language="en" fo:country="CA" style:language-asian="en" style:country-asian="CA" style:font-size-complex="12pt"/>
    </style:style>
    <style:style style:name="P526" style:family="paragraph" style:parent-style-name="List_20_Paragraph">
      <style:paragraph-properties fo:text-align="justify" style:justify-single-word="false"/>
      <style:text-properties fo:language="en" fo:country="CA" style:language-asian="en" style:country-asian="CA" style:font-size-complex="12pt"/>
    </style:style>
    <style:style style:name="P527" style:family="paragraph" style:parent-style-name="List_20_Paragraph">
      <style:text-properties fo:language="en" fo:country="GB"/>
    </style:style>
    <style:style style:name="P528" style:family="paragraph" style:parent-style-name="List_20_Paragraph">
      <style:text-properties fo:language="en" fo:country="GB"/>
    </style:style>
    <style:style style:name="P529" style:family="paragraph" style:parent-style-name="Normal_20__28_Web_29_">
      <style:paragraph-properties fo:margin-left="2.54cm" fo:margin-right="0cm" fo:text-align="justify" style:justify-single-word="false" fo:text-indent="-2.54cm" style:auto-text-indent="false">
        <style:tab-stops>
          <style:tab-stop style:position="1.251cm"/>
        </style:tab-stops>
      </style:paragraph-properties>
    </style:style>
    <style:style style:name="P530" style:family="paragraph" style:parent-style-name="Normal_20__28_Web_29_">
      <style:paragraph-properties fo:margin-left="2.521cm" fo:margin-right="0cm" fo:text-align="justify" style:justify-single-word="false" fo:text-indent="-1.27cm" style:auto-text-indent="false"/>
    </style:style>
    <style:style style:name="P531" style:family="paragraph" style:parent-style-name="Normal_20__28_Web_29_">
      <style:paragraph-properties fo:margin-left="1.251cm" fo:margin-right="0cm" fo:text-indent="-1.251cm" style:auto-text-indent="false"/>
    </style:style>
    <style:style style:name="P532" style:family="paragraph" style:parent-style-name="Normal_20__28_Web_29_">
      <style:paragraph-properties fo:margin-left="1.251cm" fo:margin-right="0cm" fo:text-align="justify" style:justify-single-word="false" fo:text-indent="-1.251cm" style:auto-text-indent="false"/>
    </style:style>
    <style:style style:name="P533" style:family="paragraph" style:parent-style-name="No_20_Spacing">
      <style:text-properties fo:font-weight="bold" style:font-weight-asian="bold"/>
    </style:style>
    <style:style style:name="P534" style:family="paragraph" style:parent-style-name="No_20_Spacing">
      <style:paragraph-properties fo:margin-left="2.501cm" fo:margin-right="0cm" fo:text-indent="0cm" style:auto-text-indent="false"/>
    </style:style>
    <style:style style:name="T1" style:family="text">
      <style:text-properties fo:language="en" fo:country="GB"/>
    </style:style>
    <style:style style:name="T2" style:family="text">
      <style:text-properties fo:language="en" fo:country="GB" style:text-underline-style="solid" style:text-underline-width="auto" style:text-underline-color="font-color"/>
    </style:style>
    <style:style style:name="T3" style:family="text">
      <style:text-properties fo:language="en" fo:country="GB" style:text-underline-style="solid" style:text-underline-width="auto" style:text-underline-color="font-color" fo:font-weight="bold" style:font-weight-asian="bold"/>
    </style:style>
    <style:style style:name="T4" style:family="text">
      <style:text-properties fo:language="en" fo:country="GB" fo:font-weight="bold" style:font-weight-asian="bold"/>
    </style:style>
    <style:style style:name="T5" style:family="text">
      <style:text-properties fo:language="en" fo:country="GB" style:font-size-complex="12pt"/>
    </style:style>
    <style:style style:name="T6" style:family="text">
      <style:text-properties fo:language="en" fo:country="GB" style:text-underline-style="none" fo:font-weight="bold" style:font-weight-asian="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style:font-weight-asian="bold" style:font-size-complex="12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style>
    <style:style style:name="T12" style:family="text">
      <style:text-properties style:text-underline-style="solid" style:text-underline-width="auto" style:text-underline-color="font-color" fo:font-weight="normal" style:font-weight-asian="normal"/>
    </style:style>
    <style:style style:name="T13" style:family="text">
      <style:text-properties style:text-underline-style="solid" style:text-underline-width="auto" style:text-underline-color="font-color" style:language-asian="en" style:country-asian="CA"/>
    </style:style>
    <style:style style:name="T14" style:family="text">
      <style:text-properties fo:language="none" fo:country="none" style:language-asian="none" style:country-asian="none"/>
    </style:style>
    <style:style style:name="T15" style:family="text">
      <style:text-properties style:font-weight-complex="bold"/>
    </style:style>
    <style:style style:name="T16" style:family="text">
      <style:text-properties style:font-size-complex="12pt"/>
    </style:style>
    <style:style style:name="T17" style:family="text">
      <style:text-properties style:text-position="super 58%"/>
    </style:style>
    <style:style style:name="T18" style:family="text">
      <style:text-properties style:text-position="super 58%" fo:language="en" fo:country="GB"/>
    </style:style>
    <style:style style:name="T19" style:family="text">
      <style:text-properties style:text-position="super 58%" fo:language="en" fo:country="GB" style:font-size-complex="12pt"/>
    </style:style>
    <style:style style:name="T20" style:family="text">
      <style:text-properties style:font-name="Univers" fo:language="en" fo:country="GB" style:font-name-complex="Univers"/>
    </style:style>
    <style:style style:name="T21" style:family="text">
      <style:text-properties style:font-name="Univers" fo:language="en" fo:country="GB" fo:font-weight="bold" style:font-weight-asian="bold" style:font-name-complex="Univers"/>
    </style:style>
    <style:style style:name="T22" style:family="text">
      <style:text-properties style:font-name="Univers" style:font-name-complex="Univers"/>
    </style:style>
    <style:style style:name="T23" style:family="text">
      <style:text-properties fo:font-size="11pt" style:font-size-asian="11pt"/>
    </style:style>
    <style:style style:name="T24" style:family="text">
      <style:text-properties fo:font-size="11pt" style:font-size-asian="11pt" style:font-size-complex="11pt"/>
    </style:style>
    <style:style style:name="T25" style:family="text">
      <style:text-properties fo:font-size="11pt" fo:language="en" fo:country="GB" style:font-size-asian="11pt" style:font-size-complex="11pt"/>
    </style:style>
    <style:style style:name="T26" style:family="text">
      <style:text-properties fo:language="en" fo:country="CA" fo:font-weight="bold" style:language-asian="en" style:country-asian="CA" style:font-weight-asian="bold" style:font-size-complex="12pt"/>
    </style:style>
    <style:style style:name="T27" style:family="text">
      <style:text-properties fo:language="en" fo:country="CA" fo:font-weight="bold" style:language-asian="en" style:country-asian="CA" style:font-weight-asian="bold" style:font-size-complex="12pt" style:font-weight-complex="bold"/>
    </style:style>
    <style:style style:name="T28" style:family="text">
      <style:text-properties fo:language="en" fo:country="CA" style:language-asian="en" style:country-asian="CA" style:font-size-complex="12pt"/>
    </style:style>
    <style:style style:name="T29" style:family="text">
      <style:text-properties style:language-asian="en" style:country-asian="CA"/>
    </style:style>
    <style:style style:name="T30" style:family="text">
      <style:text-properties style:font-name="WP TypographicSymbols" fo:language="en" fo:country="GB" style:font-name-complex="WP TypographicSymbols"/>
    </style:style>
    <style:style style:name="T31" style:family="text">
      <style:text-properties fo:font-weight="normal" style:font-weight-asian="normal"/>
    </style:style>
    <style:style style:name="T32" style:family="text">
      <style:text-properties style:font-name="Times New Roman" style:font-name-complex="Times New Roman"/>
    </style:style>
    <style:style style:name="T33" style:family="text">
      <style:text-properties style:font-name="Times New Roman" style:font-name-complex="Times New Roman"/>
    </style:style>
    <style:style style:name="T34" style:family="text">
      <style:text-properties fo:color="#000000"/>
    </style:style>
    <style:style style:name="T35" style:family="text">
      <style:text-properties fo:color="#000000" fo:font-weight="bold" style:font-weight-asian="bold"/>
    </style:style>
    <style:style style:name="T36" style:family="text">
      <style:text-properties fo:color="#000000" fo:font-weight="bold" style:font-weight-asian="bold" style:font-weight-complex="bold"/>
    </style:style>
    <style:style style:name="T37" style:family="text">
      <style:text-properties fo:color="#000000" style:font-weight-complex="bold"/>
    </style:style>
    <style:style style:name="T38" style:family="text">
      <style:text-properties fo:color="#000000" style:language-asian="en" style:country-asian="CA"/>
    </style:style>
    <style:style style:name="T39" style:family="text">
      <style:text-properties fo:color="#000000" style:font-name="Arial" fo:font-size="6pt" style:font-size-asian="6pt" style:font-name-complex="Arial" style:font-size-complex="6pt"/>
    </style:style>
    <style:style style:name="T40" style:family="text">
      <style:text-properties fo:color="#000000"/>
    </style:style>
    <style:style style:name="T41" style:family="text">
      <style:text-properties fo:color="#000000" fo:background-color="#ffffff" loext:char-shading-value="0"/>
    </style:style>
    <style:style style:name="T42" style:family="text">
      <style:text-properties fo:color="#000000" fo:language="en" fo:country="US" fo:background-color="#ffffff" loext:char-shading-value="0"/>
    </style:style>
    <style:style style:name="T43" style:family="text">
      <style:text-properties fo:color="#000000" fo:language="en" fo:country="US" fo:font-weight="bold" fo:background-color="#ffffff" loext:char-shading-value="0" style:font-weight-asian="bold" style:font-weight-complex="bold"/>
    </style:style>
    <style:style style:name="T44" style:family="text">
      <style:text-properties fo:language="en" fo:country="US"/>
    </style:style>
    <style:style style:name="T45" style:family="text">
      <style:text-properties fo:language="en" fo:country="US" fo:font-weight="bold" style:font-weight-asian="bold" style:font-weight-complex="bold"/>
    </style:style>
    <style:style style:name="T46" style:family="text">
      <style:text-properties fo:color="#0000ff"/>
    </style:style>
    <style:style style:name="T47" style:family="text">
      <style:text-properties officeooo:rsid="0004f8d9"/>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3"/>
      <text:p text:style-name="P3"><text:span text:style-name="T1"><text:tab/></text:span><text:span text:style-name="T3">CONSOLIDATION</text:span></text:p>
      <text:p text:style-name="P29"/>
      <text:p text:style-name="P29"/>
      <text:p text:style-name="P2"><text:span text:style-name="T1">This edition is prepared for purposes of convenience only. <text:s/>For accurate reference, refer to the By-law and amending By-laws. <text:s/>CONSOLIDATED: <text:s text:c="2"/>May, 2019</text:span></text:p>
      <text:p text:style-name="P29"/>
      <text:p text:style-name="P29"/>
      <text:p text:style-name="P3"><text:span text:style-name="T1"><text:tab/></text:span><text:span text:style-name="T4">THE CORPORATION</text:span><text:span text:style-name="T1"> </text:span><text:span text:style-name="T4">OF</text:span></text:p>
      <text:p text:style-name="P29"/>
      <text:p text:style-name="P3"><text:span text:style-name="T1"><text:tab/></text:span><text:span text:style-name="T4">THE CITY OF SCARBOROUGH</text:span></text:p>
      <text:p text:style-name="P29"/>
      <text:p text:style-name="P3"><text:span text:style-name="T1"><text:tab/></text:span><text:span text:style-name="T4">BY-LAW NUMBER 9396</text:span></text:p>
      <text:p text:style-name="P29"/>
      <text:p text:style-name="P29"/>
      <text:p text:style-name="P4"><text:span text:style-name="T4">Enacted</text:span><text:span text:style-name="T1"><text:tab/></text:span><text:span text:style-name="T4">Approved by the</text:span></text:p>
      <text:p text:style-name="P67">May 24, 1960<text:tab/>Ontario Municipal Board</text:p>
      <text:p text:style-name="P67"><text:tab/>October 28, 1960</text:p>
      <text:p text:style-name="P29"/>
      <text:p text:style-name="P29"/>
      <text:p text:style-name="P29">Amended by By-laws Numbered:</text:p>
      <text:p text:style-name="P29"/>
      <text:p text:style-name="P142"><text:s/>9526<text:tab/> 9722 <text:tab/> 9748<text:tab/> 9815<text:tab/> 9816<text:tab/>10074<text:tab/>10469<text:tab/>10682</text:p>
      <text:p text:style-name="P142">11101<text:tab/>11142<text:tab/>11329<text:tab/>11361<text:tab/>11433<text:tab/>11487<text:tab/>11803<text:tab/>12043</text:p>
      <text:p text:style-name="P142">12378<text:tab/>12946<text:tab/>13040<text:tab/>13230<text:tab/>13439<text:tab/>13484<text:tab/>13485<text:tab/>13998</text:p>
      <text:p text:style-name="P142">14027<text:tab/>14304<text:tab/>14504<text:tab/>14515<text:tab/>14601<text:tab/>14813<text:tab/>15066<text:tab/>15483</text:p>
      <text:p text:style-name="P142">15731<text:tab/>15824<text:tab/>15943<text:tab/>16005<text:tab/>16082<text:tab/>16142<text:tab/>16253<text:tab/>16398</text:p>
      <text:p text:style-name="P142">16529<text:tab/>16558<text:tab/>16722<text:tab/>17025<text:tab/>17045<text:tab/>17132<text:tab/>17228<text:tab/>17506</text:p>
      <text:p text:style-name="P142">17600<text:tab/>17843<text:tab/>18312<text:tab/>18361<text:tab/>18706<text:tab/>18791<text:tab/>18867<text:tab/>19013</text:p>
      <text:p text:style-name="P142">19072<text:tab/>19197<text:tab/>19556<text:tab/>19620<text:tab/>19654<text:tab/>19931<text:tab/>20303<text:tab/>20445</text:p>
      <text:p text:style-name="P142">20715<text:tab/>20757<text:tab/>21000<text:tab/>21066<text:tab/>21246<text:tab/>21281<text:tab/>21307<text:tab/>21364</text:p>
      <text:p text:style-name="P142">21951<text:tab/>22147<text:tab/>22180<text:tab/>22230<text:tab/>22272<text:tab/>22293<text:tab/>22438<text:tab/>22707</text:p>
      <text:p text:style-name="P30">22731<text:tab/>22858<text:tab/>22875<text:tab/>23036<text:tab/>23319<text:tab/>23435<text:tab/>23468<text:tab/>23477</text:p>
      <text:p text:style-name="P30">23750<text:tab/>23991<text:tab/>OMB Order R940162<text:tab/>24465<text:tab/>24657<text:tab/>24689<text:tab/>24882</text:p>
      <text:p text:style-name="P5"><text:span text:style-name="T1">25188<text:tab/>25265/OMB Order R970355<text:tab/>25268<text:tab/>508-1998<text:tab/>831-1998<text:tab/><text:tab/><text:tab/></text:span></text:p>
      <text:p text:style-name="P30">493-2000/OMB Order PL990850<text:tab/>71-2001<text:tab/>72-2001<text:tab/>593-2001<text:tab/>939-2001<text:tab/>953-2001</text:p>
      <text:p text:style-name="P6"><text:span text:style-name="T1">1041-2001<text:tab/>795-2002/OMB Order PL021072<text:tab/>843-2004<text:tab/>549-2006<text:tab/>983-2006<text:tab/>507-2007</text:span></text:p>
      <text:p text:style-name="P7"><text:span text:style-name="T1">543-2007<text:tab/>1365-2007<text:tab/>1381-2007<text:tab/>106-2008<text:tab/>242-2009<text:tab/>212-2011<text:tab/>777-2011<text:tab/>1130-2011 1052-2013<text:tab/> <text:s/>550-2014<text:tab/>1006-2014<text:tab/>1018-2014<text:tab/> <text:s/>273-2015<text:tab/> 268-2108<text:tab/>688-2019</text:span></text:p>
      <text:p text:style-name="P30"/>
      <text:p text:style-name="P5"><text:span text:style-name="T1">being a Community By-law to implement the Official Plan of the City of Scarborough with respect to certain lands in the </text:span><text:span text:style-name="T4">COMMUNITY OF CLIFFCREST</text:span><text:span text:style-name="T1">.</text:span></text:p>
      <text:p text:style-name="P494"/>
      <text:p text:style-name="P69"><text:tab/>TABLE OF CONTENTS</text:p>
      <text:p text:style-name="P29"/>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left" style:position="1.693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513"><text:span text:style-name="T14">CLAUSE I - LANDS REGULATED<text:tab/></text:span><text:a xlink:type="simple" xlink:href="#__RefHeading___Toc40762510" text:style-name="Index_20_Link" text:visited-style-name="Index_20_Link"><text:span text:style-name="T14">1</text:span></text:a></text:p>
          <text:p text:style-name="P514"><text:span text:style-name="T14">CLAUSE II - GENERAL PROVISIONS<text:tab/></text:span><text:a xlink:type="simple" xlink:href="#__RefHeading___Toc40762511" text:style-name="Index_20_Link" text:visited-style-name="Index_20_Link"><text:span text:style-name="T14">1</text:span></text:a></text:p>
          <text:p text:style-name="P522">1.<text:tab/><text:span text:style-name="T10">Restrictions on the Use of Land and/or Buildings</text:span><text:tab/><text:a xlink:type="simple" xlink:href="#__RefHeading___Toc40762512" text:style-name="Index_20_Link" text:visited-style-name="Index_20_Link">1</text:a></text:p>
          <text:p text:style-name="P522">2.<text:tab/><text:span text:style-name="T10">General Exemption</text:span><text:tab/><text:a xlink:type="simple" xlink:href="#__RefHeading___Toc40762513" text:style-name="Index_20_Link" text:visited-style-name="Index_20_Link">1</text:a></text:p>
          <text:p text:style-name="P522">3.<text:tab/><text:span text:style-name="T10">Expansion of Non-Conforming Buildings and Structures</text:span><text:tab/><text:a xlink:type="simple" xlink:href="#__RefHeading___Toc40762514" text:style-name="Index_20_Link" text:visited-style-name="Index_20_Link">3</text:a></text:p>
          <text:p text:style-name="P522">4.<text:tab/><text:span text:style-name="T10">Parking Space Deficiency</text:span><text:tab/><text:a xlink:type="simple" xlink:href="#__RefHeading___Toc40762515" text:style-name="Index_20_Link" text:visited-style-name="Index_20_Link">4</text:a></text:p>
          <text:p text:style-name="P522">5.<text:tab/><text:span text:style-name="T10">Second Suite Permission when the Existing Use is Legal Non-Conforming</text:span><text:tab/><text:a xlink:type="simple" xlink:href="#__RefHeading___Toc40762516" text:style-name="Index_20_Link" text:visited-style-name="Index_20_Link">4</text:a></text:p>
          <text:p text:style-name="P514"><text:span text:style-name="T14">CLAUSE III - SCHEDULES<text:tab/></text:span><text:a xlink:type="simple" xlink:href="#__RefHeading___Toc40762517" text:style-name="Index_20_Link" text:visited-style-name="Index_20_Link"><text:span text:style-name="T14">4</text:span></text:a></text:p>
          <text:p text:style-name="P514"><text:span text:style-name="T14">CLAUSE IV - ZONES<text:tab/></text:span><text:a xlink:type="simple" xlink:href="#__RefHeading___Toc40762518" text:style-name="Index_20_Link" text:visited-style-name="Index_20_Link"><text:span text:style-name="T14">5</text:span></text:a></text:p>
          <text:p text:style-name="P514"><text:span text:style-name="T14">CLAUSE V - INTERPRETATION<text:tab/></text:span><text:a xlink:type="simple" xlink:href="#__RefHeading___Toc40762519" text:style-name="Index_20_Link" text:visited-style-name="Index_20_Link"><text:span text:style-name="T14">5</text:span></text:a></text:p>
          <text:p text:style-name="P522">(f)<text:tab/><text:span text:style-name="T10">Definitions</text:span><text:tab/><text:a xlink:type="simple" xlink:href="#__RefHeading___Toc40762520" text:style-name="Index_20_Link" text:visited-style-name="Index_20_Link">6</text:a></text:p>
          <text:p text:style-name="P514"><text:span text:style-name="T14">CLAUSE VI - PROVISIONS FOR ALL ZONES<text:tab/></text:span><text:a xlink:type="simple" xlink:href="#__RefHeading___Toc40762521" text:style-name="Index_20_Link" text:visited-style-name="Index_20_Link"><text:span text:style-name="T14">16</text:span></text:a></text:p>
          <text:p text:style-name="P522">1.<text:tab/><text:span text:style-name="T10">Reduction of Yards</text:span><text:tab/><text:a xlink:type="simple" xlink:href="#__RefHeading___Toc40762522" text:style-name="Index_20_Link" text:visited-style-name="Index_20_Link">16</text:a></text:p>
          <text:p text:style-name="P522">2.<text:tab/><text:span text:style-name="T10">Licences, Permits and Other By-laws</text:span><text:tab/><text:a xlink:type="simple" xlink:href="#__RefHeading___Toc40762523" text:style-name="Index_20_Link" text:visited-style-name="Index_20_Link">16</text:a></text:p>
          <text:p text:style-name="P522">3.<text:tab/><text:span text:style-name="T10">Uses Permitted in All Zones</text:span><text:tab/><text:a xlink:type="simple" xlink:href="#__RefHeading___Toc40762524" text:style-name="Index_20_Link" text:visited-style-name="Index_20_Link">16</text:a></text:p>
          <text:p text:style-name="P522">4.<text:tab/><text:span text:style-name="T10">Frontage on a Street</text:span><text:tab/><text:a xlink:type="simple" xlink:href="#__RefHeading___Toc40762525" text:style-name="Index_20_Link" text:visited-style-name="Index_20_Link">17</text:a></text:p>
          <text:p text:style-name="P522">5.<text:tab/><text:span text:style-name="T10">Landscaping Requirements</text:span><text:tab/><text:a xlink:type="simple" xlink:href="#__RefHeading___Toc40762526" text:style-name="Index_20_Link" text:visited-style-name="Index_20_Link">17</text:a></text:p>
          <text:p text:style-name="P522">6.<text:tab/><text:span text:style-name="T10">Coverage</text:span><text:tab/><text:a xlink:type="simple" xlink:href="#__RefHeading___Toc40762527" text:style-name="Index_20_Link" text:visited-style-name="Index_20_Link">17</text:a></text:p>
          <text:p text:style-name="P522">7.<text:tab/><text:span text:style-name="T10">Day Nurseries in "M" and "A" Zones</text:span><text:tab/><text:a xlink:type="simple" xlink:href="#__RefHeading___Toc40762528" text:style-name="Index_20_Link" text:visited-style-name="Index_20_Link">17</text:a></text:p>
          <text:p text:style-name="P522">8.<text:tab/><text:span text:style-name="T10">Games Arcades and Games Machines</text:span> <text:s text:c="69"/><text:span text:style-name="T10">Incidental to Commercial Operations</text:span><text:tab/><text:a xlink:type="simple" xlink:href="#__RefHeading___Toc40762529" text:style-name="Index_20_Link" text:visited-style-name="Index_20_Link">17</text:a></text:p>
          <text:p text:style-name="P522">9.<text:tab/><text:span text:style-name="T10">Commercial Recreational/Health Establishments - Prohibitions</text:span><text:tab/><text:a xlink:type="simple" xlink:href="#__RefHeading___Toc40762530" text:style-name="Index_20_Link" text:visited-style-name="Index_20_Link">18</text:a></text:p>
          <text:p text:style-name="P522">10.<text:tab/><text:span text:style-name="T10">Adult Entertainment Parlours</text:span><text:tab/><text:a xlink:type="simple" xlink:href="#__RefHeading___Toc40762531" text:style-name="Index_20_Link" text:visited-style-name="Index_20_Link">18</text:a></text:p>
          <text:p text:style-name="P522">11.<text:tab/><text:span text:style-name="T10">Day Nurseries in Schools</text:span><text:tab/><text:a xlink:type="simple" xlink:href="#__RefHeading___Toc40762532" text:style-name="Index_20_Link" text:visited-style-name="Index_20_Link">18</text:a></text:p>
          <text:p text:style-name="P522">12.<text:tab/><text:span text:style-name="T10">Non-Accessory Signs</text:span><text:tab/><text:a xlink:type="simple" xlink:href="#__RefHeading___Toc40762533" text:style-name="Index_20_Link" text:visited-style-name="Index_20_Link">18</text:a></text:p>
          <text:p text:style-name="P522">13.<text:tab/><text:span text:style-name="T10">Underground Structures in "NC", "CC", "HC" and "OU" Zones</text:span><text:tab/><text:a xlink:type="simple" xlink:href="#__RefHeading___Toc40762534" text:style-name="Index_20_Link" text:visited-style-name="Index_20_Link">18</text:a></text:p>
          <text:p text:style-name="P522">14.<text:tab/><text:span text:style-name="T10">Lands Not Covered by Buildings</text:span><text:tab/><text:a xlink:type="simple" xlink:href="#__RefHeading___Toc40762535" text:style-name="Index_20_Link" text:visited-style-name="Index_20_Link">19</text:a></text:p>
          <text:p text:style-name="P522">15.<text:tab/><text:span text:style-name="T10">Use of Basements</text:span><text:tab/><text:a xlink:type="simple" xlink:href="#__RefHeading___Toc40762536" text:style-name="Index_20_Link" text:visited-style-name="Index_20_Link">19</text:a></text:p>
          <text:p text:style-name="P522">16.<text:tab/><text:span text:style-name="T10">Regulations for Single-Family and Two-Family Dwellings</text:span><text:tab/><text:a xlink:type="simple" xlink:href="#__RefHeading___Toc40762537" text:style-name="Index_20_Link" text:visited-style-name="Index_20_Link">19</text:a></text:p>
          <text:p text:style-name="P522">17.<text:tab/><text:span text:style-name="T10">Regulations for Group Homes, Correctional</text:span> <text:s text:c="68"/><text:span text:style-name="T10">Group Homes and <text:s/>Residential Care Facilities</text:span><text:tab/><text:a xlink:type="simple" xlink:href="#__RefHeading___Toc40762538" text:style-name="Index_20_Link" text:visited-style-name="Index_20_Link">20</text:a></text:p>
          <text:p text:style-name="P522">18.<text:tab/><text:span text:style-name="T10">Regulations for Drive-through Facilities</text:span><text:tab/>20</text:p>
          <text:p text:style-name="P522">19.<text:tab/><text:span text:style-name="T10">Drive-through Facilities in Combination with Other Uses</text:span><text:tab/>21</text:p>
          <text:p text:style-name="P522">20.<text:tab/><text:span text:style-name="T11">Front Yard </text:span><text:span text:style-name="T10">Landscaping and </text:span><text:span text:style-name="T11">Front Yard</text:span><text:span text:style-name="T10"> Soft Landscaping Requirements</text:span><text:tab/>21</text:p>
          <text:p text:style-name="Standard"/>
          <text:p text:style-name="P514"><text:soft-page-break/><text:span text:style-name="T14">CLAUSE VII - GENERAL PARKING REGULATIONS FOR ALL ZONES<text:tab/>22</text:span></text:p>
          <text:p text:style-name="P522">1.<text:tab/><text:span text:style-name="T10">General Parking Requirements</text:span><text:tab/><text:a xlink:type="simple" xlink:href="#__RefHeading___Toc40762540" text:style-name="Index_20_Link" text:visited-style-name="Index_20_Link">22</text:a></text:p>
          <text:p text:style-name="P522">2.<text:tab/><text:span text:style-name="T10">Residential Parking Regulations</text:span><text:tab/><text:a xlink:type="simple" xlink:href="#__RefHeading___Toc40762541" text:style-name="Index_20_Link" text:visited-style-name="Index_20_Link">28</text:a></text:p>
          <text:p text:style-name="P514"><text:span text:style-name="T14">CLAUSE VIII - ZONE PROVISIONS<text:tab/></text:span><text:a xlink:type="simple" xlink:href="#__RefHeading___Toc40762542" text:style-name="Index_20_Link" text:visited-style-name="Index_20_Link"><text:span text:style-name="T14">32</text:span></text:a></text:p>
          <text:p text:style-name="P522">1.<text:tab/><text:span text:style-name="T10">Single-Family Residential (S) Zone</text:span><text:tab/><text:a xlink:type="simple" xlink:href="#__RefHeading___Toc40762543" text:style-name="Index_20_Link" text:visited-style-name="Index_20_Link">32</text:a></text:p>
          <text:p text:style-name="P522">2.<text:tab/><text:span text:style-name="T10">Two-Family Residential (T) Zone</text:span><text:tab/><text:a xlink:type="simple" xlink:href="#__RefHeading___Toc40762544" text:style-name="Index_20_Link" text:visited-style-name="Index_20_Link">33</text:a></text:p>
          <text:p text:style-name="P522">2.1<text:tab/><text:span text:style-name="T10">Street Townhouse Residential (ST) Zone</text:span><text:tab/><text:a xlink:type="simple" xlink:href="#__RefHeading___Toc40762545" text:style-name="Index_20_Link" text:visited-style-name="Index_20_Link">33</text:a></text:p>
          <text:p text:style-name="P522">3.<text:tab/><text:span text:style-name="T10">Multiple-Family Residential (M) Zone</text:span><text:tab/><text:a xlink:type="simple" xlink:href="#__RefHeading___Toc40762546" text:style-name="Index_20_Link" text:visited-style-name="Index_20_Link">34</text:a></text:p>
          <text:p text:style-name="P522">4.<text:tab/><text:span text:style-name="T10">Apartment Residential (A) Zone</text:span><text:tab/><text:a xlink:type="simple" xlink:href="#__RefHeading___Toc40762547" text:style-name="Index_20_Link" text:visited-style-name="Index_20_Link">34</text:a></text:p>
          <text:p text:style-name="P522">5.<text:tab/><text:span text:style-name="T10">Neighbourhood Commercial (NC)</text:span><text:tab/><text:a xlink:type="simple" xlink:href="#__RefHeading___Toc40762548" text:style-name="Index_20_Link" text:visited-style-name="Index_20_Link">35</text:a></text:p>
          <text:p text:style-name="P522">6.<text:tab/><text:span text:style-name="T10">Community Commercial (CC)</text:span><text:tab/><text:a xlink:type="simple" xlink:href="#__RefHeading___Toc40762549" text:style-name="Index_20_Link" text:visited-style-name="Index_20_Link">35</text:a></text:p>
          <text:p text:style-name="P522">7.<text:tab/><text:span text:style-name="T10">Highway Commercial (HC)</text:span><text:tab/><text:a xlink:type="simple" xlink:href="#__RefHeading___Toc40762550" text:style-name="Index_20_Link" text:visited-style-name="Index_20_Link">36</text:a></text:p>
          <text:p text:style-name="P522">8.<text:tab/><text:span text:style-name="T10">Institutional Uses (I)</text:span><text:tab/><text:a xlink:type="simple" xlink:href="#__RefHeading___Toc40762551" text:style-name="Index_20_Link" text:visited-style-name="Index_20_Link">37</text:a></text:p>
          <text:p text:style-name="P522">9.<text:tab/><text:span text:style-name="T10">Place(s) of Worship (PW)</text:span><text:tab/><text:a xlink:type="simple" xlink:href="#__RefHeading___Toc40762552" text:style-name="Index_20_Link" text:visited-style-name="Index_20_Link">37</text:a></text:p>
          <text:p text:style-name="P522">10.<text:tab/><text:span text:style-name="T10">Major Open Spaces (0)</text:span><text:tab/><text:a xlink:type="simple" xlink:href="#__RefHeading___Toc40762553" text:style-name="Index_20_Link" text:visited-style-name="Index_20_Link">37</text:a></text:p>
          <text:p text:style-name="P522">11.<text:tab/><text:span text:style-name="T10">Agricultural Uses (Ag)</text:span><text:tab/><text:a xlink:type="simple" xlink:href="#__RefHeading___Toc40762554" text:style-name="Index_20_Link" text:visited-style-name="Index_20_Link">38</text:a></text:p>
          <text:p text:style-name="P522">12.<text:tab/><text:span text:style-name="T10">Office Uses (OU)</text:span><text:tab/><text:a xlink:type="simple" xlink:href="#__RefHeading___Toc40762555" text:style-name="Index_20_Link" text:visited-style-name="Index_20_Link">39</text:a></text:p>
          <text:p text:style-name="P522">13.<text:tab/><text:span text:style-name="T10">Park Zone (P)</text:span><text:tab/><text:a xlink:type="simple" xlink:href="#__RefHeading___Toc40762556" text:style-name="Index_20_Link" text:visited-style-name="Index_20_Link">39</text:a></text:p>
          <text:p text:style-name="P522">14.<text:tab/><text:span text:style-name="T10">School Zone (SC)</text:span><text:tab/><text:a xlink:type="simple" xlink:href="#__RefHeading___Toc40762557" text:style-name="Index_20_Link" text:visited-style-name="Index_20_Link">39</text:a></text:p>
          <text:p text:style-name="P522">15.<text:tab/><text:span text:style-name="T10">Institutional Uses - Public Transit (I-PT) Zone</text:span><text:tab/><text:a xlink:type="simple" xlink:href="#__RefHeading___Toc40762558" text:style-name="Index_20_Link" text:visited-style-name="Index_20_Link">39</text:a></text:p>
          <text:p text:style-name="P514"><text:span text:style-name="T14">CLAUSE IX - VIOLATIONS AND PENALTIES<text:tab/></text:span><text:a xlink:type="simple" xlink:href="#__RefHeading___Toc40762559" text:style-name="Index_20_Link" text:visited-style-name="Index_20_Link"><text:span text:style-name="T14">39</text:span></text:a></text:p>
          <text:p text:style-name="P514"><text:span text:style-name="T14">CLAUSE X - VALIDITY<text:tab/></text:span><text:a xlink:type="simple" xlink:href="#__RefHeading___Toc40762560" text:style-name="Index_20_Link" text:visited-style-name="Index_20_Link"><text:span text:style-name="T14">40</text:span></text:a></text:p>
          <text:p text:style-name="P515"><text:span text:style-name="T14">PERFORMANCE STANDARD CHART - SCHEDULE "B"<text:tab/></text:span><text:a xlink:type="simple" xlink:href="#__RefHeading___Toc40762561" text:style-name="Index_20_Link" text:visited-style-name="Index_20_Link"><text:span text:style-name="T14">41</text:span></text:a></text:p>
          <text:p text:style-name="P516"><text:span text:style-name="T14">EXCEPTIONS LIST - SCHEDULE "C"<text:tab/>62</text:span></text:p>
        </text:index-body>
      </text:table-of-content>
      <text:p text:style-name="P78"/>
      <text:p text:style-name="P29"/>
      <text:p text:style-name="P495">NOW THEREFORE BE IT AND IT IS HEREBY ENACTED:</text:p>
      <text:p text:style-name="P29"/>
      <text:p text:style-name="P29"/>
      <text:h text:style-name="Heading_20_2" text:outline-level="2"><text:bookmark-start text:name="__RefHeading___Toc40762510"/>CLAUSE I - LANDS REGULATED<text:bookmark-end text:name="__RefHeading___Toc40762510"/></text:h>
      <text:p text:style-name="P29"/>
      <text:p text:style-name="P150">1.<text:tab/>The lands regulated by this By-law are shown outlined with a heavy black line on Schedule "A" annexed hereto, and the regulations applicable to such lands shall be in accordance with the Clauses and Schedules of this By-law. <text:s/></text:p>
      <text:p text:style-name="P29"/>
      <text:p text:style-name="P150">2.<text:tab/>Where lands on Schedule "A" do not have letters or numbers noted thereon, the regulations applicable to such lands shall be as follows:</text:p>
      <text:p text:style-name="P29"/>
      <text:p text:style-name="P168"><text:span text:style-name="T1">2.1<text:tab/></text:span><text:span text:style-name="T3">Streets and Watercourses</text:span></text:p>
      <text:p text:style-name="P29"/>
      <text:p text:style-name="P198">The regulations on lands adjacent to a street or watercourse shall extend to the centre lines of the streets or watercourses.</text:p>
      <text:p text:style-name="P29"/>
      <text:p text:style-name="P168"><text:span text:style-name="T1">2.2<text:tab/></text:span><text:span text:style-name="T3">Lake Ontario</text:span></text:p>
      <text:p text:style-name="P29"/>
      <text:p text:style-name="P198">The regulations on the lands adjacent to Lake Ontario shall extend to the municipal boundary.</text:p>
      <text:p text:style-name="P29"/>
      <text:p text:style-name="P29"/>
      <text:h text:style-name="Heading_20_2" text:outline-level="2"><text:bookmark-start text:name="__RefHeading___Toc40762511"/>CLAUSE II - GENERAL PROVISIONS<text:bookmark-end text:name="__RefHeading___Toc40762511"/></text:h>
      <text:p text:style-name="P29"/>
      <text:h text:style-name="Heading_20_3" text:outline-level="3"><text:bookmark-start text:name="__RefHeading___Toc40762512"/>1.<text:tab/><text:span text:style-name="T10">Restrictions on the Use of Land and/or Buildings</text:span><text:bookmark-end text:name="__RefHeading___Toc40762512"/></text:h>
      <text:p text:style-name="P29"/>
      <text:p text:style-name="P219">No building, structure or land shall hereafter be used or occupied, and no building or structure, or part thereof, shall be erected, moved or altered except in conformity with provisions of this By-law.</text:p>
      <text:p text:style-name="P29"/>
      <text:h text:style-name="Heading_20_3" text:outline-level="3"><text:bookmark-start text:name="__RefHeading___Toc40762513"/>2.<text:tab/><text:span text:style-name="T10">General Exemption</text:span><text:bookmark-end text:name="__RefHeading___Toc40762513"/></text:h>
      <text:p text:style-name="P29"/>
      <text:p text:style-name="P518">Where existing buildings and structures have been lawfully erected and a By-law, or amendments to it, have been subsequently enacted with the result that some characteristic of the building or structure does not conform, but the existing uses conform to the land uses specifically permitted on the parcel by the applicable provisions set out in Schedule "A" and Schedule "C" of the By-law; those provisions of the By-law which cause the non-conformity shall not apply with respect to:</text:p>
      <text:p text:style-name="P29"/>
      <text:section text:style-name="Sect2" text:name="Section1">
        <text:p text:style-name="P176"/>
        <text:p text:style-name="P176">2.1<text:tab/>The reconstruction or renovation of an existing building, or structure which has <text:soft-page-break/>been damaged or destroyed by fire, explosion, Act of God or any other cause beyond the owner's control, after March 23, 1987, provided that:</text:p>
        <text:p text:style-name="P31"/>
        <text:p text:style-name="P235">2.1.1<text:tab/>The replacement buildings or structures erected on the parcel shall conform to the By-law to the same, or to a greater extent, as those existing on the date the damage occurred, and shall be reconstructed or renovated for the same land use which existed on the parcel on the date the damage occurred; and</text:p>
        <text:p text:style-name="P31"/>
        <text:p text:style-name="P234"><text:span text:style-name="T1">2.1.2<text:tab/>In instances where the number of parking spaces supplied on the parcel on the date the damage occurred was insufficient to meet the minimum requirement for parking spaces for the uses which existed on the date the damage occurred, this </text:span><text:span text:style-name="T4">parking space deficiency</text:span><text:span text:style-name="T1"> shall not be increased as a result of the reconstruction or renovation, and the total number of parking spaces on the parcel shall not be decreased.</text:span></text:p>
        <text:p text:style-name="P31"/>
        <text:p text:style-name="P236">A building or structure renovated or reconstructed pursuant to this Section shall be deemed to have been erected on the day of original construction for the purpose of this By-law.</text:p>
        <text:p text:style-name="P31"/>
        <text:p text:style-name="P176">2.2<text:tab/>A change in the use of an existing building or structure to other land uses specifically permitted by the applicable provisions set out in Schedule "A" and Schedule "C" of the By-law, provided that:</text:p>
        <text:p text:style-name="P31"/>
        <text:p text:style-name="P235">2.2.1<text:tab/>The land use changes in the buildings or structures, in combination with all other uses on the parcel, shall not increase the extent of the non-conformity; and</text:p>
        <text:p text:style-name="P31"/>
        <text:p text:style-name="P234"><text:span text:style-name="T1">2.2.2<text:tab/>In instances where the existing number of parking spaces supplied on the parcel is insufficient to meet the minimum requirement for parking spaces for the existing uses, this </text:span><text:span text:style-name="T4">parking space deficiency</text:span><text:span text:style-name="T1"> shall not be increased as a result of the change to the new use, and the total number of parking spaces on the parcel shall not be decreased.</text:span></text:p>
        <text:p text:style-name="P31"/>
        <text:p text:style-name="P248">2.3<text:tab/>The construction of additional buildings or structures on a parcel, provided that:</text:p>
        <text:p text:style-name="P31"/>
        <text:p text:style-name="P235">2.3.1<text:tab/>Any additional buildings or structures shall conform to all the provisions of the By-law; and</text:p>
        <text:p text:style-name="P235"/>
      </text:section>
      <text:section text:style-name="Sect2" text:name="Section2">
        <text:p text:style-name="P235"/>
        <text:p text:style-name="P235">2.3.2<text:tab/>Any additional buildings, and structures, and uses, in combination with all other buildings, structures, and uses on the parcel, shall not increase <text:soft-page-break/>the extent of non-conformity; and</text:p>
        <text:p text:style-name="P31"/>
        <text:p text:style-name="P234"><text:span text:style-name="T1">2.3.3<text:tab/>In instances where the existing number of parking spaces supplied on the parcel is insufficient to meet the minimum requirement for parking spaces for the existing uses, the </text:span><text:span text:style-name="T4">parking space deficiency</text:span><text:span text:style-name="T1"> shall not be increased as a result of the additional buildings, structures, and uses, and the total number of parking spaces on the parcel shall not be decreased.</text:span></text:p>
        <text:p text:style-name="P31"/>
        <text:h text:style-name="Heading_20_3" text:outline-level="3"><text:bookmark-start text:name="__RefHeading___Toc40762514"/>3.<text:tab/><text:span text:style-name="T10">Expansion of Non-Conforming Buildings and Structures</text:span><text:bookmark-end text:name="__RefHeading___Toc40762514"/></text:h>
        <text:p text:style-name="P31"/>
        <text:p text:style-name="P220">Where existing buildings and structures have been lawfully erected and the By-law or amendments to it have been subsequently enacted with the result that some characteristic of the building or structure does not conform, but the existing land uses conform to the land uses specifically permitted on the parcel by the applicable provisions set out in Schedule "A" and Schedule "C" of the By-law:</text:p>
        <text:p text:style-name="P31"/>
        <text:p text:style-name="P176">3.1<text:tab/>The existing buildings and structures may be structurally altered or renovated provided that:</text:p>
        <text:p text:style-name="P31"/>
        <text:p text:style-name="P235">3.1.1<text:tab/>The altered or renovated buildings or structures shall continue to conform to all provisions of the By-law, to which the existing buildings or structures conformed.</text:p>
        <text:p text:style-name="P31"/>
        <text:p text:style-name="P235">3.1.2<text:tab/>Any structural alterations and renovations, in combination with all other buildings and structures on the parcel, shall not increase the extent of non-conformity; and</text:p>
        <text:p text:style-name="P31"/>
        <text:p text:style-name="P234"><text:span text:style-name="T1">3.1.3<text:tab/>In instances where the existing number of parking spaces supplied on a </text:span><text:span text:style-name="T4">parcel</text:span><text:span text:style-name="T1"> is insufficient to meet the minimum requirement for parking spaces for the existing use, this </text:span><text:span text:style-name="T4">parking space deficiency</text:span><text:span text:style-name="T1"> shall not be increased as a result of the alterations or renovations and the total number of parking spaces on the parcel shall not be decreased.</text:span></text:p>
        <text:p text:style-name="P31"/>
        <text:p text:style-name="P248">3.2<text:tab/>The existing buildings and structures may be enlarged, provided that:</text:p>
        <text:p text:style-name="P31"/>
        <text:p text:style-name="P235">3.2.1<text:tab/>Any enlargement to buildings or structures shall conform to all the provisions of the By-law; and</text:p>
        <text:p text:style-name="P31"/>
      </text:section>
      <text:section text:style-name="Sect2" text:name="Section3">
        <text:p text:style-name="P271"/>
        <text:p text:style-name="P270">3.2.2<text:tab/> <text:s text:c="2"/>The enlargement, in combination with all other buildings, structures, and uses on the parcel, shall not increase the extent of non-conformity; and</text:p>
        <text:p text:style-name="P31"><text:soft-page-break/></text:p>
        <text:p text:style-name="P234"><text:span text:style-name="T1">3.2.3<text:tab/>In instances where the existing number of parking spaces supplied on the parcel is insufficient to meet the minimum requirement for parking spaces for the existing uses, this </text:span><text:span text:style-name="T4">parking space deficiency </text:span><text:span text:style-name="T1">shall not be increased as a result of the enlargement and the total number of parking spaces on the parcel shall not be decreased.</text:span></text:p>
        <text:p text:style-name="P31"/>
        <text:h text:style-name="Heading_20_3" text:outline-level="3"><text:bookmark-start text:name="__RefHeading___Toc40762515"/>4.<text:tab/><text:span text:style-name="T10">Parking Space Deficiency</text:span><text:bookmark-end text:name="__RefHeading___Toc40762515"/></text:h>
        <text:p text:style-name="P31"/>
        <text:p text:style-name="P214"><text:span text:style-name="T1">For the purposes of the regulations in this Clause, a </text:span><text:span text:style-name="T4">parking space deficiency</text:span><text:span text:style-name="T1"> occurs when the number of parking spaces provided for the uses on a parcel of land is less than the number of parking spaces required for these uses. <text:s/>The extent of the </text:span><text:span text:style-name="T4">parking space deficiency</text:span><text:span text:style-name="T1"> shall be calculated by subtracting the number of parking spaces provided from the number of parking spaces required.</text:span></text:p>
        <text:p text:style-name="P31"/>
        <text:h text:style-name="Heading_20_3" text:outline-level="3"><text:bookmark-start text:name="__RefHeading___Toc40762516"/>5.<text:tab/><text:span text:style-name="T10">Second Suite Permission when the Existing Use is Legal Non-Conforming</text:span><text:bookmark-end text:name="__RefHeading___Toc40762516"/></text:h>
        <text:p text:style-name="P32"/>
        <text:p text:style-name="P215"><text:span text:style-name="T1">When the existing use is legal non-conforming, a </text:span><text:span text:style-name="T4">second suite</text:span><text:span text:style-name="T1"> may be provided in the existing detached </text:span><text:span text:style-name="T4">single-family dwellings</text:span><text:span text:style-name="T1"> and existing </text:span><text:span text:style-name="T4">semi-detached/two family dwellings</text:span><text:span text:style-name="T1">, notwithstanding Section 3. <text:s/></text:span><text:span text:style-name="T3">Expansion of Non-Conforming Buildings and Structures</text:span><text:span text:style-name="T1"> of </text:span><text:span text:style-name="T4">CLAUSE II-GENERAL PROVISIONS</text:span><text:span text:style-name="T1">. <text:s/>A </text:span><text:span text:style-name="T4">parking space</text:span><text:span text:style-name="T1"> required for the </text:span><text:span text:style-name="T4">second suite </text:span><text:span text:style-name="T1">shall be provided.</text:span></text:p>
        <text:p text:style-name="P31"/>
        <text:p text:style-name="P31"/>
        <text:h text:style-name="Heading_20_2" text:outline-level="2"><text:bookmark-start text:name="__RefHeading___Toc40762517"/>CLAUSE III - SCHEDULES<text:bookmark-end text:name="__RefHeading___Toc40762517"/></text:h>
        <text:p text:style-name="P31"/>
        <text:p text:style-name="P31">Schedules "A" and "B" with notations and references shown thereon and also Schedule "C" are hereby declared to be part of this By-law and are described as follows:</text:p>
        <text:p text:style-name="P31"/>
        <text:p text:style-name="P272"><text:span text:style-name="T2">Schedule</text:span><text:span text:style-name="T1"><text:tab/><text:tab/><text:tab/><text:tab/></text:span><text:span text:style-name="T2">Title</text:span><text:span text:style-name="T1"><text:tab/></text:span></text:p>
        <text:p text:style-name="P31"/>
        <text:p text:style-name="P276"><text:s text:c="2"/>"A"<text:tab/><text:tab/><text:tab/><text:tab/>Cliffcrest Community Map</text:p>
        <text:p text:style-name="P276"><text:s text:c="2"/>"B"<text:tab/><text:tab/><text:tab/><text:tab/>Performance Standard Chart</text:p>
        <text:p text:style-name="P276"><text:s text:c="2"/>"C"<text:tab/><text:tab/><text:tab/><text:tab/>Specific exceptions to the provisions of this By-law</text:p>
        <text:p text:style-name="P31"/>
        <text:p text:style-name="P31"/>
        <text:p text:style-name="P31"/>
        <text:p text:style-name="P31"/>
        <text:p text:style-name="P31"/>
        <text:h text:style-name="Heading_20_2" text:outline-level="2"><text:bookmark-start text:name="__RefHeading___Toc40762518"/>CLAUSE IV - ZONES<text:bookmark-end text:name="__RefHeading___Toc40762518"/></text:h>
        <text:p text:style-name="P31"/>
        <text:p text:style-name="P31">For the purposes of this By-law the following zones are hereby established:</text:p>
        <text:p text:style-name="P31"><text:soft-page-break/></text:p>
        <text:p text:style-name="P284"><text:span text:style-name="T2">Zone</text:span><text:span text:style-name="T1"><text:tab/><text:tab/><text:tab/><text:tab/><text:tab/></text:span><text:span text:style-name="T2">Letter</text:span></text:p>
        <text:p text:style-name="P44"/>
        <text:p text:style-name="P277">Single-Family Residential<text:tab/><text:tab/><text:tab/><text:tab/>S</text:p>
        <text:p text:style-name="P277">Two-Family Residential<text:tab/><text:tab/><text:tab/><text:tab/><text:tab/>T</text:p>
        <text:p text:style-name="P277">Multiple-Family Residential<text:tab/><text:tab/><text:tab/><text:tab/>M</text:p>
        <text:p text:style-name="P277">Apartment Residential<text:tab/><text:tab/><text:tab/><text:tab/><text:tab/>A</text:p>
      </text:section>
      <text:section text:style-name="Sect2" text:name="Section4">
        <text:p text:style-name="P277">Neighbourhood Commercial<text:tab/><text:tab/><text:tab/><text:tab/>NC</text:p>
        <text:p text:style-name="P277">Community Commercial<text:tab/><text:tab/><text:tab/><text:tab/>CC</text:p>
        <text:p text:style-name="P277">Highway Commercial<text:tab/><text:tab/><text:tab/><text:tab/><text:tab/>HC</text:p>
        <text:p text:style-name="P277">Institutional<text:tab/><text:tab/><text:tab/><text:tab/><text:tab/><text:tab/>I</text:p>
        <text:p text:style-name="P277">Institutional Uses - Public Transit<text:tab/><text:tab/><text:tab/>I-PT</text:p>
        <text:p text:style-name="P277">Place(s) of Worship<text:tab/><text:tab/><text:tab/><text:tab/><text:tab/>PW</text:p>
        <text:p text:style-name="P277">Major Open Spaces<text:tab/><text:tab/><text:tab/><text:tab/><text:tab/>0<text:tab/></text:p>
        <text:p text:style-name="P277">Agricultural<text:tab/><text:tab/><text:tab/><text:tab/><text:tab/><text:tab/>Ag</text:p>
        <text:p text:style-name="P277">Office Uses<text:tab/><text:tab/><text:tab/><text:tab/><text:tab/><text:tab/>OU</text:p>
        <text:p text:style-name="P277">Park<text:tab/><text:tab/><text:tab/><text:tab/><text:tab/><text:tab/><text:tab/>P</text:p>
        <text:p text:style-name="P277">School<text:tab/><text:tab/><text:tab/><text:tab/><text:tab/><text:tab/><text:tab/>SC</text:p>
        <text:p text:style-name="P277">Street Townhouse Residential<text:tab/><text:tab/><text:tab/>ST</text:p>
        <text:p text:style-name="P44"/>
        <text:p text:style-name="P44"/>
        <text:h text:style-name="Heading_20_2" text:outline-level="2"><text:bookmark-start text:name="__RefHeading___Toc40762519"/>CLAUSE V - INTERPRETATION<text:bookmark-end text:name="__RefHeading___Toc40762519"/></text:h>
        <text:p text:style-name="P44"/>
        <text:p text:style-name="P44">To interpret the restrictions applicable to any particular parcel of land or building the following procedure shall be adopted:</text:p>
        <text:p text:style-name="P44"/>
        <text:p text:style-name="P151">(a)<text:tab/>Refer to the regulations applicable to all areas restricted by this By-law as found in Clauses II, VI, and VII.</text:p>
        <text:p text:style-name="P44"/>
        <text:p text:style-name="P151">(b)<text:tab/>Refer to Schedule "A" and note the characters (letters and numbers) applicable to the particular area under consideration (subject area bounded by heavy black line).</text:p>
        <text:p text:style-name="P44"/>
        <text:p text:style-name="P151">(c)<text:tab/>The letter or letters refer to one of the zones established by Clause IV of this By-law. <text:s/>Uses Permitted in each of the Zones are set forth in respective Sub-Clauses of Clause VIII of this By-law under appropriate headings. <text:s/>For example, "M" refers to the Multiple-Family Residential provisions in Sub-Clause 3; "S" refers to the Single-Family Residential provisions in Sub-Clause 1, etc.</text:p>
        <text:p text:style-name="P44"/>
        <text:p text:style-name="P151">(d)<text:tab/>The number or numbers in Schedule "A" refer to required standards of performance specific details of which shall be ascertained by reference to the Performance Standard Chart (Schedule "B").</text:p>
        <text:p text:style-name="P44"/>
        <text:p text:style-name="P151"><text:soft-page-break/>(e)<text:tab/>Refer to Schedule "C" for specific exceptions to the provisions of this By-law.</text:p>
        <text:p text:style-name="P44"/>
        <text:h text:style-name="Heading_20_3" text:outline-level="3"><text:bookmark-start text:name="__RefHeading___Toc40762520"/>(f)<text:tab/><text:span text:style-name="T10">Definitions</text:span><text:bookmark-end text:name="__RefHeading___Toc40762520"/></text:h>
        <text:p text:style-name="P44"/>
        <text:p text:style-name="P256">Accessory Building</text:p>
        <text:p text:style-name="P289">shall mean a subordinate building or portion of the main building the use of which is incidental to that of the main or principal building.</text:p>
        <text:p text:style-name="P256"/>
        <text:p text:style-name="P256">Accessory Sign</text:p>
        <text:p text:style-name="P199">shall mean a sign that relates exclusively to the use of the premises on which the sign is situated.</text:p>
        <text:p text:style-name="P70"/>
        <text:p text:style-name="P257">Adult Entertainment Parlours</text:p>
        <text:p text:style-name="P289">shall mean any premises or part thereof in which is provided in pursuance of a trade calling, business or occupation, goods or services appealing to or designed to appeal to erotic or sexual appetites or inclinations.</text:p>
        <text:p text:style-name="P45"/>
        <text:p text:style-name="P182">Amenity Space</text:p>
        <text:p text:style-name="P192">shall mean indoor or outdoor space on a <text:span text:style-name="T15">lot</text:span> that is communal and available for use by the occupants of a <text:span text:style-name="T15">building</text:span> on the <text:span text:style-name="T15">lot</text:span> for recreational or social activities.</text:p>
        <text:p text:style-name="P45"/>
        <text:p text:style-name="P231">Angular Plane</text:p>
        <text:p text:style-name="P192">shall mean an imaginary flat surface projecting over a <text:span text:style-name="T15">lot</text:span>, at an inclined angle measure up from the horizontal.<text:tab/></text:p>
        <text:p text:style-name="P45"/>
        <text:p text:style-name="P257">Apartment Building</text:p>
        <text:p text:style-name="P287">shall<text:span text:style-name="T1"> mean a building arranged, intended or designed to be occupied by five or more </text:span><text:span text:style-name="T4">families</text:span><text:span text:style-name="T1"> living independently of each other.</text:span></text:p>
        <text:p text:style-name="P45"/>
        <text:p text:style-name="P13"><text:span text:style-name="T1"><text:tab/></text:span><text:span text:style-name="T4">Art Gallery</text:span></text:p>
        <text:p text:style-name="P289">means premises used for the exhibition, collection or preservation of works of art for public viewing. </text:p>
        <text:p text:style-name="P45"/>
        <text:p text:style-name="P13"><text:span text:style-name="T1"><text:tab/></text:span><text:span text:style-name="T4">Artist Studio</text:span></text:p>
        <text:p text:style-name="P13"><text:span text:style-name="T4"><text:tab/><text:tab/></text:span>shall<text:span text:style-name="T1"> mean premises used for creating art or craft.</text:span></text:p>
        <text:p text:style-name="P45"/>
        <text:p text:style-name="P45"/>
        <text:p text:style-name="P13"><text:span text:style-name="T1"><text:tab/></text:span><text:span text:style-name="T4">Automated Banking Machine</text:span></text:p>
        <text:p text:style-name="P13"><text:span text:style-name="T4"><text:tab/><text:tab/></text:span>shall<text:span text:style-name="T1"> mean a device at which customers can complete self-serve financial transactions.</text:span></text:p>
        <text:p text:style-name="P45"><text:tab/><text:tab/></text:p>
        <text:p text:style-name="P13"><text:span text:style-name="T1"><text:tab/></text:span><text:span text:style-name="T4">Bachelor Suite</text:span></text:p>
        <text:p text:style-name="P289"><text:soft-page-break/>shall mean a self-contained dwelling unit in an apartment building, consisting of a bed-sitting room combination, a kitchen, a bathroom and spaces normally accessory thereto.</text:p>
        <text:p text:style-name="P45"/>
        <text:p text:style-name="P257">Banquet Hall</text:p>
        <text:p text:style-name="P289">shall mean a place of assembly for the purpose of consumption of food or beverages and, without limiting the generality of the foregoing, shall include restaurants, beverage rooms, taverns, and cafeterias.</text:p>
        <text:p text:style-name="P45"/>
        <text:p text:style-name="P257">Basement</text:p>
        <text:p text:style-name="P289">shall mean a storey or portion of a storey of a building in which the floor is more than .75 m below the level of the finished grade of the averaged finished grade at the front and side main walls of the building.</text:p>
        <text:p text:style-name="P45"/>
        <text:p text:style-name="P257">Basement Height</text:p>
        <text:p text:style-name="P289">shall be measured from the averaged finished grade at the front main wall of the building to the ceiling of the basement. <text:s/>If there is no ceiling, the measurement shall be made to the underside of the floor joists.</text:p>
        <text:p text:style-name="P45"/>
        <text:p text:style-name="P13"><text:span text:style-name="T1"><text:tab/></text:span><text:span text:style-name="T4">Bicycle Parking Space</text:span></text:p>
        <text:p text:style-name="P45"><text:tab/><text:tab/>shall mean an area used for parking or storing a bicyle.</text:p>
        <text:p text:style-name="P45"/>
        <text:p text:style-name="P13"><text:span text:style-name="T4"><text:tab/>Building Setback</text:span></text:p>
        <text:p text:style-name="P287"><text:span text:style-name="T1">shall mean a horizontal distance measured at a right angle from any </text:span><text:span text:style-name="T4">lot line</text:span><text:span text:style-name="T1"> to the nearest part of the main wall of a building or structure. </text:span></text:p>
        <text:p text:style-name="P45"/>
        <text:p text:style-name="P257">Circular Driveway</text:p>
        <text:p text:style-name="P287"><text:span text:style-name="T1">means a </text:span><text:span text:style-name="T4">driveway</text:span><text:span text:style-name="T1"> having two access points to a </text:span><text:span text:style-name="T4">street</text:span><text:span text:style-name="T1">.</text:span></text:p>
        <text:p text:style-name="P45"/>
        <text:p text:style-name="P257">Coverage</text:p>
        <text:p text:style-name="P287"><text:span text:style-name="T1">shall mean the area of all buildings and structures on a </text:span><text:span text:style-name="T4">lot</text:span><text:span text:style-name="T1"> or parcel measured to the exterior limit of all roof lines excluding the following projections:</text:span></text:p>
        <text:p text:style-name="P45"/>
      </text:section>
      <text:section text:style-name="Sect2" text:name="Section5">
        <text:p text:style-name="P293">1.<text:tab/>Any eaves and roof overhangs up to a maximum of 1 m.</text:p>
        <text:p text:style-name="P46"/>
        <text:p text:style-name="P295">2.<text:tab/>Any eaves, roof overhangs and canopies over unenclosed pedestrian walkways.</text:p>
        <text:p text:style-name="P46"/>
        <text:p text:style-name="P46"/>
        <text:p text:style-name="P258">Day Nursery</text:p>
        <text:p text:style-name="P290">means the provision of temporary care or guidance or both temporary care and guidance, for a continuous period not exceeding twenty-four hours to more than five children who are:</text:p>
        <text:p text:style-name="P46"><text:soft-page-break/></text:p>
        <text:p text:style-name="P293">(i)<text:tab/>Not of common parentage, and</text:p>
        <text:p text:style-name="P46"/>
        <text:p text:style-name="P295">(ii)<text:tab/>Under eighteen years of age in the case of children with a developmental handicap, and</text:p>
        <text:p text:style-name="P46"/>
        <text:p text:style-name="P293">(iii)<text:tab/>Under ten years of age in all other cases.</text:p>
        <text:p text:style-name="P46"/>
        <text:p text:style-name="P258">Domestic or Household Arts</text:p>
        <text:p text:style-name="P290">means any domestic or household art, the practice of which does not affect the amenity of the neighbourhood.</text:p>
        <text:p text:style-name="P46"><text:tab/></text:p>
        <text:p text:style-name="P224">Drive-through Facility</text:p>
        <text:p text:style-name="P193"><text:span text:style-name="T1">means the use of land, buildings or structures, or parts thereof, to provide or dispense products or services, either wholly or in part, through an attendant or a window or an automated machine, to persons remaining in motorized vehicles that are in a designated stacking lane. A drive-through facility may be in combination with other uses such as, a bank, dry cleaning and laundry collecting establishment, financial institution, personal service shop, restaurant, retail store, service station, or take-out restaurant. A </text:span><text:span text:style-name="T4">Drive-through Facility </text:span><text:span text:style-name="T1">does not include a Mechanical or Automatic Car Wash or Automobile Service Station.</text:span></text:p>
        <text:p text:style-name="P258">Driveway</text:p>
        <text:p text:style-name="P288"><text:span text:style-name="T1">means any surface prepared with paving materials and designed for or used by </text:span><text:span text:style-name="T4">vehicles </text:span><text:span text:style-name="T1">to travel over.</text:span></text:p>
        <text:p text:style-name="P46"/>
        <text:p text:style-name="P237"><text:span text:style-name="T4">Dwelling Unit </text:span><text:span text:style-name="T1">or</text:span><text:span text:style-name="T4"> Dwelling</text:span></text:p>
        <text:p text:style-name="P288"><text:span text:style-name="T1">means a separate set of living quarters designed or intended for use or used by an individual or by one </text:span><text:span text:style-name="T4">family</text:span><text:span text:style-name="T1"> only and shall include:</text:span></text:p>
        <text:p text:style-name="P293"/>
        <text:p text:style-name="P293">1.<text:tab/>at least one room; and</text:p>
        <text:p text:style-name="P293">2.<text:tab/>a separate kitchen; and</text:p>
        <text:p text:style-name="P293">3.<text:tab/>sanitary conveniences; and</text:p>
        <text:list xml:id="list1676184540" text:style-name="WW8Num3">
          <text:list-item>
            <text:p text:style-name="P48">shall have a private entrance from outside the building or from a common hallway or staircase. <text:s/></text:p>
          </text:list-item>
        </text:list>
        <text:p text:style-name="P297"/>
        <text:p text:style-name="P298"><text:span text:style-name="T1">In addition, it may include a </text:span><text:span text:style-name="T4">second suite</text:span><text:span text:style-name="T1"> where there is no addition to nor substantial alteration to the exterior appearance of the front or side of the </text:span><text:span text:style-name="T4">dwelling unit</text:span><text:span text:style-name="T1"> facing a street as a result of the introduction of the </text:span><text:span text:style-name="T4">second suite</text:span><text:span text:style-name="T1">, such as but not limited to, a new private entrance for the </text:span><text:span text:style-name="T4">second suite</text:span><text:span text:style-name="T1"> in any </text:span><text:span text:style-name="T4">main walls</text:span><text:span text:style-name="T1"> facing a </text:span><text:span text:style-name="T4">street yard</text:span><text:span text:style-name="T1">.</text:span></text:p>
        <text:p text:style-name="P46"/>
        <text:p text:style-name="P13"><text:span text:style-name="T1"><text:tab/></text:span><text:span text:style-name="T4">Eating Establishment</text:span></text:p>
        <text:p text:style-name="P290"><text:soft-page-break/>shall mean premises where food or beverages are prepared and offered for sale to patrons for immediate consumption on the premises while they are seated, and which may include an incidental take-out service. </text:p>
        <text:p text:style-name="P46"/>
        <text:p text:style-name="P258">Family</text:p>
        <text:p text:style-name="P288"><text:span text:style-name="T1">means one or more persons living as a single housekeeping unit in a </text:span><text:span text:style-name="T4">dwelling</text:span><text:span text:style-name="T1">, and may include domestic servants and not more than two roomers or boarders, but does not include persons living together in a </text:span><text:span text:style-name="T4">group home</text:span><text:span text:style-name="T1">, </text:span><text:span text:style-name="T4">correctional group home</text:span><text:span text:style-name="T1"> or a </text:span><text:span text:style-name="T4">residential care facility</text:span><text:span text:style-name="T1">.</text:span></text:p>
        <text:p text:style-name="P290"/>
      </text:section>
      <text:section text:style-name="Sect2" text:name="Section6">
        <text:p text:style-name="P258">Floor Area</text:p>
        <text:p text:style-name="P290">shall mean the area of all floors of a dwelling measured from the outside of the exterior walls, excluding the floor area of all basements and garages.</text:p>
        <text:p text:style-name="P46"/>
        <text:p text:style-name="P258">Front Lot Line</text:p>
        <text:p text:style-name="P290">shall mean the line which divides a lot from a street. <text:s/>On a corner lot, the shortest of the lines which divide the lot from a street shall be deemed to be the front lot line.</text:p>
        <text:p text:style-name="P46"/>
        <text:p text:style-name="P258">Front Yard</text:p>
        <text:p text:style-name="P290">shall mean the space between a main front wall of a building and a front lot line, and extending the full width of the lot.</text:p>
        <text:p text:style-name="P46"/>
        <text:p text:style-name="P258">Games Arcade</text:p>
        <text:p text:style-name="P288"><text:span text:style-name="T1">shall mean an establishment where one or more electronic or manually operated games machines are used for recreation, entertainment or amusement. A bowling alley, billiard hall or pool hall is not considered to be a </text:span><text:span text:style-name="T4">Games Arcade</text:span><text:span text:style-name="T1">.</text:span></text:p>
        <text:p text:style-name="P46"/>
        <text:p text:style-name="P13"><text:span text:style-name="T1"><text:tab/></text:span><text:span text:style-name="T4">Green Roof</text:span></text:p>
        <text:p text:style-name="P290">shall mean an extension of a building's roof that allows vegetation to grow in a growing medium and which is designed, constructed and maintained in compliance with the Toronto Green Roof Construction Standard set out in Municipal Code Chapter 492. </text:p>
        <text:p text:style-name="P46"/>
        <text:p text:style-name="P258">Gross Floor Area</text:p>
        <text:p text:style-name="P288"><text:span text:style-name="T1">shall mean the area of all floors, including </text:span><text:span text:style-name="T4">basements </text:span><text:span text:style-name="T1">and mezzanine floors, except that storage rooms and washrooms located in the </text:span><text:span text:style-name="T4">basement</text:span><text:span text:style-name="T1">, parking structures including ramps and </text:span><text:span text:style-name="T4">driveways</text:span><text:span text:style-name="T1">, and </text:span><text:span text:style-name="T4">utility rooms </text:span><text:span text:style-name="T1">shall not be included. <text:s/></text:span><text:span text:style-name="T4">Gross floor area</text:span><text:span text:style-name="T1"> shall be measured to the external faces of the exterior walls, except that </text:span><text:span text:style-name="T4">gross floor area </text:span><text:span text:style-name="T1">of a use occupying a portion of a building shall be measured to the centre line of dividing walls and the external faces of the exterior walls. <text:s/>Where there is no dividing wall between uses, the </text:span><text:span text:style-name="T4">gross floor area </text:span><text:span text:style-name="T1">shall be measured to </text:span><text:soft-page-break/><text:span text:style-name="T1">the dividing line between uses.</text:span></text:p>
        <text:p text:style-name="P46"/>
        <text:p text:style-name="P258">Ground Floor Area</text:p>
        <text:p text:style-name="P290">shall mean the area of the building based on exterior dimensions of the said building or buildings.</text:p>
        <text:p text:style-name="P46"/>
        <text:p text:style-name="P258">Ground Sign</text:p>
        <text:p text:style-name="P290">shall mean a sign directly supported by the ground without aid of any other building or structure, other than the sign structure.</text:p>
        <text:p text:style-name="P293"/>
        <text:p text:style-name="P258">Group Home</text:p>
        <text:p text:style-name="P206">means premises used to provide supervised living accommodation, licensed or funded under Province of Ontario or Government of Canada legislation, for up to ten persons, exclusive of staff, living together in a single housekeeping unit because they require a supervised group living arrangement.</text:p>
        <text:p text:style-name="P79"/>
        <text:p text:style-name="P258">Group Home, Correctional</text:p>
        <text:p text:style-name="P288"><text:span text:style-name="T1">means a </text:span><text:span text:style-name="T4">Group Home</text:span><text:span text:style-name="T1"> operated for persons who have been placed on probation, released on parole or admitted for correctional purposes;</text:span></text:p>
        <text:p text:style-name="P46"/>
        <text:p text:style-name="P258">Hammerhead Turnaround</text:p>
        <text:p text:style-name="P288"><text:span text:style-name="T1">means that portion of a </text:span><text:span text:style-name="T4">driveway</text:span><text:span text:style-name="T1"> designed or intended to permit a </text:span><text:span text:style-name="T4">vehicle </text:span><text:span text:style-name="T1">to complete a 180</text:span><text:span text:style-name="T18">o</text:span><text:span text:style-name="T1"> turn on the </text:span><text:span text:style-name="T4">driveway</text:span><text:span text:style-name="T1">.</text:span></text:p>
        <text:p text:style-name="P46"/>
        <text:p text:style-name="P258">Height</text:p>
        <text:p text:style-name="P290">shall mean the vertical distance measured from the mean grade at the intersection of the side lot lines and the minimum front yard setback to the highest point of the building, excluding chimneys, skylights, vents, antennae, elevator machine rooms, and parapet walls.</text:p>
        <text:p text:style-name="P46"/>
        <text:p text:style-name="P143"><text:span text:style-name="T1"><text:tab/></text:span><text:span text:style-name="T7">Loading Space</text:span></text:p>
        <text:p text:style-name="P192">shall<text:span text:style-name="T7"> </text:span>mean an area used for the loading or unloading of goods or commodities from a vehicle.</text:p>
        <text:p text:style-name="P258"/>
        <text:p text:style-name="P258">Lot Depth</text:p>
        <text:p text:style-name="P290">shall mean the distance between the midpoint of the front lot line and the midpoint of the rear lot line.</text:p>
        <text:p text:style-name="P230">Lot Line<text:tab/></text:p>
        <text:p text:style-name="P143"><text:span text:style-name="T7"><text:tab/><text:tab/></text:span>shall mean any boundary of a <text:span text:style-name="T15">lot</text:span></text:p>
        <text:p text:style-name="P85"/>
        <text:p text:style-name="P258">Main Wall</text:p>
        <text:p text:style-name="P290">shall mean the exterior front, side or rear wall of a building, and all structural <text:soft-page-break/>members essential to the support of a fully or partly enclosed space or roof. <text:s/>The following projections, to the maximum distances shown below, shall not be considered part of the main wall, except that within "NC", "CC" and "HC" Zones, no such projections shall extend into a yard which is required to separate a building from a street:</text:p>
        <text:p text:style-name="P46"/>
        <text:p text:style-name="P300">Chimneys, pilasters and </text:p>
        <text:p text:style-name="P300">projecting columns<text:tab/><text:tab/><text:tab/><text:tab/><text:tab/><text:tab/>500 mm</text:p>
        <text:p text:style-name="P46"/>
        <text:p text:style-name="P300">Roof overhang<text:tab/><text:tab/><text:tab/><text:tab/><text:tab/><text:tab/><text:tab/>1 m</text:p>
        <text:p text:style-name="P46"/>
        <text:p text:style-name="P300">Balconies and unenclosed porches </text:p>
        <text:p text:style-name="P300">projecting into a front yard, rear</text:p>
        <text:p text:style-name="P300">yard or a side yard abutting a street<text:tab/><text:tab/>1.55 m</text:p>
      </text:section>
      <text:section text:style-name="Sect2" text:name="Section7">
        <text:p text:style-name="P302"/>
        <text:p text:style-name="P302">Exterior steps<text:tab/><text:tab/><text:tab/><text:tab/><text:tab/><text:tab/><text:tab/>No Limit</text:p>
        <text:p text:style-name="P46"/>
        <text:p text:style-name="P225">Marketplace Sign</text:p>
        <text:p text:style-name="P290">shall mean a non-accessory ground-mounted sign such as a pedestal or pillar ad sign and does not include signage on benches, telephone booths, transit shelters or other similar objects.</text:p>
        <text:p text:style-name="P46"/>
        <text:p text:style-name="P13"><text:span text:style-name="T1"><text:tab/></text:span><text:span text:style-name="T4">Massage Therapy</text:span></text:p>
        <text:p text:style-name="P288"><text:span text:style-name="T1">shall mean premises providing </text:span><text:span text:style-name="T4">massage therapy</text:span><text:span text:style-name="T1"> by persons who are medical or health professionals licensed or registered under Province of Ontario legislation. A body rub service or wellness centre is not a </text:span><text:span text:style-name="T4">massage therapy</text:span><text:span text:style-name="T1">.</text:span></text:p>
        <text:p text:style-name="P46"/>
        <text:p text:style-name="P13"><text:span text:style-name="T1"><text:tab/></text:span><text:span text:style-name="T4">Museum</text:span></text:p>
        <text:p text:style-name="P290">shall mean premises used for the exhibition, collection or preservation of objects of cultural, historical or scientific interest for public viewing.</text:p>
        <text:p text:style-name="P46"/>
        <text:p text:style-name="P14"><text:span text:style-name="T1"><text:tab/></text:span><text:span text:style-name="T4">Multiple-Family Dwellings</text:span></text:p>
        <text:p text:style-name="P292"><text:span text:style-name="T1">means low density </text:span><text:span text:style-name="T4">family</text:span><text:span text:style-name="T1"> type rental </text:span><text:span text:style-name="T4">dwelling units</text:span><text:span text:style-name="T1">.</text:span></text:p>
        <text:p text:style-name="P258"/>
        <text:p text:style-name="P258">Non-Accessory Sign</text:p>
        <text:p text:style-name="P288"><text:span text:style-name="T1">shall mean a sign which does not relate to the use of the premises on which the sign is situated, or which is not an </text:span><text:span text:style-name="T4">accessory sign</text:span><text:span text:style-name="T1"> or a transit shelter advertising sign.</text:span></text:p>
        <text:p text:style-name="P225">Park</text:p>
        <text:p text:style-name="P290">shall mean land or structures owned and operated by a public authority for the provision of recreational, cultural and conservation activities, facilities and services.</text:p>
        <text:p text:style-name="P258"/>
        <text:p text:style-name="P258">Parking Space</text:p>
        <text:p text:style-name="P288"><text:soft-page-break/><text:span text:style-name="T1">shall mean any surface prepared with paving material designed for or used for </text:span><text:span text:style-name="T4">vehicle</text:span><text:span text:style-name="T1"> parking.</text:span></text:p>
        <text:p text:style-name="P46"/>
        <text:p text:style-name="P258">Passenger Terminal</text:p>
        <text:p text:style-name="P46"><text:tab/><text:tab/>shall mean premises used for the boarding or discharge of people being transported.</text:p>
        <text:p text:style-name="P46"/>
        <text:p text:style-name="P258">Performing Arts Studio</text:p>
        <text:p text:style-name="P290">shall mean premises used for the rehearsal of performing arts, such as music, dance or theatre. </text:p>
        <text:p text:style-name="P46"/>
        <text:p text:style-name="P237"><text:span text:style-name="T4">Personal Service Shop</text:span></text:p>
        <text:p text:style-name="P288"><text:span text:style-name="T1">shall mean premises used to provide personal grooming services or for the cleaning or care of apparel.</text:span></text:p>
        <text:p text:style-name="P46"/>
        <text:p text:style-name="P258">Pet Services</text:p>
        <text:p text:style-name="P288"><text:span text:style-name="T1">shall mean premises used to provide for the grooming of domestic animals. A </text:span><text:span text:style-name="T4">veterinary hospital</text:span><text:span text:style-name="T1"> or a kennel are not </text:span><text:span text:style-name="T4">pet services</text:span><text:span text:style-name="T1">. </text:span></text:p>
        <text:p text:style-name="P46"/>
        <text:p text:style-name="P258">Place of Entertainment</text:p>
        <text:p text:style-name="P290">shall mean premises used as a concert hall, cinema, or theatre.</text:p>
        <text:p text:style-name="P46"/>
        <text:p text:style-name="P258">Place of Worship</text:p>
        <text:p text:style-name="P290">shall mean land, building or structure, or part of a building or structure, used by bona fide religious groups or organizations for religious purposes and other related uses, save and except cemeteries.</text:p>
        <text:p text:style-name="P46"/>
        <text:p text:style-name="P237"><text:span text:style-name="T4">Post Secondary School</text:span></text:p>
        <text:p text:style-name="P288"><text:span text:style-name="T1">shall mean premises used for educational purposes by a degree granting college or university under Province of Ontario legislation.</text:span></text:p>
        <text:p text:style-name="P46"/>
        <text:p text:style-name="P258">Private Home Day Care</text:p>
        <text:p text:style-name="P288"><text:span text:style-name="T1">shall mean the provision of temporary care and custody of not more than five children under ten years of age for reward or compensation in a private residential </text:span><text:span text:style-name="T4">dwelling unit</text:span><text:span text:style-name="T1"> other than the home of a parent or guardian of any such child or children for a continuous period not exceeding 24 hours.</text:span></text:p>
        <text:p text:style-name="P46"/>
        <text:p text:style-name="P258">Production Studio</text:p>
        <text:p text:style-name="P288"><text:span text:style-name="T1">shall mean premises used for producing live broadcasts, motion pictures, or audio or video recordings or transmissions. The mass reproduction of film or recordings is not a </text:span><text:span text:style-name="T4">production studio</text:span><text:span text:style-name="T1">.</text:span></text:p>
        <text:p text:style-name="P258"/>
        <text:p text:style-name="P258">Public Transportation Uses</text:p>
        <text:p text:style-name="P290"><text:soft-page-break/>shall mean the use of land, buildings or structures, or portions thereof, for the operation of a transportation system which is provided by, or under the control of, a public authority, but excludes a transit vehicle maintenance yard and/or storage facility.</text:p>
      </text:section>
      <text:section text:style-name="Sect2" text:name="Section8">
        <text:p text:style-name="P258"/>
        <text:p text:style-name="P258">Rear Lot Line</text:p>
        <text:p text:style-name="P290">shall mean the lot line which is farthest from, and opposite to, the front lot line. <text:s/>In the case of a triangular lot, the rear lot line is the apex of the angle formed by the intersection of the side lot lines.</text:p>
        <text:p text:style-name="P46"/>
        <text:p text:style-name="P258">Rear Yard</text:p>
        <text:p text:style-name="P290">shall mean the space between a main wall of a building, and a rear lot line extending the full width of the lot. <text:s/>The location of accessory buildings shall not be used to determine the dimensions of a rear yard.</text:p>
        <text:p text:style-name="P46"/>
        <text:p text:style-name="P258">Rear Yard Setback</text:p>
        <text:p text:style-name="P288"><text:span text:style-name="T1">shall mean a horizontal distance on a lot measured at a right angle from the </text:span><text:span text:style-name="T4">rear lot line</text:span><text:span text:style-name="T1"> to the nearest main wall of a building or structure. </text:span></text:p>
        <text:p text:style-name="P46"/>
        <text:p text:style-name="P258">Recreational Use</text:p>
        <text:p text:style-name="P290">shall mean the use of lands, buildings, or structures primarily for the pursuit of sports, games, or physical exercise, and may include associated spectator seating.</text:p>
        <text:p text:style-name="P46"/>
        <text:p text:style-name="P258">Religious Education Use</text:p>
        <text:p text:style-name="P290">shall mean the use of premises by a religious organization for religious education, other than:</text:p>
        <text:p text:style-name="P46"/>
        <text:list xml:id="list400522761" text:style-name="WW8Num20">
          <text:list-item>
            <text:p text:style-name="P15"><text:span text:style-name="T1">a </text:span><text:span text:style-name="T4">post-secondary school</text:span><text:span text:style-name="T1">; or</text:span></text:p>
          </text:list-item>
        </text:list>
        <text:p text:style-name="P46"/>
        <text:list xml:id="list145013897897489" text:continue-numbering="true" text:style-name="WW8Num20">
          <text:list-item>
            <text:p text:style-name="P47">a school regulated under the Education Act, R.S.O. 1990, c.E.2, as amended.</text:p>
          </text:list-item>
        </text:list>
        <text:p text:style-name="P46"/>
        <text:p text:style-name="P258">Residential Care Facility</text:p>
        <text:p text:style-name="P290">means a supervised facility for the accommodation of more than 10 persons, exclusive of staff who, by reason of their emotional, mental, social or physical condition, or legal status, require a group living arrangement for their well-being, and where:</text:p>
        <text:p text:style-name="P290"/>
        <text:p text:style-name="P295">-<text:tab/>The members of the group are referred by a hospital, court or government agency, or recognized social services agency or health professional; and</text:p>
        <text:p text:style-name="P46"/>
        <text:p text:style-name="P295">-<text:tab/>Such facility is funded wholly or in part by any government, other than funding provided for capital purposes only, or such a facility is licensed or <text:soft-page-break/>approved under Provincial statute.</text:p>
        <text:p text:style-name="P295"/>
        <text:p text:style-name="P290">Such facility is not a hospital, nursing home, retirement home or convalescent home.</text:p>
        <text:p text:style-name="P46"/>
        <text:p text:style-name="P258">Retail Store</text:p>
        <text:p text:style-name="P46"><text:tab/><text:tab/>shall mean premises in which goods or commodities are sold, rented or leased. </text:p>
        <text:p text:style-name="P46"/>
        <text:p text:style-name="P258">Rooming and/or Boarding House</text:p>
        <text:p text:style-name="P288"><text:span text:style-name="T1">means living accommodation, provided for valuable consideration to more than two persons who are not members of the single </text:span><text:span text:style-name="T4">family</text:span><text:span text:style-name="T1"> which normally occupies the </text:span><text:span text:style-name="T4">dwelling</text:span><text:span text:style-name="T1"> where said accommodation is provided or given.</text:span></text:p>
        <text:p text:style-name="P46"/>
        <text:p text:style-name="P258">School</text:p>
        <text:p text:style-name="P290">shall mean a School as defined under The Education Act, as amended, and under The Education Act, as amended, shall include educational uses, School Board administrative uses and secondary uses for community, cultural, and recreational purposes. </text:p>
        <text:p text:style-name="P290"/>
        <text:p text:style-name="P259">Second Suite</text:p>
        <text:p text:style-name="P194"><text:span text:style-name="T1">shall mean a separate, self-contained residential accommodation located in a detached </text:span><text:span text:style-name="T4">single-family dwelling</text:span><text:span text:style-name="T1">, the whole of which prior to the introduction of the </text:span><text:span text:style-name="T4">second suite</text:span><text:span text:style-name="T1"> is at least 5 years old, and a </text:span><text:span text:style-name="T4">semi-detached/two family dwelling</text:span><text:span text:style-name="T1">, the whole of which prior to the introduction of the </text:span><text:span text:style-name="T4">second suite</text:span><text:span text:style-name="T1"> is at least 5 years old, which shall be smaller than the remaining portion of the </text:span><text:span text:style-name="T4">Dwelling Unit or Dwelling</text:span><text:span text:style-name="T1"> excluding garages and accessory buildings, and which shall contain at least one room, a kitchen and separate sanitary conveniences.</text:span></text:p>
        <text:p text:style-name="P46"/>
        <text:p text:style-name="P258">Setbacks</text:p>
        <text:p text:style-name="P290">shall mean the horizontal distance measured at right angles from the lot line to the main wall.</text:p>
        <text:p text:style-name="P290"/>
        <text:p text:style-name="P258">Side Yard</text:p>
        <text:p text:style-name="P290">shall mean the space between the main side wall of a building, and the side lot line, extending from the front yard to the rear yard. <text:s/>The location of accessory buildings shall not be used to determine the dimensions of a side yard.</text:p>
        <text:p text:style-name="P46"/>
        <text:p text:style-name="P258">Single-Family Dwelling</text:p>
        <text:p text:style-name="P288"><text:span text:style-name="T1">means a building to be occupied by one </text:span><text:span text:style-name="T4">family</text:span><text:span text:style-name="T1"> only, having only one kitchen, and including a private garage or carport to accommodate not more than two motor vehicles, may include one </text:span><text:span text:style-name="T4">second suite</text:span><text:span text:style-name="T1">, and the usual </text:span><text:span text:style-name="T4">accessory buildings</text:span><text:span text:style-name="T1">.</text:span></text:p>
        <text:p text:style-name="P111"><text:soft-page-break/></text:p>
        <text:p text:style-name="P258">Split Level Dwelling</text:p>
        <text:p text:style-name="P290">shall mean a dwelling in which the first floor above finished grade is so constructed as to create two or more different levels, the vertical distance between such levels being always less than a full storey.</text:p>
        <text:p text:style-name="P111"/>
        <text:p text:style-name="P226">Stacking Lane</text:p>
        <text:p text:style-name="P200">means an on-site queuing lane for motorized vehicles which is separated from other vehicular traffic and pedestrian circulation by barriers, markings or signs.</text:p>
        <text:p text:style-name="P111"/>
        <text:p text:style-name="P258">Storey</text:p>
        <text:p text:style-name="P290">means that portion of a building which is situated between the top of any floor and the top of the floor next above it and, if there is no floor above it, that portion between the top of such floor and the ceiling above it.</text:p>
        <text:p text:style-name="P111"/>
        <text:p text:style-name="P258">Street</text:p>
        <text:p text:style-name="P290">shall mean a highway as defined by "The Municipal Act".</text:p>
        <text:p text:style-name="P111"/>
        <text:p text:style-name="P258">Street Townhouse</text:p>
        <text:p text:style-name="P288"><text:span text:style-name="T1">shall mean a row of three or more attached </text:span><text:span text:style-name="T4">dwelling units</text:span><text:span text:style-name="T1"> divided vertically above ground and with each unit having separate frontage on a </text:span><text:span text:style-name="T4">public street</text:span><text:span text:style-name="T1">.</text:span></text:p>
        <text:p text:style-name="P111"/>
        <text:p text:style-name="P258">Street Yard</text:p>
        <text:p text:style-name="P288"><text:span text:style-name="T1">means the space between a street lot line or lines and the </text:span><text:span text:style-name="T4">main wall</text:span><text:span text:style-name="T1"> or </text:span><text:span text:style-name="T4">walls</text:span><text:span text:style-name="T1"> of a building, extending the width and breadth of the lot.</text:span></text:p>
        <text:p text:style-name="P111"/>
        <text:p text:style-name="P266">Townhouse </text:p>
        <text:p text:style-name="P195"><text:span text:style-name="T28">means a </text:span><text:span text:style-name="T27">building </text:span><text:span text:style-name="T28">that has three or more </text:span><text:span text:style-name="T27">dwelling units</text:span><text:span text:style-name="T28">, a</text:span></text:p>
        <text:p text:style-name="P195"><text:span text:style-name="T28">nd no </text:span><text:span text:style-name="T26">dwelling</text:span><text:span text:style-name="T28"> unit is entirely or partially above another.</text:span></text:p>
        <text:p text:style-name="P111"/>
        <text:p text:style-name="P258">Two-Family Dwelling</text:p>
        <text:p text:style-name="P288"><text:span text:style-name="T1">means a building divided vertically into two </text:span><text:span text:style-name="T4">single-family dwellings</text:span><text:span text:style-name="T1">.</text:span></text:p>
        <text:p text:style-name="P291"/>
        <text:p text:style-name="P237"><text:span text:style-name="T4">Utility Room</text:span></text:p>
        <text:p text:style-name="P290">shall mean a room accommodating service facilities for buildings on the same parcel of land and used primarily for one or more of the following purposes: <text:s/>mechanical, telephone, or electrical services; building maintenance equipment storage; or garbage handling and storage.</text:p>
        <text:p text:style-name="P258">Vehicle</text:p>
        <text:p text:style-name="P290">means a device, either self-propelled or pulled by a self-propelled vehicle, designed to transport persons or goods or for construction, and designed to be supported through contact of wheels or tracks with the ground.</text:p>
        <text:p text:style-name="P46"/>
        <text:p text:style-name="P258"><text:soft-page-break/>Veterinary Hospital</text:p>
        <text:p text:style-name="P290">shall mean premises used by a licensed veterinarian for the medical treatment of animals.</text:p>
        <text:p text:style-name="P258"/>
        <text:p text:style-name="P258">Wall Sign</text:p>
        <text:p text:style-name="P290">shall mean a sign entirely supported by or through the face of a building or structure, or by component members comprising all or a part of said sign face.</text:p>
        <text:p text:style-name="P112"/>
        <text:p text:style-name="P258">Wellness Centre</text:p>
        <text:p text:style-name="P288"><text:span text:style-name="T1">shall mean </text:span><text:span text:style-name="T4">premises</text:span><text:span text:style-name="T1"> providing services for therapeutic and wellness purposes. A </text:span><text:span text:style-name="T4">massage therapy</text:span><text:span text:style-name="T1">, medical office or body rub services is not a </text:span><text:span text:style-name="T4">wellness centre</text:span><text:span text:style-name="T1">. </text:span></text:p>
        <text:p text:style-name="P71"/>
        <text:p text:style-name="P71"/>
        <text:h text:style-name="Heading_20_2" text:outline-level="2"><text:bookmark-start text:name="__RefHeading___Toc40762521"/>CLAUSE VI - PROVISIONS FOR ALL ZONES<text:bookmark-end text:name="__RefHeading___Toc40762521"/></text:h>
        <text:p text:style-name="P46"/>
        <text:h text:style-name="Heading_20_3" text:outline-level="3"><text:bookmark-start text:name="__RefHeading___Toc40762522"/>1.<text:tab/><text:span text:style-name="T10">Reduction of Yards</text:span><text:bookmark-end text:name="__RefHeading___Toc40762522"/></text:h>
        <text:p text:style-name="P46"/>
        <text:p text:style-name="P221">No part of a yard or other open space, required about any building for the purpose of complying with the provisions of this By-law, shall be included as a part of a yard or other open space similarly required for another building.</text:p>
        <text:p text:style-name="P46"/>
        <text:h text:style-name="Heading_20_3" text:outline-level="3"><text:bookmark-start text:name="__RefHeading___Toc40762523"/>2.<text:tab/><text:span text:style-name="T10">Licences, Permits and Other By-laws</text:span><text:bookmark-end text:name="__RefHeading___Toc40762523"/></text:h>
        <text:p text:style-name="P46"/>
        <text:p text:style-name="P519">Nothing in this By-law shall operate to relieve any person from the obligation to comply with the requirements of the Building By-laws of the Corporation of the City of Toronto, or any other By-laws of the City of Toronto or its predecessors in force from time to time, or the obligation to obtain any licence, permit, authority or approval which may be otherwise lawfully required.</text:p>
        <text:p text:style-name="P46"/>
        <text:h text:style-name="Heading_20_3" text:outline-level="3"><text:bookmark-start text:name="__RefHeading___Toc40762524"/>3.<text:tab/><text:span text:style-name="T10">Uses Permitted in All Zones</text:span><text:bookmark-end text:name="__RefHeading___Toc40762524"/></text:h>
        <text:p text:style-name="P46"/>
        <text:p text:style-name="P221">Nothing in this By-law shall prevent the use of any land within the defined area as a public park, public street, or for the erection of public and separate schools within the meaning of the Public and Separate Schools Acts for the Province of Ontario, or for structures essential to the operation of Public Utilities.</text:p>
        <text:p text:style-name="P46"/>
        <text:h text:style-name="Heading_20_3" text:outline-level="3"><text:bookmark-start text:name="__RefHeading___Toc40762525"/>4.<text:tab/><text:span text:style-name="T10">Frontage on a Street</text:span><text:bookmark-end text:name="__RefHeading___Toc40762525"/></text:h>
        <text:p text:style-name="P46"/>
        <text:p text:style-name="P221">No person shall erect a building or structure and no person shall use any building, structure, lot or parcel in the defined area, unless the lot or parcel to be so used or upon which the building is situated, erected or proposed to be erected, abuts or fronts on a public street.</text:p>
        <text:p text:style-name="P221"><text:soft-page-break/></text:p>
        <text:h text:style-name="Heading_20_3" text:outline-level="3">5.<text:tab/><text:bookmark-start text:name="__RefHeading___Toc40762526"/><text:span text:style-name="T10">Landscaping Requirements</text:span><text:bookmark-end text:name="__RefHeading___Toc40762526"/></text:h>
        <text:p text:style-name="P86"/>
        <text:p text:style-name="P519">In "NC", "CC", "HC", "A" and "M" zones, a 1.5 m strip of land immediately abutting "S" or "T" zones shall not be used for any purpose other than landscaping.</text:p>
        <text:p text:style-name="P46"/>
        <text:h text:style-name="Heading_20_3" text:outline-level="3"><text:bookmark-start text:name="__RefHeading___Toc40762527"/>6.<text:tab/><text:span text:style-name="T10">Coverage</text:span><text:bookmark-end text:name="__RefHeading___Toc40762527"/></text:h>
        <text:p text:style-name="P46"/>
        <text:p text:style-name="P216"><text:span text:style-name="T1">The maximum </text:span><text:span text:style-name="T4">coverage</text:span><text:span text:style-name="T1"> for all buildings and structures shall be 33% of the area of the </text:span><text:span text:style-name="T4">lot</text:span><text:span text:style-name="T1"> or parcel. <text:s/>Notwithstanding the foregoing, where specific provisions for maximum </text:span><text:span text:style-name="T4">coverage</text:span><text:span text:style-name="T1"> or maximum </text:span><text:span text:style-name="T4">gross floor area </text:span><text:span text:style-name="T1">are provided elsewhere in this By-law, then this Sub-Clause shall not apply.</text:span></text:p>
        <text:p text:style-name="P46"/>
        <text:h text:style-name="Heading_20_3" text:outline-level="3"><text:bookmark-start text:name="__RefHeading___Toc40762528"/>7.<text:tab/><text:span text:style-name="T10">Day Nurseries in "M" and "A" Zones</text:span><text:bookmark-end text:name="__RefHeading___Toc40762528"/></text:h>
        <text:p text:style-name="P46"/>
        <text:p text:style-name="P237"><text:span text:style-name="T1">i)<text:tab/></text:span><text:span text:style-name="T4">Day Nurseries</text:span><text:span text:style-name="T1"> shall only be located on or below the second storey.</text:span></text:p>
        <text:p text:style-name="P46"/>
        <text:p text:style-name="P303"><text:span text:style-name="T1">ii)<text:tab/></text:span><text:span text:style-name="T4">Day Nurseries</text:span><text:span text:style-name="T1"> are prohibited within Single-Family, Semi-Detached, Two-Family and Street Townhouse dwellings in "M" and "A" zones.</text:span></text:p>
        <text:p text:style-name="P46"/>
        <text:h text:style-name="P512" text:outline-level="3"><text:bookmark-start text:name="__RefHeading___Toc40762529"/>8.<text:tab/><text:span text:style-name="T10">Games Arcades and Games Machines</text:span> </text:h>
        <text:h text:style-name="P512" text:outline-level="3"><text:s text:c="11"/><text:span text:style-name="T10">Incidental to Commercial Operations</text:span><text:bookmark-end text:name="__RefHeading___Toc40762529"/></text:h>
        <text:p text:style-name="P46"/>
        <text:p text:style-name="P303"><text:span text:style-name="T1">i)<text:tab/></text:span><text:span text:style-name="T4">Games Arcades</text:span><text:span text:style-name="T1"> shall be prohibited except in City Centre Commercial (CCC) and District Commercial (DC) zones, where specified on </text:span><text:span text:style-name="T4">Schedule "C"</text:span><text:span text:style-name="T1"> or </text:span><text:span text:style-name="T4">Clause IX</text:span><text:span text:style-name="T1">.</text:span></text:p>
        <text:p text:style-name="P46"/>
        <text:p text:style-name="P303"><text:span text:style-name="T1">ii)<text:tab/>Notwithstanding the above, </text:span><text:span text:style-name="T4">Games Arcades</text:span><text:span text:style-name="T1"> shall be permitted as a use subordinate and incidental to the following principal uses: <text:s/>bowling alleys, billiard halls, pool halls, and establishments licensed under The Liquor Licence Act except for licensed restaurants within Neighbourhood Commercial (NC) zones.</text:span></text:p>
        <text:p text:style-name="P46"/>
        <text:p text:style-name="P305">iii)<text:tab/>Notwithstanding the above, one games machine is permitted per commercial establishment, incidental to the commercial operation, in City Centre Commercial (CCC), District Commercial (DC) and Community Commercial (CC) Zones.</text:p>
        <text:p text:style-name="P46"/>
      </text:section>
      <text:section text:style-name="Sect2" text:name="Section9">
        <text:h text:style-name="Heading_20_3" text:outline-level="3"><text:bookmark-start text:name="__RefHeading___Toc40762530"/>9.<text:tab/><text:span text:style-name="T10">Commercial Recreational/Health Establishments - Prohibitions</text:span><text:bookmark-end text:name="__RefHeading___Toc40762530"/></text:h>
        <text:p text:style-name="P46"/>
        <text:p text:style-name="P519">No one may use or permit the use of any property for a commercial recreational or commercial health establishment either of which invites or is suited to use by prostitutes.</text:p>
        <text:p text:style-name="P46"/>
        <text:h text:style-name="Heading_20_3" text:outline-level="3"><text:bookmark-start text:name="__RefHeading___Toc40762531"/>10.<text:tab/><text:span text:style-name="T10">Adult Entertainment Parlours</text:span><text:bookmark-end text:name="__RefHeading___Toc40762531"/></text:h>
        <text:p text:style-name="P46"/>
        <text:p text:style-name="P221"><text:soft-page-break/>An "adult entertainment parlour" shall be prohibited except in Hotels having fifty or more bedrooms.</text:p>
        <text:p text:style-name="P46"/>
        <text:h text:style-name="Heading_20_3" text:outline-level="3"><text:bookmark-start text:name="__RefHeading___Toc40762532"/>11.<text:tab/><text:span text:style-name="T10">Day Nurseries in Schools</text:span><text:bookmark-end text:name="__RefHeading___Toc40762532"/></text:h>
        <text:p text:style-name="P46"/>
        <text:p text:style-name="P221">All private and public educational institutions operated pursuant to The Education Act, R.S.O. 1980, Chapter 129, as amended, and as permitted by this By-law, may use a maximum of 40% of the gross floor area for a Day Nursery.</text:p>
        <text:p text:style-name="P46"/>
        <text:h text:style-name="Heading_20_3" text:outline-level="3"><text:bookmark-start text:name="__RefHeading___Toc40762533"/>12.<text:tab/><text:span text:style-name="T10">Non-Accessory Signs</text:span><text:bookmark-end text:name="__RefHeading___Toc40762533"/></text:h>
        <text:p text:style-name="P87"/>
        <text:p text:style-name="P303"><text:span text:style-name="T1">12.1<text:tab/></text:span><text:span text:style-name="T4">Ground</text:span><text:span text:style-name="T1"> and </text:span><text:span text:style-name="T4">Wall Signs</text:span><text:span text:style-name="T1"> which are </text:span><text:span text:style-name="T4">non-accessory</text:span><text:span text:style-name="T1"> are permitted in District Commercial (DC), Community Commercial (CC), Highway Commercial (HC), Neighbourhood Commercial (NC), Office Uses (OU) and Industrial Commercial (MC) zones.</text:span></text:p>
        <text:p text:style-name="P46"/>
        <text:p text:style-name="P303"><text:span text:style-name="T1">12.2<text:tab/></text:span><text:span text:style-name="T4">Ground</text:span><text:span text:style-name="T1"> <text:s/>and </text:span><text:span text:style-name="T4">Wall Signs</text:span><text:span text:style-name="T1"> which are </text:span><text:span text:style-name="T4">non-accessory</text:span><text:span text:style-name="T1"> are prohibited within 400 m of the street line of Highway 401.</text:span></text:p>
        <text:p text:style-name="P46"/>
        <text:p text:style-name="P305">12.3<text:tab/>Roof-mounted Signs are prohibited.</text:p>
        <text:p text:style-name="P46"/>
        <text:p text:style-name="P304"><text:span text:style-name="T1">12.4<text:tab/>Notwithstanding Sub-Section 12.2, </text:span><text:span text:style-name="T4">Marketplace Signs</text:span><text:span text:style-name="T1"> are permitted in District Commercial (DC), Community Commercial (CC), Highway Commercial (HC), Neighbourhood Commercial (NC), Office Uses (OU) and Industrial Commercial (MC) zones.</text:span></text:p>
        <text:p text:style-name="P49"/>
        <text:p text:style-name="P306"><text:span text:style-name="T1">12.4.1<text:tab/>A </text:span><text:span text:style-name="T4">Marketplace Sign</text:span><text:span text:style-name="T1"> face shall not exceed 2 m</text:span><text:span text:style-name="T30"></text:span><text:span text:style-name="T1"> in area to a maximum total face area of 8 m</text:span><text:span text:style-name="T30"></text:span><text:span text:style-name="T1"> for a sign containing four or more faces.</text:span></text:p>
        <text:p text:style-name="P88"/>
        <text:h text:style-name="Heading_20_3" text:outline-level="3"><text:bookmark-start text:name="__RefHeading___Toc40762534"/>13.<text:tab/><text:span text:style-name="T10">Underground Structures in "NC", "CC", "HC" and "OU" Zones</text:span><text:bookmark-end text:name="__RefHeading___Toc40762534"/></text:h>
        <text:p text:style-name="P49"/>
        <text:p text:style-name="P217"><text:span text:style-name="T1">Underground structures in "NC", "CC", "HC" and "OU" Zones shall be set back from streets in accordance with the main wall building setbacks applying within such Zones.</text:span></text:p>
      </text:section>
      <text:section text:style-name="Sect2" text:name="Section10">
        <text:p text:style-name="P49"/>
        <text:h text:style-name="Heading_20_3" text:outline-level="3"><text:bookmark-start text:name="__RefHeading___Toc40762535"/>14.<text:tab/><text:span text:style-name="T10">Lands Not Covered by Buildings</text:span><text:bookmark-end text:name="__RefHeading___Toc40762535"/></text:h>
        <text:p text:style-name="P49"/>
        <text:p text:style-name="P217"><text:span text:style-name="T1">In areas designated in Schedule "A" as "NC", "CC" and "HC", the land area not covered by buildings shall be used for off-street </text:span><text:span text:style-name="T4">vehicle </text:span><text:span text:style-name="T1">parking and landscaping purposes only.</text:span></text:p>
        <text:p text:style-name="P49"/>
        <text:h text:style-name="Heading_20_3" text:outline-level="3"><text:bookmark-start text:name="__RefHeading___Toc40762536"/>15.<text:tab/><text:span text:style-name="T10">Use of Basements</text:span><text:bookmark-end text:name="__RefHeading___Toc40762536"/></text:h>
        <text:p text:style-name="P49"/>
        <text:p text:style-name="P217"><text:span text:style-name="T1">In areas designated on Schedule "A" as "NC", "CC", and "HC", the </text:span><text:span text:style-name="T4">basement</text:span><text:span text:style-name="T1"> shall be </text:span><text:soft-page-break/><text:span text:style-name="T1">used only for storage purposes for the occupants of the building.</text:span></text:p>
        <text:p text:style-name="P49"/>
        <text:h text:style-name="Heading_20_3" text:outline-level="3"><text:bookmark-start text:name="__RefHeading___Toc40762537"/>16.<text:tab/><text:span text:style-name="T10">Regulations for Single-Family and Two-Family Dwellings</text:span><text:bookmark-end text:name="__RefHeading___Toc40762537"/></text:h>
        <text:p text:style-name="P49"/>
        <text:p text:style-name="P249">16.1<text:tab/>Maximum Height:<text:tab/>9 m.</text:p>
        <text:p text:style-name="P49"/>
        <text:p text:style-name="P238"><text:span text:style-name="T1">16.2<text:tab/>Maximum number of storeys excluding basements:<text:tab/>2 storeys.</text:span></text:p>
        <text:p text:style-name="P49"/>
        <text:p text:style-name="P249">16.3<text:tab/>Maximum floor area per dwelling unit shall be as follows:</text:p>
        <text:p text:style-name="P49"/>
        <text:p text:style-name="P307"><text:span text:style-name="T2">Lot Size</text:span><text:span text:style-name="T1"><text:tab/><text:tab/><text:tab/><text:tab/><text:tab/><text:tab/></text:span><text:span text:style-name="T2">Floor Area</text:span></text:p>
        <text:p text:style-name="P49"/>
        <text:p text:style-name="P308"><text:span text:style-name="T1">For Lots less than 408 m</text:span><text:span text:style-name="T19">2</text:span><text:span text:style-name="T1"><text:tab/><text:tab/><text:tab/>Maximum 0.6 x lot area to a maximum floor area of 204 m</text:span><text:span text:style-name="T19">2</text:span></text:p>
        <text:p text:style-name="P49"/>
        <text:p text:style-name="P308"><text:span text:style-name="T1">For Lots 408 m</text:span><text:span text:style-name="T30"></text:span><text:span text:style-name="T1"> - 697 m</text:span><text:span text:style-name="T19">2</text:span><text:span text:style-name="T1"><text:tab/><text:tab/><text:tab/>Maximum 0.5 x lot area to a maximum floor area 279 m</text:span><text:span text:style-name="T19">2</text:span></text:p>
        <text:p text:style-name="P49"/>
        <text:p text:style-name="P294">For Lots more than 697 m<text:tab/><text:tab/><text:tab/>Maximum 0.4 x lot area</text:p>
        <text:p text:style-name="P49"/>
        <text:p text:style-name="P249">16.4<text:tab/>Minimum Rear Yard:</text:p>
        <text:p text:style-name="P49"/>
        <text:p text:style-name="P309">For Lots having a lot depth<text:tab/><text:tab/>Minimum 7.5 m</text:p>
        <text:p text:style-name="P294">33.5 m or less</text:p>
        <text:p text:style-name="P49"/>
        <text:p text:style-name="P294">For lots having a lot depth<text:tab/><text:tab/><text:tab/>Minimum 7.5 m plus 50% of lot</text:p>
        <text:p text:style-name="P294">more than 33.5 m<text:tab/><text:tab/><text:tab/>depth greater than 33.5 m</text:p>
        <text:p text:style-name="P49"/>
        <text:p text:style-name="P249">16.5<text:tab/>Maximum Basement Height:<text:tab/><text:tab/>1 m</text:p>
        <text:p text:style-name="P49"/>
        <text:p text:style-name="P49"/>
        <text:h text:style-name="P512" text:outline-level="3"><text:bookmark-start text:name="__RefHeading___Toc40762538"/>17.<text:tab/><text:span text:style-name="T12">Regulations for</text:span><text:span text:style-name="T10"> Group Homes, Correctional</text:span> <text:s text:c="3"/></text:h>
        <text:h text:style-name="P512" text:outline-level="3"><text:s text:c="11"/><text:span text:style-name="T10">Group Homes </text:span><text:span text:style-name="T12">and</text:span><text:span text:style-name="T10"> <text:s/>Residential Care Facilities</text:span><text:bookmark-end text:name="__RefHeading___Toc40762538"/></text:h>
        <text:p text:style-name="P49"/>
        <text:list xml:id="list1712356597" text:style-name="WW8Num15">
          <text:list-item>
            <text:list>
              <text:list-item>
                <text:p text:style-name="P16"><text:span text:style-name="T4">Group homes, correctional group homes </text:span><text:span text:style-name="T1">and</text:span><text:span text:style-name="T4"> residential care facilities </text:span><text:span text:style-name="T1">are not permitted in conjunction with any other Uses Permitted, including Ancillary Uses Permitted.</text:span></text:p>
              </text:list-item>
            </text:list>
          </text:list-item>
        </text:list>
        <text:p text:style-name="P49"/>
        <text:list xml:id="list145013347600977" text:continue-numbering="true" text:style-name="WW8Num15">
          <text:list-item>
            <text:list>
              <text:list-item>
                <text:p text:style-name="P16"><text:span text:style-name="T1">Deleted by By-law 550-2014.</text:span></text:p>
              </text:list-item>
            </text:list>
          </text:list-item>
        </text:list>
        <text:p text:style-name="P49"/>
        <text:p text:style-name="P304"><text:span text:style-name="T1">17.3<text:tab/></text:span><text:span text:style-name="T4">Correctional group homes</text:span><text:span text:style-name="T1"> are permitted in single detached </text:span><text:span text:style-name="T4">dwelling units</text:span><text:span text:style-name="T1"> only, on lots or parcels of land which front onto the following arterial roads:</text:span></text:p>
        <text:p text:style-name="P50"><text:soft-page-break/></text:p>
        <text:p text:style-name="P286">-<text:tab/>Brimley Road north of Kingston Road</text:p>
        <text:p text:style-name="P286">-<text:tab/>Danforth Avenue</text:p>
        <text:p text:style-name="P286">-<text:tab/>Danforth Road</text:p>
        <text:p text:style-name="P286">-<text:tab/>Eglinton Avenue</text:p>
        <text:p text:style-name="P286">-<text:tab/>Ellesmere Road</text:p>
        <text:p text:style-name="P286">-<text:tab/>Finch Avenue</text:p>
        <text:p text:style-name="P286">-<text:tab/>Kennedy Road</text:p>
        <text:p text:style-name="P286">-<text:tab/>Kingston Road/Highway 2A</text:p>
        <text:p text:style-name="P286">-<text:tab/>Lawrence Avenue</text:p>
        <text:p text:style-name="P286">-<text:tab/>Markham Road north of Kingston Road</text:p>
        <text:p text:style-name="P286">-<text:tab/>McCowan Road north of Danforth Road</text:p>
        <text:p text:style-name="P286">-<text:tab/>Meadowvale Road</text:p>
        <text:p text:style-name="P286">-<text:tab/>Morningside Avenue north of Lawrence Avenue</text:p>
        <text:p text:style-name="P286">-<text:tab/>Port Union Road</text:p>
        <text:p text:style-name="P286">-<text:tab/>Sheppard Avenue</text:p>
        <text:p text:style-name="P286">-<text:tab/>Staines Road</text:p>
        <text:p text:style-name="P286">-<text:tab/>St. Clair Avenue</text:p>
        <text:p text:style-name="P286">-<text:tab/>Steeles Avenue</text:p>
        <text:p text:style-name="P286">-<text:tab/>Victoria Park Avenue north of Kingston Road</text:p>
        <text:p text:style-name="P286">-<text:tab/>Warden Avenue north of Kingston Road</text:p>
        <text:p text:style-name="P50"/>
        <text:p text:style-name="P17"><text:span text:style-name="T4">18.</text:span><text:span text:style-name="T1"><text:tab/></text:span><text:span text:style-name="T11">Regulations for Drive-through Facilities</text:span></text:p>
        <text:h text:style-name="P509" text:outline-level="2"/>
        <text:p text:style-name="P212">No person shall use any land, building or structures within the City of Toronto, for any use containing a drive-through facility or service facility:</text:p>
        <text:p text:style-name="Standard"/>
        <text:list xml:id="list3598196803" text:style-name="WW8Num36">
          <text:list-item>
            <text:p text:style-name="P115">within any zone which permits residential uses, and</text:p>
          </text:list-item>
        </text:list>
        <text:p text:style-name="Standard"/>
        <text:list xml:id="list145013844021456" text:continue-numbering="true" text:style-name="WW8Num36">
          <text:list-item>
            <text:p text:style-name="P18">within any commercial or industrial zone that abuts a residential zone, except there a minimum distance of 30 metres separates all points of the drive-through facility including stacking lanes from any lot within the zone permitting residential uses and provided all other applicable development standards are satisfied.</text:p>
          </text:list-item>
        </text:list>
        <text:p text:style-name="Standard"/>
        <text:p text:style-name="Standard"><text:span text:style-name="T7">19.<text:tab/></text:span><text:span text:style-name="T11">Drive-through Facility in Combination with Other Uses</text:span></text:p>
        <text:p text:style-name="P110"/>
        <text:p text:style-name="P213">Despite any other provision of this by-law, where the use of any land, building or structure is composed of a combination of a <text:span text:style-name="T7">Drive-through Facility</text:span> and any one or more other uses, the combined uses should not be construed as accessory to one another and all provisions pertaining to each use shall apply.</text:p>
        <text:h text:style-name="Heading_20_2" text:outline-level="2"><text:soft-page-break/></text:h>
        <text:p text:style-name="P1"><text:span text:style-name="T7">20.<text:tab/></text:span><text:span text:style-name="T11">Front Yard </text:span><text:span text:style-name="T10">Landscaping and</text:span><text:span text:style-name="T11"> Front Yard </text:span><text:span text:style-name="T10">Soft Landscaping Requirements</text:span></text:p>
        <text:p text:style-name="P110"/>
        <text:p text:style-name="Standard"><text:tab/>20.1<text:tab/><text:span text:style-name="T11">Front Yard</text:span><text:span text:style-name="T10"> Landscaping</text:span></text:p>
        <text:p text:style-name="P113"/>
        <text:p text:style-name="P192">The following <text:span text:style-name="T7">front yard</text:span> landscaping provisions shall apply to <text:span text:style-name="T7">street townhouse dwellings</text:span> where a <text:span text:style-name="T7">driveway</text:span> leads directly to the <text:span text:style-name="T7">dwelling unit</text:span>, <text:span text:style-name="T7">single-family dwellings</text:span>, semi-detached dwellings, <text:span text:style-name="T7">two-family dwellings</text:span>, and duplexes:</text:p>
        <text:p text:style-name="Standard"/>
        <text:list xml:id="list2080430884" text:style-name="WW8Num11">
          <text:list-item>
            <text:p text:style-name="P19">For lots with a frontage less than 6 metres, the <text:span text:style-name="T7">front yard</text:span> not covered by a permitted <text:span text:style-name="T7">driveway</text:span> shall be maintained as landscaping.</text:p>
          </text:list-item>
        </text:list>
        <text:p text:style-name="P1"/>
        <text:list xml:id="list145013708354005" text:continue-numbering="true" text:style-name="WW8Num11">
          <text:list-item>
            <text:p text:style-name="P19">For lots with a frontage of 6 metres to less than 15 metres, a minimum of 50% of the <text:span text:style-name="T7">front yard</text:span> shall be maintained as landscaping.</text:p>
          </text:list-item>
        </text:list>
        <text:p text:style-name="P1"/>
        <text:list xml:id="list145013747146718" text:continue-numbering="true" text:style-name="WW8Num11">
          <text:list-item>
            <text:p text:style-name="P19">For lots with a frontage of 15 metres and greater, a minimum of 60% of the <text:span text:style-name="T7">front yard</text:span> shall be maintained as landscaping.</text:p>
          </text:list-item>
        </text:list>
        <text:p text:style-name="P1"/>
        <text:list xml:id="list145014093133975" text:continue-numbering="true" text:style-name="WW8Num11">
          <text:list-item>
            <text:p text:style-name="P19">For the purpose of this subsection, landscaping means trees, shrubs, grass, flowers, vegetables, and other vegetation, decorative stonework, walkways, patios, screening, or other horticultural or landscape-architectural elements, or any combination of these. Landscaping does not include <text:span text:style-name="T7">driveways</text:span> or parking areas, and directly associated elements such as curbs or retaining walls.</text:p>
          </text:list-item>
        </text:list>
        <text:p text:style-name="P1"/>
        <text:p text:style-name="P213">20.2<text:tab/><text:span text:style-name="T11">Front Yard</text:span><text:span text:style-name="T10"> Soft Landscaping</text:span></text:p>
        <text:p text:style-name="P114"/>
        <text:p text:style-name="P192">The following <text:span text:style-name="T7">front yard</text:span> soft landscaping provisions shall apply to <text:span text:style-name="T7">street townhouse dwellings </text:span>where a <text:span text:style-name="T7">driveway</text:span> leads directly to the <text:span text:style-name="T7">dwelling unit, single-family dwellings</text:span>, semi-detached dwellings, <text:span text:style-name="T7">two-family dwellings</text:span>, and duplexes:</text:p>
        <text:p text:style-name="P213"/>
        <text:list xml:id="list909786660" text:style-name="WW8Num17">
          <text:list-item>
            <text:p text:style-name="P20">A minimum of 75% of the <text:span text:style-name="T7">front yard</text:span> not covered by a permitted <text:span text:style-name="T7">driveway</text:span> shall be maintained as soft landscaping.</text:p>
          </text:list-item>
        </text:list>
        <text:p text:style-name="P1"/>
        <text:list xml:id="list145013919797964" text:continue-numbering="true" text:style-name="WW8Num17">
          <text:list-item>
            <text:p text:style-name="P20">For the purpose of this subsection, soft landscaping means trees, shrubs, grass, flowers, vegetables, and other vegetation, but does not include hard surfaced areas such as but not limited to <text:span text:style-name="T7">driveways</text:span>, parking areas, decorative stonework, walkways, patios, screening or other landscape-architectural elements.</text:p>
          </text:list-item>
        </text:list>
        <text:p text:style-name="Standard"/>
        <text:h text:style-name="Heading_20_2" text:outline-level="2"><text:soft-page-break/></text:h>
        <text:h text:style-name="Heading_20_2" text:outline-level="2">CLAUSE VII - GENERAL PARKING REGULATIONS FOR ALL ZONES</text:h>
        <text:p text:style-name="P50"/>
        <text:h text:style-name="Heading_20_3" text:outline-level="3"><text:bookmark-start text:name="__RefHeading___Toc40762540"/>1.<text:tab/><text:span text:style-name="T10">General Parking Requirements</text:span><text:bookmark-end text:name="__RefHeading___Toc40762540"/></text:h>
        <text:p text:style-name="P50"/>
        <text:p text:style-name="P250">1.1<text:tab/>Table of Required Parking Rates</text:p>
        <text:p text:style-name="P50"/>
        <text:p text:style-name="P196"><text:span text:style-name="T1">Except as otherwise specifically regulated by the By-law, </text:span><text:span text:style-name="T4">parking spaces</text:span><text:span text:style-name="T1"> shall be provided in accordance with the parking rates set out in the following table:</text:span></text:p>
        <text:p text:style-name="P51"/>
        <text:p text:style-name="P310"><text:span text:style-name="T1">Minimum Rate of </text:span><text:span text:style-name="T4">Parking</text:span></text:p>
        <text:p text:style-name="P285"><text:span text:style-name="T2">Use</text:span><text:span text:style-name="T1"><text:tab/><text:tab/><text:tab/><text:tab/><text:tab/><text:tab/></text:span><text:span text:style-name="T3"> Space</text:span><text:span text:style-name="T2"> Supply Required</text:span></text:p>
        <text:p text:style-name="P90"/>
        <text:p text:style-name="P273"><text:span text:style-name="T4">Dwelling Units <text:tab/><text:tab/></text:span><text:span text:style-name="T1"><text:tab/><text:tab/>-<text:tab/>1 space per </text:span><text:span text:style-name="T4">dwelling unit</text:span><text:span text:style-name="T1">, excluding</text:span></text:p>
        <text:p text:style-name="P273"><text:span text:style-name="T1"><text:tab/><text:tab/><text:tab/><text:tab/><text:tab/><text:tab/><text:tab/></text:span><text:span text:style-name="T4">second suites</text:span></text:p>
        <text:p text:style-name="P280"/>
        <text:p text:style-name="P278"/>
        <text:p text:style-name="P273"><text:span text:style-name="T1">Retail Uses, Service Uses<text:tab/><text:tab/>-<text:tab/>3 spaces per 100 m</text:span><text:span text:style-name="T19">2</text:span><text:span text:style-name="T1"> of </text:span><text:span text:style-name="T4">gross floor area</text:span></text:p>
        <text:p text:style-name="P52"/>
        <text:p text:style-name="P311"><text:span text:style-name="T1">Office Uses<text:tab/><text:tab/><text:tab/><text:tab/><text:tab/>-<text:tab/>3 spaces per 100 m</text:span><text:span text:style-name="T19">2</text:span><text:span text:style-name="T1"> of the following: </text:span><text:span text:style-name="T4">gross floor area</text:span><text:span text:style-name="T1"> minus the </text:span><text:span text:style-name="T4">gross floor area</text:span><text:span text:style-name="T1"> of main floor public lobbies and main floor public walkways.</text:span></text:p>
        <text:p text:style-name="P52"/>
        <text:p text:style-name="P311"><text:span text:style-name="T4">Banquet Halls</text:span><text:span text:style-name="T1">, Restaurants<text:tab/><text:tab/>-<text:tab/>10.7 spaces per 100 m</text:span><text:span text:style-name="T19">2</text:span><text:span text:style-name="T1"> of </text:span><text:span text:style-name="T4">gross floor area</text:span></text:p>
        <text:p text:style-name="P52"/>
        <text:p text:style-name="P273"><text:span text:style-name="T4">Places of Entertainment</text:span><text:span text:style-name="T1"><text:tab/><text:tab/>-<text:tab/>12 spaces per 100 m</text:span><text:span text:style-name="T19">2</text:span><text:span text:style-name="T1"> of </text:span><text:span text:style-name="T4">gross floor area</text:span></text:p>
        <text:p text:style-name="P72"/>
        <text:p text:style-name="P273"><text:span text:style-name="T1">Recreational Uses<text:tab/><text:tab/><text:tab/><text:tab/>-<text:tab/>5 spaces per 100 m</text:span><text:span text:style-name="T19">2</text:span><text:span text:style-name="T1"> of </text:span><text:span text:style-name="T4">gross floor area</text:span></text:p>
        <text:p text:style-name="P52"/>
        <text:p text:style-name="P278">Hotels and Motels<text:tab/><text:tab/><text:tab/><text:tab/>-<text:tab/>the greater of:</text:p>
        <text:p text:style-name="P312">1 space per bedroom</text:p>
        <text:p text:style-name="P312">or</text:p>
        <text:p text:style-name="P313"><text:span text:style-name="T1">1 space per 2 bedrooms plus applicable parking requirements for the </text:span><text:span text:style-name="T4">gross floor area</text:span><text:span text:style-name="T1"> of the building used for the following accessory uses; retail uses, service uses, </text:span><text:span text:style-name="T4">banquet halls</text:span><text:span text:style-name="T1">, restaurants, </text:span><text:span text:style-name="T4">places of entertainment, </text:span><text:span text:style-name="T1">and </text:span><text:span text:style-name="T4">recreational uses</text:span><text:span text:style-name="T1">.</text:span></text:p>
        <text:p text:style-name="P52"/>
        <text:p text:style-name="P311"><text:span text:style-name="T1">Places of Worship<text:tab/><text:tab/><text:tab/><text:tab/>-<text:tab/>7.7 spaces per 100 m</text:span><text:span text:style-name="T19">2</text:span><text:span text:style-name="T1"> of </text:span><text:span text:style-name="T4">gross floor area</text:span></text:p>
        <text:p text:style-name="P52"/>
        <text:p text:style-name="P311"><text:soft-page-break/><text:span text:style-name="T4">Day Nurseries</text:span><text:span text:style-name="T1"><text:tab/><text:tab/><text:tab/><text:tab/>-<text:tab/>1.5 spaces per 100 m</text:span><text:span text:style-name="T19">2</text:span><text:span text:style-name="T1"> of </text:span><text:span text:style-name="T4">gross floor area</text:span></text:p>
      </text:section>
      <text:section text:style-name="Sect2" text:name="Section11">
        <text:p text:style-name="P251"><text:tab/></text:p>
        <text:p text:style-name="P240"><text:span text:style-name="T1"><text:tab/></text:span><text:span text:style-name="T4">Second Suites</text:span><text:span text:style-name="T1"><text:tab/><text:tab/><text:tab/><text:tab/><text:tab/>-<text:tab/>1 space per </text:span><text:span text:style-name="T4">second suite</text:span></text:p>
        <text:p text:style-name="P251"/>
        <text:p text:style-name="P239"><text:span text:style-name="T1">1.2<text:tab/></text:span><text:span text:style-name="T2">Application of Parking Rate</text:span></text:p>
        <text:p text:style-name="P53"/>
        <text:p text:style-name="P314"><text:span text:style-name="T1">1.2.1<text:tab/></text:span><text:span text:style-name="T2">Calculation of Requirement</text:span></text:p>
        <text:p text:style-name="P53"/>
        <text:p text:style-name="P321"><text:span text:style-name="T1">If a parking rate in the By-law is expressed as a ratio of </text:span><text:span text:style-name="T4">parking spaces</text:span><text:span text:style-name="T1"> to the </text:span><text:span text:style-name="T4">gross floor area</text:span><text:span text:style-name="T1">, the </text:span><text:span text:style-name="T4">parking space </text:span><text:span text:style-name="T1">requirement for a use shall be calculated by multiplying the </text:span><text:span text:style-name="T4">gross floor area</text:span><text:span text:style-name="T1"> of the use by the applicable rate.</text:span></text:p>
        <text:p text:style-name="P53"/>
        <text:p text:style-name="P314"><text:span text:style-name="T1">1.2.2<text:tab/></text:span><text:span text:style-name="T2">Sum of Requirements</text:span></text:p>
        <text:p text:style-name="P53"/>
        <text:p text:style-name="P321"><text:span text:style-name="T1">The total number of </text:span><text:span text:style-name="T4">parking spaces</text:span><text:span text:style-name="T1"> required on a parcel shall be the sum of the number of </text:span><text:span text:style-name="T4">parking spaces</text:span><text:span text:style-name="T1"> required for each use on the parcel. <text:s/>When this sum includes a fraction of a </text:span><text:span text:style-name="T4">parking space</text:span><text:span text:style-name="T1">, one additional whole </text:span><text:span text:style-name="T4">parking space</text:span><text:span text:style-name="T1"> shall be provided.</text:span></text:p>
        <text:p text:style-name="P53"/>
        <text:p text:style-name="P314"><text:span text:style-name="T1">1.2.3<text:tab/></text:span><text:span text:style-name="T2">Enclosed Public Walkways and Malls</text:span></text:p>
        <text:p text:style-name="P53"/>
        <text:p text:style-name="P323">Except as otherwise specifically regulated by the By-law, parking shall be required for enclosed public walkways and malls in commercial buildings. <text:s/>For any floor which contains more than one type of use, parking shall be provided for enclosed public walkways and malls at the same rate as is required for retail and service uses. <text:s/>For any floor which has only one type of use, parking shall be provided for enclosed public walkways and malls at the rate required for that type of use.</text:p>
        <text:p text:style-name="P53"/>
        <text:p text:style-name="P53"/>
        <text:p text:style-name="P53"/>
        <text:p text:style-name="P314"><text:span text:style-name="T1">1.2.4<text:tab/></text:span><text:span text:style-name="T2">Office Lobbies and Walkways</text:span></text:p>
        <text:p text:style-name="P53"/>
        <text:p text:style-name="P321"><text:span text:style-name="T1">For a building which contains both office uses and other commercial uses, if the </text:span><text:span text:style-name="T4">gross floor area</text:span><text:span text:style-name="T1"> of commercial uses other than offices, exceeds the </text:span><text:span text:style-name="T4">gross floor area</text:span><text:span text:style-name="T1"> of office uses, parking shall be required for main floor public lobbies and main floor public walkways in accordance with the regulations for enclosed public walkways and malls contained in Section 1.2.3.</text:span></text:p>
        <text:p text:style-name="P53"/>
        <text:p text:style-name="P314"><text:span text:style-name="T1">1.2.5<text:tab/></text:span><text:span text:style-name="T2">Vacant Space</text:span></text:p>
        <text:p text:style-name="P53"/>
        <text:p text:style-name="P323"><text:soft-page-break/>When determining the parking supply requirement for vacant space in a building, parking shall be provided in accordance with the requirements corresponding to its intended use. <text:s/>The most recent of the following shall constitute the intended use of the vacant space:</text:p>
        <text:p text:style-name="P53"/>
      </text:section>
      <text:section text:style-name="Sect2" text:name="Section12">
        <text:p text:style-name="P326">-<text:tab/>the most recently identified land use in conjunction with any permit issued in accordance with the Building Code Act; or</text:p>
        <text:p text:style-name="P54"/>
        <text:p text:style-name="P324">-<text:tab/>the previous use of the vacant space.</text:p>
        <text:p text:style-name="P54"/>
        <text:p text:style-name="P324">If the vacant space has never been used, and its intended use has never been identified in conjunction with any permit issued in accordance with the Building</text:p>
        <text:p text:style-name="P54"/>
        <text:p text:style-name="P324">Code Act, its intended use shall be deemed to be the permitted use having the lowest minimum parking requirement.</text:p>
        <text:p text:style-name="P54"/>
        <text:p text:style-name="P241"><text:span text:style-name="T1">1.3<text:tab/></text:span><text:span text:style-name="T3">Parking Space</text:span><text:span text:style-name="T2"> and </text:span><text:span text:style-name="T3">Driveway</text:span><text:span text:style-name="T2"> Dimensions</text:span></text:p>
        <text:p text:style-name="P54"/>
        <text:p text:style-name="P328">Except as otherwise specifically regulated by the By-law:</text:p>
        <text:p text:style-name="P54"/>
        <text:p text:style-name="P329"><text:span text:style-name="T1">1.3.1<text:tab/></text:span><text:span text:style-name="T4">Parking Space</text:span><text:span text:style-name="T1"> Dimensions</text:span></text:p>
        <text:p text:style-name="P28"/>
        <text:p text:style-name="P332"><text:span text:style-name="T1">(a)<text:tab/>T</text:span>he minimum dimensions of a <text:span text:style-name="T7">parking space</text:span>, accessed by a one-way or two-way drive aisle having a width of 6.0 metres or more measured at the entrance to the <text:span text:style-name="T7">parking space</text:span>, shall be:</text:p>
        <text:p text:style-name="P335"/>
        <text:p text:style-name="P345">-<text:tab/>length 5.6 metres</text:p>
        <text:p text:style-name="P345">-<text:tab/>height 2.0 metres</text:p>
        <text:p text:style-name="P500">-<text:tab/><text:span text:style-name="T31">width 2.6 metres</text:span></text:p>
        <text:p text:style-name="P497"/>
        <text:p text:style-name="P497"/>
        <text:p text:style-name="P499"><text:span text:style-name="T31">except that the minimum required width of a</text:span> parking space <text:span text:style-name="T31">shall be increased by 0.3 metres for each side of the</text:span> parking space <text:span text:style-name="T31">that is obstructed in accordance with subsection 1.3.1 (e) below.</text:span></text:p>
        <text:p text:style-name="P501"/>
        <text:p text:style-name="P332"><text:span text:style-name="T1">(b)<text:tab/>T</text:span>he minimum dimensions of a <text:span text:style-name="T7">parking space</text:span>, accessed by a one-way or two-way drive aisle having a width of less than 6.0 metres measured at the entrance to the <text:span text:style-name="T7">parking space</text:span>, shall be:</text:p>
        <text:p text:style-name="P334"/>
        <text:p text:style-name="P346">-<text:tab/>length 5.6 metres</text:p>
        <text:p text:style-name="P346">-<text:tab/>height 2.0 metres</text:p>
        <text:p text:style-name="P504"><text:soft-page-break/>-<text:tab/><text:span text:style-name="T31">width 3.0 metres</text:span></text:p>
        <text:p text:style-name="P502"/>
        <text:p text:style-name="P499"><text:span text:style-name="T31">except that the minimum required width of a </text:span>parking space<text:span text:style-name="T31"> shall be increased by 0.3 metres when one or both sides of the </text:span>parking space<text:span text:style-name="T31"> is obstructed in accordance with subsection 1.3.1 (e) below.</text:span></text:p>
        <text:p text:style-name="P502"/>
        <text:p text:style-name="P333"><text:span text:style-name="T16">(c)</text:span><text:tab/><text:span text:style-name="T16">Despite subsections 1.3.1 (a) and (b) above, t</text:span>he minimum dimensions for a parallel <text:span text:style-name="T7">parking space</text:span> shall be:</text:p>
        <text:p text:style-name="P344"/>
        <text:p text:style-name="P347">-<text:tab/>length 6.7 metres</text:p>
        <text:p text:style-name="P347">-<text:tab/>height 2.0 metres</text:p>
        <text:p text:style-name="P520"><text:tab/><text:tab/>-<text:tab/>width 2.6 metres</text:p>
        <text:p text:style-name="P521"/>
        <text:p text:style-name="P499"><text:span text:style-name="T31">except that the minimum required width of a </text:span>parking space<text:span text:style-name="T31"> shall be increased by 0.3 metres when one side of the </text:span>parking space<text:span text:style-name="T31"> is obstructed in accordance with subsection 1.3.1 (e) below.</text:span></text:p>
        <text:p text:style-name="P502"/>
        <text:p text:style-name="P505"><text:span text:style-name="T31">(d)<text:tab/>Every </text:span>parking space<text:span text:style-name="T31"> shall have a minimum unobstructed vertical clearance of 2.0 metres for the entire length and width of the </text:span>parking space<text:span text:style-name="T31">.</text:span></text:p>
        <text:p text:style-name="P503"/>
        <text:p text:style-name="P505"><text:span text:style-name="T31">(e)<text:tab/>For the purposes of this by-law, the side of a </text:span>parking space<text:span text:style-name="T31"> is obstructed when any part of a fixed object such as, but not limited to, a wall, column, bollard, fence or pipe is situated:</text:span></text:p>
        <text:p text:style-name="P503"/>
        <text:p text:style-name="P506"><text:span text:style-name="T31">(i)<text:tab/>within 0.3 metres of the side of the </text:span>parking space<text:span text:style-name="T31">, measured at right angles, and</text:span></text:p>
        <text:p text:style-name="P508"/>
        <text:p text:style-name="P506"><text:span text:style-name="T31">(ii)<text:tab/>more than 1.0 metres from the front or rear of the </text:span>parking space<text:span text:style-name="T31">.</text:span></text:p>
        <text:p text:style-name="P503"><text:tab/></text:p>
        <text:p text:style-name="P507">(f)<text:tab/>Despite subsections 1.3.1 (a) to (e) above:</text:p>
        <text:p text:style-name="P503"/>
        <text:list xml:id="list2942315053" text:style-name="WW8Num19">
          <text:list-item>
            <text:p text:style-name="P498"><text:span text:style-name="T31">where a site-specific amendment to By-law No. 9396, as amended, has been passed by Council between January 1, 2003 and April 30, 2007, or is the result of an Order of the Ontario Municipal Board respecting an appeal filed between January 1, 2003 and April 30, 2007, which specifies </text:span>parking space<text:span text:style-name="T31"> dimensions, the minimum </text:span>parking space <text:span text:style-name="T31">dimensions shall be in accordance with the amending by-law that has come into force, or</text:span></text:p>
          </text:list-item>
        </text:list>
        <text:p text:style-name="P497"/>
        <text:p text:style-name="P348"><text:soft-page-break/><text:tab/>(ii)<text:tab/>where a site-specific amendment to By-law No. 9396, as amended, has been passed by Council between January 1, 2003 and April 30, 2007, or is the result of an Order of the Ontario Municipal Board respecting an appeal filed between January 1, 2003 and April 30, 2007,<text:span text:style-name="T7"> </text:span>which does not specify <text:span text:style-name="T7">parking space</text:span> dimensions, the minimum <text:span text:style-name="T7">parking space</text:span> dimensions shall be: 2.7 metres in width and 5.7 metres in length.</text:p>
        <text:p text:style-name="P54"/>
        <text:list xml:id="list3352848362" text:style-name="WW8Num34">
          <text:list-item>
            <text:list>
              <text:list-item>
                <text:list>
                  <text:list-item>
                    <text:p text:style-name="P349"><text:span text:style-name="T3">Driveway </text:span><text:span text:style-name="T2">Dimensions</text:span></text:p>
                  </text:list-item>
                </text:list>
              </text:list-item>
            </text:list>
          </text:list-item>
        </text:list>
        <text:p text:style-name="P33"><text:tab/></text:p>
        <text:list xml:id="list145015209490430" text:continue-numbering="true" text:style-name="WW8Num34">
          <text:list-item>
            <text:list>
              <text:list-item>
                <text:list>
                  <text:list-item>
                    <text:list>
                      <text:list-item>
                        <text:p text:style-name="P350"><text:span text:style-name="T1">For </text:span><text:span text:style-name="T4">street townhouse dwellings</text:span><text:span text:style-name="T1"> where a </text:span><text:span text:style-name="T4">driveway</text:span><text:span text:style-name="T1"> leads directly to the </text:span><text:span text:style-name="T4">dwelling unit</text:span><text:span text:style-name="T1">, </text:span><text:span text:style-name="T4">single-family dwellings</text:span><text:span text:style-name="T1">, semi-detached dwellings, </text:span><text:span text:style-name="T4">two-family dwellings</text:span><text:span text:style-name="T1">, and duplexes, a </text:span><text:span text:style-name="T4">driveway</text:span><text:span text:style-name="T1"> which is located in or which passes through the </text:span><text:span text:style-name="T4">front yard</text:span><text:span text:style-name="T1"> shall have the following dimensions:</text:span></text:p>
                      </text:list-item>
                    </text:list>
                  </text:list-item>
                </text:list>
              </text:list-item>
            </text:list>
          </text:list-item>
        </text:list>
        <text:p text:style-name="P34"/>
        <text:list xml:id="list830654868" text:style-name="WW8Num22">
          <text:list-item>
            <text:p text:style-name="P36">A minimum width of 2.6 metres.</text:p>
          </text:list-item>
        </text:list>
        <text:p text:style-name="P35"/>
        <text:list xml:id="list145013780855277" text:continue-numbering="true" text:style-name="WW8Num22">
          <text:list-item>
            <text:p text:style-name="P36">For lots with a frontage less than 6 metres, a maximum width for its entire length of 2.6 metres.</text:p>
          </text:list-item>
        </text:list>
        <text:p text:style-name="P35"/>
        <text:list xml:id="list145013615045725" text:continue-numbering="true" text:style-name="WW8Num22">
          <text:list-item>
            <text:p text:style-name="P8"><text:span text:style-name="T1">For lots with a frontage of 6 metres to 23 metres inclusive, a maximum width for its entire length of the lesser of the following:</text:span></text:p>
          </text:list-item>
        </text:list>
        <text:p text:style-name="P35"/>
        <text:list xml:id="list145013552508569" text:continue-numbering="true" text:style-name="WW8Num22">
          <text:list-item>
            <text:list>
              <text:list-item>
                <text:p text:style-name="P355">6 metres;</text:p>
              </text:list-item>
            </text:list>
          </text:list-item>
        </text:list>
        <text:p text:style-name="P356"/>
        <text:list xml:id="list145014365770423" text:continue-numbering="true" text:style-name="WW8Num22">
          <text:list-item>
            <text:list>
              <text:list-item>
                <text:p text:style-name="P353"><text:span text:style-name="T1">the width of </text:span><text:span text:style-name="T4">parking spaces</text:span><text:span text:style-name="T1"> behind the front wall, where there is at least one </text:span><text:span text:style-name="T4">parking space</text:span><text:span text:style-name="T1"> behind the front wall but not in the </text:span><text:span text:style-name="T4">rear yard</text:span><text:span text:style-name="T1">; or</text:span></text:p>
              </text:list-item>
            </text:list>
          </text:list-item>
        </text:list>
        <text:p text:style-name="P354"/>
        <text:list xml:id="list145014660750812" text:continue-numbering="true" text:style-name="WW8Num22">
          <text:list-item>
            <text:list>
              <text:list-item>
                <text:p text:style-name="P353"><text:span text:style-name="T1">2.6 metres where there is any </text:span><text:span text:style-name="T4">parking space</text:span><text:span text:style-name="T1"> in the </text:span><text:span text:style-name="T4">rear yard;</text:span></text:p>
              </text:list-item>
            </text:list>
          </text:list-item>
        </text:list>
        <text:p text:style-name="P356"/>
        <text:p text:style-name="P357"><text:span text:style-name="T1">provided the </text:span><text:span text:style-name="T4">front yard</text:span><text:span text:style-name="T1"> landscaping and </text:span><text:span text:style-name="T4">front yard</text:span><text:span text:style-name="T1"> soft landscaping requirements of this By-law are met.</text:span></text:p>
        <text:p text:style-name="P359"/>
        <text:list xml:id="list145014490668220" text:continue-numbering="true" text:style-name="WW8Num22">
          <text:list-item>
            <text:p text:style-name="P36">For lots with a frontage greater than 23 metres, a maximum width for its entire length of the lesser of the following:</text:p>
          </text:list-item>
        </text:list>
        <text:p text:style-name="P35"/>
        <text:list xml:id="list145015325566080" text:continue-numbering="true" text:style-name="WW8Num22">
          <text:list-item>
            <text:list>
              <text:list-item>
                <text:p text:style-name="P361">9 metres;</text:p>
              </text:list-item>
            </text:list>
          </text:list-item>
        </text:list>
        <text:p text:style-name="P38"><text:soft-page-break/></text:p>
        <text:list xml:id="list145014789205202" text:continue-numbering="true" text:style-name="WW8Num22">
          <text:list-item>
            <text:list>
              <text:list-item>
                <text:p text:style-name="P353"><text:span text:style-name="T1">the width of </text:span><text:span text:style-name="T4">parking spaces</text:span><text:span text:style-name="T1"> behind the front wall where there is at least one </text:span><text:span text:style-name="T4">parking space</text:span><text:span text:style-name="T1"> behind the front wall but not in the </text:span><text:span text:style-name="T4">rear yard</text:span><text:span text:style-name="T1">; or </text:span></text:p>
              </text:list-item>
            </text:list>
          </text:list-item>
        </text:list>
        <text:p text:style-name="P38"/>
        <text:list xml:id="list145013691053349" text:continue-numbering="true" text:style-name="WW8Num22">
          <text:list-item>
            <text:list>
              <text:list-item>
                <text:p text:style-name="P353"><text:span text:style-name="T1">2.6 metres where there is any </text:span><text:span text:style-name="T4">parking space</text:span><text:span text:style-name="T1"> in the </text:span><text:span text:style-name="T4">rear yard</text:span><text:span text:style-name="T1">;</text:span></text:p>
              </text:list-item>
            </text:list>
          </text:list-item>
        </text:list>
        <text:p text:style-name="P39"/>
        <text:p text:style-name="P358"><text:span text:style-name="T1">provided the </text:span><text:span text:style-name="T4">front yard</text:span><text:span text:style-name="T1"> landscaping and </text:span><text:span text:style-name="T4">front yard</text:span><text:span text:style-name="T1"> soft landscaping requirements of this By-law are met.</text:span></text:p>
        <text:p text:style-name="P360"/>
        <text:list xml:id="list145013343153200" text:continue-list="list145015209490430" text:style-name="WW8Num34">
          <text:list-item>
            <text:list>
              <text:list-item>
                <text:list>
                  <text:list-item>
                    <text:list>
                      <text:list-item>
                        <text:p text:style-name="P362"><text:span text:style-name="T1">For </text:span><text:span text:style-name="T4">street townhouse dwellings</text:span><text:span text:style-name="T1"> where a </text:span><text:span text:style-name="T4">driveway</text:span><text:span text:style-name="T1"> leads directly to the </text:span><text:span text:style-name="T4">dwelling unit</text:span><text:span text:style-name="T1">, </text:span><text:span text:style-name="T4">single-family dwellings</text:span><text:span text:style-name="T1">, semi-detached dwellings, </text:span><text:span text:style-name="T4">two-family dwellings</text:span><text:span text:style-name="T1">, and duplexes, a </text:span><text:span text:style-name="T4">driveway</text:span><text:span text:style-name="T1"> which is not located in or which does not pass through the </text:span><text:span text:style-name="T4">front yard</text:span><text:span text:style-name="T1"> shall have the following dimensions:</text:span></text:p>
                      </text:list-item>
                    </text:list>
                  </text:list-item>
                </text:list>
              </text:list-item>
            </text:list>
          </text:list-item>
        </text:list>
        <text:p text:style-name="P34"/>
        <text:list xml:id="list3765612151" text:style-name="WW8Num8">
          <text:list-item>
            <text:p text:style-name="P37">A minimum width of 2.6 metres; and</text:p>
          </text:list-item>
        </text:list>
        <text:p text:style-name="P35"/>
        <text:list xml:id="list145014456327315" text:continue-numbering="true" text:style-name="WW8Num8">
          <text:list-item>
            <text:p text:style-name="P9"><text:span text:style-name="T1">A maximum width for its entire length of the lesser of 6.0 metres or the width of the </text:span><text:span text:style-name="T4">parking spaces</text:span><text:span text:style-name="T1">.</text:span></text:p>
          </text:list-item>
        </text:list>
        <text:p text:style-name="P35"/>
        <text:p text:style-name="P363"><text:span text:style-name="T1"><text:tab/><text:tab/><text:tab/>1.3.2.3<text:tab/>For uses other than those set out in Subsections 1.3.2.1 and 1.3.2.2, a </text:span><text:span text:style-name="T4">driveway</text:span><text:span text:style-name="T1"> shall have a minimum width of 3.0 metres per lane.</text:span></text:p>
        <text:p text:style-name="P252"/>
        <text:p text:style-name="P252"/>
        <text:p text:style-name="P252"/>
        <text:p text:style-name="P241"><text:span text:style-name="T1">1.4<text:tab/></text:span><text:span text:style-name="T2">Location</text:span></text:p>
        <text:p text:style-name="P54"/>
        <text:p text:style-name="P327"><text:span text:style-name="T1">Except as otherwise specifically regulated by the By-law, </text:span><text:span text:style-name="T4">parking spaces</text:span><text:span text:style-name="T1"> shall be located on the same parcel as the use they serve.</text:span></text:p>
        <text:p text:style-name="P54"/>
        <text:p text:style-name="P241"><text:span text:style-name="T1">1.5<text:tab/></text:span><text:span text:style-name="T2">Parking Structures</text:span></text:p>
        <text:p text:style-name="P54"/>
        <text:p text:style-name="P327"><text:span text:style-name="T1">1.5.1<text:tab/></text:span><text:span text:style-name="T2">Height</text:span></text:p>
        <text:p text:style-name="P54"/>
        <text:p text:style-name="P324">Except as otherwise specifically regulated by the By-law, the maximum height of any above-grade parking structure shall be 3.7 m. <text:s/>The height shall be measured from the average grade of the lands at the perimeter of the parking structure to the highest point of the uppermost floor of the parking structure. Where the lands abut a residential zone, at no point shall that <text:soft-page-break/>portion of the structure facing the residential zone exceed 3.7 m in height, measured from grade to the uppermost floor.</text:p>
      </text:section>
      <text:section text:style-name="Sect2" text:name="Section13">
        <text:p text:style-name="P331"/>
        <text:p text:style-name="P330"><text:span text:style-name="T1">1.5.2<text:tab/></text:span><text:span text:style-name="T2">Yards</text:span></text:p>
        <text:p text:style-name="P54"/>
        <text:p text:style-name="P324">All parking structures above and below grade shall comply with the minimum building setback requirements of the By-law.</text:p>
        <text:p text:style-name="P54"/>
        <text:p text:style-name="P327"><text:span text:style-name="T1">1.5.3<text:tab/></text:span><text:span text:style-name="T2">Exemption</text:span></text:p>
        <text:p text:style-name="P54"/>
        <text:p text:style-name="P324">All parking structures which are accessory to residential uses are not subject to Sub-Section 1.5.1, 1.5.2, and shall be regulated by Sub-Section 2.1, Regulations for all Residential Uses.</text:p>
        <text:p text:style-name="P54"/>
        <text:h text:style-name="Heading_20_3" text:outline-level="3"><text:bookmark-start text:name="__RefHeading___Toc40762541"/>2.<text:tab/><text:span text:style-name="T10">Residential Parking Regulations</text:span><text:bookmark-end text:name="__RefHeading___Toc40762541"/></text:h>
        <text:p text:style-name="P54"/>
        <text:p text:style-name="P241"><text:span text:style-name="T1">2.1<text:tab/></text:span><text:span text:style-name="T2">Regulations for all Residential Uses</text:span></text:p>
        <text:p text:style-name="P54"/>
        <text:p text:style-name="P315"><text:span text:style-name="T1">2.1.1<text:tab/></text:span><text:span text:style-name="T2">Street Yard Parking</text:span></text:p>
        <text:p text:style-name="P54"/>
        <text:p text:style-name="P322"><text:span text:style-name="T1">No </text:span><text:span text:style-name="T4">parking space</text:span><text:span text:style-name="T1"> required by this By-law shall be located in any </text:span><text:span text:style-name="T4">street yard</text:span><text:span text:style-name="T1"> unless otherwise permitted in this By-law.</text:span></text:p>
        <text:p text:style-name="P324"/>
        <text:p text:style-name="P315"><text:span text:style-name="T1">2.1.2<text:tab/></text:span><text:span text:style-name="T2">Vehicles Prohibited in All Yards</text:span></text:p>
        <text:p text:style-name="P54"/>
        <text:p text:style-name="P324">Parking of the following vehicles is prohibited in all yards:</text:p>
        <text:p text:style-name="P54"/>
        <text:p text:style-name="P364"><text:span text:style-name="T1">-<text:tab/>Construction </text:span><text:span text:style-name="T4">Vehicles</text:span></text:p>
        <text:p text:style-name="P365">-<text:tab/>Dump Trucks</text:p>
        <text:p text:style-name="P365">-<text:tab/>Farm Tractors</text:p>
        <text:p text:style-name="P364"><text:span text:style-name="T1">-<text:tab/>Repair and Towing </text:span><text:span text:style-name="T4">Vehicles</text:span></text:p>
        <text:p text:style-name="P365">-<text:tab/>Self-Propelled Implements of Husbandry</text:p>
        <text:p text:style-name="P364"><text:span text:style-name="T1">-<text:tab/>Tracked </text:span><text:span text:style-name="T4">Vehicles</text:span></text:p>
        <text:p text:style-name="P365">-<text:tab/>Traction Engines</text:p>
        <text:p text:style-name="P364"><text:span text:style-name="T1">-<text:tab/></text:span><text:span text:style-name="T4">Vehicles</text:span><text:span text:style-name="T1"> designed to run only on rails</text:span></text:p>
        <text:p text:style-name="P366"><text:span text:style-name="T1">-<text:tab/></text:span><text:span text:style-name="T4">Vehicles</text:span><text:span text:style-name="T1"> equipped with more than six wheels, excluding spare wheels, designed to support the weight of the </text:span><text:span text:style-name="T4">vehicle</text:span><text:span text:style-name="T1"> through contact with the ground</text:span></text:p>
        <text:p text:style-name="P366"><text:span text:style-name="T1">-<text:tab/></text:span><text:span text:style-name="T4">Vehicles</text:span><text:span text:style-name="T1"> that are in a wrecked or dismantled or inoperative condition</text:span></text:p>
        <text:p text:style-name="P54"/>
        <text:p text:style-name="P322"><text:span text:style-name="T1">Notwithstanding this Sub-Section, parking of motorized snow </text:span><text:span text:style-name="T4">vehicles</text:span><text:span text:style-name="T1"> designed to transport not more than two persons is permitted.</text:span></text:p>
        <text:p text:style-name="P54"><text:soft-page-break/></text:p>
      </text:section>
      <text:section text:style-name="Sect2" text:name="Section14">
        <text:p text:style-name="P320"><text:span text:style-name="T1">2.1.3<text:tab/></text:span><text:span text:style-name="T2">Vehicles Prohibited in Street Yards</text:span></text:p>
        <text:p text:style-name="P54"/>
        <text:p text:style-name="P322"><text:span text:style-name="T1">Parking of </text:span><text:span text:style-name="T4">vehicles</text:span><text:span text:style-name="T1"> equipped with five or six wheels, excluding spare wheels, designed to support the weight of the </text:span><text:span text:style-name="T4">vehicle</text:span><text:span text:style-name="T1"> through contact with the ground, is prohibited in </text:span><text:span text:style-name="T4">street yards</text:span><text:span text:style-name="T1">. <text:s/>Notwithstanding this Sub-Section, parking of recreational </text:span><text:span text:style-name="T4">vehicles</text:span><text:span text:style-name="T1">, and </text:span><text:span text:style-name="T4">vehicles</text:span><text:span text:style-name="T1"> for the transport of disabled persons, is permitted in </text:span><text:span text:style-name="T4">street yards</text:span><text:span text:style-name="T1"> on the </text:span><text:span text:style-name="T4">driveway</text:span><text:span text:style-name="T1"> leading to the </text:span><text:span text:style-name="T4">parking space</text:span><text:span text:style-name="T1"> required by this By-law.</text:span></text:p>
        <text:p text:style-name="P54"/>
        <text:p text:style-name="P315"><text:span text:style-name="T1">2.1.4<text:tab/></text:span><text:span text:style-name="T2">Garages, Carports and Accessory Buildings:</text:span></text:p>
        <text:p text:style-name="P324">(all hereinafter termed "Structures")</text:p>
        <text:p text:style-name="P54"/>
        <text:p text:style-name="P325">(a)<text:tab/>Shall not be used for human habitation;</text:p>
        <text:p text:style-name="P55"/>
        <text:p text:style-name="P367">(b)<text:tab/>Shall not exceed a height of 3.7 m measured from the floor of the said structures to the eaves. <text:s/>This height restriction shall not apply to basement garages;</text:p>
        <text:p text:style-name="P55"/>
        <text:p text:style-name="P367">(c)<text:tab/>May be erected in a side yard, and provided that the structure is distant not less than 1.2 m from any adjoining dwelling, may be located a minimum distance of 300 mm from the side lot line;</text:p>
        <text:p text:style-name="P367"/>
        <text:p text:style-name="P368">(d)<text:tab/>May be erected in rear yard provided that:</text:p>
        <text:p text:style-name="P55"/>
        <text:p text:style-name="P55"/>
        <text:p text:style-name="P371">(i)<text:tab/><text:tab/>If the structure is partly within the side yard it shall be subject to the provisions of Clause 2.1.4(c);</text:p>
        <text:p text:style-name="P371"/>
        <text:p text:style-name="P371">(ii) <text:tab/>If the structure so erected is wholly within the rear yard it shall be distant not less than 1.8 m from a dwelling, and shall be distant not less than 450 mm from the nearest lot line.</text:p>
        <text:p text:style-name="P371">(iii)<text:tab/>Notwithstanding anything in this By-law, common semi-detached garages may be centred on the side lot line.</text:p>
        <text:p text:style-name="P55"/>
        <text:p text:style-name="P368">(e)<text:tab/>In "S" and "T" zones:</text:p>
        <text:p text:style-name="P55"/>
        <text:p text:style-name="P370"><text:span text:style-name="T1">(i)<text:tab/><text:tab/>The maximum dimensions of a garage, carport or free-standing </text:span><text:span text:style-name="T4">accessory building</text:span><text:span text:style-name="T1"> shall be 7.6 m by 7.6 m.</text:span></text:p>
        <text:p text:style-name="P55"/>
      </text:section>
      <text:section text:style-name="Sect2" text:name="Section15">
        <text:p text:style-name="P373"><text:span text:style-name="T1">(ii)<text:tab/>The combined gross floor areas of all garages, carports and free-standing </text:span><text:span text:style-name="T4">accessory buildings</text:span><text:span text:style-name="T1"> on a lot or parcel shall not exceed 75 m</text:span><text:span text:style-name="T19">2</text:span><text:span text:style-name="T1">.</text:span></text:p>
        <text:p text:style-name="P55"/>
        <text:p text:style-name="P370"><text:span text:style-name="T1">(iii)<text:tab/>Notwithstanding Clause 2.1.4(b), the maximum height of all garages, carports and </text:span><text:span text:style-name="T4">accessory buildings</text:span><text:span text:style-name="T1"> not attached to the </text:span><text:span text:style-name="T4">dwelling unit</text:span><text:span text:style-name="T1"> shall be 5 m measured from the average finished grade at the perimeter of the building to the highest point of the roof.</text:span></text:p>
        <text:p text:style-name="P55"/>
        <text:p text:style-name="P370"><text:span text:style-name="T1">(iv)<text:tab/>The gross floor area of all garages, carports or </text:span><text:span text:style-name="T4">accessory buildings</text:span><text:span text:style-name="T1"> shall not exceed the </text:span><text:span text:style-name="T4">ground floor area</text:span><text:span text:style-name="T1"> of all such structures.</text:span></text:p>
        <text:p text:style-name="P371"/>
        <text:p text:style-name="P369"><text:span text:style-name="T16">(v)<text:tab/>In no case shall the </text:span><text:span text:style-name="T9">ground floor area</text:span><text:span text:style-name="T16"> of any garage, carport or other </text:span><text:span text:style-name="T9">accessory building</text:span><text:span text:style-name="T16"> be larger than the </text:span><text:span text:style-name="T9">ground floor area</text:span><text:span text:style-name="T16"> of the principal building on the lot or parcel.</text:span></text:p>
        <text:p text:style-name="P372"/>
        <text:p text:style-name="P242"><text:span text:style-name="T1">2.2<text:tab/>Regulations for </text:span><text:span text:style-name="T4">Single-Family Dwellings</text:span><text:span text:style-name="T1">, Semi-Detached and</text:span></text:p>
        <text:p text:style-name="P316"><text:span text:style-name="T3">Two-Family Dwellings</text:span><text:span text:style-name="T2">, </text:span><text:span text:style-name="T3">Duplexes and Street Townhouse Dwellings</text:span></text:p>
        <text:p text:style-name="P80"/>
        <text:p text:style-name="P317"><text:span text:style-name="T1">2.2.1<text:tab/></text:span><text:span text:style-name="T3">Street Yard</text:span><text:span text:style-name="T2"> Exceptions</text:span></text:p>
        <text:p text:style-name="P319"/>
        <text:p text:style-name="P351"><text:span text:style-name="T1">2.2.1.1<text:tab/></text:span><text:span text:style-name="T4">Vehicles</text:span><text:span text:style-name="T1"> may only be parked in a </text:span><text:span text:style-name="T4">street yard</text:span><text:span text:style-name="T1"> on that portion of the </text:span><text:span text:style-name="T4">driveway</text:span><text:span text:style-name="T1"> leading to the </text:span><text:span text:style-name="T4">parking space</text:span><text:span text:style-name="T1"> required by this By-law.</text:span></text:p>
        <text:p text:style-name="P81"/>
        <text:p text:style-name="P81"/>
        <text:p text:style-name="P81"/>
        <text:p text:style-name="P352"><text:span text:style-name="T1">2.2.1.2<text:tab/>Notwithstanding paragraphs 2.1.1 and 2.2.1.1, the </text:span><text:span text:style-name="T4">parking space</text:span><text:span text:style-name="T1"> required by this By-law may be located in a </text:span><text:span text:style-name="T4">street yard</text:span><text:span text:style-name="T1">, provided that:</text:span></text:p>
        <text:p text:style-name="P82"/>
        <text:p text:style-name="P299"><text:span text:style-name="T1">1.<text:tab/>Both </text:span><text:span text:style-name="T4">side yards</text:span><text:span text:style-name="T1"> are less than 2.5 m in width; and</text:span></text:p>
        <text:p text:style-name="P301"/>
        <text:p text:style-name="P374"><text:span text:style-name="T1">2.<text:tab/>The </text:span><text:span text:style-name="T4">dwelling unit</text:span><text:span text:style-name="T1"> was constructed prior to September 23, 1985; and</text:span></text:p>
        <text:p text:style-name="P375"><text:span text:style-name="T1">3.<text:tab/>A </text:span><text:span text:style-name="T4">parking space</text:span><text:span text:style-name="T1"> complying with all other provisions of this By-law was not established on the lot or parcel as of September 23, 1985.</text:span></text:p>
        <text:p text:style-name="P376"/>
        <text:p text:style-name="P377"><text:span text:style-name="T1"><text:tab/><text:tab/><text:tab/>2.2.1.3<text:tab/>Notwithstanding paragraphs 2.1.1 and 2.2.1.1, the </text:span><text:span text:style-name="T4">parking space </text:span><text:span text:style-name="T1">required for a </text:span><text:span text:style-name="T4">second suite</text:span><text:span text:style-name="T1"> may be located in a </text:span><text:span text:style-name="T4">street yard</text:span><text:span text:style-name="T1">, only in tandem on the </text:span><text:span text:style-name="T4">driveway</text:span><text:span text:style-name="T1"> leading to the </text:span><text:span text:style-name="T4">parking space</text:span><text:span text:style-name="T1"> required for a dwelling unit.</text:span></text:p>
        <text:p text:style-name="P56"><text:soft-page-break/></text:p>
        <text:p text:style-name="P318"><text:span text:style-name="T1">2.2.2<text:tab/></text:span><text:span text:style-name="T3">Hammerhead</text:span><text:span text:style-name="T2"> and </text:span><text:span text:style-name="T3">Circular Driveway</text:span><text:span text:style-name="T2"> Regulations</text:span></text:p>
        <text:p text:style-name="P56"/>
        <text:p text:style-name="P378"><text:span text:style-name="T1">2.2.2.1<text:tab/></text:span><text:span text:style-name="T3">Hammerhead Turnarounds</text:span></text:p>
        <text:p text:style-name="P40"/>
        <text:p text:style-name="P379"><text:span text:style-name="T1">A </text:span><text:span text:style-name="T4">driveway </text:span><text:span text:style-name="T1">with a </text:span><text:span text:style-name="T4">hammerhead turnaround</text:span><text:span text:style-name="T1"> shall be permitted on lots or parcels having frontage greater than 18 m, or on lots or parcels having access to 27 m wide </text:span><text:span text:style-name="T4">streets</text:span><text:span text:style-name="T1">, provided that:</text:span></text:p>
        <text:p text:style-name="P380"/>
        <text:list xml:id="list2098964733" text:style-name="WW8Num37">
          <text:list-item>
            <text:p text:style-name="P10"><text:span text:style-name="T1">where it is located in the </text:span><text:span text:style-name="T4">front yard</text:span><text:span text:style-name="T1">, the </text:span><text:span text:style-name="T4">driveway</text:span><text:span text:style-name="T1"> dimensions, </text:span><text:span text:style-name="T4">front yard</text:span><text:span text:style-name="T1"> landscaping and </text:span><text:span text:style-name="T4">front yard</text:span><text:span text:style-name="T1"> soft landscaping requirements of this By-law are complied with; and</text:span></text:p>
          </text:list-item>
        </text:list>
        <text:p text:style-name="P40"/>
        <text:list xml:id="list145015319833526" text:continue-numbering="true" text:style-name="WW8Num37">
          <text:list-item>
            <text:p text:style-name="P10"><text:span text:style-name="T1">where it is located in a </text:span><text:span text:style-name="T4">street yard</text:span><text:span text:style-name="T1"> that is not a </text:span><text:span text:style-name="T4">front yard</text:span><text:span text:style-name="T1">, the </text:span><text:span text:style-name="T4">driveway</text:span><text:span text:style-name="T1"> and </text:span><text:span text:style-name="T4">parking space</text:span><text:span text:style-name="T1"> shall not cover more than 60% of the </text:span><text:span text:style-name="T4">street yard</text:span><text:span text:style-name="T1">; and </text:span></text:p>
          </text:list-item>
        </text:list>
        <text:p text:style-name="P41"/>
        <text:p text:style-name="P381"><text:span text:style-name="T1">Parking of </text:span><text:span text:style-name="T4">vehicles</text:span><text:span text:style-name="T1"> is permitted only on that portion of the </text:span><text:span text:style-name="T4">driveway</text:span><text:span text:style-name="T1"> leading directly to the </text:span><text:span text:style-name="T4">parking space</text:span><text:span text:style-name="T1"> required by this By-law.</text:span></text:p>
        <text:p text:style-name="P40"/>
        <text:p text:style-name="P40"/>
        <text:p text:style-name="P40"/>
        <text:p text:style-name="P378"><text:span text:style-name="T1">2.2.2.2<text:tab/></text:span><text:span text:style-name="T3">Circular Driveways</text:span></text:p>
        <text:p text:style-name="P40"/>
        <text:p text:style-name="P379"><text:span text:style-name="T1">A </text:span><text:span text:style-name="T4">circular driveway</text:span><text:span text:style-name="T1"> shall be permitted on lots or parcels having frontage greater than 18 metres, provided that: </text:span></text:p>
        <text:p text:style-name="P380"/>
        <text:p text:style-name="P382"><text:span text:style-name="T1">(a)<text:tab/>where it is located in the </text:span><text:span text:style-name="T4">front yard</text:span><text:span text:style-name="T1">, the </text:span><text:span text:style-name="T4">driveway</text:span><text:span text:style-name="T1"> dimensions, </text:span><text:span text:style-name="T4">front yard</text:span><text:span text:style-name="T1"> landscaping and </text:span><text:span text:style-name="T4">front yard</text:span><text:span text:style-name="T1"> soft landscaping requirements of this By-law are complied with; and</text:span></text:p>
        <text:p text:style-name="P380"/>
        <text:p text:style-name="P382"><text:span text:style-name="T1">(b)<text:tab/>where it is located in a </text:span><text:span text:style-name="T4">street yard</text:span><text:span text:style-name="T1"> that is not a </text:span><text:span text:style-name="T4">front yard</text:span><text:span text:style-name="T1">, the </text:span><text:span text:style-name="T4">driveway</text:span><text:span text:style-name="T1"> and </text:span><text:span text:style-name="T4">parking space</text:span><text:span text:style-name="T1"> shall not cover more than 60% of the </text:span><text:span text:style-name="T4">street yard</text:span><text:span text:style-name="T1">.</text:span></text:p>
        <text:p text:style-name="P40"/>
        <text:p text:style-name="P379"><text:span text:style-name="T1">Parking of </text:span><text:span text:style-name="T4">vehicles</text:span><text:span text:style-name="T1"> is permitted only on that portion of the </text:span><text:span text:style-name="T4">driveway</text:span><text:span text:style-name="T1"> leading directly to the </text:span><text:span text:style-name="T4">parking space</text:span><text:span text:style-name="T1"> required by this By-law.</text:span></text:p>
        <text:p text:style-name="P57"/>
        <text:p text:style-name="P383"><text:span text:style-name="T1">2.2.3<text:tab/></text:span><text:span text:style-name="T3">Vehicle</text:span><text:span text:style-name="T2"> Repair</text:span></text:p>
        <text:p text:style-name="P57"/>
        <text:p text:style-name="P296"><text:soft-page-break/><text:span text:style-name="T1">Any work on a </text:span><text:span text:style-name="T4">vehicle</text:span><text:span text:style-name="T1"> is restricted to maintenance of a </text:span><text:span text:style-name="T4">vehicle</text:span><text:span text:style-name="T1"> owned by an occupant of the dwelling, and shall exclude painting, sanding, welding and autobody repairs.</text:span></text:p>
        <text:p text:style-name="P73"/>
        <text:p text:style-name="P73"/>
        <text:h text:style-name="Heading_20_2" text:outline-level="2"><text:bookmark-start text:name="__RefHeading___Toc40762542"/>CLAUSE VIII - ZONE PROVISIONS<text:bookmark-end text:name="__RefHeading___Toc40762542"/></text:h>
        <text:p text:style-name="P57"/>
        <text:h text:style-name="Heading_20_3" text:outline-level="3"><text:bookmark-start text:name="__RefHeading___Toc40762543"/>1.<text:tab/><text:span text:style-name="T10">Single-Family Residential (S) Zone</text:span><text:bookmark-end text:name="__RefHeading___Toc40762543"/></text:h>
        <text:p text:style-name="P57"/>
        <text:p text:style-name="P243"><text:span text:style-name="T1">(a)<text:tab/></text:span><text:span text:style-name="T2">Permitted Uses</text:span></text:p>
        <text:p text:style-name="P57"/>
        <text:p text:style-name="P385">-<text:tab/>Correctional Group Homes</text:p>
        <text:p text:style-name="P385">-<text:tab/>Group Homes</text:p>
        <text:p text:style-name="P385">-<text:tab/>Single-Family Dwellings</text:p>
        <text:p text:style-name="P385"/>
        <text:p text:style-name="P244"><text:span text:style-name="T1">(b)<text:tab/></text:span><text:span text:style-name="T2">Ancillary Uses Permitted</text:span></text:p>
        <text:p text:style-name="P74"/>
        <text:p text:style-name="P385">-<text:tab/>Domestic or Household Arts</text:p>
        <text:p text:style-name="P384"><text:span text:style-name="T1">-<text:tab/></text:span><text:span text:style-name="T4">Private Home Day Care</text:span></text:p>
        <text:p text:style-name="P58"/>
        <text:p text:style-name="P244"><text:span text:style-name="T1">(c)<text:tab/></text:span><text:span text:style-name="T2">Supplementary Regulations</text:span></text:p>
        <text:p text:style-name="P58"/>
        <text:p text:style-name="P387"><text:span text:style-name="T1">(i)<text:tab/>The operation of a </text:span><text:span text:style-name="T4">rooming and/or boarding house</text:span><text:span text:style-name="T1"> is strictly prohibited.</text:span></text:p>
        <text:p text:style-name="P388"/>
        <text:p text:style-name="P387"><text:span text:style-name="T1">(ii)<text:tab/>Nothing in this By-law shall prevent the carrying on of any </text:span><text:span text:style-name="T4">domestic or household art</text:span><text:span text:style-name="T1">, except that </text:span><text:span text:style-name="T4">domestic and household arts</text:span><text:span text:style-name="T1"> shall not be permitted in conjunction with </text:span><text:span text:style-name="T4">Group Homes</text:span><text:span text:style-name="T1">, </text:span><text:span text:style-name="T4">Correctional Group Homes</text:span><text:span text:style-name="T1">, and </text:span><text:span text:style-name="T4">Residential Care Facilities</text:span><text:span text:style-name="T1">.</text:span></text:p>
        <text:p text:style-name="P388"/>
        <text:h text:style-name="Heading_20_3" text:outline-level="3"><text:bookmark-start text:name="__RefHeading___Toc40762544"/>2.<text:tab/><text:span text:style-name="T10">Two-Family Residential (T) Zone</text:span><text:bookmark-end text:name="__RefHeading___Toc40762544"/></text:h>
        <text:p text:style-name="P58"/>
        <text:p text:style-name="P244"><text:span text:style-name="T1">(a)<text:tab/></text:span><text:span text:style-name="T2">Permitted Uses</text:span></text:p>
        <text:p text:style-name="P74"/>
        <text:p text:style-name="P385">-<text:tab/>Correctional Group Homes</text:p>
        <text:p text:style-name="P384"><text:span text:style-name="T1">-<text:tab/></text:span><text:span text:style-name="T4">Group Homes</text:span></text:p>
        <text:p text:style-name="P384"><text:span text:style-name="T1">-<text:tab/></text:span><text:span text:style-name="T4">Single-Family Dwellings</text:span></text:p>
        <text:p text:style-name="P384"><text:span text:style-name="T1">-<text:tab/></text:span><text:span text:style-name="T4">Two-Family Dwellings</text:span></text:p>
        <text:p text:style-name="P58"/>
        <text:p text:style-name="P244"><text:span text:style-name="T1">(b)<text:tab/></text:span><text:span text:style-name="T2">Ancillary Uses Permitted</text:span></text:p>
        <text:p text:style-name="P58"/>
        <text:p text:style-name="P385">-<text:tab/>Domestic or Household Arts</text:p>
        <text:p text:style-name="P385">-<text:tab/>Private Home Day Care</text:p>
        <text:p text:style-name="P58"/>
        <text:p text:style-name="P244"><text:span text:style-name="T1">(c)<text:tab/></text:span><text:span text:style-name="T2">Supplementary Regulations</text:span></text:p>
        <text:p text:style-name="P58"/>
        <text:p text:style-name="P387"><text:soft-page-break/><text:span text:style-name="T1">(i) <text:tab/></text:span><text:span text:style-name="T4">Side yard setbacks</text:span><text:span text:style-name="T1"> shall only be required from the side lot lines of the parcel or lot used to establish conformity with the applicable Intensity of Use standard in Schedules to this By-law.</text:span></text:p>
        <text:p text:style-name="P58"/>
        <text:p text:style-name="P387"><text:span text:style-name="T1">(ii) <text:tab/>The operation of a </text:span><text:span text:style-name="T4">rooming and/or boarding house</text:span><text:span text:style-name="T1"> is strictly prohibited.</text:span></text:p>
        <text:p text:style-name="P58"/>
        <text:p text:style-name="P387"><text:span text:style-name="T1">(iii)<text:tab/>Nothing in this By-law shall prevent the carrying on of any </text:span><text:span text:style-name="T4">domestic or household art</text:span><text:span text:style-name="T1">, except that </text:span><text:span text:style-name="T4">domestic and household arts</text:span><text:span text:style-name="T1"> shall not be permitted in conjunction with </text:span><text:span text:style-name="T4">Group Homes</text:span><text:span text:style-name="T1">, </text:span><text:span text:style-name="T4">Correctional Group Homes</text:span><text:span text:style-name="T1">, and </text:span><text:span text:style-name="T4">Residential Care Facilities</text:span><text:span text:style-name="T1">.</text:span></text:p>
        <text:p text:style-name="P58"/>
        <text:h text:style-name="Heading_20_3" text:outline-level="3"><text:bookmark-start text:name="__RefHeading___Toc40762545"/>2.1<text:tab/><text:span text:style-name="T10">Street Townhouse Residential (ST) Zone</text:span><text:bookmark-end text:name="__RefHeading___Toc40762545"/></text:h>
        <text:p text:style-name="P58"/>
        <text:p text:style-name="P169"><text:span text:style-name="T1">(a)<text:tab/></text:span><text:span text:style-name="T2">Permitted Uses</text:span></text:p>
        <text:p text:style-name="P58"/>
        <text:p text:style-name="P384"><text:span text:style-name="T1">-<text:tab/></text:span><text:span text:style-name="T4">Correctional Group Homes</text:span></text:p>
        <text:p text:style-name="P384"><text:span text:style-name="T1">-<text:tab/></text:span><text:span text:style-name="T4">Group Homes</text:span></text:p>
        <text:p text:style-name="P401"><text:span text:style-name="T1">-<text:tab/></text:span><text:span text:style-name="T4">Single-Family Dwellings</text:span></text:p>
      </text:section>
      <text:section text:style-name="Sect2" text:name="Section16">
        <text:p text:style-name="P401"><text:span text:style-name="T1">-<text:tab/></text:span><text:span text:style-name="T4">Street Townhouse Dwellings</text:span></text:p>
        <text:p text:style-name="P401"><text:span text:style-name="T1">-<text:tab/></text:span><text:span text:style-name="T4">Two-Family Dwellings</text:span></text:p>
        <text:p text:style-name="P58"/>
        <text:p text:style-name="P169"><text:span text:style-name="T1">(b)<text:tab/></text:span><text:span text:style-name="T2">Ancillary Uses Permitted</text:span></text:p>
        <text:p text:style-name="P58"/>
        <text:p text:style-name="P401"><text:span text:style-name="T1">-<text:tab/></text:span><text:span text:style-name="T4">Private Home Day Care</text:span></text:p>
        <text:p text:style-name="P58"/>
        <text:p text:style-name="P169"><text:span text:style-name="T1">(c)<text:tab/></text:span><text:span text:style-name="T2">Supplementary Regulations</text:span></text:p>
        <text:p text:style-name="P58"/>
        <text:p text:style-name="P407"><text:span text:style-name="T1">1.<text:tab/></text:span><text:span text:style-name="T4">Side yard Setbacks</text:span><text:span text:style-name="T1"> shall only be required from the side lot lines adjacent to the end unit of the row of </text:span><text:span text:style-name="T4">Street Townhouse Dwellings</text:span><text:span text:style-name="T1">.</text:span></text:p>
        <text:p text:style-name="P59"/>
        <text:h text:style-name="Heading_20_3" text:outline-level="3"><text:bookmark-start text:name="__RefHeading___Toc40762546"/>3.<text:tab/><text:span text:style-name="T10">Multiple-Family Residential (M) Zone</text:span><text:bookmark-end text:name="__RefHeading___Toc40762546"/></text:h>
        <text:p text:style-name="P59"/>
        <text:p text:style-name="P170"><text:span text:style-name="T1">(a)<text:tab/></text:span><text:span text:style-name="T2">Permitted Uses</text:span></text:p>
        <text:p text:style-name="P59"/>
        <text:p text:style-name="P409">-<text:tab/>Correctional Group Homes</text:p>
        <text:p text:style-name="P409">-<text:tab/>Day Nurseries</text:p>
        <text:p text:style-name="P412">-<text:tab/>Duplexes)<text:tab/>Only where specifically provided for on Schedules to this By-law</text:p>
        <text:p text:style-name="P413"><text:span text:style-name="T1">-<text:tab/> <text:s/>Fourplexes) Only where specifically provided for on Schedules to this By-law</text:span></text:p>
        <text:p text:style-name="P410">-<text:tab/>Group Homes</text:p>
        <text:p text:style-name="P410">-<text:tab/>Multiple-Family Dwellings</text:p>
        <text:p text:style-name="P411">-<text:tab/>Nursing Homes</text:p>
        <text:p text:style-name="P411">-<text:tab/>Senior Citizen Homes</text:p>
        <text:p text:style-name="P410">-<text:tab/>Single-Family Dwellings</text:p>
        <text:p text:style-name="P411"><text:soft-page-break/>-<text:tab/>Two-Family Dwellings</text:p>
        <text:p text:style-name="P60"/>
        <text:p text:style-name="P245"><text:span text:style-name="T1">(b)<text:tab/></text:span><text:span text:style-name="T2">Ancillary Uses Permitted</text:span></text:p>
        <text:p text:style-name="P60"/>
        <text:p text:style-name="P410">-<text:tab/>Private Home Day Care</text:p>
        <text:p text:style-name="P60"/>
        <text:list xml:id="list134825710" text:style-name="WW8Num7">
          <text:list-item>
            <text:p text:style-name="P91">Supplementary Regulations</text:p>
          </text:list-item>
        </text:list>
        <text:p text:style-name="P92"/>
        <text:h text:style-name="Heading_20_3" text:outline-level="3"><text:bookmark-start text:name="__RefHeading___Toc40762547"/>4.<text:tab/><text:span text:style-name="T10">Apartment Residential (A) Zone</text:span><text:bookmark-end text:name="__RefHeading___Toc40762547"/></text:h>
        <text:p text:style-name="P60"/>
        <text:p text:style-name="P245"><text:span text:style-name="T1">(a)<text:tab/></text:span><text:span text:style-name="T2">Permitted Uses</text:span></text:p>
        <text:p text:style-name="P60"/>
        <text:p text:style-name="P410">-<text:tab/>Apartment Buildings</text:p>
      </text:section>
      <text:section text:style-name="Sect2" text:name="Section17">
        <text:p text:style-name="P410">-<text:tab/>Day Nurseries</text:p>
        <text:p text:style-name="P410">-<text:tab/>Group Homes</text:p>
        <text:p text:style-name="P411">-<text:tab/>Nursing Homes</text:p>
        <text:p text:style-name="P411">-<text:tab/>Senior Citizen Homes</text:p>
        <text:p text:style-name="P60"/>
        <text:p text:style-name="P245"><text:span text:style-name="T1">(b)<text:tab/></text:span><text:span text:style-name="T2">Ancillary Uses Permitted</text:span></text:p>
        <text:p text:style-name="P260"/>
        <text:p text:style-name="P410">-<text:tab/>Private Home Day Care</text:p>
        <text:p text:style-name="P75"/>
        <text:p text:style-name="P245"><text:span text:style-name="T1">(c)<text:tab/></text:span><text:span text:style-name="T2">Supplementary Regulations</text:span></text:p>
        <text:p text:style-name="P260"/>
        <text:h text:style-name="Heading_20_3" text:outline-level="3"><text:bookmark-start text:name="__RefHeading___Toc40762548"/>5.<text:tab/><text:span text:style-name="T10">Neighbourhood Commercial (NC)</text:span><text:bookmark-end text:name="__RefHeading___Toc40762548"/></text:h>
        <text:p text:style-name="P60"/>
        <text:p text:style-name="P171"><text:span text:style-name="T1">(a)<text:tab/></text:span><text:span text:style-name="T2">Permitted Uses</text:span></text:p>
        <text:p text:style-name="P60"/>
        <text:p text:style-name="P408"><text:span text:style-name="T1">-<text:tab/></text:span><text:span text:style-name="T4">Day Nurseries</text:span></text:p>
        <text:p text:style-name="P411">-<text:tab/>Neighbourhood Commercial Uses</text:p>
        <text:p text:style-name="P60"/>
        <text:p text:style-name="P245"><text:span text:style-name="T1">(b)<text:tab/></text:span><text:span text:style-name="T2">Definition</text:span></text:p>
        <text:p text:style-name="P60"/>
        <text:p text:style-name="P201">For the purposes of this By-law, Neighbourhood Commercial Uses shall mean retail Commercial Uses serving the adjacent Residential Neighbourhood and includes one or more of the following uses:</text:p>
        <text:p text:style-name="P60"/>
        <text:p text:style-name="P414">-<text:tab/>Automobile Service Stations</text:p>
        <text:p text:style-name="P414">-<text:tab/>Banks</text:p>
        <text:p text:style-name="P414">-<text:tab/>Medical Centres</text:p>
        <text:p text:style-name="P414">-<text:tab/>Personal Service Shops</text:p>
        <text:p text:style-name="P414">-<text:tab/>Restaurants</text:p>
        <text:p text:style-name="P414">-<text:tab/>Retail Stores and Offices</text:p>
        <text:p text:style-name="P60"/>
        <text:h text:style-name="Heading_20_3" text:outline-level="3"><text:bookmark-start text:name="__RefHeading___Toc40762549"/><text:soft-page-break/>6.<text:tab/><text:span text:style-name="T10">Community Commercial (CC)</text:span><text:bookmark-end text:name="__RefHeading___Toc40762549"/></text:h>
        <text:p text:style-name="P60"/>
        <text:p text:style-name="P245"><text:span text:style-name="T1">(a)<text:tab/></text:span><text:span text:style-name="T2">Permitted Uses</text:span></text:p>
        <text:p text:style-name="P411"/>
        <text:p text:style-name="P411">-<text:tab/>Community Commercial Uses</text:p>
        <text:p text:style-name="P411">-<text:tab/>Neighbourhood Commercial Uses</text:p>
        <text:p text:style-name="P408"><text:span text:style-name="T1">-<text:tab/></text:span><text:span text:style-name="T4">Day Nurseries</text:span></text:p>
        <text:p text:style-name="P60"/>
        <text:p text:style-name="P60"/>
        <text:p text:style-name="P60"/>
        <text:p text:style-name="P60"/>
        <text:p text:style-name="P245"><text:span text:style-name="T1">(b)<text:tab/></text:span><text:span text:style-name="T2">Definition</text:span></text:p>
        <text:p text:style-name="P60"/>
        <text:p text:style-name="P201">For the purposes of this By-law, Community Commercial shall include one or more of the following Commercial Uses:</text:p>
        <text:p text:style-name="P414"/>
        <text:p text:style-name="P414">-<text:tab/>Auto Sales Rooms</text:p>
        <text:p text:style-name="P414">-<text:tab/>Automobile Service Stations</text:p>
        <text:p text:style-name="P414">-<text:tab/>Banks</text:p>
        <text:p text:style-name="P414">-<text:tab/>Business and Professional Offices</text:p>
        <text:p text:style-name="P414">-<text:tab/>Commercial Storage</text:p>
        <text:p text:style-name="P414">-<text:tab/>Custom Workshop for Sale of Goods on Premises</text:p>
        <text:p text:style-name="P414">-<text:tab/>Frozen Food Storage and Space Rental</text:p>
        <text:p text:style-name="P414">-<text:tab/>Places of Entertainment or Recreation</text:p>
        <text:p text:style-name="P414">-<text:tab/>Restaurants, Tea Rooms, Cafeterias, Taverns</text:p>
        <text:p text:style-name="P414">-<text:tab/>Retail Stores</text:p>
        <text:p text:style-name="P414">-<text:tab/>Service Shops and Agencies</text:p>
        <text:p text:style-name="P414">-<text:tab/>Studios</text:p>
        <text:p text:style-name="P60"/>
        <text:h text:style-name="Heading_20_3" text:outline-level="3"><text:bookmark-start text:name="__RefHeading___Toc40762550"/>7.<text:tab/><text:span text:style-name="T10">Highway Commercial (HC)</text:span><text:bookmark-end text:name="__RefHeading___Toc40762550"/></text:h>
        <text:p text:style-name="P60"/>
        <text:p text:style-name="P171"><text:span text:style-name="T1">(a)<text:tab/></text:span><text:span text:style-name="T2">Permitted Uses</text:span></text:p>
        <text:p text:style-name="P60"/>
        <text:p text:style-name="P411">-<text:tab/>Highway Commercial Uses</text:p>
        <text:p text:style-name="P408"><text:span text:style-name="T1">-<text:tab/></text:span><text:span text:style-name="T4">Day Nurseries</text:span></text:p>
        <text:p text:style-name="P60"/>
        <text:p text:style-name="P245"><text:span text:style-name="T1">(b)<text:tab/></text:span><text:span text:style-name="T2">Definition</text:span></text:p>
        <text:p text:style-name="P60"/>
        <text:p text:style-name="P201">For the purposes of this By-law, Highway Commercial Uses shall include commercial uses of the following natures:</text:p>
        <text:p text:style-name="P60"/>
        <text:p text:style-name="P415">1.<text:tab/>Those which necessitate their location adjacent to a major traffic artery and may require channelization of off-street parking, and do not require large areas of sustained off-street parking, or</text:p>
        <text:p text:style-name="P61"/>
        <text:p text:style-name="P279"><text:soft-page-break/>2.<text:tab/>Those which are not suited to locations in shopping centres, or</text:p>
        <text:p text:style-name="P61"/>
        <text:p text:style-name="P415">3.<text:tab/>Those which perform a specialized commercial function and may require limited processing of a product but are not essentially industrial in character, and shall include such uses as the following:</text:p>
        <text:p text:style-name="P62"/>
        <text:p text:style-name="P62"/>
      </text:section>
      <text:section text:style-name="Sect2" text:name="Section18">
        <text:p text:style-name="P417">-<text:tab/>Automobile Sales, service and maintenance uses excluding auto body repair and/or auto wrecking yards</text:p>
        <text:p text:style-name="P417">-<text:tab/>Fraternal Organizations</text:p>
        <text:p text:style-name="P403">-<text:tab/>Funeral Homes</text:p>
        <text:p text:style-name="P403">-<text:tab/>Hotels and Motels</text:p>
        <text:p text:style-name="P402"><text:span text:style-name="T1">-<text:tab/></text:span><text:span text:style-name="T4">Place(s) of Worship</text:span></text:p>
        <text:p text:style-name="P403">-<text:tab/>Professional and Business Offices</text:p>
        <text:p text:style-name="P403">-<text:tab/>Recreational Uses</text:p>
        <text:p text:style-name="P403">-<text:tab/>Specialized Commercial Uses</text:p>
        <text:p text:style-name="P62"/>
        <text:h text:style-name="Heading_20_3" text:outline-level="3"><text:bookmark-start text:name="__RefHeading___Toc40762551"/>8.<text:tab/><text:span text:style-name="T10">Institutional Uses (I)</text:span><text:bookmark-end text:name="__RefHeading___Toc40762551"/></text:h>
        <text:p text:style-name="P62"/>
        <text:p text:style-name="P246"><text:span text:style-name="T1">(a)<text:tab/></text:span><text:span text:style-name="T2">Permitted Uses</text:span></text:p>
        <text:p text:style-name="P62"/>
        <text:p text:style-name="P416"><text:span text:style-name="T1">-<text:tab/></text:span><text:span text:style-name="T4">Day Nurseries</text:span></text:p>
        <text:p text:style-name="P417">-<text:tab/>Institutional Uses</text:p>
        <text:p text:style-name="P62"/>
        <text:p text:style-name="P246"><text:span text:style-name="T1">(b)<text:tab/></text:span><text:span text:style-name="T2">Definition</text:span></text:p>
        <text:p text:style-name="P62"/>
        <text:p text:style-name="P202">For the purposes of this By-law, Institutional Uses shall mean and be confined to Public, Semi-Public and/or Institutional Uses consisting of large tracts of land with low building coverage such as the following:</text:p>
        <text:p text:style-name="P62"/>
        <text:p text:style-name="P403">-<text:tab/>Fraternal Organizations</text:p>
        <text:p text:style-name="P403">-<text:tab/>Hospitals within the meaning of Provincial Legislation relating thereto</text:p>
        <text:p text:style-name="P403">-<text:tab/>Private and Public Educational Institutions</text:p>
        <text:p text:style-name="P417">-<text:tab/>Private and Public Recreational Uses and Commercial Uses incidental thereto</text:p>
        <text:p text:style-name="P62"/>
        <text:h text:style-name="Heading_20_3" text:outline-level="3"><text:bookmark-start text:name="__RefHeading___Toc40762552"/>9.<text:tab/><text:span text:style-name="T10">Place(s) of Worship (PW)</text:span><text:bookmark-end text:name="__RefHeading___Toc40762552"/></text:h>
        <text:p text:style-name="P62"/>
        <text:p text:style-name="P246"><text:span text:style-name="T1">(a)<text:tab/></text:span><text:span text:style-name="T2">Permitted Uses</text:span></text:p>
        <text:p text:style-name="P62"/>
        <text:p text:style-name="P416"><text:span text:style-name="T1">-<text:tab/></text:span><text:span text:style-name="T4">Day Nurseries</text:span></text:p>
        <text:p text:style-name="P416"><text:span text:style-name="T1">-<text:tab/></text:span><text:span text:style-name="T4">Place(s) of Worship</text:span></text:p>
        <text:p text:style-name="P62"/>
        <text:h text:style-name="Heading_20_3" text:outline-level="3"><text:bookmark-start text:name="__RefHeading___Toc40762553"/>10.<text:tab/><text:span text:style-name="T10">Major Open Spaces (0)</text:span><text:bookmark-end text:name="__RefHeading___Toc40762553"/></text:h>
        <text:p text:style-name="P62"/>
        <text:p text:style-name="P246"><text:soft-page-break/><text:span text:style-name="T1">(a)<text:tab/></text:span><text:span text:style-name="T2">Permitted Uses</text:span></text:p>
        <text:p text:style-name="P62"/>
        <text:p text:style-name="P417">-<text:tab/>Major Open Space Uses</text:p>
        <text:p text:style-name="P246"><text:span text:style-name="T1">(b)<text:tab/></text:span><text:span text:style-name="T2">Definition</text:span></text:p>
        <text:p text:style-name="P62"/>
        <text:p text:style-name="P202">For the purposes of this By-law, Major Open Spaces shall include areas, the topographical or physical nature of which renders these lands unsuitable for the sustenance of buildings. <text:s/>In this category or zone, the erection, structural alteration and/or maintenance of buildings is prohibited. <text:s/>Notwithstanding the foregoing, however, public recreational uses, and buildings accessory thereto, shall be permitted in the areas designated "0" in Schedule "A".</text:p>
        <text:p text:style-name="P62"/>
        <text:h text:style-name="Heading_20_3" text:outline-level="3"><text:bookmark-start text:name="__RefHeading___Toc40762554"/>11.<text:tab/><text:span text:style-name="T10">Agricultural Uses (Ag)</text:span><text:bookmark-end text:name="__RefHeading___Toc40762554"/></text:h>
        <text:p text:style-name="P62"/>
        <text:p text:style-name="P246"><text:span text:style-name="T1">(a)<text:tab/></text:span><text:span text:style-name="T2">Definition</text:span></text:p>
        <text:p text:style-name="P62"/>
        <text:p text:style-name="P202">For the purposes of this By-law, Agricultural Uses is a land use zone designed to provide temporary use of land pending the extension of storm and sanitary sewers, and other municipal services to provide for more intensive or permanent use of lands.</text:p>
        <text:p text:style-name="P62"/>
        <text:p text:style-name="P246"><text:span text:style-name="T1">(b)<text:tab/></text:span><text:span text:style-name="T2">Permitted Uses</text:span></text:p>
        <text:p text:style-name="P62"/>
        <text:p text:style-name="P274"><text:span text:style-name="T1">1.<text:tab/></text:span><text:span text:style-name="T2">Agricultural Uses</text:span></text:p>
        <text:p text:style-name="P62"/>
        <text:p text:style-name="P417">-<text:tab/>Apiaries</text:p>
        <text:p text:style-name="P417">-<text:tab/>Aviaries</text:p>
        <text:p text:style-name="P417">-<text:tab/>Berry Bush Crops</text:p>
        <text:p text:style-name="P417">-<text:tab/>Commercial Greenhouses</text:p>
        <text:p text:style-name="P417">-<text:tab/>Farms or Ranches for Grazing of Livestock - Raising of Sheep, Goats, <text:s/>Horses or Cattle</text:p>
        <text:p text:style-name="P417">-<text:tab/>Flower Gardening</text:p>
        <text:p text:style-name="P417">-<text:tab/>Nurseries</text:p>
        <text:p text:style-name="P417">-<text:tab/>Orchards</text:p>
        <text:p text:style-name="P417">-<text:tab/>Training of Horses</text:p>
        <text:p text:style-name="P417">-<text:tab/>Tree Crops</text:p>
        <text:p text:style-name="P62"/>
      </text:section>
      <text:section text:style-name="Sect3" text:name="Section19">
        <text:p text:style-name="P274"><text:span text:style-name="T1">2.<text:tab/></text:span><text:span text:style-name="T2">Recreational Uses</text:span></text:p>
        <text:p text:style-name="P62"/>
        <text:p text:style-name="P417">-<text:tab/>Golf Driving Ranges</text:p>
        <text:p text:style-name="P417">-<text:tab/>Playgrounds</text:p>
        <text:p text:style-name="P417">-<text:tab/>Riding Stables or Academies</text:p>
        <text:p text:style-name="P417">-<text:tab/>and other outdoor recreational uses which do not require the erection of a permanent building or structure</text:p>
        <text:p text:style-name="P62"/>
        <text:p text:style-name="P420"><text:soft-page-break/><text:span text:style-name="T1">3.<text:tab/>-<text:tab/></text:span><text:span text:style-name="T4">Day Nurseries</text:span></text:p>
        <text:p text:style-name="P62"/>
        <text:h text:style-name="Heading_20_3" text:outline-level="3"><text:bookmark-start text:name="__RefHeading___Toc40762555"/>12.<text:tab/><text:span text:style-name="T10">Office Uses (OU)</text:span><text:bookmark-end text:name="__RefHeading___Toc40762555"/></text:h>
        <text:p text:style-name="P62"/>
        <text:p text:style-name="P253">(a) <text:tab/>Office Uses are professional, business and administrative offices.</text:p>
        <text:p text:style-name="P62"/>
        <text:p text:style-name="P177">(b) <text:tab/>Lands used for any of the purposes stated in Sub-Section (a) may also be used for:</text:p>
        <text:p text:style-name="P403"/>
        <text:p text:style-name="P403">-<text:tab/>Banks</text:p>
        <text:p text:style-name="P402"><text:span text:style-name="T1">-<text:tab/></text:span><text:span text:style-name="T4">Day Nurseries</text:span><text:span text:style-name="T1"> and Educational Facilities</text:span></text:p>
        <text:p text:style-name="P403">-<text:tab/>Personal Service Shops</text:p>
        <text:p text:style-name="P403">-<text:tab/>Places of Entertainment, Assembly and Recreation</text:p>
        <text:p text:style-name="P403">-<text:tab/>Restaurants</text:p>
        <text:p text:style-name="P403">-<text:tab/>Retail Stores</text:p>
        <text:p text:style-name="P62"/>
        <text:h text:style-name="Heading_20_3" text:outline-level="3"><text:bookmark-start text:name="__RefHeading___Toc40762556"/>13.<text:tab/><text:span text:style-name="T10">Park Zone (P)</text:span><text:bookmark-end text:name="__RefHeading___Toc40762556"/></text:h>
        <text:p text:style-name="P62"/>
        <text:p text:style-name="P281">Permitted Uses</text:p>
        <text:p text:style-name="P62"/>
        <text:p text:style-name="P402"><text:span text:style-name="T1">-<text:tab/></text:span><text:span text:style-name="T4">Day Nursery</text:span></text:p>
        <text:p text:style-name="P402"><text:span text:style-name="T1">-<text:tab/></text:span><text:span text:style-name="T4">Park</text:span></text:p>
        <text:p text:style-name="P152"/>
        <text:h text:style-name="Heading_20_3" text:outline-level="3"><text:bookmark-start text:name="__RefHeading___Toc40762557"/>14.<text:tab/><text:span text:style-name="T10">School Zone (SC)</text:span><text:bookmark-end text:name="__RefHeading___Toc40762557"/></text:h>
        <text:p text:style-name="P62"/>
        <text:p text:style-name="P203">Permitted Uses</text:p>
        <text:p text:style-name="P62"/>
        <text:p text:style-name="P416"><text:span text:style-name="T1">-<text:tab/></text:span><text:span text:style-name="T4">Day Nursery</text:span></text:p>
        <text:p text:style-name="P416"><text:span text:style-name="T1">-<text:tab/></text:span><text:span text:style-name="T4">School</text:span></text:p>
        <text:h text:style-name="P511" text:outline-level="3"><text:bookmark-start text:name="__RefHeading___Toc40762558"/></text:h>
        <text:h text:style-name="Heading_20_3" text:outline-level="3">15.<text:tab/><text:span text:style-name="T10">Institutional Uses - Public Transit (I-PT) Zone</text:span><text:bookmark-end text:name="__RefHeading___Toc40762558"/></text:h>
        <text:p text:style-name="P227"/>
        <text:p text:style-name="P227">Permitted Uses</text:p>
        <text:p text:style-name="P62"/>
        <text:p text:style-name="P172"><text:span text:style-name="T1"><text:tab/>-<text:tab/></text:span><text:span text:style-name="T4">Public Transportation Uses</text:span></text:p>
        <text:p text:style-name="P178"><text:tab/>-<text:tab/>Ancillary commuter parking facilities</text:p>
        <text:p text:style-name="P76"/>
        <text:p text:style-name="P76"/>
        <text:h text:style-name="Heading_20_2" text:outline-level="2"><text:bookmark-start text:name="__RefHeading___Toc40762559"/>CLAUSE IX - VIOLATIONS AND PENALTIES<text:bookmark-end text:name="__RefHeading___Toc40762559"/></text:h>
        <text:p text:style-name="P62"/>
        <text:p text:style-name="P62">Repealed by By-law No. 21951.</text:p>
        <text:p text:style-name="P62"/>
        <text:h text:style-name="Heading_20_2" text:outline-level="2"><text:bookmark-start text:name="__RefHeading___Toc40762560"/>CLAUSE X - VALIDITY<text:bookmark-end text:name="__RefHeading___Toc40762560"/></text:h>
        <text:p text:style-name="P62"/>
        <text:p text:style-name="P62">This By-law shall come into force upon receiving the approval of the Ontario Municipal Board.</text:p>
        <text:p text:style-name="P62"><text:soft-page-break/></text:p>
      </text:section>
      <text:h text:style-name="P510" text:outline-level="2"><text:bookmark-start text:name="__RefHeading___Toc40762561"/><text:span text:style-name="T1"><text:s text:c="12"/></text:span>PERFORMANCE STANDARD CHART - SCHEDULE "B"<text:tab/>PAGE <text:page-number text:select-page="current">41</text:page-number><text:bookmark-end text:name="__RefHeading___Toc40762561"/></text:h>
      <text:p text:style-name="P76"/>
      <text:p text:style-name="P67"><text:s text:c="12"/>CLIFFCREST COMMUNITY<text:tab/>BY-LAW NUMBER 9396</text:p>
      <text:p text:style-name="P76"/>
      <text:p text:style-name="P261"/>
      <text:p text:style-name="P261">INTENSITY OF USE</text:p>
      <text:p text:style-name="P62"/>
      <text:p text:style-name="P62">1.<text:tab/>One single-family dwelling per lot or block as shown on Registered Plan.</text:p>
      <text:p text:style-name="P62"/>
      <text:p text:style-name="P145"><text:span text:style-name="T1">2.<text:tab/>One single-family dwelling per parcel having a minimum frontage of 15 m on a public street and a minimum area of 510 m</text:span><text:span text:style-name="T19">2</text:span><text:span text:style-name="T1">.</text:span></text:p>
      <text:p text:style-name="P62"/>
      <text:p text:style-name="P145"><text:span text:style-name="T1">3.<text:tab/>One single-family dwelling per parcel having a minimum frontage of 10.5 m on a public street and a minimum area of 371 m</text:span><text:span text:style-name="T19">2</text:span><text:span text:style-name="T1">.</text:span></text:p>
      <text:p text:style-name="P62"/>
      <text:p text:style-name="P145"><text:span text:style-name="T1">4.<text:tab/>One single-family dwelling per parcel having a minimum frontage of 12 m on a public street and a minimum area of 464 m</text:span><text:span text:style-name="T19">2</text:span><text:span text:style-name="T1">.</text:span></text:p>
      <text:p text:style-name="P62"/>
      <text:p text:style-name="P145"><text:span text:style-name="T1">5.<text:tab/>One single-family dwelling per parcel having a minimum frontage of 13 m on a public street and a minimum area of 464 m</text:span><text:span text:style-name="T19">2</text:span><text:span text:style-name="T1">.</text:span></text:p>
      <text:p text:style-name="P62"/>
      <text:p text:style-name="P145"><text:span text:style-name="T1">6.<text:tab/>One single-family dwelling per parcel having a minimum frontage of 13.5 m on a public street and a minimum area of 464 m</text:span><text:span text:style-name="T19">2</text:span><text:span text:style-name="T1">.</text:span></text:p>
      <text:p text:style-name="P62"/>
      <text:p text:style-name="P145"><text:span text:style-name="T1">7.<text:tab/>One single-family dwelling per parcel having a minimum frontage of 15 m on a public street and a minimum area of 696 m</text:span><text:span text:style-name="T19">2</text:span><text:span text:style-name="T1">.</text:span></text:p>
      <text:p text:style-name="P62"/>
      <text:p text:style-name="P421"><text:span text:style-name="T16">8</text:span><text:span text:style-name="T9">.</text:span><text:span text:style-name="T16"><text:tab/>One </text:span><text:span text:style-name="T9">townhouse dwelling</text:span><text:span text:style-name="T16"> unit per parcel of land having a minimum </text:span><text:span text:style-name="T9">front lot line</text:span><text:span text:style-name="T16"> of 4 metres or a minimum parcel width of 4 metres and a minimum </text:span><text:span text:style-name="T9">lot area</text:span><text:span text:style-name="T16"> of 90 square metres.</text:span></text:p>
      <text:p text:style-name="P83"/>
      <text:p text:style-name="P145"><text:span text:style-name="T1">9.<text:tab/>Maximum two </text:span><text:span text:style-name="T4">dwelling units</text:span><text:span text:style-name="T1"> per parcel of land having a minimum frontage of 18 m on a public </text:span><text:span text:style-name="T4">street</text:span><text:span text:style-name="T1"> and a minimum area of 613 m</text:span><text:span text:style-name="T19">2</text:span><text:span text:style-name="T1">;</text:span></text:p>
      <text:p text:style-name="P253">or</text:p>
      <text:p text:style-name="P218"><text:span text:style-name="T1">Maximum one </text:span><text:span text:style-name="T4">dwelling unit</text:span><text:span text:style-name="T1"> per parcel of land having a minimum frontage of 9 m on a public </text:span><text:span text:style-name="T4">street</text:span><text:span text:style-name="T1"> and a minimum area of 306 m</text:span><text:span text:style-name="T19">2</text:span><text:span text:style-name="T1">.</text:span></text:p>
      <text:p text:style-name="P62"/>
      <text:p text:style-name="P145"><text:span text:style-name="T1">10.<text:tab/>One duplex dwelling (two-family dwelling divided horizontally) per parcel having a minimum frontage of 15 m on a public street and a minimum area of 510 m</text:span><text:span text:style-name="T19">2</text:span><text:span text:style-name="T1">.</text:span></text:p>
      <text:p text:style-name="P62"/>
      <text:p text:style-name="P145"><text:span text:style-name="T1">11.<text:tab/>Fourplex dwelling (four dwelling units divided horizontally in pairs) having a minimum frontage of 21 m on a public street and a minimum area of 780 m</text:span><text:span text:style-name="T19">2</text:span><text:span text:style-name="T1">.</text:span></text:p>
      <text:p text:style-name="P62"/>
      <text:p text:style-name="P21"><text:span text:style-name="T1">12.<text:tab/>One suite (individual dwelling unit) per 250 m</text:span><text:span text:style-name="T19">2</text:span><text:span text:style-name="T1"> of lot area.</text:span></text:p>
      <text:p text:style-name="P62"/>
      <text:p text:style-name="P21"><text:soft-page-break/><text:span text:style-name="T1">13.<text:tab/>One suite (individual dwelling unit) per 199 m</text:span><text:span text:style-name="T19">2</text:span><text:span text:style-name="T1"> of lot area.</text:span></text:p>
      <text:section text:style-name="Sect2" text:name="Section20">
        <text:p text:style-name="P21"><text:span text:style-name="T1">14.<text:tab/>One suite (individual dwelling unit) per 161 m</text:span><text:span text:style-name="T19">2</text:span><text:span text:style-name="T1"> of lot area.</text:span></text:p>
        <text:p text:style-name="P62"/>
        <text:p text:style-name="P21"><text:span text:style-name="T1">15.<text:tab/>One suite (individual dwelling unit) per 134 m</text:span><text:span text:style-name="T19">2</text:span><text:span text:style-name="T1"> of lot area.</text:span></text:p>
        <text:p text:style-name="P62"/>
        <text:p text:style-name="P21"><text:span text:style-name="T1">16.<text:tab/>One suite (individual dwelling unit) per 99 m</text:span><text:span text:style-name="T19">2</text:span><text:span text:style-name="T1"> of lot area.</text:span></text:p>
        <text:p text:style-name="P62"/>
        <text:p text:style-name="P21"><text:span text:style-name="T1">17.<text:tab/>One suite (individual dwelling unit) per 80 m</text:span><text:span text:style-name="T19">2</text:span><text:span text:style-name="T1"> of lot area.</text:span></text:p>
        <text:p text:style-name="P62"/>
        <text:p text:style-name="P21"><text:span text:style-name="T1">18.<text:tab/>One suite (individual dwelling unit) per 67 m</text:span><text:span text:style-name="T19">2</text:span><text:span text:style-name="T1"> of lot area.</text:span></text:p>
        <text:p text:style-name="P62"/>
        <text:p text:style-name="P145"><text:span text:style-name="T1">19.<text:tab/>One single-family dwelling on a parcel of land with a minimum of 12 m frontage on a public street and a minimum width along a line 6 m back from and parallel to the street line of 15 m and a minimum area of 510 m</text:span><text:span text:style-name="T19">2</text:span><text:span text:style-name="T1">.</text:span></text:p>
        <text:p text:style-name="P62"/>
        <text:p text:style-name="P145"><text:span text:style-name="T1">20.<text:tab/>One single-family dwelling per parcel of land with a minimum of 15 m frontage on a public street and a minimum width along a line 6 m back from and parallel to the street line of 18 m and a minimum area of 603 m</text:span><text:span text:style-name="T19">2</text:span><text:span text:style-name="T1">.</text:span></text:p>
        <text:p text:style-name="P62"/>
        <text:p text:style-name="P145"><text:span text:style-name="T1">20A.<text:tab/>One fourplex dwelling (four-family dwelling) per parcel of land having a minimum frontage of 19.5 m on a public street and a minimum lot area of 975 m</text:span><text:span text:style-name="T19">2</text:span><text:span text:style-name="T1">.</text:span></text:p>
        <text:p text:style-name="P62"/>
        <text:p text:style-name="P145"><text:span text:style-name="T1">20B.<text:tab/>One Single-Family dwelling per parcel having a minimum frontage of 15 m on a public street and a minimum area of 557 m</text:span><text:span text:style-name="T19">2</text:span><text:span text:style-name="T1">.</text:span></text:p>
        <text:p text:style-name="P62"/>
        <text:p text:style-name="P21"><text:span text:style-name="T1">20C.<text:tab/>One suite (individual dwelling unit) per 256 m</text:span><text:span text:style-name="T19">2</text:span><text:span text:style-name="T1"> of lot area.</text:span></text:p>
        <text:p text:style-name="P62"/>
        <text:p text:style-name="P145"><text:span text:style-name="T1">20D.<text:tab/>Maximum two </text:span><text:span text:style-name="T4">dwelling units</text:span><text:span text:style-name="T1"> per parcel having a minimum 15 m frontage on a public </text:span><text:span text:style-name="T4">street</text:span><text:span text:style-name="T1"> and a minimum area of 613 m</text:span><text:span text:style-name="T19">2</text:span><text:span text:style-name="T1">; or Maximum one </text:span><text:span text:style-name="T4">dwelling unit</text:span><text:span text:style-name="T1"> per parcel having a minimum 7.5 m frontage on a public </text:span><text:span text:style-name="T4">street</text:span><text:span text:style-name="T1"> and a minimum area of 306 m</text:span><text:span text:style-name="T19">2</text:span><text:span text:style-name="T1">.</text:span></text:p>
        <text:p text:style-name="P62"/>
        <text:p text:style-name="P21"><text:span text:style-name="T1">20E.<text:tab/>One suite (individual dwelling unit) per 269 m</text:span><text:span text:style-name="T19">2</text:span><text:span text:style-name="T1"> of lot area.</text:span></text:p>
        <text:p text:style-name="P62"/>
        <text:p text:style-name="P21"><text:span text:style-name="T1">20F.<text:tab/>One individual dwelling unit per 263 m</text:span><text:span text:style-name="T19">2</text:span><text:span text:style-name="T1"> of lot area.</text:span></text:p>
        <text:p text:style-name="P62"/>
      </text:section>
      <text:section text:style-name="Sect2" text:name="Section21">
        <text:p text:style-name="P152">20G.<text:tab/>The intensity of use shall not exceed an F.S.I. of 1.8. <text:s/>Floor Space Index (F.S.I.) shall mean the ratio of the total floor area to the site area. <text:s/>Total Floor Area means the aggregate of the area of each floor above grade measured between the exterior walls at the level of each floor including any part of the building or structure above grade used for the storage or parking of motor vehicles, locker storage and laundry facilities, but excluding any part of the building or structure used for retail commercial purposes open to the public and any area used for recreational or mechanical purposes.</text:p>
        <text:p text:style-name="P145"><text:span text:style-name="T1">20H.<text:tab/>One single-family dwelling per parcel of land having a minimum frontage of 15 m on a public street and a minimum area of 464 m</text:span><text:span text:style-name="T19">2</text:span><text:span text:style-name="T1">.</text:span></text:p>
        <text:p text:style-name="P62"/>
        <text:p text:style-name="P145"><text:soft-page-break/><text:span text:style-name="T1">20J.<text:tab/>Maximum two </text:span><text:span text:style-name="T4">dwelling units</text:span><text:span text:style-name="T1"> per lot as shown on a Registered Plan having a minimum frontage of 16.5 m on a public </text:span><text:span text:style-name="T4">street</text:span><text:span text:style-name="T1"> and a minimum area of 557 m</text:span><text:span text:style-name="T19">2</text:span><text:span text:style-name="T1">;</text:span></text:p>
        <text:p text:style-name="P253">or</text:p>
        <text:p text:style-name="P218"><text:span text:style-name="T1">Maximum one </text:span><text:span text:style-name="T4">dwelling unit</text:span><text:span text:style-name="T1"> per parcel having a minimum 8.25 m on a public </text:span><text:span text:style-name="T4">street</text:span><text:span text:style-name="T1"> and a minimum area of 278 m</text:span><text:span text:style-name="T19">2</text:span><text:span text:style-name="T1">.</text:span></text:p>
        <text:p text:style-name="P62"/>
        <text:p text:style-name="P145"><text:span text:style-name="T1">20K.<text:tab/>Maximum two </text:span><text:span text:style-name="T4">dwelling units</text:span><text:span text:style-name="T1"> per parcel of land having a minimum frontage of 16.5 m on a public </text:span><text:span text:style-name="T4">street</text:span><text:span text:style-name="T1"> and a minimum area of 613 m</text:span><text:span text:style-name="T19">2</text:span><text:span text:style-name="T1">;</text:span></text:p>
        <text:p text:style-name="P253">or</text:p>
        <text:p text:style-name="P218"><text:span text:style-name="T1">Maximum one </text:span><text:span text:style-name="T4">dwelling unit</text:span><text:span text:style-name="T1"> per parcel of land having a minimum frontage of 8.25 m on a public </text:span><text:span text:style-name="T4">street</text:span><text:span text:style-name="T1"> and a minimum area of 306 m</text:span><text:span text:style-name="T19">2</text:span><text:span text:style-name="T1">.</text:span></text:p>
        <text:p text:style-name="P62"/>
        <text:p text:style-name="P145"><text:span text:style-name="T1">20M.<text:tab/>One Single-Family dwelling per lot as shown on a registered plan having a minimum frontage of 19.5 m on a public street and a minimum lot area of 557 m</text:span><text:span text:style-name="T19">2</text:span><text:span text:style-name="T1">.</text:span></text:p>
        <text:p text:style-name="P62"/>
        <text:p text:style-name="P145"><text:span text:style-name="T1">20N.<text:tab/>Maximum two </text:span><text:span text:style-name="T4">dwelling units</text:span><text:span text:style-name="T1"> per lot as shown on a Registered Plan having a minimum frontage of 21 m on a public </text:span><text:span text:style-name="T4">street</text:span><text:span text:style-name="T1"> and a minimum area of 603 m</text:span><text:span text:style-name="T19">2</text:span><text:span text:style-name="T1">; or</text:span></text:p>
        <text:p text:style-name="P218"><text:span text:style-name="T1">Maximum one </text:span><text:span text:style-name="T4">dwelling unit</text:span><text:span text:style-name="T1"> per parcel having a minimum frontage of 10.5 m on a public </text:span><text:span text:style-name="T4">street</text:span><text:span text:style-name="T1"> and a minimum area of 301 m</text:span><text:span text:style-name="T19">2</text:span><text:span text:style-name="T1">.</text:span></text:p>
        <text:p text:style-name="P62"/>
        <text:p text:style-name="P145"><text:span text:style-name="T1">20P.<text:tab/>One single-family dwelling per parcel of land having a minimum frontage on a public street of 14 m and a minimum lot area of 510 m</text:span><text:span text:style-name="T19">2</text:span><text:span text:style-name="T1">.</text:span></text:p>
        <text:p text:style-name="P62"/>
        <text:p text:style-name="P145"><text:span text:style-name="T1">20Q.<text:tab/>One dwelling unit per parcel of land having a minimum frontage of 7.5 m and a minimum area of 290 m</text:span><text:span text:style-name="T19">2</text:span><text:span text:style-name="T1">.</text:span></text:p>
        <text:p text:style-name="P62"/>
        <text:p text:style-name="P145"><text:span text:style-name="T1">20R.<text:tab/>One dwelling unit per parcel of land having a minimum frontage of 9 m and a minimum area of 300 m</text:span><text:span text:style-name="T19">2</text:span><text:span text:style-name="T1">.</text:span></text:p>
        <text:p text:style-name="P62"/>
        <text:p text:style-name="P145"><text:span text:style-name="T1">20S.<text:tab/>One dwelling unit per parcel of land having a minimum frontage of 9 m on a public street and a minimum area of 418 m</text:span><text:span text:style-name="T19">2</text:span><text:span text:style-name="T1">.</text:span></text:p>
        <text:p text:style-name="P261"/>
        <text:p text:style-name="P261">FRONT YARD</text:p>
        <text:p text:style-name="P62"/>
        <text:p text:style-name="P62">21.<text:tab/>Minimum building setback 16 m from centre line of the original road allowance.</text:p>
        <text:p text:style-name="P62"/>
        <text:p text:style-name="P152">22.<text:tab/>Minimum building setback 22 m from centre line of the original road allowance of St. Clair Avenue, McCowan Road, Brimley Road and Bellamy Road.</text:p>
        <text:p text:style-name="P21"><text:span text:style-name="T1">23.<text:tab/></text:span><text:span text:style-name="T2">Minimum Building Setbacks</text:span></text:p>
        <text:p text:style-name="P62"/>
        <text:p text:style-name="P222">For "NC", "CC" and "HC" Zones, 16.5 m from the centre line of the original road allowance of McCowan Road north of Kingston Road, Bellamy Road north of Kingston Road, Brimley Road north of Kingston Road, and Midland Avenue; 21 m from the centre line of Kingston Road, 18 m from the centre line of the original road allowance of St. Clair Avenue; or 3 m from the street lines of the said streets, whichever is the greater <text:soft-page-break/>setback; and 3 m from the street lines of any other streets.</text:p>
        <text:p text:style-name="P62"/>
        <text:p text:style-name="P222">For all other Zones, 25 m from the centre line of the original road allowance of St. Clair Avenue, McCowan Road, Brimley Road and Bellamy Road.</text:p>
        <text:p text:style-name="P62"/>
        <text:p text:style-name="P21"><text:span text:style-name="T1">24.<text:tab/></text:span><text:span text:style-name="T2">Minimum Building Setbacks</text:span></text:p>
        <text:p text:style-name="P62"/>
        <text:p text:style-name="P222">For "NC", "CC" and "HC" Zones, 16.5 m from the centre line of the original road allowance of McCowan Road north of Kingston Road, Bellamy Road north of Kingston Road, Brimley Road north of Kingston Road, and Midland Avenue; 21 m from the centre line of Kingston Road, 18 m from the centre line of the original road allowance of St. Clair Avenue; or 3 m from the street lines of the said streets, whichever is the greater setback; and 3 m from the street lines of any other streets.</text:p>
        <text:p text:style-name="P62"/>
        <text:p text:style-name="P222">For all other Zones, 31 m from the centre line of the original road allowance of St. Clair Avenue, McCowan Road and Bellamy Road.</text:p>
        <text:p text:style-name="P62"/>
        <text:p text:style-name="P21"><text:span text:style-name="T1">25.<text:tab/></text:span><text:span text:style-name="T2">Minimum Building Setbacks</text:span></text:p>
        <text:p text:style-name="P62"/>
        <text:p text:style-name="P222">For "NC", "CC" and "HC" Zones, 16.5 m from the centre line of the original road allowance of McCowan Road north of Kingston Road, Bellamy Road north of Kingston Road, Brimley Road north of Kingston Road, and Midland Avenue; 21 m from the centre line of Kingston Road, 18 m from the centre line of the original road allowance of St. Clair Avenue; or 3 m from the street lines of the said streets, whichever is the greater setback; and 3 m from the street lines of any other streets.</text:p>
      </text:section>
      <text:section text:style-name="Sect2" text:name="Section22">
        <text:p text:style-name="P62"/>
        <text:p text:style-name="P21"><text:span text:style-name="T1">26.<text:tab/></text:span><text:span text:style-name="T2">Minimum Building Setbacks</text:span></text:p>
        <text:p text:style-name="P62"/>
        <text:p text:style-name="P222">For "NC", "CC" and "HC" Zones, 16.5 m from the centre line of the original road allowance of McCowan Road north of Kingston Road, Bellamy Road north of Kingston Road, Brimley Road north of Kingston Road, and Midland Avenue; 21 m from the centre line of Kingston Road, 18 m from the centre line of the original road allowance of St. Clair Avenue; or 3 m from the street lines of the said streets, whichever is the greater setback; and 3 m from the street lines of any other streets.</text:p>
        <text:p text:style-name="P222">For all other Zones, 30 m from the centre line of the original road allowance of Kingston Road.</text:p>
        <text:p text:style-name="P62"/>
        <text:p text:style-name="P152">27.<text:tab/>Minimum building setback 33 m from centre line of the original road allowance of Kingston Road.</text:p>
        <text:p text:style-name="P62"/>
        <text:p text:style-name="P21"><text:span text:style-name="T1">28.<text:tab/></text:span><text:span text:style-name="T2">Minimum Building Setbacks</text:span></text:p>
        <text:p text:style-name="P62"/>
        <text:p text:style-name="P222">For "NC", "CC" and "HC" Zones, 16.5 m from the centre line of the original road allowance of McCowan Road north of Kingston Road, Bellamy Road north of Kingston Road, Brimley Road north of Kingston Road, and Midland Avenue; 21 m from the centre <text:soft-page-break/>line of Kingston Road, 18 m from the centre line of the original road allowance of St. Clair Avenue; or 3 m from the street lines of the said streets, whichever is the greater setback; and 3 m from the street lines of any other streets.</text:p>
        <text:p text:style-name="P62"/>
        <text:p text:style-name="P222">For all other Zones, 36 m from the centre line of the original road allowance of Kingston Road.</text:p>
        <text:p text:style-name="P62"/>
        <text:p text:style-name="P62">29.<text:tab/>Minimum building setback 3 m from the street line.</text:p>
        <text:p text:style-name="P62"/>
        <text:p text:style-name="P62">30.<text:tab/>Minimum building setback 6 m from the street line.</text:p>
        <text:p text:style-name="P62"/>
        <text:p text:style-name="P62">31.<text:tab/>Minimum building setback 7.5 m from the street line.</text:p>
        <text:p text:style-name="P62"/>
        <text:p text:style-name="P62">32.<text:tab/>Minimum building setback 9 m from the street line.</text:p>
        <text:p text:style-name="P62"/>
        <text:p text:style-name="P21"><text:span text:style-name="T1">33.<text:tab/></text:span><text:span text:style-name="T2">Minimum Building Setbacks</text:span></text:p>
        <text:p text:style-name="P62"/>
      </text:section>
      <text:section text:style-name="Sect2" text:name="Section23">
        <text:p text:style-name="P222">For "NC", "CC" and "HC" Zones, 16.5 m from the centre line of the original road allowance of McCowan Road north of Kingston Road, Bellamy Road north of Kingston Road, Brimley </text:p>
        <text:p text:style-name="P222">Road north of Kingston Road, and Midland Avenue; 21 m from the centre line of Kingston Road, 18 m from the centre line of the original road allowance of St. Clair Avenue; or 3 m from the street lines of the said streets, whichever is the greater setback; and 3 m from the street lines of any other streets.</text:p>
        <text:p text:style-name="P62"/>
        <text:p text:style-name="P62">34.<text:tab/>Minimum building setback 18 m from the street line.</text:p>
        <text:p text:style-name="P62"/>
        <text:p text:style-name="P152">35.<text:tab/>Minimum building setback 43 m from the centre line of the original road allowance of St. Clair Avenue.</text:p>
        <text:p text:style-name="P62"/>
        <text:p text:style-name="P62"/>
        <text:p text:style-name="P152">36.<text:tab/>Minimum building setback 20.5 m from the centre line of the original road allowance of Brimley Road.</text:p>
        <text:p text:style-name="P62"/>
        <text:p text:style-name="P152">37.<text:tab/>Minimum building setback: <text:s/>12 m from the street line of Pine Ridge Drive; 6 m from the street line of Meadowcliffe Drive.</text:p>
        <text:p text:style-name="P62"/>
        <text:p text:style-name="P62"/>
        <text:p text:style-name="P261">BUILDING SETBACK FROM STREET</text:p>
        <text:p text:style-name="P62"/>
        <text:p text:style-name="P62">40.<text:tab/>No building shall be erected less than:</text:p>
        <text:p text:style-name="P62"/>
        <text:p text:style-name="P253">(a)<text:tab/>36 m from the centre line of Kingston Road, and</text:p>
        <text:p text:style-name="P253">(b)<text:tab/>12 m from the street line of Brimley Road.</text:p>
        <text:p text:style-name="P62"/>
        <text:p text:style-name="P62"><text:soft-page-break/>40A.<text:tab/>Minimum 7.5 m from street line of Brimley Road.</text:p>
        <text:p text:style-name="P62"/>
        <text:p text:style-name="P62">40B.<text:tab/>Minimum 6 m from street line of Comrie Terrace.</text:p>
        <text:p text:style-name="P62"/>
        <text:p text:style-name="P152">40C.<text:tab/>Service Station canopies and their supporting columns shall be set back 21 m from the centre line of Kingston Road, or 3 m from the street line thereof, whichever is the greater setback.</text:p>
        <text:p text:style-name="P62"/>
        <text:p text:style-name="P62">40D.<text:tab/>Minimum 6 m.</text:p>
        <text:p text:style-name="P62"/>
        <text:p text:style-name="P62">40E.<text:tab/>Minimum 3 m.</text:p>
        <text:p text:style-name="P62"/>
        <text:p text:style-name="P152">40F.<text:tab/>Minimum building setback 16.5 m from the centre line of the road allowance of Brimley Road.</text:p>
        <text:p text:style-name="P62"/>
        <text:p text:style-name="P1">40G.<text:tab/>The main walls shall be setback:</text:p>
        <text:p text:style-name="P1"/>
        <text:p text:style-name="P1"><text:tab/><text:tab/>(a)<text:tab/>minimum 2.9 metres from the <text:span text:style-name="Strong_20_Emphasis"><text:span text:style-name="T32">front lot line</text:span></text:span> adjacent to St. Clair Avenue <text:tab/>East.</text:p>
        <text:p text:style-name="P1"/>
        <text:p text:style-name="P1"><text:tab/><text:tab/>(b)<text:tab/>minimum 0.0 metres from the side <text:span text:style-name="Strong_20_Emphasis"><text:span text:style-name="T32">lot line</text:span></text:span> adjacent to Vivian Road.</text:p>
        <text:p text:style-name="P1"/>
        <text:p text:style-name="P386">(c)<text:tab/>minimum setback at the southwest corner as shown on Schedule '3' of By-law 688-2019.</text:p>
        <text:p text:style-name="P62"/>
        <text:p text:style-name="P261"/>
        <text:p text:style-name="P261">SIDE YARD</text:p>
        <text:p text:style-name="P62"/>
        <text:p text:style-name="P62">41.<text:tab/>Minimum 450 mm from each side.</text:p>
        <text:p text:style-name="P62">42.<text:tab/>Minimum 600 mm from each side.</text:p>
        <text:p text:style-name="P62"/>
        <text:p text:style-name="P62">43.<text:tab/>Minimum 900 mm from each side.</text:p>
        <text:p text:style-name="P62"/>
        <text:p text:style-name="P152">44.<text:tab/>Minimum 1.2 m from each side for a one-storey dwelling plus 600 mm for each additional or partial storey.</text:p>
        <text:p text:style-name="P62"/>
        <text:p text:style-name="P62">45.<text:tab/>Minimum 2.4 m from each side.</text:p>
        <text:p text:style-name="P62"/>
        <text:p text:style-name="P62">46.<text:tab/>Minimum each side one-half the height of the building.</text:p>
        <text:p text:style-name="P62"/>
        <text:p text:style-name="P62">47.<text:tab/>Minimum 1.5 m from side wall to the street line for buildings erected on corner lots.</text:p>
        <text:p text:style-name="P62"/>
        <text:p text:style-name="P62">48.<text:tab/>Minimum 2.4 m from side wall to the street line for buildings erected on corner lots.</text:p>
        <text:p text:style-name="P62"/>
        <text:p text:style-name="P21"><text:span text:style-name="T1">49.<text:tab/></text:span><text:span text:style-name="T2">Minimum Setbacks for Buildings Erected on Corner Lots</text:span></text:p>
        <text:p text:style-name="P62"><text:soft-page-break/></text:p>
        <text:p text:style-name="P222">For "NC", "CC" and "HC" Zones, 16.5 m from the centre line of the original road allowance of McCowan Road north of Kingston Road, Bellamy Road north of Kingston Road, Brimley Road north of Kingston Road, and Midland Avenue; 21 m from the centre line of Kingston Road, 18 m from the centre line of the original road allowance of St. Clair Avenue; or 3 m from the street lines of the said streets, whichever is the greater setback; and 3 m from the street lines of any other streets.</text:p>
        <text:p text:style-name="P62"/>
        <text:p text:style-name="P253">For all other Zones, 3.6 m from side wall to the street line.</text:p>
        <text:p text:style-name="P62"/>
        <text:p text:style-name="P62">50.<text:tab/>Minimum 4.5 m from side wall to the street line for buildings erected on corner lots.</text:p>
        <text:p text:style-name="P62"/>
        <text:p text:style-name="P62">51.<text:tab/>Minimum 5.7 m from side wall to the street line for buildings erected on corner lots.</text:p>
        <text:p text:style-name="P62"/>
        <text:p text:style-name="P21"><text:span text:style-name="T1">52.<text:tab/></text:span><text:span text:style-name="T2">Minimum Setbacks for Buildings Erected on Corner Lots</text:span></text:p>
        <text:p text:style-name="P62"/>
        <text:p text:style-name="P222">For "NC", "CC" and "HC" Zones, 16.5 m from the centre line of the original road allowance of McCowan Road north of Kingston Road, Bellamy Road north of Kingston Road, Brimley </text:p>
        <text:p text:style-name="P222">Road north of Kingston Road, and Midland Avenue; 21 m from the centre line of Kingston Road, 18 m from the centre line of the original road allowance of St. Clair Avenue; or 3 m from the street lines of the said streets, whichever is the greater setback; and 3 m from the street lines of any other streets.</text:p>
        <text:p text:style-name="P62"/>
        <text:p text:style-name="P253">For all other Zones, 6 m from side wall to the street line.</text:p>
        <text:p text:style-name="P62"/>
        <text:p text:style-name="P21"><text:span text:style-name="T1">53.<text:tab/></text:span><text:span text:style-name="T2">Minimum Setbacks for Buildings Erected on Corner Lots</text:span></text:p>
        <text:p text:style-name="P62"/>
        <text:p text:style-name="P222">For "NC", "CC" and "HC" Zones, 16.5 m from the centre line of the original road allowance of McCowan Road north of Kingston Road, Bellamy Road north of Kingston Road, Brimley Road north of Kingston Road, and Midland Avenue; 21 m from the centre line of Kingston Road, 18 m from the centre line of the original road allowance of St. Clair Avenue; or 3 m from the street lines of the said streets, whichever is the greater setback; and 3 m from the street lines of any other streets.</text:p>
        <text:p text:style-name="P62"/>
        <text:p text:style-name="P253">For all other Zones, 9 m from side wall to the street line.</text:p>
        <text:p text:style-name="P62"/>
        <text:p text:style-name="P62">54.<text:tab/>Minimum 12 m from side wall to the street line for buildings erected on corner lots.</text:p>
        <text:p text:style-name="P62"/>
        <text:p text:style-name="P62">55.<text:tab/>Minimum 2.7 m from each side.</text:p>
        <text:p text:style-name="P62"/>
        <text:p text:style-name="P152">56.<text:tab/>Building setback from side and rear lines, minimum 7.5 m for end walls, minimum 12 m abutting "S" or "T" zones; minimum 10.5 m otherwise.</text:p>
        <text:p text:style-name="P62"/>
        <text:p text:style-name="P62">57.<text:tab/>Minimum building setback 6 m from the limit of Brimley Road.</text:p>
        <text:p text:style-name="P62"><text:soft-page-break/></text:p>
        <text:p text:style-name="P152">58.<text:tab/>Except on the east yard where a minimum 7.5 m side yard shall be provided, side and rear yards shall be a minimum of one-half the height of the building. <text:s/>This standard shall not apply to a side yard, the property limit of which is a street line.</text:p>
        <text:p text:style-name="P62"/>
        <text:p text:style-name="P62"/>
        <text:p text:style-name="P261">BUILDING SETBACK FROM LOT LINES OTHER THAN STREET LINES</text:p>
        <text:p text:style-name="P62"/>
        <text:p text:style-name="P62">59.<text:tab/>Rear yard - minimum 6 m.</text:p>
        <text:p text:style-name="P62"/>
        <text:p text:style-name="P62">60.<text:tab/>Side yard minimum 900 mm.</text:p>
        <text:p text:style-name="P62"/>
        <text:p text:style-name="P62">60A.<text:tab/>Garage side yard minimum 300 mm.</text:p>
      </text:section>
      <text:section text:style-name="Sect2" text:name="Section24">
        <text:p text:style-name="P62"/>
        <text:p text:style-name="P62">60B.<text:tab/>Rear yard - minimum 5 m.</text:p>
        <text:p text:style-name="P62"/>
        <text:p text:style-name="P152">60C.<text:tab/>Side yard - minimum 1 m from any side lot line, across which it is not attached to the adjacent dwelling unit.</text:p>
        <text:p text:style-name="P62"/>
        <text:p text:style-name="P62">60D.<text:tab/>Side Yard - minimum 1 m on one side only.</text:p>
        <text:p text:style-name="P62"/>
        <text:p text:style-name="P62">60E.<text:tab/>Rear Yard - minimum 4.5 m.</text:p>
        <text:p text:style-name="P62">60F.<text:tab/>Minimum rear yard: <text:s/>7.5 m plus 50% of lot depth greater than 33.5 m.</text:p>
        <text:p text:style-name="P62"/>
        <text:p text:style-name="P1">60G.<text:tab/>The <text:span text:style-name="Strong_20_Emphasis"><text:span text:style-name="T32">main walls</text:span></text:span> shall be <text:span text:style-name="Strong_20_Emphasis"><text:span text:style-name="T32">setback</text:span></text:span>:</text:p>
        <text:p text:style-name="P1"/>
        <text:p text:style-name="P1"><text:tab/><text:tab/>(a)<text:tab/>minimum 1.0 metres from the east side <text:span text:style-name="Strong_20_Emphasis"><text:span text:style-name="T32">lot line</text:span></text:span>.</text:p>
        <text:p text:style-name="P1"/>
        <text:p text:style-name="P1"><text:tab/><text:tab/>(b)<text:tab/>minimum 8.9 metres from the rear <text:span text:style-name="Strong_20_Emphasis"><text:span text:style-name="T32">lot line</text:span></text:span>.</text:p>
        <text:p text:style-name="Standard"/>
        <text:p text:style-name="P62"/>
        <text:p text:style-name="P62"/>
        <text:p text:style-name="P261">FLOOR AREA</text:p>
        <text:p text:style-name="P62"/>
        <text:p text:style-name="P145"><text:span text:style-name="T1">61.<text:tab/>Minimum ground floor area 69 m</text:span><text:span text:style-name="T19">2</text:span><text:span text:style-name="T1"> for one-storey or split level dwelling. <text:s/>More than one-storey 46 m</text:span><text:span text:style-name="T19">2</text:span><text:span text:style-name="T1">.</text:span></text:p>
        <text:p text:style-name="P62"/>
        <text:p text:style-name="P145"><text:span text:style-name="T1">62.<text:tab/>Minimum ground floor area 74 m</text:span><text:span text:style-name="T19">2</text:span><text:span text:style-name="T1"> for one-storey or split level dwelling. <text:s/>More than one storey 55 m</text:span><text:span text:style-name="T19">2</text:span><text:span text:style-name="T1">.</text:span></text:p>
        <text:p text:style-name="P62"/>
        <text:p text:style-name="P145"><text:span text:style-name="T1">63.<text:tab/>Minimum ground floor area 88 m</text:span><text:span text:style-name="T19">2</text:span><text:span text:style-name="T1"> for one-storey or split level dwelling. <text:s/>More than one-storey 67 m</text:span><text:span text:style-name="T19">2</text:span><text:span text:style-name="T1">.</text:span></text:p>
        <text:p text:style-name="P62"/>
        <text:p text:style-name="P145"><text:span text:style-name="T1">64.<text:tab/>Minimum ground floor area 92 m</text:span><text:span text:style-name="T19">2</text:span><text:span text:style-name="T1"> for one-storey or split level dwelling. <text:s/>More than one-storey 60 m</text:span><text:span text:style-name="T19">2</text:span><text:span text:style-name="T1">.</text:span></text:p>
        <text:p text:style-name="P62"><text:soft-page-break/></text:p>
        <text:p text:style-name="P145"><text:span text:style-name="T1">65.<text:tab/>Minimum ground floor area 102 m</text:span><text:span text:style-name="T19">2</text:span><text:span text:style-name="T1">, for one-storey or split level dwelling. <text:s/>More than one-storey 65 m</text:span><text:span text:style-name="T19">2</text:span><text:span text:style-name="T1">.</text:span></text:p>
        <text:p text:style-name="P62"/>
        <text:p text:style-name="P145"><text:span text:style-name="T1">66.<text:tab/>Minimum ground floor area 111 m</text:span><text:span text:style-name="T30"></text:span><text:span text:style-name="T1"> for one-storey or split level dwelling. <text:s/>More than one-storey 69 m</text:span><text:span text:style-name="T19">2</text:span><text:span text:style-name="T1">.</text:span></text:p>
        <text:p text:style-name="P62"/>
        <text:p text:style-name="P145"><text:span text:style-name="T1">67.<text:tab/>Minimum ground floor area 120 m</text:span><text:span text:style-name="T30"></text:span><text:span text:style-name="T1"> for one-storey or split level dwelling. <text:s/>More than one-storey 74 m</text:span><text:span text:style-name="T19">2</text:span><text:span text:style-name="T1">.</text:span></text:p>
        <text:p text:style-name="P62"/>
        <text:p text:style-name="P21"><text:span text:style-name="T1">68.<text:tab/>Minimum floor area of 78 m</text:span><text:span text:style-name="T19">2</text:span><text:span text:style-name="T1">.</text:span></text:p>
        <text:p text:style-name="P62"/>
        <text:p text:style-name="P21"><text:span text:style-name="T1">69.<text:tab/>Minimum floor area of 83 m</text:span><text:span text:style-name="T19">2</text:span><text:span text:style-name="T1">.</text:span></text:p>
        <text:p text:style-name="P62"/>
      </text:section>
      <text:section text:style-name="Sect2" text:name="Section25">
        <text:p text:style-name="P145"><text:span text:style-name="T1">70.<text:tab/>Minimum </text:span><text:span text:style-name="T4">ground floor area</text:span><text:span text:style-name="T1"> 92.5 m</text:span><text:span text:style-name="T19">2</text:span><text:span text:style-name="T1"> per </text:span><text:span text:style-name="T4">dwelling unit</text:span><text:span text:style-name="T1"> for one </text:span><text:span text:style-name="T4">storey</text:span><text:span text:style-name="T1"> building. <text:s/>More than one </text:span><text:span text:style-name="T4">storey</text:span><text:span text:style-name="T1"> buildings shall be 46 m</text:span><text:span text:style-name="T19">2</text:span><text:span text:style-name="T1"> per </text:span><text:span text:style-name="T4">dwelling unit</text:span><text:span text:style-name="T1">.</text:span></text:p>
        <text:p text:style-name="P62"/>
        <text:p text:style-name="P62"/>
        <text:p text:style-name="P62">71.<text:tab/>All suite types permitted. <text:s/>Minimum floor area (inside dimensions):</text:p>
        <text:p text:style-name="P62"/>
        <text:p text:style-name="P402"><text:span text:style-name="T1">Bachelor<text:tab/><text:tab/><text:tab/>37 m</text:span><text:span text:style-name="T19">2</text:span></text:p>
        <text:p text:style-name="P402"><text:span text:style-name="T1">1-Bedroom<text:tab/><text:tab/><text:tab/>48 m</text:span><text:span text:style-name="T19">2</text:span></text:p>
        <text:p text:style-name="P402"><text:span text:style-name="T1">2-Bedroom<text:tab/><text:tab/><text:tab/>65 m</text:span><text:span text:style-name="T19">2</text:span></text:p>
        <text:p text:style-name="P62"/>
        <text:p text:style-name="P246"><text:span text:style-name="T1">(Minimum 9 m</text:span><text:span text:style-name="T19">2</text:span><text:span text:style-name="T1"> for each additional bedroom.)</text:span></text:p>
        <text:p text:style-name="P62"/>
        <text:p text:style-name="P145"><text:span text:style-name="T1">72.<text:tab/>Only bachelor and one bedroom permitted. <text:s/>Minimum floor area (inside dimensions), Bachelor 37 m</text:span><text:span text:style-name="T19">2</text:span><text:span text:style-name="T1">, one bedroom 48 m</text:span><text:span text:style-name="T19">2</text:span><text:span text:style-name="T1">.</text:span></text:p>
        <text:p text:style-name="P62"/>
        <text:p text:style-name="P145"><text:span text:style-name="T1">73.<text:tab/>Only two-bedroom and larger suites permitted. <text:s/>Minimum floor area: <text:s/>(inside dimensions) Two-bedroom 65 m</text:span><text:span text:style-name="T19">2</text:span><text:span text:style-name="T1">. <text:s/>(Minimum 9 m</text:span><text:span text:style-name="T19">2</text:span><text:span text:style-name="T1"> for each additional bedroom.)</text:span></text:p>
        <text:p text:style-name="P62"/>
        <text:p text:style-name="P145"><text:span text:style-name="T1">74.<text:tab/></text:span><text:span text:style-name="T4">Gross floor area</text:span><text:span text:style-name="T1"> of all buildings, minus the </text:span><text:span text:style-name="T4">gross floor area</text:span><text:span text:style-name="T1"> of </text:span><text:span text:style-name="T4">basements</text:span><text:span text:style-name="T1">, shall not exceed 22% of the lot area.</text:span></text:p>
        <text:p text:style-name="P145"><text:span text:style-name="T1">75.<text:tab/></text:span><text:span text:style-name="T4">Gross floor area</text:span><text:span text:style-name="T1"> of all buildings, minus the </text:span><text:span text:style-name="T4">gross floor area</text:span><text:span text:style-name="T1"> of </text:span><text:span text:style-name="T4">basements</text:span><text:span text:style-name="T1">, shall not exceed 33% of the lot area.</text:span></text:p>
        <text:p text:style-name="P62"/>
        <text:p text:style-name="P145"><text:span text:style-name="T1">76.<text:tab/></text:span><text:span text:style-name="T4">Gross floor area</text:span><text:span text:style-name="T1"> of all buildings, minus the </text:span><text:span text:style-name="T4">gross floor area</text:span><text:span text:style-name="T1"> of </text:span><text:span text:style-name="T4">basements</text:span><text:span text:style-name="T1">, shall not exceed 40% of the lot area.</text:span></text:p>
        <text:p text:style-name="P62"/>
        <text:p text:style-name="P145"><text:span text:style-name="T1">77.<text:tab/></text:span><text:span text:style-name="T4">Gross floor area</text:span><text:span text:style-name="T1"> of all buildings, minus the </text:span><text:span text:style-name="T4">gross floor area</text:span><text:span text:style-name="T1"> of </text:span><text:span text:style-name="T4">basements</text:span><text:span text:style-name="T1">, shall not exceed 70% of the lot area.</text:span></text:p>
        <text:p text:style-name="P62"/>
        <text:p text:style-name="P152">78.<text:tab/>Only bachelor, one-bedroom and two-bedroom suites permitted. <text:s/>Minimum floor area (inside dimensions):</text:p>
        <text:p text:style-name="P62"><text:soft-page-break/></text:p>
        <text:p text:style-name="P402"><text:span text:style-name="T1">Bachelor<text:tab/><text:tab/><text:tab/>37 m</text:span><text:span text:style-name="T19">2</text:span></text:p>
        <text:p text:style-name="P402"><text:span text:style-name="T1">1-Bedroom<text:tab/><text:tab/><text:tab/>48 m</text:span><text:span text:style-name="T19">2</text:span></text:p>
        <text:p text:style-name="P402"><text:span text:style-name="T1">2-Bedroom<text:tab/><text:tab/><text:tab/>65 m</text:span><text:span text:style-name="T19">2</text:span></text:p>
        <text:p text:style-name="P62"/>
        <text:p text:style-name="P21"><text:span text:style-name="T1">80A.<text:tab/>Minimum floor area of 92 m</text:span><text:span text:style-name="T19">2</text:span><text:span text:style-name="T1"> for one dwelling unit.</text:span></text:p>
        <text:p text:style-name="P152"/>
        <text:p text:style-name="P145"><text:span text:style-name="T1">80B.<text:tab/>Minimum </text:span><text:span text:style-name="T4">ground floor area</text:span><text:span text:style-name="T1"> 102 m</text:span><text:span text:style-name="T19">2</text:span><text:span text:style-name="T1"> per </text:span><text:span text:style-name="T4">dwelling unit</text:span><text:span text:style-name="T1"> for one </text:span><text:span text:style-name="T4">storey</text:span><text:span text:style-name="T1"> buildings; more than one </text:span><text:span text:style-name="T4">storey</text:span><text:span text:style-name="T1"> buildings shall be 55.5 m</text:span><text:span text:style-name="T19">2</text:span><text:span text:style-name="T1"> per </text:span><text:span text:style-name="T4">dwelling unit</text:span><text:span text:style-name="T1">. <text:s/></text:span><text:span text:style-name="T4">Split level dwellings</text:span><text:span text:style-name="T1"> may be erected either with a minimum </text:span><text:span text:style-name="T4">ground floor area</text:span><text:span text:style-name="T1"> of 102 m</text:span><text:span text:style-name="T19">2</text:span><text:span text:style-name="T1"> per </text:span><text:span text:style-name="T4">dwelling unit</text:span><text:span text:style-name="T1"> or minimum </text:span><text:span text:style-name="T4">floor area</text:span><text:span text:style-name="T1"> of 117.5 m</text:span><text:span text:style-name="T19">2</text:span><text:span text:style-name="T1"> per </text:span><text:span text:style-name="T4">dwelling unit</text:span><text:span text:style-name="T1">.</text:span></text:p>
        <text:p text:style-name="P62"/>
        <text:p text:style-name="P62">80C.<text:tab/>Ground Floor Area of all buildings shall not exceed 40% of the lot area.</text:p>
        <text:p text:style-name="P62"/>
        <text:p text:style-name="P145"><text:span text:style-name="T1">80D.<text:tab/>Minimum Ground Floor Area 92 m</text:span><text:span text:style-name="T19">2</text:span><text:span text:style-name="T1"> for bungalows, 46 m</text:span><text:span text:style-name="T19">2</text:span><text:span text:style-name="T1"> for two-storey dwellings. <text:s/>Split level dwellings may be erected either with a minimum ground floor area of 92 m</text:span><text:span text:style-name="T19">2</text:span><text:span text:style-name="T1"> or minimum floor area of 106 m</text:span><text:span text:style-name="T19">2</text:span><text:span text:style-name="T1"> (inside dimensions).</text:span></text:p>
        <text:p text:style-name="P62"/>
        <text:p text:style-name="P62">80E.<text:tab/>Maximum building coverage 30% of the lot area.</text:p>
        <text:p text:style-name="P62"/>
        <text:p text:style-name="P21"><text:span text:style-name="T1">80F.<text:tab/>For a 3-bedroom unit, the </text:span><text:span text:style-name="T4">gross floor area</text:span><text:span text:style-name="T1"> shall not be less than 111 m</text:span><text:span text:style-name="T19">2</text:span><text:span text:style-name="T1">.</text:span></text:p>
        <text:p text:style-name="P62"/>
        <text:p text:style-name="P145"><text:span text:style-name="T1">80G.<text:tab/>Minimum ground floor area for a one-storey dwelling shall be 120 m</text:span><text:span text:style-name="T19">2</text:span><text:span text:style-name="T1"> and minimum 74 m</text:span><text:span text:style-name="T19">2</text:span><text:span text:style-name="T1"> for a two-storey dwelling. <text:s/>Split level dwelling may be erected either with a minimum ground floor area of 120 m</text:span><text:span text:style-name="T19">2</text:span><text:span text:style-name="T1"> or a minimum floor area of 139 m</text:span><text:span text:style-name="T19">2</text:span><text:span text:style-name="T1">.</text:span></text:p>
        <text:p text:style-name="P62"/>
        <text:p text:style-name="P152">80H.<text:tab/>Only Bachelor and one-bedroom units shall be permitted with the following minimum inside floor areas:</text:p>
        <text:p text:style-name="P62"/>
        <text:p text:style-name="P402"><text:span text:style-name="T1">Bachelor<text:tab/><text:tab/><text:tab/><text:tab/><text:tab/>37 m</text:span><text:span text:style-name="T19">2</text:span></text:p>
        <text:p text:style-name="P402"><text:span text:style-name="T1">One-bedroom<text:tab/><text:tab/><text:tab/><text:tab/>41 m</text:span><text:span text:style-name="T19">2</text:span></text:p>
        <text:p text:style-name="P62"/>
        <text:p text:style-name="P62">80J.<text:tab/>Maximum building coverage shall not exceed 18% of the lot area.</text:p>
        <text:p text:style-name="P62"/>
        <text:p text:style-name="P62">80L.<text:tab/>Maximum total floor area per dwelling unit shall be as follows:</text:p>
        <text:p text:style-name="P62"/>
        <text:p text:style-name="P274"><text:span text:style-name="T2">Lot Size</text:span><text:span text:style-name="T1"><text:tab/><text:tab/><text:tab/><text:tab/><text:tab/><text:tab/><text:tab/></text:span><text:span text:style-name="T2">Floor Area</text:span></text:p>
        <text:p text:style-name="P62"/>
        <text:p text:style-name="P246"><text:span text:style-name="T1">For lots less than 408 m</text:span><text:span text:style-name="T19">2</text:span><text:span text:style-name="T1"><text:tab/><text:tab/><text:tab/>Maximum 0.45 x lot area to maximum of 163 m</text:span><text:span text:style-name="T19">2</text:span></text:p>
        <text:p text:style-name="P246"><text:span text:style-name="T1">For lots 408 m</text:span><text:span text:style-name="T30"></text:span><text:span text:style-name="T1"> - 697 m</text:span><text:span text:style-name="T19">2</text:span><text:span text:style-name="T1"><text:tab/><text:tab/><text:tab/>Maximum 0.4 x lot area to maximum of 232 m</text:span><text:span text:style-name="T19">2</text:span></text:p>
        <text:p text:style-name="P422"><text:span text:style-name="T1">For lots more than 697 m</text:span><text:span text:style-name="T19">2</text:span><text:span text:style-name="T1"><text:tab/><text:tab/><text:tab/>Maximum 0.33 x lot area</text:span></text:p>
        <text:p text:style-name="P62"/>
        <text:p text:style-name="P21"><text:span text:style-name="T1">80M.<text:tab/>The following unit types are permitted:</text:span></text:p>
        <text:p text:style-name="P62"/>
        <text:p text:style-name="P274"><text:span text:style-name="T2">Unit Type</text:span><text:span text:style-name="T1"><text:tab/><text:tab/><text:tab/><text:tab/><text:tab/><text:tab/><text:tab/></text:span><text:span text:style-name="T2">Floor Area</text:span></text:p>
        <text:p text:style-name="P63"><text:soft-page-break/></text:p>
        <text:p text:style-name="P275"><text:span text:style-name="T1">1 Bedroom<text:tab/><text:tab/><text:tab/><text:tab/><text:tab/>Minimum 48 m</text:span><text:span text:style-name="T19">2</text:span></text:p>
        <text:p text:style-name="P275"><text:span text:style-name="T1">2 Bedroom<text:tab/><text:tab/><text:tab/><text:tab/><text:tab/>Minimum 72 m</text:span><text:span text:style-name="T19">2</text:span></text:p>
        <text:p text:style-name="P275"><text:span text:style-name="T1">3 Bedroom<text:tab/><text:tab/><text:tab/><text:tab/><text:tab/>Minimum 91 m</text:span><text:span text:style-name="T19">2</text:span></text:p>
        <text:p text:style-name="P63"/>
        <text:p text:style-name="P63">80N.<text:tab/>Maximum floor area per dwelling unit: <text:s/>0.4 x lot area.</text:p>
        <text:p text:style-name="P63"/>
        <text:p text:style-name="P63"/>
        <text:p text:style-name="P63"/>
        <text:p text:style-name="P63"/>
        <text:p text:style-name="P262">MISCELLANEOUS</text:p>
        <text:p text:style-name="P63"/>
        <text:p text:style-name="P63">81.<text:tab/>Maximum 50% of ground floor or first floor area to be utilized for dwelling units.</text:p>
        <text:p text:style-name="P63"/>
        <text:p text:style-name="P22"><text:span text:style-name="T1">82.<text:tab/>Minimum 92 m</text:span><text:span text:style-name="T19">2</text:span><text:span text:style-name="T1"> of ground floor to be utilized as a recreation room.</text:span></text:p>
        <text:p text:style-name="P63"/>
        <text:p text:style-name="P63">83.<text:tab/>Balconies to be provided on 60% of the dwelling units.</text:p>
        <text:p text:style-name="P63"/>
        <text:p text:style-name="P63">84.<text:tab/>Maximum height six storeys.</text:p>
        <text:p text:style-name="P63"/>
        <text:p text:style-name="P63">85.<text:tab/>3 m wide strip abutting "S" zone to be used for landscaping purposes only.</text:p>
        <text:p text:style-name="P63"/>
        <text:p text:style-name="P63">86.<text:tab/>Rear yard setback at least 3 m.</text:p>
        <text:p text:style-name="P63"/>
        <text:p text:style-name="P63">87.<text:tab/>Rear yard setback at least 7.5 m.</text:p>
        <text:p text:style-name="P63"/>
        <text:p text:style-name="P63">88.<text:tab/>Rear yard setback at least 13.5 m.</text:p>
        <text:p text:style-name="P63"/>
        <text:p text:style-name="P63">89.<text:tab/>Minimum 1.5 m buffer strip for landscaping purposes only.</text:p>
        <text:p text:style-name="P63"/>
        <text:p text:style-name="P153">90.<text:tab/>Repealed by By-law Number 25268.</text:p>
        <text:p text:style-name="P63"/>
        <text:p text:style-name="P63">91.<text:tab/>Minimum rear and side yard 7.5 m.</text:p>
        <text:p text:style-name="P63"/>
        <text:p text:style-name="P63">92.<text:tab/>The easterly 1.5 m to be used for landscaping purposes only.</text:p>
        <text:p text:style-name="P63"/>
        <text:p text:style-name="P63">93.<text:tab/>Extent of major open space (0) is within 76 m of the top of bluff.</text:p>
        <text:p text:style-name="P63"/>
      </text:section>
      <text:section text:style-name="Sect2" text:name="Section26">
        <text:p text:style-name="P63">94.<text:tab/>Basement of buildings to be minimum 3.6 m above the invert of the creek.</text:p>
        <text:p text:style-name="P63"/>
        <text:p text:style-name="P153">95.<text:tab/>Extent of major open space '0' to be all land having an elevation of 3.6 m or less above the invert of the creek.</text:p>
        <text:p text:style-name="P63"/>
        <text:p text:style-name="P146"><text:span text:style-name="T1">96.<text:tab/>Recreation room to be provided in each Apartment building to have minimum 46 m</text:span><text:span text:style-name="T19">2</text:span><text:span text:style-name="T1"> plus 0.9 m</text:span><text:span text:style-name="T19">2</text:span><text:span text:style-name="T1"> for each additional suite in excess of 50, up to a maximum of 93 m</text:span><text:span text:style-name="T19">2</text:span><text:span text:style-name="T1"> in one room. </text:span><text:soft-page-break/><text:span text:style-name="T1">Where total requirements of all Apartments in the building exceed 93 m</text:span><text:span text:style-name="T19">2</text:span><text:span text:style-name="T1">, said requirements shall be provided in two or more rooms each having not less than 46 m</text:span><text:span text:style-name="T19">2</text:span><text:span text:style-name="T1"> floor area.</text:span></text:p>
        <text:p text:style-name="P63"/>
        <text:p text:style-name="P63">97.<text:tab/>Minimum 125% parking, i.e., five car parking spaces per four dwelling units.</text:p>
        <text:p text:style-name="P63"/>
        <text:p text:style-name="P63"/>
        <text:p text:style-name="P146"><text:span text:style-name="T1">98.<text:tab/>Notwithstanding Clause VI, </text:span><text:span text:style-name="T4">PROVISIONS FOR ALL ZONES</text:span><text:span text:style-name="T1">, Sub-Clause 5, </text:span><text:span text:style-name="T4">LANDSCAPE REQUIREMENTS</text:span><text:span text:style-name="T1">, the 1.5 m strip abutting "S" or "T" zones may be used for a purpose other than landscaping.</text:span></text:p>
        <text:p text:style-name="P63"/>
        <text:p text:style-name="P22"><text:span text:style-name="T1">99.<text:tab/>Maximum 7 </text:span><text:span text:style-name="T4">dwelling units</text:span><text:span text:style-name="T1"> which shall be located on the second storey.</text:span></text:p>
        <text:p text:style-name="P63"/>
        <text:p text:style-name="P22"><text:span text:style-name="T1">100.<text:tab/>A maximum of 2 </text:span><text:span text:style-name="T4">dwelling units</text:span><text:span text:style-name="T1"> may be permitted.</text:span></text:p>
        <text:p text:style-name="P63"/>
        <text:p text:style-name="P22"><text:span text:style-name="T1">101.<text:tab/>Maximum height 3 storeys for </text:span><text:span text:style-name="T4">street townhouse dwellings</text:span><text:span text:style-name="T1">.</text:span></text:p>
        <text:p text:style-name="P63"/>
        <text:p text:style-name="P22"><text:span text:style-name="T1">102.<text:tab/>Maximum 16 </text:span><text:span text:style-name="T4">dwelling units</text:span><text:span text:style-name="T1"> shall be located on the second and third floor.</text:span></text:p>
        <text:p text:style-name="P63"/>
        <text:p text:style-name="P22"><text:span text:style-name="T1">103.<text:tab/>An attached garage shall be erected with each </text:span><text:span text:style-name="T4">dwelling unit.</text:span></text:p>
        <text:p text:style-name="P63"/>
        <text:p text:style-name="P153">104.<text:tab/>Attached and detached garages may be erected not less than 300 mm from the side lot line, provided the said structure is at least 1.5 m from the structure or dwelling on the adjoining lot.</text:p>
        <text:p text:style-name="P63"/>
        <text:p text:style-name="P63">105.<text:tab/>No building or structure shall be erected less than:</text:p>
        <text:p text:style-name="P63"/>
        <text:p text:style-name="P254">(a)<text:tab/>36 m from the centre line of Kingston Road;</text:p>
        <text:p text:style-name="P254">(b)<text:tab/>7.5 m from any other street line.<text:tab/></text:p>
        <text:p text:style-name="P63"/>
        <text:p text:style-name="P153">106.<text:tab/>Notwithstanding anything contained in this By-law, buildings or structures used for refuse storage purposes shall be permitted in front or flankage yards with a minimum distance of not less than 1.5 m from the street line. <text:s/>The said buildings or structures to be used for refuse storage purposes to be enclosed by at least four walls and a roof.</text:p>
        <text:p text:style-name="P63"/>
        <text:p text:style-name="P153">107.<text:tab/>Minimum 125% off-street parking to be provided (i.e. five parking spaces per four dwelling units). <text:s/>Minimum of 75% of the total parking spaces to be underground or enclosed. <text:s/>One of every five parking spaces to be provided on the surface for visitors' parking only.</text:p>
        <text:p text:style-name="P63"/>
        <text:p text:style-name="P63">108.<text:tab/>Minimum 50% of the lot area to be used for no other purpose than landscaping.</text:p>
        <text:p text:style-name="P63"/>
        <text:p text:style-name="P22"><text:span text:style-name="T1">109.<text:tab/>Maximum height of 3 </text:span><text:span text:style-name="T4">storeys</text:span><text:span text:style-name="T1"> not including parking levels and rooftop architectural <text:tab/>features.</text:span></text:p>
        <text:p text:style-name="P63"/>
        <text:p text:style-name="P153"><text:soft-page-break/>110.<text:tab/>Minimum building setback 12 m from the northerly lot line abutting the proposed Scarborough Expressway.</text:p>
        <text:p text:style-name="P63"/>
        <text:p text:style-name="P153">111.<text:tab/>Underground parking structures may be permitted in all yards but the said structures shall be distant from a street line not less than a measurement equivalent to the full depth of the underground structure measured from the floor of the structure to the grade at the street line and in no case shall an underground structure be less than 3 m from the street line.</text:p>
        <text:p text:style-name="P63"/>
        <text:p text:style-name="P63">112.<text:tab/>Maximum building height 8 m (grade to top of roof) at the front wall elevation.</text:p>
        <text:p text:style-name="P63"/>
        <text:p text:style-name="P146"><text:span text:style-name="T1">113.<text:tab/>A minimum number of parking spaces equivalent to 100% of all the </text:span><text:span text:style-name="T4">dwelling units</text:span><text:span text:style-name="T1"> shall be provided for residents completely underground or in garages attached to each and every </text:span><text:span text:style-name="T4">dwelling unit</text:span><text:span text:style-name="T1">. <text:s/>A minimum number of parking spaces equivalent to 25% of all the </text:span><text:span text:style-name="T4">dwelling units</text:span><text:span text:style-name="T1"> shall be provided for visitors on the surface.</text:span></text:p>
        <text:p text:style-name="P63"/>
        <text:p text:style-name="P63">113A<text:tab/>Apartment buildings two storeys and over shall be provided with a mechanical elevator.</text:p>
        <text:p text:style-name="P63"/>
        <text:p text:style-name="P146"><text:span text:style-name="T1">114.<text:tab/>A minimum of 9000 cm</text:span><text:span text:style-name="T19">2</text:span><text:span text:style-name="T1"> per suite shall be provided for a common or recreation room on the site.</text:span></text:p>
        <text:p text:style-name="P63"/>
        <text:p text:style-name="P63">115.<text:tab/>A minimum of 60% of the site shall be used for no other purpose than landscaping.</text:p>
        <text:p text:style-name="P63"/>
        <text:p text:style-name="P63"/>
        <text:p text:style-name="P153">116.<text:tab/>A minimum number of off-street parking spaces equivalent to 25% of all the dwelling units shall be provided on the site, of which a minimum one-fifth shall be provided for visitors' parking on the surface.</text:p>
        <text:p text:style-name="P63"/>
        <text:p text:style-name="P153">117.<text:tab/>A garage may be erected along a line through the common wall between semi-detached dwelling units but otherwise shall be setback a minimum of 300 mm from the side lot line.</text:p>
        <text:p text:style-name="P63"/>
      </text:section>
      <text:section text:style-name="Sect2" text:name="Section27">
        <text:p text:style-name="P153">118.<text:tab/>For "NC", "CC" and "HC" Zones, underground structures shall be set back from streets in accordance with the main wall building setbacks applying within such Zones. <text:s/>For all other zones, underground structures shall be setback from the street line a minimum distance equivalent to its full depth measured from its floor to the grade at the street line but not less than 3 m.</text:p>
        <text:p text:style-name="P63"/>
        <text:p text:style-name="P153">119.<text:tab/>A garage, with minimum inside dimensions of 2.7 m by 5.7 m, shall be attached to each dwelling unit .</text:p>
        <text:p text:style-name="P63"/>
        <text:p text:style-name="P153">120.<text:tab/>Ground Floor Area of all buildings shall not exceed 50% of the lot area.</text:p>
        <text:p text:style-name="P63"/>
        <text:p text:style-name="P63">121.<text:tab/>A garage to be erected with each dwelling unit.</text:p>
        <text:p text:style-name="P63"/>
        <text:p text:style-name="P63"><text:soft-page-break/>122.<text:tab/>The gross floor area of all Office Uses shall not exceed 100% of the lot area.</text:p>
        <text:p text:style-name="P63"/>
        <text:p text:style-name="P63"/>
        <text:p text:style-name="P153">123.<text:tab/>A garage (inside dimensions minimum 2.7 m by 5.7 m) shall be erected with each dwelling unit.</text:p>
        <text:p text:style-name="P63"/>
        <text:p text:style-name="P63">124.<text:tab/>Maximum building height not to exceed 22.5 m.</text:p>
        <text:p text:style-name="P63"/>
        <text:p text:style-name="P153">125.<text:tab/>Maximum building height permitted by the By-law shall not prevent the construction or maintenance on the roof of the building of mechanical enclosures.</text:p>
        <text:p text:style-name="P63"/>
        <text:p text:style-name="P22"><text:span text:style-name="T1">126.<text:tab/>Minimum of 1 m</text:span><text:span text:style-name="T19">2</text:span><text:span text:style-name="T1"> of enclosed recreation floor area to be provided for each dwelling unit.</text:span></text:p>
        <text:p text:style-name="P63"/>
        <text:p text:style-name="P63">127.<text:tab/>Maximum height: <text:s/>9 m.</text:p>
        <text:p text:style-name="P63"/>
        <text:p text:style-name="P63">128.<text:tab/>Maximum number of storeys excluding basements: <text:s/>2 storeys.</text:p>
        <text:p text:style-name="P63"/>
        <text:p text:style-name="P63">129.<text:tab/>Maximum height: <text:s/>10.5 m.</text:p>
        <text:p text:style-name="P63"/>
        <text:p text:style-name="P63">130.<text:tab/>Maximum basement height: <text:s/>1 m.</text:p>
        <text:p text:style-name="P63"/>
        <text:p text:style-name="P63"/>
        <text:p text:style-name="P153">131.<text:tab/>The provisions of this By-law shall apply collectively to this property notwithstanding its division into two or more parcels.</text:p>
        <text:p text:style-name="P63"/>
        <text:p text:style-name="P146"><text:span text:style-name="T1">132.<text:tab/></text:span><text:span text:style-name="T4">CLAUSE VI – PROVISIONS FOR ALL ZONES</text:span><text:span text:style-name="T1"> No. 5 </text:span><text:span text:style-name="T3">Landscaping Requirements</text:span><text:span text:style-name="T1"> shall not apply.</text:span></text:p>
        <text:p text:style-name="P63"/>
        <text:list xml:id="list1558011603" text:style-name="WW8Num33">
          <text:list-item>
            <text:p text:style-name="P23"><text:span text:style-name="T1">Maximum building </text:span><text:span text:style-name="T4">height</text:span><text:span text:style-name="T1"> 13 metres.</text:span></text:p>
          </text:list-item>
        </text:list>
        <text:p text:style-name="P63"/>
        <text:list xml:id="list145014553678784" text:continue-numbering="true" text:style-name="WW8Num33">
          <text:list-item>
            <text:p text:style-name="P65">The southerly 1.5 metres to be used for landscaping purposes only.</text:p>
          </text:list-item>
        </text:list>
        <text:p text:style-name="P64"/>
        <text:list xml:id="list145015356118424" text:continue-numbering="true" text:style-name="WW8Num33">
          <text:list-item>
            <text:p text:style-name="P65">The easterly 1.2 metres to be used for landscaping purposes only.</text:p>
          </text:list-item>
        </text:list>
        <text:p text:style-name="P64"/>
        <text:list xml:id="list145013829928645" text:continue-numbering="true" text:style-name="WW8Num33">
          <text:list-item>
            <text:p text:style-name="P65">The northerly and easterly 1.2 m to be used for landscaping purposes only.</text:p>
          </text:list-item>
        </text:list>
        <text:p text:style-name="P64"/>
        <text:list xml:id="list145014478993650" text:continue-numbering="true" text:style-name="WW8Num33">
          <text:list-item>
            <text:p text:style-name="P65">Maximum height of 9 metres and 2 storeys excluding basements.</text:p>
          </text:list-item>
        </text:list>
        <text:p text:style-name="P64"/>
        <text:list xml:id="list145014171319216" text:continue-numbering="true" text:style-name="WW8Num33">
          <text:list-item>
            <text:p text:style-name="P11"><text:span text:style-name="T28">Maximum 3 </text:span><text:span text:style-name="T27">storeys</text:span><text:span text:style-name="T28">, excluding </text:span><text:span text:style-name="T27">basements</text:span><text:span text:style-name="T28">, to a maximum of 12.5 m in </text:span><text:span text:style-name="T27">height</text:span><text:span text:style-name="T28">.</text:span></text:p>
          </text:list-item>
        </text:list>
        <text:p text:style-name="P526"/>
        <text:list xml:id="list145014915597046" text:continue-numbering="true" text:style-name="WW8Num33">
          <text:list-item>
            <text:p text:style-name="P11"><text:span text:style-name="T28">Maximum 3 </text:span><text:span text:style-name="T27">storeys</text:span><text:span text:style-name="T28">, excluding </text:span><text:span text:style-name="T27">basements</text:span><text:span text:style-name="T28">, to a maximum of 10.5 m in </text:span><text:span text:style-name="T27">height</text:span><text:span text:style-name="T28">.</text:span></text:p>
          </text:list-item>
        </text:list>
        <text:p text:style-name="P525"/>
        <text:p text:style-name="P116"/>
        <text:p text:style-name="P526"/>
        <text:list xml:id="list145014011213640" text:continue-numbering="true" text:style-name="WW8Num33">
          <text:list-item>
            <text:p text:style-name="P117"><text:soft-page-break/>No person shall use any land or erect or use any building or structure unless the following municipal services are provided to the lot line and the following provisions are complied with:</text:p>
          </text:list-item>
        </text:list>
        <text:p text:style-name="P526"/>
        <text:list xml:id="list3075441795" text:style-name="WW8Num23">
          <text:list-item>
            <text:p text:style-name="P428"><text:span text:style-name="T28">All new public roads have been constructed to a minimum of base curb and base asphalt and are connected to an existing public highway; and</text:span></text:p>
          </text:list-item>
        </text:list>
        <text:p text:style-name="P116"/>
        <text:p text:style-name="P429"><text:span text:style-name="T28">(b)<text:tab/>All water mains and sanitary sewers, and appropriate appurtenances, have been installed and are operational.</text:span></text:p>
        <text:p text:style-name="P432"/>
        <text:p text:style-name="P12"><text:span text:style-name="T28">141. <text:tab/>Minimum building </text:span><text:span text:style-name="T27">setback </text:span><text:span text:style-name="T28">of 5.6 m from the private street line, other than end </text:span><text:span text:style-name="T27"><text:tab/>townhouse </text:span><text:span text:style-name="T28">units.</text:span></text:p>
        <text:p text:style-name="P64"/>
        <text:p text:style-name="P147">142.<text:tab/><text:span text:style-name="T1">N</text:span>o person shall use any land or erect or use any building or structure unless the following municipal services are provided to the lot line and the following provisions are complied with:</text:p>
        <text:p text:style-name="P173"/>
        <text:p text:style-name="P174">(i)<text:tab/>all new public roads have been constructed to a minimum of base curb and base asphalt and are connected to an existing public highway, and</text:p>
        <text:p text:style-name="No_20_Spacing"/>
        <text:p text:style-name="P174"/>
        <text:p text:style-name="P175">(ii)<text:tab/>all water mains and sanitary sewers, and appropriate appurtenances, have been installed and are operational.</text:p>
        <text:p text:style-name="P64"><text:tab/></text:p>
        <text:p text:style-name="P64"/>
        <text:p text:style-name="P1">143.<text:tab/>Maximum lot coverage, excluding terraces over parking spaces is 70 percent.</text:p>
        <text:p text:style-name="P1"/>
        <text:p text:style-name="P144">144.<text:tab/>Notwithstanding, the definition of <text:span text:style-name="Strong_20_Emphasis"><text:span text:style-name="T32">Main Wall</text:span></text:span> in <text:span text:style-name="Strong_20_Emphasis"><text:span text:style-name="T32">Clause V – Definitions</text:span></text:span>, <text:tab/>the following projections and their supporting structural members shall not be considered part of the <text:span text:style-name="Strong_20_Emphasis"><text:span text:style-name="T32">main wall</text:span></text:span>, except that no such projection shall extend into a public street:</text:p>
        <text:p text:style-name="P1"/>
        <text:p text:style-name="P167">i)<text:tab/>porches, exterior steps or ramps, screen wall, railings, sill or other similar architectural feature may be located 0.0 metres to the west side lot line.</text:p>
        <text:p text:style-name="P1"/>
        <text:p text:style-name="P167">ii)<text:tab/>terraces, planters and privacy screens located at the second storey <text:s/>may encroach into the required <text:span text:style-name="Strong_20_Emphasis"><text:span text:style-name="T32">rear yard</text:span></text:span> setback a maximum of 4.0 metres.</text:p>
        <text:p text:style-name="P1"/>
        <text:p text:style-name="P144">145.<text:tab/>The northerly 1.5 metres shall be used for landscaping purposes only, and the main wall of the mechanical/electrical room may be located 5.0 metres from the rear <text:span text:style-name="Strong_20_Emphasis"><text:span text:style-name="T32">lot line</text:span></text:span>.</text:p>
        <text:p text:style-name="P1"/>
        <text:p text:style-name="P1"/>
        <text:p text:style-name="P1">146.<text:tab/><text:span text:style-name="Strong_20_Emphasis"><text:span text:style-name="T32">CLAUSE VI – PROVISIONS FOR ALL ZONES, Section 14</text:span></text:span> "Lands Not Covered by <text:tab/>Buildings", shall not apply.</text:p>
        <text:p text:style-name="P64"/>
        <text:p text:style-name="P262"/>
        <text:p text:style-name="P262"><text:soft-page-break/>BUILDING SETBACK FROM LOT LINES</text:p>
        <text:p text:style-name="P63"/>
        <text:p text:style-name="P153">201.<text:tab/>All buildings shall be setback a minimum of 3 m from the street line except that the main wall containing the vehicular access shall be setback a minimum of 6 m.</text:p>
        <text:p text:style-name="P63"/>
      </text:section>
      <text:section text:style-name="Sect2" text:name="Section28">
        <text:p text:style-name="P63">202.<text:tab/>Minimum half of the height of the building from the southerly lot line.</text:p>
        <text:p text:style-name="P63"/>
        <text:p text:style-name="P63">203.<text:tab/>Minimum 6 m from the northerly lot line.</text:p>
        <text:p text:style-name="P63"/>
        <text:p text:style-name="P63">204.<text:tab/>Minimum front yard setback 30 m from the streetline.</text:p>
        <text:p text:style-name="P63"/>
        <text:p text:style-name="P63">205.<text:tab/>Minimum side yard setback 3 m from each side.</text:p>
        <text:p text:style-name="P63"/>
        <text:p text:style-name="P63">206.<text:tab/>Minimum side yard on west side only: <text:s/>1.5 m.</text:p>
        <text:p text:style-name="P63"/>
        <text:p text:style-name="P63">207.<text:tab/>Minimum rear yard: <text:s/>21 m.</text:p>
        <text:p text:style-name="P63"/>
        <text:p text:style-name="P146"><text:span text:style-name="T1">208.<text:tab/>Minimum side yard setback 1.2 m on one side and 0.6 m on the other side for </text:span><text:span text:style-name="T4">single-family dwellings</text:span><text:span text:style-name="T1">.</text:span></text:p>
        <text:p text:style-name="P63"/>
        <text:p text:style-name="P146"><text:span text:style-name="T1">209.<text:tab/>Minimum side yard setback 1.2 m for </text:span><text:span text:style-name="T4">two-family dwellings</text:span><text:span text:style-name="T1"> and </text:span><text:span text:style-name="T4">street townhouse dwellings</text:span><text:span text:style-name="T1">.</text:span></text:p>
        <text:p text:style-name="P153"/>
        <text:p text:style-name="P146"><text:span text:style-name="T1">210.<text:tab/>Minimum setback for a </text:span><text:span text:style-name="T4">dwelling unit</text:span><text:span text:style-name="T1"> 30 m from a </text:span><text:span text:style-name="T4">Railway Corridor Zone (RWY)</text:span><text:span text:style-name="T1">.</text:span></text:p>
        <text:p text:style-name="P63"/>
        <text:p text:style-name="P63">211.<text:tab/>Minimum 5 m from the southerly side lot line.</text:p>
        <text:p text:style-name="P63"/>
        <text:p text:style-name="P63"/>
        <text:p text:style-name="P144"><text:span text:style-name="T1">213.<text:tab/>Minimum side yard setback of 1.2 m on one side and 0 m for the common lot line shared by dwelling units for </text:span><text:span text:style-name="T4">two-family dwellings</text:span><text:span text:style-name="T1">.</text:span></text:p>
        <text:p text:style-name="P63"/>
        <text:p text:style-name="P12"><text:span text:style-name="T28">214. <text:tab/>Minimum building </text:span><text:span text:style-name="T27">setback </text:span><text:span text:style-name="T28">of 1.0 m from the west lot line and 1.1 m from the east lot <text:tab/>line.</text:span></text:p>
        <text:p text:style-name="P116"/>
        <text:p text:style-name="P12"><text:span text:style-name="T28">215. <text:tab/>Minimum building </text:span><text:span text:style-name="T27">setback </text:span><text:span text:style-name="T28">of 7.5 m from the west and east lot lines.</text:span></text:p>
        <text:p text:style-name="P116"/>
        <text:p text:style-name="P22"><text:span text:style-name="T28">216. <text:tab/>Minimum building </text:span><text:span text:style-name="T27">setback </text:span><text:span text:style-name="T28">of 6.8 m from the south lot line.</text:span></text:p>
        <text:p text:style-name="P119"/>
        <text:p text:style-name="P437">217.<text:tab/>Notwithstanding the definition of <text:span text:style-name="T7">Front Lot Line</text:span> in <text:span text:style-name="T7">CLAUSE V – INTERPRETATION</text:span>, <text:span text:style-name="T7">SECTION (f), Definitions</text:span>, the <text:span text:style-name="T7">front lot line</text:span> shall be deemed the <text:span text:style-name="T7">lot line</text:span> coincident with Kingston Road as shown on Schedule '1' of By-law 268-2018.</text:p>
        <text:p text:style-name="P336"/>
        <text:p text:style-name="P437">218.<text:tab/>Minimum building <text:span text:style-name="T7">setbacks</text:span> shall comply with those shown on Schedule '2' of By-law 268-2018.</text:p>
        <text:p text:style-name="P437"><text:soft-page-break/></text:p>
        <text:p text:style-name="P438">219.<text:tab/>Notwithstanding Performance Standard 218, the following building elements may extend into the required <text:span text:style-name="T7">building setback</text:span> shown on Schedule '2' as follows:</text:p>
        <text:p text:style-name="P438"/>
        <text:list xml:id="list3203308652" text:style-name="WW8Num27">
          <text:list-item>
            <text:p text:style-name="P25">stairs;</text:p>
          </text:list-item>
        </text:list>
        <text:p text:style-name="P24"/>
        <text:list xml:id="list145015260669337" text:continue-numbering="true" text:style-name="WW8Num27">
          <text:list-item>
            <text:p text:style-name="P450"><text:span text:style-name="T34">eaves, building cornices, light fixtures, ornamental and architectural elements, pilasters, parapets, trellises, window sills, window box, bay window or projecting window, landscape and public art features, window washing equipment, lightning rods a maximum of 0.3 metres; and</text:span></text:p>
          </text:list-item>
        </text:list>
        <text:p text:style-name="List_20_Paragraph"/>
        <text:list xml:id="list145014060849600" text:continue-numbering="true" text:style-name="WW8Num27">
          <text:list-item>
            <text:p text:style-name="P450">porches a maximum of 2.5 metres.</text:p>
          </text:list-item>
        </text:list>
        <text:p text:style-name="P438"/>
        <text:p text:style-name="P438">220.<text:tab/>Notwithstanding Performance Standard 227, the following building elements may extend above the permitted heights shown on Schedule '2' as follows:</text:p>
        <text:p text:style-name="P438"/>
        <text:p text:style-name="P337"><text:tab/>(a)<text:tab/>e<text:span text:style-name="T34">aves, building cornices, light fixtures, ornamental and architectural elements, parapets, trellises, landscape and public art features, window washing equipment, lightning rods, stair overruns a vertical distance not exceeding 3 metres; and </text:span></text:p>
        <text:p text:style-name="P339"/>
        <text:p text:style-name="P339"><text:tab/>(b)<text:tab/>mechanical and ventilation equipment and related enclosures a vertical distance not exceeding 5 metres.</text:p>
        <text:p text:style-name="P121"/>
        <text:p text:style-name="P438"><text:span text:style-name="T34">221.<text:tab/>No part of a </text:span><text:span text:style-name="T36">building</text:span><text:span text:style-name="T34"> on a </text:span><text:span text:style-name="T36">lot </text:span><text:span text:style-name="T34">may penetrate a 45 degree </text:span><text:span text:style-name="T36">angular plane</text:span><text:span text:style-name="T34"> projected along the entire required </text:span><text:span text:style-name="T36">rear yard setback</text:span><text:span text:style-name="T34">, starting at a height of 10.5 metres above the average elevation of the ground along the </text:span><text:span text:style-name="T36">lot line </text:span><text:span text:style-name="T37">opposite Kingston Road.</text:span></text:p>
        <text:p text:style-name="P440"/>
        <text:p text:style-name="P438"><text:span text:style-name="T37">222.<text:tab/>Notwithstanding Performance Standards 218 and 221, the following building elements or structures may project into an </text:span><text:span text:style-name="T36">angular plane</text:span><text:span text:style-name="T37"> starting at a height above a height of 16.5 metres as follows:</text:span><text:span text:style-name="T35"> </text:span></text:p>
        <text:p text:style-name="P442"/>
        <text:p text:style-name="P337"><text:span text:style-name="T35"><text:tab/></text:span><text:span text:style-name="T34">(a)</text:span><text:span text:style-name="T35"><text:tab/></text:span><text:span text:style-name="T34">mechanical and ventilation equipment, green roofs, stair overruns, balconies, parapets, window washing equipment, lightning rods, ornamental and architectural features, window sills, building cornices; </text:span></text:p>
        <text:p text:style-name="P443"/>
        <text:p text:style-name="P338"><text:span text:style-name="T35"><text:tab/></text:span><text:span text:style-name="T34">(b)</text:span><text:span text:style-name="T35"><text:tab/></text:span><text:span text:style-name="T34">A total of 42 </text:span><text:span text:style-name="T35">parking spaces</text:span><text:span text:style-name="T34"> are required to be shared for visitors and non-residential uses of which a minimum of 1 </text:span><text:span text:style-name="T35">parking space</text:span><text:span text:style-name="T34"> may be used for car share. </text:span></text:p>
        <text:p text:style-name="P122"/>
        <text:p text:style-name="P439"><text:span text:style-name="T37">223.<text:tab/></text:span><text:span text:style-name="T36">Amenity space</text:span><text:span text:style-name="T37"> shall be provided at a minimum rate of 4.0 square metres for each </text:span><text:span text:style-name="T36">dwelling unit</text:span><text:span text:style-name="T37"> of which a minimum of 2.0 metres for each </text:span><text:span text:style-name="T36">dwelling unit</text:span><text:span text:style-name="T37"> shall be indoor </text:span><text:span text:style-name="T36">amenity space </text:span><text:span text:style-name="T37">and a minimum of 2.0 square metres for each </text:span><text:span text:style-name="T36">dwelling unit</text:span><text:span text:style-name="T37"> shall be outdoor space</text:span><text:span text:style-name="T36">.</text:span><text:span text:style-name="T37"> <text:tab/></text:span></text:p>
        <text:p text:style-name="P529"><text:span text:style-name="T34">224.<text:tab/>All waste and </text:span><text:span text:style-name="T37">recyclable material</text:span><text:span text:style-name="T34"> must be stored in a wholly enclosed </text:span><text:span text:style-name="T36">building.</text:span></text:p>
        <text:p text:style-name="P451"><text:soft-page-break/></text:p>
        <text:p text:style-name="P439"><text:span text:style-name="T37">225.<text:tab/><text:tab/></text:span><text:span text:style-name="T1">Notwithstanding the provisions of </text:span><text:span text:style-name="T4">Clause VI – PROVISIONS FOR ALL ZONES</text:span><text:span text:style-name="T1"> Section 15, "Use of Basements", does not apply.</text:span><text:span text:style-name="T37"><text:tab/></text:span></text:p>
        <text:p text:style-name="P441"/>
        <text:p text:style-name="P439"><text:span text:style-name="T37">226.<text:tab/>An </text:span><text:span text:style-name="T36">eating establishment</text:span><text:span text:style-name="T37"> must be entirely within a building.</text:span></text:p>
        <text:p text:style-name="P452"/>
        <text:p text:style-name="P123"/>
        <text:p text:style-name="P158"><text:span text:style-name="T6"><text:tab/></text:span><text:span text:style-name="T11">HEIGHT</text:span><text:span text:style-name="T7"> <text:s text:c="2"/><text:tab/></text:span></text:p>
        <text:p text:style-name="P148"><text:s/><text:tab/><text:tab/></text:p>
        <text:p text:style-name="P148">227.<text:tab/>Notwithstanding the definition of <text:span text:style-name="T7">Height</text:span> in <text:span text:style-name="T7">CLAUSE V – INTERPRETATION</text:span>, <text:span text:style-name="T7">SECTION (f), Definitions</text:span>, the height of any building shown on Schedule '2' of By-law 268-2018, as measured from Canadian Geodetic Datum elevation of 176.6 metres to the highest point of the building or structure, shall not exceed the height in metres specified by the numbers following the symbol HT of By-law 268-2018.</text:p>
        <text:p text:style-name="P63"/>
        <text:p text:style-name="P144">228.<text:tab/>Notwithstanding the definition of <text:span text:style-name="Strong_20_Emphasis"><text:span text:style-name="T32">Height</text:span></text:span> in <text:span text:style-name="T7">CLAUSE V – INTERPRETATION</text:span>, <text:span text:style-name="Strong_20_Emphasis"><text:span text:style-name="T32">SECTION (f), Definitions</text:span></text:span>, the height of the building, as measured from Canadian Geodetic Datum elevation of 164.4 metres to the highest point on the building, shall not exceed 11 metres.</text:p>
        <text:p text:style-name="P1"/>
        <text:p text:style-name="P1">229.<text:tab/>The following building elements may extend above the permitted height:</text:p>
        <text:p text:style-name="P1"/>
        <text:list xml:id="list857199756" text:style-name="WW8Num26">
          <text:list-item>
            <text:p text:style-name="P27">guard rails, trellises, pergolas, privacy screens, ornamental and architectural elements, landscaping and planters, mechanical and electrical equipment, and enclosed stairwells providing rooftop access to terraces may exceed the permitted maximum height by 3.0 metres.</text:p>
          </text:list-item>
        </text:list>
        <text:p text:style-name="P63"/>
        <text:p text:style-name="P262">PARKING</text:p>
        <text:p text:style-name="P63"/>
        <text:p text:style-name="P63">301.<text:tab/>Parking spaces shall be provided to achieve a ratio of either:</text:p>
        <text:p text:style-name="P63"/>
        <text:p text:style-name="P247"><text:span text:style-name="T1">i)<text:tab/>10.8 spaces per 100 m</text:span><text:span text:style-name="T19">2</text:span><text:span text:style-name="T1"> of restaurant floor area, or</text:span></text:p>
        <text:p text:style-name="P453"><text:span text:style-name="T1"><text:tab/>ii)<text:tab/>2.4 spaces per 100 m</text:span><text:span text:style-name="T19">2</text:span><text:span text:style-name="T1"> of floor area for all uses permitted under the "OU" Zone whichever is the higher.</text:span></text:p>
        <text:p text:style-name="P63"/>
        <text:p text:style-name="P63">302.<text:tab/>An attached garage shall be erected with each dwelling unit.</text:p>
        <text:p text:style-name="P63"/>
        <text:p text:style-name="P22"><text:span text:style-name="T1">303.<text:tab/>Minimum 1.2 </text:span><text:span text:style-name="T4">parking spaces</text:span><text:span text:style-name="T1"> per </text:span><text:span text:style-name="T4">dwelling unit</text:span><text:span text:style-name="T1">.</text:span></text:p>
        <text:p text:style-name="P63"/>
        <text:p text:style-name="P63">305.<text:tab/>Minimum 1.3 spaces per dwelling unit as follows:</text:p>
        <text:p text:style-name="P63"/>
        <text:p text:style-name="P255">i)<text:tab/>1.03 enclosed parking spaces per dwelling unit for tenants;</text:p>
        <text:p text:style-name="P255">ii)<text:tab/>0.08 above ground parking spaces per dwelling unit for tenants;</text:p>
      </text:section>
      <text:section text:style-name="Sect3" text:name="Section29">
        <text:p text:style-name="P255"/>
        <text:p text:style-name="P255">ii)<text:tab/>0.19 above ground parking spaces per dwelling unit for visitors.</text:p>
        <text:p text:style-name="P63"><text:soft-page-break/></text:p>
        <text:p text:style-name="P63">306.<text:tab/>Minimum 1.8 parking spaces per dwelling unit.</text:p>
        <text:p text:style-name="P63"/>
        <text:p text:style-name="P153">307.<text:tab/>Notwithstanding Clause VII (2.1.1 Street Yard Parking) of the By-law, parking in the Dorset Road street yard is permitted.</text:p>
        <text:p text:style-name="P63"/>
        <text:list xml:id="list369721495" text:style-name="WW8Num31">
          <text:list-item>
            <text:p text:style-name="P66">Minimum 1.4 enclosed parking spaces per dwelling unit as follows:</text:p>
          </text:list-item>
        </text:list>
        <text:p text:style-name="P63"/>
        <text:p text:style-name="P223">1.2 parking spaces per dwelling unit for tenants;</text:p>
        <text:p text:style-name="P223"/>
        <text:p text:style-name="P223">0.2 parking spaces per dwelling unit for visitors.</text:p>
        <text:p text:style-name="P223"/>
        <text:p text:style-name="P149">309.<text:tab/>Notwithstanding anything in this by-law the dimensions for parking spaces in an attached garage shall be minimum 3 m width and 6 m length and a step having maximum dimensions of 0.31 m wide by 0.92 m long and 21 cm high shall be permitted to encroach within the area of a parking space. </text:p>
        <text:p text:style-name="P153"/>
        <text:p text:style-name="P12"><text:span text:style-name="T28">310. <text:tab/>A minimum of 1 </text:span><text:span text:style-name="T27">parking space </text:span><text:span text:style-name="T28">for visitor use having a minimum length of 6.6 m.</text:span></text:p>
        <text:p text:style-name="P223"/>
        <text:p text:style-name="P12"><text:span text:style-name="T28">311. <text:tab/>A minimum of 2 </text:span><text:span text:style-name="T27">parking spaces </text:span><text:span text:style-name="T28">for visitor use having a minimum length of 6.0 m.</text:span></text:p>
        <text:p text:style-name="P116"/>
        <text:p text:style-name="P12"><text:span text:style-name="T28">312. <text:tab/>Maximum </text:span><text:span text:style-name="T27">driveway </text:span><text:span text:style-name="T28">width of 2.6 m.</text:span></text:p>
        <text:p text:style-name="P116"/>
        <text:p text:style-name="P12"><text:span text:style-name="T28">313. <text:tab/>Minimum </text:span><text:span text:style-name="T27">parking space </text:span><text:span text:style-name="T28">width of 3.2 m and length of 5.6 m within an attached garage.</text:span></text:p>
        <text:p text:style-name="P116"/>
        <text:p text:style-name="P337">314.<text:tab/>A minimum spaces shall be provided, as follows:</text:p>
        <text:p text:style-name="P454"/>
        <text:p text:style-name="P454"><text:tab/>a)<text:tab/>a minimum of .80 <text:span text:style-name="T7">parking spaces</text:span> per one bedroom <text:span text:style-name="T7">dwelling unit</text:span></text:p>
        <text:p text:style-name="P454"><text:tab/><text:tab/>a minimum of .90 <text:span text:style-name="T7">parking spaces</text:span> per two bedroom <text:span text:style-name="T7">dwelling unit</text:span></text:p>
        <text:p text:style-name="P533"/>
        <text:p text:style-name="No_20_Spacing"><text:tab/><text:tab/>a minimum of 1.10 <text:span text:style-name="T7">parking spaces</text:span> per three or more bedroom <text:span text:style-name="T7">dwelling unit</text:span><text:tab/></text:p>
        <text:p text:style-name="No_20_Spacing"/>
        <text:p text:style-name="P534">a minimum of .15 <text:span text:style-name="T7">parking spaces</text:span> per <text:span text:style-name="T7">dwelling unit </text:span>for visitors a minimum of 1 <text:span text:style-name="T7">parking spaces</text:span> per 100 square metres for non-residential uses.</text:p>
        <text:p text:style-name="No_20_Spacing"/>
        <text:p text:style-name="P431">b)<text:tab/><text:span text:style-name="T34">A total of 42 </text:span><text:span text:style-name="T35">parking spaces</text:span><text:span text:style-name="T34"> are required to be shared for visitors and non-residential uses and of which a minimum of 1 </text:span><text:span text:style-name="T35">parking space</text:span><text:span text:style-name="T34"> may be used for car share. <text:s/></text:span></text:p>
        <text:p text:style-name="P124"/>
        <text:p text:style-name="P12"><text:span text:style-name="T28">315.<text:tab/>One </text:span><text:span text:style-name="T26">loading space</text:span><text:span text:style-name="T28"> shall be provided and shall have the following minimum dimensions:</text:span></text:p>
        <text:p text:style-name="P116"/>
        <text:list xml:id="list183319040" text:style-name="WW8Num2">
          <text:list-item>
            <text:p text:style-name="P118">Length of 13.0 metres;</text:p>
          </text:list-item>
        </text:list>
        <text:p text:style-name="P457"/>
        <text:list xml:id="list145015120749871" text:continue-numbering="true" text:style-name="WW8Num2">
          <text:list-item>
            <text:p text:style-name="P42">Width of 4.0 metres; and </text:p>
          </text:list-item>
        </text:list>
        <text:p text:style-name="P527"/>
        <text:list xml:id="list145014110120104" text:continue-numbering="true" text:style-name="WW8Num2">
          <text:list-item>
            <text:p text:style-name="P42"><text:soft-page-break/>Vertical Clearance of 6.1 metres.</text:p>
          </text:list-item>
        </text:list>
        <text:p text:style-name="P527"/>
        <text:p text:style-name="P12"><text:span text:style-name="T1">316.<text:tab/>"Long-term" and "short-term" </text:span><text:span text:style-name="T4">bicycle parking spaces</text:span><text:span text:style-name="T1"> means:</text:span></text:p>
        <text:p text:style-name="P43"/>
        <text:list xml:id="list3706029396" text:style-name="WW8Num30">
          <text:list-item>
            <text:p text:style-name="P430"><text:span text:style-name="T1">"Long-term" </text:span><text:span text:style-name="T4">bicycle parking spaces </text:span><text:span text:style-name="T1">are for use by the residents or tenants of a building; and </text:span></text:p>
          </text:list-item>
        </text:list>
        <text:p text:style-name="P43"/>
        <text:list xml:id="list145015232516777" text:continue-numbering="true" text:style-name="WW8Num30">
          <text:list-item>
            <text:p text:style-name="P430"><text:span text:style-name="T1">"Short-term" </text:span><text:span text:style-name="T4">bicycle parking spaces </text:span><text:span text:style-name="T1">are for use by visitors to a building. </text:span></text:p>
          </text:list-item>
        </text:list>
        <text:p text:style-name="P527"/>
        <text:p text:style-name="P438">317.<text:tab/><text:span text:style-name="T34">A minimum of 134 "long term" </text:span><text:span text:style-name="T35">bicycle parking spaces</text:span><text:span text:style-name="T34"> shall be provided.</text:span></text:p>
        <text:p text:style-name="P444"/>
        <text:p text:style-name="P438">318.<text:tab/><text:span text:style-name="T34">A minimum of 36 "short term" </text:span><text:span text:style-name="T35">bicycle parking spaces</text:span><text:span text:style-name="T34"> shall be provided.</text:span></text:p>
        <text:p text:style-name="P438"/>
        <text:p text:style-name="P438">319.<text:tab/>A <text:span text:style-name="T7">bicycle parking space</text:span> shall have the following dimensions</text:p>
        <text:p text:style-name="P438"><text:tab/></text:p>
        <text:list xml:id="list2440466904" text:style-name="WW8Num5">
          <text:list-item>
            <text:p text:style-name="P26">the minimum dimension of a <text:span text:style-name="T8">bicycle parking space</text:span> is:</text:p>
          </text:list-item>
        </text:list>
        <text:p text:style-name="P197"/>
        <text:p text:style-name="P458"><text:tab/><text:span text:style-name="T34">i.<text:tab/>minimum length of 1.8 metres;</text:span></text:p>
        <text:p text:style-name="P459">ii.<text:tab/>minimum width of 0.6 metres; and</text:p>
        <text:p text:style-name="P460">iii<text:tab/>minimum vertical clearance from the ground of 1.9 metres; and</text:p>
        <text:p text:style-name="P530">(b)<text:tab/><text:span text:style-name="T44">the minimum dimension of a </text:span><text:span text:style-name="T45">bicycle parking space</text:span><text:span text:style-name="T44"> if placed in a vertical position on a wall, </text:span><text:span text:style-name="T45">structure</text:span><text:span text:style-name="T44"> or mechanical device is:</text:span><text:tab/><text:tab/><text:span text:style-name="T39"><text:line-break/><text:tab/></text:span><text:span text:style-name="T34"><text:line-break/>i.<text:tab/>minimum length or vertical clearance of 1.9 metres;</text:span></text:p>
        <text:p text:style-name="P531"><text:span text:style-name="T34"><text:tab/><text:tab/>ii.<text:tab/></text:span><text:span text:style-name="T41">minimum width of 0.6 metres; and</text:span></text:p>
        <text:p text:style-name="P531"><text:span text:style-name="T41"><text:tab/><text:tab/>iii.<text:tab/>minimum horizontal clearance from the wall of 1.2 metres; and</text:span></text:p>
        <text:p text:style-name="P532"><text:span text:style-name="T41"><text:tab/>(c)<text:tab/></text:span><text:span text:style-name="T42">if a </text:span><text:span text:style-name="T43">stacked bicycle parking space</text:span><text:span text:style-name="T42"> is provided, the minimum vertical clearance <text:tab/><text:tab/>for each </text:span><text:span text:style-name="T43">bicycle parking space</text:span><text:span text:style-name="T42"> is 1.2 metres.</text:span></text:p>
        <text:p text:style-name="P125"/>
        <text:p text:style-name="P1">320.<text:tab/>Minimum of 7 "long term" <text:span text:style-name="Strong_20_Emphasis"><text:span text:style-name="T32">bicycle parking spaces</text:span></text:span> shall be provided.</text:p>
        <text:p text:style-name="P1"/>
        <text:p text:style-name="P1">321.<text:tab/>Minimum of 3 "short term" <text:span text:style-name="Strong_20_Emphasis"><text:span text:style-name="T32">bicycle parking spaces</text:span></text:span> shall be provided.<text:tab/></text:p>
        <text:p text:style-name="P1"/>
        <text:p text:style-name="P1">322.<text:tab/><text:span text:style-name="Strong_20_Emphasis"><text:span text:style-name="T32">Vehicle</text:span></text:span> parking spaces shall be provided at the following rates:</text:p>
        <text:p text:style-name="P1"/>
        <text:p text:style-name="P1"><text:tab/>(a) <text:tab/>Residential Use:</text:p>
        <text:p text:style-name="P1"/>
        <text:p text:style-name="P1"><text:tab/><text:tab/>Bachelor Units (&lt; 45 m<text:span text:style-name="T17">2 </text:span>GFA):<text:tab/>0.8 spaces per unit;</text:p>
        <text:p text:style-name="P1"><text:tab/><text:tab/>Bachelor Units (&gt;45 m<text:span text:style-name="T17">2</text:span> GFA):<text:tab/>1.0 spaces per unit;</text:p>
        <text:p text:style-name="P1"><text:tab/><text:tab/>1-Bedroom Units:<text:tab/><text:tab/><text:tab/>0.9 spaces per unit;</text:p>
        <text:p text:style-name="P1"><text:tab/><text:tab/>2-Bedroom Units:<text:tab/><text:tab/><text:tab/>1 space per unit;</text:p>
        <text:p text:style-name="P1"><text:tab/><text:tab/>3+ Bedroom Units:<text:tab/><text:tab/><text:tab/>1.2 spaces per unit;</text:p>
        <text:p text:style-name="P1"><text:soft-page-break/><text:tab/><text:tab/>Visitor Spaces:<text:tab/><text:tab/><text:tab/>0.2 spaces per unit;</text:p>
        <text:p text:style-name="P1"/>
        <text:p text:style-name="P1"><text:tab/>(b) <text:tab/>Non-residential Uses:</text:p>
        <text:p text:style-name="P1"/>
        <text:p text:style-name="P1"><text:tab/><text:tab/>No parking required if Gross Floor Area &lt; 200 m<text:span text:style-name="T17">2</text:span>.</text:p>
        <text:p text:style-name="P1"/>
        <text:p text:style-name="P1">323.<text:tab/><text:span text:style-name="Strong_20_Emphasis"><text:span text:style-name="T32">CLAUSE VII - GENERAL PARKING REGULATIONS FOR ALL ZONES</text:span></text:span>, Sub-<text:tab/>clause <text:tab/>1.2.2. Sum of Requirements, shall not apply.</text:p>
        <text:p text:style-name="Standard"/>
        <text:p text:style-name="P223"/>
        <text:p text:style-name="P223"/>
        <text:p text:style-name="P262">INTENSITY OF USE</text:p>
        <text:p text:style-name="P63"/>
        <text:p text:style-name="P146"><text:span text:style-name="T1">350.<text:tab/>One dwelling unit per parcel of land having a minimum frontage of 10 m on a public street and a minimum area of 305 m</text:span><text:span text:style-name="T19">2</text:span><text:span text:style-name="T1">.</text:span></text:p>
        <text:p text:style-name="P63"/>
        <text:p text:style-name="P146"><text:span text:style-name="T1">351.<text:tab/>One single-family dwelling per parcel of land having a minimum frontage of 30 m on a public street and a minimum lot area of 2500 m</text:span><text:span text:style-name="T19">2</text:span><text:span text:style-name="T1">.</text:span></text:p>
        <text:p text:style-name="P153">352.<text:tab/>Maximum of 200 units per hectare.</text:p>
        <text:p text:style-name="P63"/>
        <text:p text:style-name="P146"><text:span text:style-name="T1">353.<text:tab/>One single-family dwelling per parcel of land having a minimum frontage of 25 m on a public street and a minimum area of 1670 m</text:span><text:span text:style-name="T19">2</text:span><text:span text:style-name="T1">.</text:span></text:p>
        <text:p text:style-name="P153"/>
        <text:p text:style-name="P146"><text:span text:style-name="T1">354.<text:tab/>One single-family dwelling per parcel of land having a minimum frontage of 30 m on a public street and a minimum lot area of 1858 m</text:span><text:span text:style-name="T19">2</text:span><text:span text:style-name="T1">.</text:span></text:p>
        <text:p text:style-name="P63"/>
        <text:p text:style-name="P146"><text:span text:style-name="T1">355.<text:tab/>Maximum one dwelling unit per 197 m</text:span><text:span text:style-name="T19">2</text:span><text:span text:style-name="T1"> of the lot area.</text:span></text:p>
        <text:p text:style-name="P63"/>
        <text:p text:style-name="P146"><text:span text:style-name="T1">356.<text:tab/>Maximum </text:span><text:span text:style-name="T4">gross floor area</text:span><text:span text:style-name="T1"> of all uses except restaurants 1550 m</text:span><text:span text:style-name="T19">2</text:span><text:span text:style-name="T1">.</text:span></text:p>
        <text:p text:style-name="P153"/>
        <text:p text:style-name="P146"><text:span text:style-name="T1">357.<text:tab/>Maximum </text:span><text:span text:style-name="T4">gross floor area</text:span><text:span text:style-name="T1"> of restaurants 1850 m</text:span><text:span text:style-name="T19">2</text:span><text:span text:style-name="T1">.</text:span></text:p>
        <text:p text:style-name="P63"/>
        <text:p text:style-name="P146"><text:span text:style-name="T1">358.<text:tab/>One </text:span><text:span text:style-name="T4">single-family dwelling</text:span><text:span text:style-name="T1"> per parcel of land having a minimum frontage of 9 m on a public street and a minimum lot area of 270 m</text:span><text:span text:style-name="T19">2</text:span><text:span text:style-name="T1">.</text:span></text:p>
        <text:p text:style-name="P63"/>
        <text:p text:style-name="P146"><text:span text:style-name="T1">359.<text:tab/>One </text:span><text:span text:style-name="T4">two-family dwelling</text:span><text:span text:style-name="T1"> per parcel of land having a minimum frontage of 18 m on a public street and a minimum lot area of 540 m</text:span><text:span text:style-name="T19">2</text:span><text:span text:style-name="T1">.</text:span></text:p>
        <text:p text:style-name="P63"/>
        <text:p text:style-name="P146"><text:span text:style-name="T1">360.<text:tab/>One </text:span><text:span text:style-name="T4">street townhouse dwelling</text:span><text:span text:style-name="T1"> per parcel of land having a minimum frontage of 7 m on a public street and a minimum lot area of 200 m</text:span><text:span text:style-name="T19">2</text:span><text:span text:style-name="T1">.</text:span></text:p>
        <text:p text:style-name="P153"/>
        <text:p text:style-name="P146"><text:span text:style-name="T1">361.<text:tab/>Maximum total gross floor area 3 505 m</text:span><text:span text:style-name="T19">2</text:span><text:span text:style-name="T1">.</text:span></text:p>
        <text:p text:style-name="P153"/>
        <text:list xml:id="list4074336813" text:style-name="WW8Num28">
          <text:list-item>
            <text:p text:style-name="P129"><text:span text:style-name="T1">Maximum non-residential gross floor area 1 205 m</text:span><text:span text:style-name="T19">2</text:span><text:span text:style-name="T1"> to be located entirely on the ground floor.</text:span></text:p>
          </text:list-item>
        </text:list>
        <text:p text:style-name="P223"><text:soft-page-break/></text:p>
        <text:list xml:id="list145014709267756" text:continue-numbering="true" text:style-name="WW8Num28">
          <text:list-item>
            <text:p text:style-name="P100">Maximum one dwelling unit per 95 square metres of lot area.</text:p>
          </text:list-item>
        </text:list>
        <text:p text:style-name="P101"/>
        <text:list xml:id="list145013829430261" text:continue-numbering="true" text:style-name="WW8Num28">
          <text:list-item>
            <text:p text:style-name="P131"><text:span text:style-name="T1">Maximum building </text:span><text:span text:style-name="T4">coverage</text:span><text:span text:style-name="T1"> 36 percent of lot area.</text:span></text:p>
          </text:list-item>
        </text:list>
        <text:p text:style-name="P99"/>
        <text:list xml:id="list145013435244148" text:continue-numbering="true" text:style-name="WW8Num28">
          <text:list-item>
            <text:p text:style-name="P131"><text:span text:style-name="T1">One </text:span><text:span text:style-name="T4">dwelling unit</text:span><text:span text:style-name="T1"> per 150 m</text:span><text:span text:style-name="T19">2</text:span><text:span text:style-name="T1"> of lot area. </text:span></text:p>
          </text:list-item>
        </text:list>
        <text:p text:style-name="P99"/>
        <text:list xml:id="list145014150246448" text:continue-numbering="true" text:style-name="WW8Num28">
          <text:list-item>
            <text:p text:style-name="P131"><text:span text:style-name="T1">Balconies, decks and enclosed porches may project a maximum 1.8 metres into a yard required by the by-law from a </text:span><text:span text:style-name="T4">main wall</text:span><text:span text:style-name="T1">. </text:span></text:p>
          </text:list-item>
        </text:list>
        <text:p text:style-name="P99"/>
        <text:list xml:id="list145014245885574" text:continue-numbering="true" text:style-name="WW8Num28">
          <text:list-item>
            <text:p text:style-name="P131"><text:span text:style-name="T1">Maximum lot </text:span><text:span text:style-name="T4">coverage</text:span><text:span text:style-name="T1"> 40%.</text:span></text:p>
          </text:list-item>
        </text:list>
        <text:p text:style-name="P527"/>
        <text:list xml:id="list145014322089474" text:continue-numbering="true" text:style-name="WW8Num28">
          <text:list-item>
            <text:p text:style-name="P131"><text:span text:style-name="T1">One apartment </text:span><text:span text:style-name="T4">dwelling unit</text:span><text:span text:style-name="T1"> is permitted. </text:span></text:p>
          </text:list-item>
        </text:list>
        <text:p text:style-name="P99"/>
        <text:list xml:id="list145014241162208" text:continue-numbering="true" text:style-name="WW8Num28">
          <text:list-item>
            <text:p text:style-name="P100">Maximum non-residential gross floor area: 0.30 times the lot area.</text:p>
          </text:list-item>
        </text:list>
        <text:p text:style-name="P99"/>
        <text:p text:style-name="P144"><text:span text:style-name="T1">370.<text:tab/>One </text:span><text:span text:style-name="T4">two-family dwelling</text:span><text:span text:style-name="T1"> per parcel having a minimum frontage of 15 m and a minimum parcel area of 450 m² and each dwelling unit having a minimum frontage of 7.5 m and a minimum parcel area of 225 m².</text:span></text:p>
        <text:p text:style-name="P96"><text:s/></text:p>
        <text:p text:style-name="P96">371.<text:tab/>Maximum building coverage of 50% of the lot area.</text:p>
        <text:p text:style-name="P96"/>
        <text:p text:style-name="P163"><text:span text:style-name="T28">372. <text:tab/>Maximum one </text:span><text:span text:style-name="T27">dwelling unit </text:span><text:span text:style-name="T28">per parcel having a minimum 7.5 m frontage on a public </text:span><text:span text:style-name="T27">street </text:span><text:span text:style-name="T28">and a minimum area of 196 </text:span><text:span text:style-name="T1">m².</text:span></text:p>
        <text:p text:style-name="P159"/>
        <text:p text:style-name="P12"><text:span text:style-name="T28">373. <text:tab/>Maximum number of </text:span><text:span text:style-name="T27">dwelling units: </text:span><text:span text:style-name="T28">11.</text:span></text:p>
        <text:p text:style-name="P120"><text:tab/></text:p>
        <text:p text:style-name="P133"><text:span text:style-name="T28">374. <text:tab/>Maximum number of </text:span><text:span text:style-name="T27">dwelling units: </text:span><text:span text:style-name="T28">10.</text:span></text:p>
        <text:p text:style-name="P99"/>
        <text:p text:style-name="P143">375.<text:tab/>The total number of <text:span text:style-name="T7">dwelling units</text:span> shall not exceed 188.</text:p>
        <text:p text:style-name="P212"/>
        <text:p text:style-name="P463">376.<text:tab/><text:tab/>The maximum <text:span text:style-name="T7">gross floor area</text:span> shall not exceed 16,800 square metres of which a minimum 1,300 square metres must be non-residential uses.</text:p>
        <text:p text:style-name="P463"/>
        <text:p text:style-name="P461">377.<text:tab/>Maximum number of <text:span text:style-name="Strong_20_Emphasis"><text:span text:style-name="T32">dwelling units</text:span></text:span> is 16 and maximum gross floor area shall not exceed 2,000 square metres.</text:p>
        <text:p text:style-name="P1"/>
        <text:p text:style-name="P1">378.<text:tab/>Maximum non-residential gross floor area shall not exceed 100 square metres.</text:p>
        <text:p text:style-name="P463"/>
        <text:p text:style-name="P462"/>
        <text:p text:style-name="P262">SIDE YARD</text:p>
        <text:p text:style-name="P63"/>
        <text:p text:style-name="P146"><text:span text:style-name="T1">400.<text:tab/></text:span><text:span text:style-name="T2">Minimum Setbacks for Buildings erected on Corner Lots</text:span></text:p>
        <text:p text:style-name="P154"/>
        <text:p text:style-name="P153"><text:tab/>Minimum 2.2 m from side wall to the street line for buildings erected on corner lots.</text:p>
        <text:p text:style-name="P153"><text:soft-page-break/></text:p>
        <text:p text:style-name="P153"/>
        <text:p text:style-name="P262">BUILDING SETBACK FOR LOT LINES OTHER THAN STREET LINES</text:p>
        <text:p text:style-name="P262"/>
        <text:p text:style-name="P153">450.<text:tab/>Minimum building setback of 10 m from the east property line. </text:p>
        <text:p text:style-name="P153"/>
      </text:section>
      <text:p text:style-name="P496">LEGEND</text:p>
      <text:p text:style-name="P63"/>
      <text:p text:style-name="P63">A linear distance noted on the accompanying Schedule "C" map in Imperial Units of Measure may be converted to the Metric Scale by multiplying by 0.3048 and rounding the result to the nearest millimetre.</text:p>
      <text:p text:style-name="P63"/>
      <text:p text:style-name="P89">EXCEPTIONS</text:p>
      <text:p text:style-name="P63"/>
      <text:p text:style-name="P63">Notwithstanding the following exceptions, all other provisions of this By-law, as amended, not inconsistent with the exception, shall continue to apply.</text:p>
      <text:p text:style-name="P63"/>
      <text:p text:style-name="P22"><text:span text:style-name="T1">1.<text:tab/></text:span><text:span text:style-name="T2">On Registered Plan 2541, Lots 243-258 Inclusive</text:span></text:p>
      <text:p text:style-name="P63"/>
      <text:p text:style-name="P254">Dwellings may be erected if not less than 6.020 m from the street or road boundary.</text:p>
      <text:p text:style-name="P63"/>
      <text:p text:style-name="P22"><text:span text:style-name="T1">2.<text:tab/></text:span><text:span text:style-name="T2">On Registered Plan 2347</text:span></text:p>
      <text:p text:style-name="P63"/>
      <text:p text:style-name="P179">(a)<text:tab/>Lots 153 and 154 - dwellings may be erected if not less than 5.94 m from the street line and 737 mm from side lot line.</text:p>
      <text:p text:style-name="P63"/>
      <text:p text:style-name="P179">(b)<text:tab/>Lot 227 - a dwelling may be erected if not less than 5.79 m from the front lot line.</text:p>
      <text:p text:style-name="P63"/>
      <text:p text:style-name="P179">(c)<text:tab/>Lot 357 - a dwelling may be erected distant not less than 869 mm from side lot lines.</text:p>
      <text:p text:style-name="P63"/>
      <text:p text:style-name="P22"><text:span text:style-name="T1">3.<text:tab/></text:span><text:span text:style-name="T2">On Registered Plan M-475</text:span></text:p>
      <text:p text:style-name="P63"/>
      <text:p text:style-name="P179">(a)<text:tab/>Lots 39 and 40 - dwellings may be erected distant not less than 813 mm from side lot lines.</text:p>
      <text:p text:style-name="P63"/>
      <text:p text:style-name="P254">(b)<text:tab/>Lot 289 - dwelling may have a side yard of 901 mm.</text:p>
      <text:p text:style-name="P63"/>
      <text:p text:style-name="P22"><text:span text:style-name="T1">4.<text:tab/></text:span><text:span text:style-name="T2">On Registered Plan M-350, Block "J"</text:span></text:p>
      <text:p text:style-name="P63"/>
      <text:p text:style-name="P254">Three (3) dwellings may remain as erected.</text:p>
      <text:p text:style-name="P63"/>
      <text:p text:style-name="P22"><text:span text:style-name="T1">5.<text:tab/></text:span><text:span text:style-name="T2">On Registered Plan 3757</text:span></text:p>
      <text:p text:style-name="P63"/>
      <text:p text:style-name="P179">(a)<text:tab/>Lots 154-156 inclusive - dwellings may be erected if not less than 8.8 m from street boundary.</text:p>
      <text:p text:style-name="P63"/>
      <text:p text:style-name="P63"/>
      <text:p text:style-name="P179"><text:soft-page-break/>(b)<text:tab/>Lots 124-127 inclusive - dwellings may be erected if not less than 8.8 m from street boundary.</text:p>
      <text:p text:style-name="P179"/>
      <text:p text:style-name="P179">(c)<text:tab/>Lot 168 - a dwelling may be erected if distant not less than 8.8 m from the street line.</text:p>
      <text:p text:style-name="P63"/>
      <text:p text:style-name="P179">(d)<text:tab/>Lot 48 - a garage may be erected if distant not less than 7.9 m from the street line.</text:p>
      <text:p text:style-name="P63"/>
      <text:p text:style-name="P22"><text:span text:style-name="T1">6.<text:tab/></text:span><text:span text:style-name="T2">On Registered Plan M-440</text:span></text:p>
      <text:p text:style-name="P63"/>
      <text:p text:style-name="P223">Lots 82 and 137 - two (2) dwellings may be erected on each one of the said lots. <text:s/>Lot 152 - three (3) dwellings may be erected on the Lot.</text:p>
      <text:p text:style-name="P63"/>
      <text:p text:style-name="P22"><text:span text:style-name="T1">7.<text:tab/></text:span><text:span text:style-name="T2">On Registered Plan 3849, Lot 29</text:span></text:p>
      <text:p text:style-name="P63"/>
      <text:p text:style-name="P254">Two (2) dwellings may be erected.</text:p>
      <text:p text:style-name="P63"/>
      <text:p text:style-name="P22"><text:span text:style-name="T1">8.<text:tab/></text:span><text:span text:style-name="T2">On Registered Plan M-612, Parts of Lots 44 and 45</text:span></text:p>
      <text:p text:style-name="P63"/>
      <text:p text:style-name="P223">Three (3) single-family dwellings may be erected on Lots 44 and 45 according to Registered Plan M-612, provided that one dwelling only be erected on the southerly 38.1 m of Lot 44 and one dwelling only be erected on the southerly 38.1 m of Lot 45, both fronting on Martindale Road, and one dwelling only be erected on a parcel of land comprising all of Lots 44 and 45 save and except the southerly 38.1 m thereof, and fronting on Colonial Road.</text:p>
      <text:p text:style-name="P63"/>
      <text:p text:style-name="P22"><text:span text:style-name="T1">9.<text:tab/></text:span><text:span text:style-name="T2">On Registered Plan 3995, Lots 79, 80 and 81</text:span></text:p>
      <text:p text:style-name="P63"/>
      <text:p text:style-name="P254">Buildings may be erected if distant not less than 5.45 m from the street line.</text:p>
      <text:p text:style-name="P63"/>
      <text:p text:style-name="P22"><text:span text:style-name="T1">10.<text:tab/></text:span><text:span text:style-name="T2">On Registered Plan M-592, Lots 12-15 Inclusive</text:span></text:p>
      <text:p text:style-name="P63"/>
      <text:p text:style-name="P233"><text:span text:style-name="T1">A dwelling may be erected on a parcel of land having a minimum frontage of 12 m and a minimum lot area of 696 m</text:span><text:span text:style-name="T19">2</text:span><text:span text:style-name="T1">.</text:span></text:p>
      <text:p text:style-name="P63"/>
      <text:p text:style-name="P146"><text:span text:style-name="T1">11.<text:tab/></text:span><text:span text:style-name="T2">Cemetery Uses</text:span><text:span text:style-name="T1"> are permitted on lands designated I (Cemetery) as shown on Schedule "A" of this By-law, and identified as Exception 11 on the accompanying Schedule "C" map.</text:span></text:p>
      <text:p text:style-name="P63"/>
      <text:p text:style-name="P22"><text:span text:style-name="T1">12.<text:tab/></text:span><text:span text:style-name="T2">On Plan M-475, Lots 325, 326 and the North 6.096 metres of Lot 327</text:span></text:p>
      <text:p text:style-name="P63"/>
      <text:p text:style-name="P233"><text:span text:style-name="T1">Two dwellings may be erected provided each one shall have appurtenant to it a parcel of </text:span><text:soft-page-break/><text:span text:style-name="T1">land having minimum frontage of 21 m on Sunnypoint Crescent and a minimum lot area of 650 m</text:span><text:span text:style-name="T19">2</text:span><text:span text:style-name="T1">.</text:span></text:p>
      <text:p text:style-name="P22"><text:span text:style-name="T1">13.<text:tab/></text:span><text:span text:style-name="T2">On Registered Plan 3757, Lots 174 to 176 Inclusive</text:span></text:p>
      <text:p text:style-name="P63"/>
      <text:p text:style-name="P233"><text:span text:style-name="T1">A fifth dwelling may be erected on a parcel of land having an area of not less than 487 m</text:span><text:span text:style-name="T19">2</text:span><text:span text:style-name="T1"> and consisting of the northerly 14.478 m of Lot 175 together with the southerly 762 mm of Lot 174, said parcel having a minimum frontage of 15 m on a public street and a minimum depth of 32 m.</text:span></text:p>
      <text:p text:style-name="P63"/>
      <text:p text:style-name="P146"><text:span text:style-name="T1">14.<text:tab/></text:span><text:span text:style-name="T2">On Lots 1 and 4 Inclusive, of Registered Plan M-832,</text:span><text:span text:style-name="T1"> a </text:span><text:span text:style-name="T4">Place of Worship</text:span><text:span text:style-name="T1"> may be erected subject to the following Performance Standards, shown in Schedule "B" - 30 - 46 - 76.</text:span></text:p>
      <text:p text:style-name="P63"/>
      <text:p text:style-name="P63">15.<text:tab/>Flankage setback of main wall may be 1.2 m on Lot 10 of Registered Plan M-615.</text:p>
      <text:p text:style-name="P63"/>
      <text:p text:style-name="P146"><text:span text:style-name="T1">16.<text:tab/></text:span><text:span text:style-name="T2">On Registered Plan M-832,</text:span><text:span text:style-name="T1"> a split level dwelling shall be considered as a one-storey dwelling insofar as side yard requirements are concerned.</text:span></text:p>
      <text:p text:style-name="P63"/>
      <text:p text:style-name="P153">17.<text:tab/>On those lands identified as Exception 17 on the accompanying Schedule "C" map, the following provisions shall apply:</text:p>
      <text:p text:style-name="P63"/>
      <text:p text:style-name="P179">a)<text:tab/>Automobile Service Stations are not permitted.</text:p>
      <text:p text:style-name="P63"/>
      <text:p text:style-name="P22"><text:span text:style-name="T1">18.<text:tab/></text:span><text:span text:style-name="T2">On Registered Plan M-832</text:span></text:p>
      <text:p text:style-name="P63"/>
      <text:p text:style-name="P223">In order that it shall be clearly established when a dwelling is erected that an attached garage may or may not be erected in the future, the following restrictions shall apply:</text:p>
      <text:p text:style-name="P63"/>
      <text:p text:style-name="P179">(i)<text:tab/>Any dwelling erected without provision for a garage or carport incorporated in the construction of the main dwelling, shall be erected with the main side wall on the driveway side of the house at least 4.5 m from the side lot line.</text:p>
      <text:p text:style-name="P63"/>
      <text:p text:style-name="P179">(ii)<text:tab/>The above restriction in 18(i) shall not apply provided the dwelling is erected with a part of the main side wall on the driveway side of the house not more than 3.201 m from the side lot line on the driveway side of the house.</text:p>
      <text:p text:style-name="P179"/>
      <text:p text:style-name="P179">(iii)<text:tab/>Driveways shall be at least 2.4 m in width.</text:p>
      <text:p text:style-name="P63"/>
      <text:list xml:id="list1854024500" text:style-name="WW8Num18">
        <text:list-item>
          <text:p text:style-name="P130"><text:span text:style-name="T2">On Plan M-629 (all lots),</text:span><text:span text:style-name="T1"> it shall be permissible to erect an attached or detached garage within 300 millimetres of the side line of any lot, provided that the said structure when so</text:span></text:p>
        </text:list-item>
      </text:list>
      <text:p text:style-name="P223">erected, is situate not less than 1.5 m from the habitable portion of the dwelling unit on the adjoining lot.</text:p>
      <text:p text:style-name="P63"><text:soft-page-break/></text:p>
      <text:p text:style-name="P63"/>
      <text:p text:style-name="P22"><text:span text:style-name="T1">20.<text:tab/></text:span><text:span text:style-name="T2">On Apartment lands on the east side of Brimley Road between St. Clair Avenue</text:span></text:p>
      <text:p text:style-name="P228"><text:s/>and Kingston Road.</text:p>
      <text:p text:style-name="P63"/>
      <text:p text:style-name="P223">On the above described parcel designated A-17-23-46-78-81-82-83-84 not more than thirty per cent (30%) of the suites shall be two-bedroom suites.</text:p>
      <text:p text:style-name="P63"/>
      <text:p text:style-name="P22"><text:span text:style-name="T1">21.<text:tab/></text:span><text:span text:style-name="T2">On Registered Plan Number 2541 (all lots)</text:span></text:p>
      <text:p text:style-name="P63"/>
      <text:p text:style-name="P223">It shall be permissible to erect an attached or detached garage within 300 mm of a side lot line provided that the said structure is erected in such a manner as to be situated not less than 1.2 m from the dwelling on the adjoining lot.</text:p>
      <text:p text:style-name="P63"/>
      <text:p text:style-name="P146"><text:span text:style-name="T1">22.<text:tab/></text:span><text:span text:style-name="T2">On Lots 102 and 103 of Registered Plan M-350,</text:span><text:span text:style-name="T1"> two single-family dwellings may be erected (fronting on Broadmead Avenue) on the rear of easterly portions of the said Lots, subject to the following restrictions:</text:span></text:p>
      <text:p text:style-name="P63"/>
      <text:p text:style-name="P183"><text:span text:style-name="T1">a)<text:tab/>Each dwelling shall have appurtenant to it a parcel of land having a frontage of not less than 15 m on Broadmead Avenue and an area of not less than 464 m</text:span><text:span text:style-name="T19">2</text:span><text:span text:style-name="T1">;</text:span></text:p>
      <text:p text:style-name="P63"/>
      <text:p text:style-name="P179">b)<text:tab/>No part of a dwelling or accessory building shall be distant less than 6 m from the street line of Broadmead Avenue;</text:p>
      <text:p text:style-name="P63"/>
      <text:p text:style-name="P183"><text:span text:style-name="T1">c)<text:tab/>Each dwelling shall have a ground floor area of not less than 92 m</text:span><text:span text:style-name="T19">2</text:span><text:span text:style-name="T1"> if a one-storey dwelling or split level dwelling and 60 m</text:span><text:span text:style-name="T19">2</text:span><text:span text:style-name="T1"> if a more-than-one-storey dwelling;</text:span></text:p>
      <text:p text:style-name="P63"/>
      <text:p text:style-name="P254">d)<text:tab/>Each dwelling shall be connected to Township storm and sanitary sewer facilities;</text:p>
      <text:p text:style-name="P63"/>
      <text:p text:style-name="P179">e)<text:tab/>Each dwelling shall conform in all other respects to the provisions of By-law 9396 relating to single-family dwellings.</text:p>
      <text:p text:style-name="P63"/>
      <text:p text:style-name="P153">23.<text:tab/>As amended by By-law 11433. <text:s/>In regards to Lots 7 and 8 and Block "A", Plan M-910, the following provisions shall apply:</text:p>
      <text:p text:style-name="P179"/>
      <text:p text:style-name="P179">a)<text:tab/>The apartment density accruing from the area of Lots 7 and 8 may be applied to the development of Block "A", but the use of Lots 7 and 8 is hereby restricted to landscaping with parking structures below the average grade of the site.</text:p>
      <text:p text:style-name="P179"/>
      <text:p text:style-name="P254">b)<text:tab/>Only one building permitted on block "A".</text:p>
      <text:p text:style-name="P63"/>
      <text:p text:style-name="P183"><text:span text:style-name="T1">c)<text:tab/>Neighbourhood Commercial Uses permitted on Block "A", Plan M-910, such </text:span><text:soft-page-break/><text:span text:style-name="T1">commercial floor area not to exceed 651 m</text:span><text:span text:style-name="T19">2</text:span><text:span text:style-name="T1">, and the said commercial floor area is hereby restricted to the ground floor of the apartment building. <text:s/>The said commercial floor area is further restricted by permitting only the following:</text:span></text:p>
      <text:p text:style-name="P63"/>
      <text:p text:style-name="P464">-<text:tab/>Laundromat</text:p>
      <text:p text:style-name="P464">-<text:tab/>Bank</text:p>
      <text:p text:style-name="P464">-<text:tab/>Barber shop and beauty parlour</text:p>
      <text:p text:style-name="P464">-<text:tab/>Drug store</text:p>
      <text:p text:style-name="P464">-<text:tab/>Shoe repair store</text:p>
      <text:p text:style-name="P464">-<text:tab/>Dry cleaning and laundry pick-up</text:p>
      <text:p text:style-name="P464">-<text:tab/>Variety stores</text:p>
      <text:p text:style-name="P63"/>
      <text:p text:style-name="P183"><text:span text:style-name="T1">d)<text:tab/>A minimum of 6.45 car parking spaces shall be provided for every 100 m</text:span><text:span text:style-name="T19">2</text:span><text:span text:style-name="T1"> of commercial floor area over and above the parking requirements for the associated residential apartment use and the parking area required in conjunction with the commercial floor area is hereby restricted to the area bounded by St. Clair Avenue, Brimley Road, the westerly limit of Block "A" and the building setback line as Performance Standard No. 35.</text:span></text:p>
      <text:p text:style-name="P63"/>
      <text:p text:style-name="P22"><text:span text:style-name="T1">24.<text:tab/></text:span><text:span text:style-name="T2">On Registered Plan M-629, Lots 4 and 5</text:span></text:p>
      <text:p text:style-name="P63"/>
      <text:p text:style-name="P233"><text:span text:style-name="T1">Three (3) single-family dwellings may be erected, each on a parcel of land having a minimum frontage of 15 m on a public street, and a minimum lot area of 557 m</text:span><text:span text:style-name="T19">2</text:span><text:span text:style-name="T1">.</text:span></text:p>
      <text:p text:style-name="P63"/>
      <text:p text:style-name="P146"><text:span text:style-name="T1">25.<text:tab/>Two single-family dwellings may be erected on Lot 23, Plan M-629, provided each dwelling has appurtenant thereto a parcel of land having a minimum frontage of 15 m on a public street and a minimum area of 468 m</text:span><text:span text:style-name="T19">2</text:span><text:span text:style-name="T1">.</text:span></text:p>
      <text:p text:style-name="P63"/>
      <text:p text:style-name="P146"><text:span text:style-name="T1">26.<text:tab/>On that part of Lot 15, Plan M-475 and part of Lot 1, Plan 2347, identified as Exception 26 on the Schedule "C" map attached hereto and forming a part of this By-law, one apartment dwelling unit may be erected over and above the existing store, the said apartment unit to have a minimum floor area inside dimension of 58 m</text:span><text:span text:style-name="T19">2</text:span><text:span text:style-name="T1">.</text:span></text:p>
      <text:p text:style-name="P153"/>
      <text:p text:style-name="P153">27.<text:tab/>On those lands identified as Exception 27 on the accompanying Schedule "C" map, the following provisions shall apply:</text:p>
      <text:p text:style-name="P153"/>
      <text:p text:style-name="P183"><text:span text:style-name="T1">(a)<text:tab/></text:span><text:span text:style-name="T2">Additional Permitted Use</text:span></text:p>
      <text:p text:style-name="P63"/>
      <text:p text:style-name="P419"><text:span text:style-name="T1">-<text:tab/></text:span><text:span text:style-name="T4">Dwelling Units</text:span></text:p>
      <text:p text:style-name="P63"/>
      <text:p text:style-name="P63"/>
      <text:p text:style-name="P63"/>
      <text:p text:style-name="P204"><text:soft-page-break/>Prohibited Use</text:p>
      <text:p text:style-name="P63"/>
      <text:p text:style-name="P418">-<text:tab/>Automobile Service Stations</text:p>
      <text:p text:style-name="P418"/>
      <text:p text:style-name="P153">28.<text:tab/>On those lands identified as Exception Number 28 on the accompanying Schedule "C" map, the following provisions shall apply:</text:p>
      <text:p text:style-name="P63"/>
      <text:p text:style-name="P267"><text:span text:style-name="T1">(a)<text:tab/></text:span><text:span text:style-name="T2">Additional Permitted Uses</text:span></text:p>
      <text:p text:style-name="P63"/>
      <text:p text:style-name="P275"><text:span text:style-name="T1">-<text:tab/>Marina</text:span></text:p>
      <text:p text:style-name="P282">-<text:tab/>Recreational Uses</text:p>
      <text:p text:style-name="P282">-<text:tab/>Restaurant</text:p>
      <text:p text:style-name="P63"/>
      <text:p text:style-name="P63">29.<text:tab/>Never approved.</text:p>
      <text:p text:style-name="P63"/>
      <text:p text:style-name="P144"><text:span text:style-name="T1">30.<text:tab/>On those lands identified as Exception 30 on the accompanying Schedule "C" map the following provisions shall apply:</text:span></text:p>
      <text:p text:style-name="P341"/>
      <text:p text:style-name="P190"><text:span text:style-name="T1">(a)<text:tab/></text:span><text:span text:style-name="T2">Additional Permitted Use:</text:span></text:p>
      <text:p text:style-name="P93"/>
      <text:list xml:id="list566236866" text:style-name="WW8Num1">
        <text:list-item>
          <text:list>
            <text:list-item>
              <text:p text:style-name="P465"><text:span text:style-name="T1">Professional Offices not exceeding 200 square metres of </text:span><text:span text:style-name="T4">gross floor area</text:span><text:span text:style-name="T1">.</text:span></text:p>
            </text:list-item>
          </text:list>
        </text:list-item>
      </text:list>
      <text:p text:style-name="P94"/>
      <text:p text:style-name="P146"><text:span text:style-name="T1">31.<text:tab/>On those lands identified as Exception 31 on the accompanying Schedule “C” map, the following provisions shall apply:</text:span></text:p>
      <text:p text:style-name="P63"/>
      <text:p text:style-name="P183"><text:span text:style-name="T1">a)<text:tab/></text:span><text:span text:style-name="T2">Additional Permitted Uses</text:span><text:span text:style-name="T1">:</text:span></text:p>
      <text:p text:style-name="P63"/>
      <text:p text:style-name="P389">-<text:tab/>Fraternal Organizations</text:p>
      <text:p text:style-name="P389">-<text:tab/>Private and Public Educational Institutions</text:p>
      <text:p text:style-name="P389">-<text:tab/>Private and Public Recreational Uses and Commercial Uses incidental thereto;</text:p>
      <text:p text:style-name="P63"/>
      <text:p text:style-name="P153">32.<text:tab/>On those lands being the northerly 23.47 m of Block "J", Plan M-350, and identified as Exception 32 on the accompanying Schedule "C" map, one single-family dwelling may be erected.</text:p>
      <text:p text:style-name="P63"/>
      <text:p text:style-name="P153">33.<text:tab/>On lands being lots 170 and 171, Registered Plan 3757 and identified as Exception 33 on the accompanying Schedule "C" map, the following provisions shall apply:</text:p>
      <text:p text:style-name="P63"/>
      <text:p text:style-name="P254">1.<text:tab/>One single-family dwelling may be erected on each of Parts 1, 2 and 3.</text:p>
      <text:p text:style-name="P63"/>
      <text:p text:style-name="P153">34.<text:tab/>On lands being Lot 130, Registered Plan M-350 and identified as Exception 34 on the <text:soft-page-break/>accompanying Schedule "C" map, the following provisions shall apply:</text:p>
      <text:p text:style-name="P63"/>
      <text:p text:style-name="P254">1.<text:tab/>One single-family dwelling may be erected on each of Parts 1 and 2.</text:p>
      <text:p text:style-name="P63"/>
      <text:p text:style-name="P153">35.<text:tab/>On lands being lots 7 and 8 and Block "A", Plan M-910, identified as Exception 35 on the accompanying Schedule "C" map, the following provisions shall apply:</text:p>
      <text:p text:style-name="P63"/>
      <text:p text:style-name="P183"><text:span text:style-name="T1">a)<text:tab/>179 m</text:span><text:span text:style-name="T19">2</text:span><text:span text:style-name="T1"> of the 650 m</text:span><text:span text:style-name="T19">2</text:span><text:span text:style-name="T1"> of Neighbourhood Commercial Floor area may be used for Business and Professional Office Uses.</text:span></text:p>
      <text:p text:style-name="P63"/>
      <text:p text:style-name="P153">36.<text:tab/>On lands being Part Block J, Plan M-350, and identified as Exception 36 on the accompanying Schedule "C" map, the following provisions shall apply:</text:p>
      <text:p text:style-name="P63"/>
      <text:p text:style-name="P183"><text:span text:style-name="T1">a)<text:tab/>One single-family dwelling may be erected on a parcel of land having a minimum frontage of 18 m and a lot area of 557 m</text:span><text:span text:style-name="T19">2</text:span><text:span text:style-name="T1">.</text:span></text:p>
      <text:p text:style-name="P63"/>
      <text:p text:style-name="P183"><text:span text:style-name="T1">b)<text:tab/>Minimum ground floor area 111 m</text:span><text:span text:style-name="T19">2</text:span><text:span text:style-name="T1"> for one-storey or split level dwelling, more than one-storey dwelling to have a minimum ground floor area of 69 m</text:span><text:span text:style-name="T19">2</text:span><text:span text:style-name="T1">.</text:span></text:p>
      <text:p text:style-name="P63"/>
      <text:p text:style-name="P153">37.<text:tab/>On those lands identified as Exception 37 on the accompanying Schedule "C" map, the following provisions shall apply:</text:p>
      <text:p text:style-name="P63"/>
      <text:p text:style-name="P254">a)<text:tab/>One single-family dwelling may be erected on each of Areas "A" and "B".</text:p>
      <text:p text:style-name="P63"/>
      <text:p text:style-name="P153">38.<text:tab/>On those lands identified as Exception 38 on the accompanying Schedule "C" map, the following provisions shall apply:</text:p>
      <text:p text:style-name="P63"/>
      <text:p text:style-name="P179">1.<text:tab/>One single-family dwelling may be erected on each of Areas "A" and "B".</text:p>
      <text:p text:style-name="P63"/>
      <text:p text:style-name="P267"><text:span text:style-name="T1">2.<text:tab/>Area "B" shall contain at least 1950 m</text:span><text:span text:style-name="T19">2</text:span><text:span text:style-name="T1">.</text:span></text:p>
      <text:p text:style-name="P63"/>
      <text:list xml:id="list273029247" text:style-name="WW8Num38">
        <text:list-item>
          <text:p text:style-name="P102">Deleted by By-law 1041-2001.</text:p>
        </text:list-item>
      </text:list>
      <text:p text:style-name="P63"/>
      <text:p text:style-name="P153">40.<text:tab/>On those lands identified as Exception 40 on the accompanying Schedule "C" map, the following shall apply:</text:p>
      <text:p text:style-name="P63"/>
      <text:p text:style-name="P179">a)<text:tab/>The existing single-family dwelling to be permitted to remain as sited on Area "A" with a minimum side yard of 900 mm on the westerly side, and a minimum 1.0  m on the easterly side.</text:p>
      <text:p text:style-name="P63"/>
      <text:p text:style-name="P179">b)<text:tab/>One single-family dwelling may be erected on Area "B" with a minimum of 10.5 m frontage.</text:p>
      <text:p text:style-name="P63"><text:soft-page-break/></text:p>
      <text:p text:style-name="P342">41.<text:tab/>Deleted by By-law 1041-2001.</text:p>
      <text:p text:style-name="P153"/>
      <text:p text:style-name="P153">42.<text:tab/>On those lands identified as Exception 42 on the accompanying Schedule "C" map, the following provisions shall apply:</text:p>
      <text:p text:style-name="P63"/>
      <text:p text:style-name="P254">a)<text:tab/>One single-family dwelling may be constructed on parcel shown as Part 1.</text:p>
      <text:p text:style-name="P254"/>
      <text:p text:style-name="P254">b)<text:tab/>Existing single-family dwelling to remain as sited on parcel shown as Part 2.</text:p>
      <text:p text:style-name="P63"/>
      <text:p text:style-name="P153">43.<text:tab/>On those lands identified as Exception 43 on the accompanying Schedule "C" map, the following provisions shall apply:</text:p>
      <text:p text:style-name="P63"/>
      <text:p text:style-name="P254">a)<text:tab/>A maximum of nine (9) apartment suites shall be permitted.</text:p>
      <text:p text:style-name="P179"/>
      <text:p text:style-name="P179">b)<text:tab/>A maximum of 70% of the ground floor level area may be used for dwelling units.</text:p>
      <text:p text:style-name="P63"/>
      <text:p text:style-name="P254">c)<text:tab/>Parking in the front yard shall be restricted to two (2) parking spaces.</text:p>
      <text:p text:style-name="P63"/>
      <text:p text:style-name="P153">44.<text:tab/>On those lands outlined as Exception 44 on the accompanying Schedule "C" map, the following shall apply:</text:p>
      <text:p text:style-name="P63"/>
      <text:p text:style-name="P179">(a)<text:tab/>For the purposes of this Exception, Building Height shall mean the vertical distance measured from the average elevation of the finished grade at the front wall of the building to the base of the eaves of the said building.</text:p>
      <text:p text:style-name="P63"/>
      <text:p text:style-name="P153">45.<text:tab/>On those lands identified as Exception 45 on the accompanying Schedule "C" map shall be used in conjunction with the adjoining lands to the east but not for purpose of erecting a separate single-family dwelling per aforesaid parcel (as outlined in Performance Standards Number 1 and in Schedule "B" of By-law 9396).</text:p>
      <text:p text:style-name="P63"/>
      <text:list xml:id="list3377304885" text:style-name="WW8Num21">
        <text:list-item>
          <text:p text:style-name="P103">On those lands identified as Exception 46 on the accompanying Schedule "C" map, the following shall apply:</text:p>
        </text:list-item>
      </text:list>
      <text:p text:style-name="P63"/>
      <text:p text:style-name="P179">(a)<text:tab/>A maximum of eight (8) visitors' parking spaces shall be permitted in the yard abutting Kingston Road.</text:p>
      <text:p text:style-name="P63"/>
      <text:p text:style-name="P153">47.<text:tab/>On those lands identified as Exception 47 on the accompanying Schedule "C" map, the following shall apply:</text:p>
      <text:list xml:id="list3044173732" text:style-name="WW8Num14">
        <text:list-item>
          <text:p text:style-name="P135"><text:span text:style-name="T1">Parcel “A” shall have a minimum frontage of 26 metres and a minimum lot area of <text:s text:c="5"/><text:tab/>929 square metres.</text:span></text:p>
        </text:list-item>
      </text:list>
      <text:p text:style-name="P63"><text:soft-page-break/></text:p>
      <text:list xml:id="list145013626007846" text:continue-numbering="true" text:style-name="WW8Num14">
        <text:list-item>
          <text:p text:style-name="P135"><text:span text:style-name="T1">Parcel “B” shall have a minimum frontage of 29 metres and a minimum lot area of <text:s text:c="6"/><text:tab/>1020 square metres.</text:span></text:p>
        </text:list-item>
      </text:list>
      <text:p text:style-name="P63"/>
      <text:list xml:id="list145013939575964" text:continue-numbering="true" text:style-name="WW8Num14">
        <text:list-item>
          <text:p text:style-name="P135"><text:span text:style-name="T1">Parcel “C” shall have a minimum frontage of 9.2 metres and a minimum lot area of <text:s text:c="6"/><text:tab/>1110 square metres.</text:span></text:p>
        </text:list-item>
      </text:list>
      <text:p text:style-name="P63"/>
      <text:list xml:id="list145015093818607" text:continue-numbering="true" text:style-name="WW8Num14">
        <text:list-item>
          <text:p text:style-name="P135"><text:span text:style-name="T1">Parcel “D” shall have a minimum frontage of 8.8 metres and a minimum lot area of <text:s text:c="6"/><text:tab/>1110 square metres.</text:span></text:p>
        </text:list-item>
      </text:list>
      <text:p text:style-name="P63"/>
      <text:list xml:id="list145015160742428" text:continue-numbering="true" text:style-name="WW8Num14">
        <text:list-item>
          <text:p text:style-name="P98">Parcel “E” shall have a minimum frontage of 41.5 metres and a minimum lot area of <text:s text:c="6"/>1575 square metres.</text:p>
        </text:list-item>
      </text:list>
      <text:p text:style-name="P63"/>
      <text:list xml:id="list145014928664284" text:continue-numbering="true" text:style-name="WW8Num14">
        <text:list-item>
          <text:p text:style-name="P98">Parcel “F” shall have a minimum frontage of 28.5 metres and a minimum lot area of <text:s text:c="6"/>1390 square metres.</text:p>
        </text:list-item>
      </text:list>
      <text:p text:style-name="P63"/>
      <text:list xml:id="list229118309" text:style-name="WW8Num4">
        <text:list-item>
          <text:p text:style-name="P104">On those lands identified as Exception 48 on the accompanying Schedule "C" map, only Senior Citizen Apartments shall be permitted.</text:p>
        </text:list-item>
      </text:list>
      <text:p text:style-name="P63"/>
      <text:list xml:id="list145014492607276" text:continue-numbering="true" text:style-name="WW8Num4">
        <text:list-item>
          <text:p text:style-name="P104">Deleted by By-law 953-2001</text:p>
        </text:list-item>
      </text:list>
      <text:p text:style-name="P63"/>
      <text:p text:style-name="P153">50.<text:tab/>On those lands identified as Exception 50 on the accompanying Schedule "C" map, the following provisions shall apply:</text:p>
      <text:p text:style-name="P254"/>
      <text:p text:style-name="P254">(a)<text:tab/>The provisions of Clause VII, Section 1.3.1, shall not apply.</text:p>
      <text:p text:style-name="P63"/>
      <text:p text:style-name="P179">(b)<text:tab/>Notwithstanding the provisions of Clause VIII, Section 12, "Office Uses", only the following uses shall be permitted:</text:p>
      <text:p text:style-name="P63"/>
      <text:p text:style-name="P404">- Commercial Uses to include only:</text:p>
      <text:p text:style-name="P404">- Banks</text:p>
      <text:p text:style-name="P406"><text:span text:style-name="T1">- </text:span><text:span text:style-name="T4">Ground Signs</text:span><text:span text:style-name="T1"> which are </text:span><text:span text:style-name="T4">non-accessory</text:span></text:p>
      <text:p text:style-name="P466">-<text:tab/>Marketplace Signs</text:p>
      <text:p text:style-name="P405">- <text:s/>Retail Stores</text:p>
      <text:p text:style-name="P405">- <text:s/>Educational Facilities</text:p>
      <text:p text:style-name="P405">- <text:s/>Restaurants</text:p>
      <text:list xml:id="list2779781782" text:style-name="WW8Num16">
        <text:list-item>
          <text:p text:style-name="P105">Personal Service Shops</text:p>
        </text:list-item>
      </text:list>
      <text:p text:style-name="P405">- <text:s/>Professional, Business and Administrative Offices</text:p>
      <text:p text:style-name="P467"><text:span text:style-name="T1">-<text:tab/></text:span><text:span text:style-name="T4">Wall Signs</text:span><text:span text:style-name="T1"> which are </text:span><text:span text:style-name="T4">non-accessory</text:span></text:p>
      <text:p text:style-name="P265">(c)<text:tab/>Pinball Machines and other electronic or manually operated games are prohibited.</text:p>
      <text:p text:style-name="P106"/>
      <text:p text:style-name="P184"><text:span text:style-name="T1">(d)<text:tab/>Commercial uses shall not exceed 10% of the total built floor area, provided that </text:span><text:soft-page-break/><text:span text:style-name="T1">up to 350 m</text:span><text:span text:style-name="T19">2</text:span><text:span text:style-name="T1"> of commercial floor area shall be permitted in advance of any floor area used for offices.</text:span></text:p>
      <text:p text:style-name="P106"/>
      <text:p text:style-name="P180">(e)<text:tab/>The provisions of By-law 9396, as amended, shall apply collectively to the lands encompassed by this Exception, notwithstanding their division into two or more parcels.</text:p>
      <text:p text:style-name="P106"/>
      <text:p text:style-name="P164"><text:span text:style-name="T1">51.<text:tab/>On these lands identified as Exception Number 51 on the accompanying Schedule “C” map, the following provisions shall apply:</text:span></text:p>
      <text:p text:style-name="P180"/>
      <text:p text:style-name="P180">(a)<text:tab/>Prohibited Uses:</text:p>
      <text:p text:style-name="P106"/>
      <text:p text:style-name="P426"><text:span text:style-name="T1">-<text:tab/></text:span><text:span text:style-name="T4">Non Accessory Ground Signs</text:span><text:span text:style-name="T1"> excluding </text:span><text:span text:style-name="T4">Marketplace Signs</text:span></text:p>
      <text:p text:style-name="P426"><text:span text:style-name="T1">-<text:tab/></text:span><text:span text:style-name="T4">Wall Signs</text:span><text:span text:style-name="T1"> which are </text:span><text:span text:style-name="T4">non-accessory</text:span></text:p>
      <text:p text:style-name="P106"/>
      <text:p text:style-name="P156">52.<text:tab/>On those lands identified as Exception 52 on the accompanying Schedule "C" map, the following provisions shall apply:</text:p>
      <text:p text:style-name="P106"/>
      <text:p text:style-name="P268"><text:span text:style-name="T1">a)<text:tab/></text:span><text:span text:style-name="T2">Part of Lots 145 and 146, Registered Plan M-440</text:span></text:p>
      <text:p text:style-name="P106"/>
      <text:p text:style-name="P205">Notwithstanding Clause VI, Section 4, one single-family dwelling may be erected or maintained on these lands.</text:p>
      <text:p text:style-name="P106"/>
      <text:p text:style-name="P268"><text:span text:style-name="T1">b)<text:tab/></text:span><text:span text:style-name="T2">Part of Block A, Registered Plan 1734</text:span></text:p>
      <text:p text:style-name="P106"/>
      <text:p text:style-name="P205">One single-family dwelling may be erected or maintained.</text:p>
      <text:list xml:id="list2101430437" text:style-name="WW8Num32">
        <text:list-item>
          <text:p text:style-name="P107">On those lands identified as Exception 53 on the accompanying Schedule "C" map, the following provisions shall apply:</text:p>
        </text:list-item>
      </text:list>
      <text:p text:style-name="P106"/>
      <text:p text:style-name="P268"><text:span text:style-name="T1">(a)<text:tab/>Maximum floor area per dwelling unit shall be 320 m</text:span><text:span text:style-name="T19">2</text:span><text:span text:style-name="T1">.</text:span></text:p>
      <text:p text:style-name="P106"/>
      <text:p text:style-name="P265">(b)<text:tab/>Maximum height: <text:s text:c="2"/>9.5 m.</text:p>
      <text:p text:style-name="P265"/>
      <text:p text:style-name="P156">54.<text:tab/>On those lands identified as Exception No. 54 on the accompanying Schedule "C" map, the following provisions shall apply.</text:p>
      <text:p text:style-name="P106"/>
      <text:p text:style-name="P106"/>
      <text:p text:style-name="P106"/>
      <text:p text:style-name="P268"><text:span text:style-name="T1">1.<text:tab/></text:span><text:span text:style-name="T2">Definitions</text:span></text:p>
      <text:p text:style-name="P108"/>
      <text:p text:style-name="P468">a)<text:tab/>The definitions of basement, floor area, building height, storey and rear yard contained in Clause V, Section (f) shall no longer apply.</text:p>
      <text:p text:style-name="P468"><text:soft-page-break/></text:p>
      <text:p text:style-name="P469"><text:span text:style-name="T1">b)<text:tab/></text:span><text:span text:style-name="T3">Basement</text:span><text:span text:style-name="T1"> shall mean a storey or portion of a storey of a building in which the floor is more than .75 m below the level of the averaged finished grade at the front and side main walls of the building.</text:span></text:p>
      <text:p text:style-name="P108"/>
      <text:p text:style-name="P469"><text:span text:style-name="T1">c)<text:tab/></text:span><text:span text:style-name="T3">Rear Yard</text:span><text:span text:style-name="T1"> shall mean the space between a main wall of a building, and a rear lot line extending the full width of the lot. <text:s/>The location of accessory buildings shall not be used to determine the dimensions of a rear yard.</text:span></text:p>
      <text:p text:style-name="P108"/>
      <text:p text:style-name="P469"><text:span text:style-name="T1">d)<text:tab/></text:span><text:span text:style-name="T3">Floor Area</text:span><text:span text:style-name="T1"> shall mean the area of all floors of a dwelling measured from the outside of the exterior walls, excluding the floor area of all basements and garages.</text:span></text:p>
      <text:p text:style-name="P108"/>
      <text:p text:style-name="P469"><text:span text:style-name="T1">e)<text:tab/></text:span><text:span text:style-name="T3">Height</text:span><text:span text:style-name="T1"> shall mean the vertical distance measured from the mean grade at the intersection of the side lot lines and the minimum front yard setback to the <text:s/>highest point of the building, excluding chimneys, skylights, vents, antennae, elevator machine rooms, and parapet walls.</text:span></text:p>
      <text:p text:style-name="P108"/>
      <text:p text:style-name="P469"><text:span text:style-name="T1">f)<text:tab/></text:span><text:span text:style-name="T3">Storey</text:span><text:span text:style-name="T1"> means that portion of a building which is situated between the top of any floor and the top of the floor next above it and, if there is no floor above it, that portion between the top of such floor and the ceiling above it.</text:span></text:p>
      <text:p text:style-name="P108"/>
      <text:p text:style-name="P165"><text:span text:style-name="T1">56.<text:tab/>One those lands identified as Exception 56 on the accompany Schedule “C” map, the following provisions shall apply:</text:span></text:p>
      <text:p text:style-name="P109"><text:tab/></text:p>
      <text:list xml:id="list2793592716" text:style-name="WW8Num10">
        <text:list-item>
          <text:p text:style-name="P185">The following additional use is permitted in the Community Commercial ‘CC’ zone:</text:p>
        </text:list-item>
      </text:list>
      <text:p text:style-name="P24"/>
      <text:p text:style-name="P197">-<text:tab/>greenhouse in association with a retail store</text:p>
      <text:p text:style-name="P24"/>
      <text:list xml:id="list145014595507230" text:continue-numbering="true" text:style-name="WW8Num10">
        <text:list-item>
          <text:p text:style-name="P185">The following uses are prohibited in the Community Commercial ‘CC’ zone:</text:p>
        </text:list-item>
      </text:list>
      <text:p text:style-name="P470"/>
      <text:list xml:id="list145014189599416" text:continue-numbering="true" text:style-name="WW8Num10">
        <text:list-item>
          <text:list>
            <text:list-item>
              <text:p text:style-name="P209">restaurants</text:p>
            </text:list-item>
            <text:list-item>
              <text:p text:style-name="P209">outside storage</text:p>
            </text:list-item>
          </text:list>
        </text:list-item>
      </text:list>
      <text:p text:style-name="P24"/>
      <text:list xml:id="list3448574033" text:style-name="WW8Num29">
        <text:list-item>
          <text:p text:style-name="P137">The maximum gross floor area for a greenhouse shall be 315 square metres</text:p>
        </text:list-item>
      </text:list>
      <text:p text:style-name="P24"/>
      <text:list xml:id="list145013930516261" text:continue-numbering="true" text:style-name="WW8Num29">
        <text:list-item>
          <text:p text:style-name="P137">Residential uses are not permitted on the ground floor of any building.</text:p>
        </text:list-item>
        <text:list-item>
          <text:p text:style-name="P137">Notwithstanding Performance Standards 29 and 400 in <text:span text:style-name="T7">Schedule ‘B’ Performance Standards Chart</text:span>, a minimum building setback of 1.2 m is permitted in the area shown as Part A of Exception 56.</text:p>
        </text:list-item>
      </text:list>
      <text:p text:style-name="P24"/>
      <text:list xml:id="list145014349531625" text:continue-numbering="true" text:style-name="WW8Num29">
        <text:list-item>
          <text:p text:style-name="P137">The landscaping requirements provision of <text:span text:style-name="T7">CLAUSE VI – PROVISIONS FOR </text:span><text:soft-page-break/><text:span text:style-name="T7">ALL ZONES, Section 5, </text:span><text:span text:style-name="T11">Landscaping Requirements</text:span> shall not apply to the lands encompassed by Exception 56. </text:p>
        </text:list-item>
      </text:list>
      <text:p text:style-name="P197"/>
      <text:p text:style-name="P173">g)<text:span text:style-name="T7"><text:tab/></text:span>Within the lands encompassed by Exception 56, no person shall use any land or erect or use any building or structure unless the following municipal services are provided to the lot line and the following provisions are complied with:</text:p>
      <text:p text:style-name="P24"/>
      <text:p text:style-name="P394">(i)<text:tab/>all water mains and sanitary sewers, and appropriate appurtenances, have been installed and are operational.</text:p>
      <text:p text:style-name="P394"/>
      <text:p text:style-name="P157">57.<text:tab/>One those lands identified as Exception 57 on the accompany Schedule “C” map, the following provisions shall apply:</text:p>
      <text:p text:style-name="P343"/>
      <text:list xml:id="list2473695899" text:style-name="WW8Num25">
        <text:list-item>
          <text:p text:style-name="P188"><text:span text:style-name="T4">CLAUSE VI - PROVISIONS FOR ALL ZONES</text:span><text:span text:style-name="T1">, </text:span><text:span text:style-name="T4">Section 16</text:span><text:span text:style-name="T1">. </text:span><text:span text:style-name="T3">Regulations for Single-Family and Two-Family Dwellings</text:span><text:span text:style-name="T1"> shall not apply to the lands encompassed by Exception 57. <text:s/>Instead the following shall apply:</text:span></text:p>
        </text:list-item>
      </text:list>
      <text:p text:style-name="P340"/>
      <text:p text:style-name="P471"><text:span text:style-name="T1">Maximum Height: <text:s/><text:tab/>- 11.2 m and 2 storeys for </text:span><text:span text:style-name="T4">single-family dwellings</text:span></text:p>
      <text:p text:style-name="P472"><text:span text:style-name="T4"><text:tab/><text:tab/><text:tab/>- </text:span><text:span text:style-name="T1">11.2 m and 2 storeys or 13.5 m and 3 storeys for </text:span><text:span text:style-name="T4">two-family dwellings</text:span></text:p>
      <text:p text:style-name="P473"/>
      <text:p text:style-name="P474"><text:tab/>Maximum basement height:<text:tab/>1 metre</text:p>
      <text:p text:style-name="P476"/>
      <text:p text:style-name="P187"><text:span text:style-name="T1">(b)<text:tab/>2 </text:span><text:span text:style-name="T4">model homes</text:span><text:span text:style-name="T1"> are permitted in the area identified as Part A on the lands encompassed by Exception 57 provided a model home agreement has been executed and subject to the following provisions:</text:span></text:p>
      <text:p text:style-name="P476"/>
      <text:p text:style-name="P427"><text:span text:style-name="T1">-<text:tab/></text:span><text:span text:style-name="T4">Model Home</text:span><text:span text:style-name="T1"> shall mean a finished dwelling unit for temporary display to the public prior to occupancy for residential purposes.</text:span></text:p>
      <text:p text:style-name="P424"/>
      <text:p text:style-name="P425">-<text:tab/>Minimum building setback of 3 m from Jeanette Street except for the main wall containing the vehicular entrance which shall be setback a minimum of 6 m and balconies, unenclosed porches, and bay or box windows which shall be setback a minimum of 1.45 m from Jeanette Street.</text:p>
      <text:p text:style-name="P424"/>
      <text:p text:style-name="P425">-<text:tab/>Minimum building setback of 1.2 m from the north boundary of Part A.</text:p>
      <text:p text:style-name="P425">-<text:tab/>Minimum building setback of 7.5 m from the east boundary of Part A.</text:p>
      <text:p text:style-name="P424"/>
      <text:p text:style-name="P427"><text:span text:style-name="T1">-<text:tab/>Minimum separation of 1.2 m between side walls of </text:span><text:span text:style-name="T4">model homes.</text:span></text:p>
      <text:p text:style-name="P423"/>
      <text:p text:style-name="P181">(c)<text:tab/>A temporary sales trailer and associated parking is permitted on the lands <text:soft-page-break/>encompassed by Exception 57 subject to the following provisions:</text:p>
      <text:p text:style-name="P476"/>
      <text:p text:style-name="P425">-<text:tab/>Minimum building setback of 2.5 m from the St. Clair Avenue street line.</text:p>
      <text:p text:style-name="P424"/>
      <text:p text:style-name="P425">-<text:tab/>Minimum building setback of 2 m from the east boundary of Exception 57.</text:p>
      <text:p text:style-name="P424"/>
      <text:p text:style-name="P425">-<text:tab/>Minimum separation of 1.3 m between the side wall of a sales trailer and the side wall of a model home.</text:p>
      <text:p text:style-name="P474"/>
      <text:p text:style-name="P187"><text:span text:style-name="T1">(d)<text:tab/>The provisions of </text:span><text:span text:style-name="T4">CLAUSE VI – PROVISIONS FOR ALL ZONES</text:span><text:span text:style-name="T1"> </text:span><text:span text:style-name="T4">Section 20.</text:span><text:span text:style-name="T1"> </text:span><text:span text:style-name="T3">Front yard Landscaping and Front yard Soft Landscaping Requirements</text:span><text:span text:style-name="T1"> shall not apply to the lands encompassed by Exception 57 and instead the following front yard landscaping provisions shall apply to </text:span><text:span text:style-name="T4">single-family dwellings</text:span><text:span text:style-name="T1"> and </text:span><text:span text:style-name="T4">two-family dwellings</text:span><text:span text:style-name="T1">:</text:span></text:p>
      <text:p text:style-name="P476"/>
      <text:p text:style-name="P425">-<text:tab/>A minimum of 50% of the front yard shall be maintained as landscaping. <text:s/>Landscaping means trees, shrubs, grass, flowers, vegetables, and other vegetation, decorative stonework, walkways, patios, screening or other horticultural and landscape-architectural elements or any combination of these. <text:s/>Landscaping does not include driveways or parking areas, and directly associated elements such as curbs or retaining walls. </text:p>
      <text:p text:style-name="P476"/>
      <text:p text:style-name="P187"><text:span text:style-name="T1">(e)<text:tab/>The provisions of </text:span><text:span text:style-name="T4">CLAUSE VII - GENERAL PARKING REGULATIONS FOR ALL ZONES</text:span><text:span text:style-name="T1"> </text:span><text:span text:style-name="T4">Section 1.3.2. </text:span><text:span text:style-name="T3">Driveway Dimensions</text:span><text:span text:style-name="T1"> shall not apply to the lands encompassed by Exception 57. <text:s/>Instead the following shall apply:</text:span></text:p>
      <text:p text:style-name="P476"/>
      <text:p text:style-name="P343"><text:tab/>Driveway Dimensions</text:p>
      <text:p text:style-name="P476"/>
      <text:p text:style-name="P427"><text:span text:style-name="T1">-<text:tab/>For </text:span><text:span text:style-name="T4">single-family dwellings</text:span><text:span text:style-name="T1"> and </text:span><text:span text:style-name="T4">two-family dwellings</text:span><text:span text:style-name="T1"> a driveway which is located in or which passes through the front yard shall have a minimum width of 2.6 m. <text:s/>For all other uses a driveway shall have a minimum width of 3 m per lane.</text:span></text:p>
      <text:p text:style-name="P476"/>
      <text:p text:style-name="P187"><text:span text:style-name="T1">(f)<text:tab/>Notwithstanding the definition of </text:span><text:span text:style-name="T4">Main Wall</text:span><text:span text:style-name="T1"> contained in </text:span><text:span text:style-name="T4">CLAUSE V – INTERPRETATION, Section (f), </text:span><text:span text:style-name="T3">Definitions</text:span><text:span text:style-name="T1"> and Performance Standard 201, the minimum setback of balconies, unenclosed porches and bay or box windows shall be 1.45 m from a street.</text:span></text:p>
      <text:p text:style-name="P187"><text:span text:style-name="T1">(g)<text:tab/></text:span>The following provisions shall apply to all buildings or structures on the lands encompassed by Exception 57, except for <text:span text:style-name="T7">Model Homes</text:span> where a model home agreement has been executed:</text:p>
      <text:p text:style-name="P475"/>
      <text:p text:style-name="P187"><text:tab/>No person shall use any land or erect or use any building or structure unless the <text:soft-page-break/>following municipal services are provided to the lot line and the following provisions are complied with:</text:p>
      <text:p text:style-name="P477"/>
      <text:p text:style-name="P395">(i)<text:tab/>all new public roads have been constructed to a minimum of base curb and base asphalt and are connected to an existing public highway, and</text:p>
      <text:p text:style-name="P479"/>
      <text:p text:style-name="P396">(ii)<text:tab/>all water mains and sanitary sewers, and appropriate appurtenances, have been installed and are operational.</text:p>
      <text:p text:style-name="P390"/>
      <text:p text:style-name="P143">58.<text:tab/>(a)<text:tab/>Permitted Uses</text:p>
      <text:p text:style-name="P140"/>
      <text:p text:style-name="P391">Retirement Home</text:p>
      <text:p text:style-name="P482"/>
      <text:p text:style-name="P192">Shall mean living accommodation for senior citizens provided primarily in bed-sitting rooms, other than a Senior Citizen's Community House, provided there is:</text:p>
      <text:p text:style-name="P144"/>
      <text:p text:style-name="P397">(i)<text:tab/>a maximum of two persons per bed sitting room;</text:p>
      <text:p text:style-name="P483"/>
      <text:p text:style-name="P397">(ii)<text:tab/>accommodation for one or more staff persons;</text:p>
      <text:p text:style-name="P483"/>
      <text:p text:style-name="P397">(iii)<text:tab/>one or more common lounges and dining areas; and</text:p>
      <text:p text:style-name="P483"/>
      <text:p text:style-name="P397">(iv)<text:tab/>food preparation facilities shared by all residents.</text:p>
      <text:p text:style-name="P397"/>
      <text:p text:style-name="P484"><text:tab/></text:p>
      <text:p text:style-name="P391">Bed Sitting Room</text:p>
      <text:p text:style-name="P481"/>
      <text:p text:style-name="P392">Shall mean a private room used as separate living accommodation that:</text:p>
      <text:p text:style-name="P482"/>
      <text:p text:style-name="P398">(i)<text:tab/>has a private entrance from a hallway inside a building; and</text:p>
      <text:p text:style-name="P398"/>
      <text:p text:style-name="P398">(ii)<text:tab/>may include sanitary facilities but not food preparation facilities.</text:p>
      <text:p text:style-name="P399"/>
      <text:p text:style-name="P191">(b)<text:tab/>On those lands identified as Exception 58 on Schedule '1' map attached hereto and forming part of this By-law, the following standards shall apply only to a <text:span text:style-name="T7">Retirement Home:</text:span></text:p>
      <text:p text:style-name="P485"/>
      <text:p text:style-name="P400">(i)<text:tab/>Minimum of 0.45 <text:span text:style-name="T7">parking spaces</text:span> shall be provided per <text:span text:style-name="T7">bed‑sitting room</text:span>;</text:p>
      <text:p text:style-name="P386"/>
      <text:p text:style-name="P386">(ii)<text:tab/>Minimum building <text:span text:style-name="T7">setback</text:span> 7.0 metres from the street line of St. Clair Avenue East;</text:p>
      <text:p text:style-name="P386"><text:soft-page-break/></text:p>
      <text:p text:style-name="P386">(iii)<text:tab/>Minimum <text:span text:style-name="T7">side yard</text:span> building <text:span text:style-name="T7">setback </text:span>of 0.0 metres each side for the underground parking and the first floor above grade and 1.2 metres for subsequent floors;</text:p>
      <text:p text:style-name="P394"/>
      <text:p text:style-name="P386">(iv)<text:tab/>Maximum <text:span text:style-name="T7">gross floor area</text:span> of 3,804 square metres (excluding mechanical penthouse);</text:p>
      <text:p text:style-name="P394"/>
      <text:p text:style-name="P394">(v)<text:tab/>Maximum of 55 <text:span text:style-name="T7">bed-sitting rooms</text:span>;</text:p>
      <text:p text:style-name="P394"/>
      <text:p text:style-name="P386">(vi)<text:tab/>Maximum <text:span text:style-name="T7">coverage</text:span> of 41%;</text:p>
      <text:p text:style-name="P394"/>
      <text:p text:style-name="P394">(vii)<text:tab/>Maximum <text:span text:style-name="T7">height</text:span> of 19.0 metres;</text:p>
      <text:p text:style-name="P394"/>
      <text:p text:style-name="P386">(viii)<text:tab/>Maximum <text:span text:style-name="T7">height </text:span>of 7<text:span text:style-name="T7"> storeys. <text:s/></text:span>The 7th <text:span text:style-name="T7">storey</text:span> shall be used for indoor amenity space only to a maximum of 111 square metres;</text:p>
      <text:p text:style-name="P394"/>
      <text:p text:style-name="P394">(ix)<text:tab/>Minimum <text:span text:style-name="T7">rear yard setback</text:span> of 6.8 metres;</text:p>
      <text:p text:style-name="P394"/>
      <text:p text:style-name="P394">(x)<text:tab/>Minimum outdoor rooftop amenity area of 170 square metres; and</text:p>
      <text:p text:style-name="P394"/>
      <text:p text:style-name="P394">(xi)<text:tab/>Minimum indoor amenity area of 690 square metres.</text:p>
      <text:p text:style-name="P158"/>
      <text:p text:style-name="P158"/>
      <text:p text:style-name="P163"><text:span text:style-name="T28">59. <text:tab/>On those lands identified as Exception 59 on the accompanying Schedule "C" map, the following provision shall apply:</text:span></text:p>
      <text:p text:style-name="P159"/>
      <text:p text:style-name="P269"><text:span text:style-name="T28">(a) <text:tab/>Additional Permitted Use:</text:span></text:p>
      <text:p text:style-name="P523"/>
      <text:p text:style-name="P524">Townhouses</text:p>
      <text:p text:style-name="Default"/>
      <text:p text:style-name="Default"/>
      <text:p text:style-name="Default"/>
      <text:p text:style-name="P163"><text:span text:style-name="T28">60. <text:tab/>On those lands identified as Exception 60 on the accompanying Schedule "C" map, the following provision shall apply:</text:span></text:p>
      <text:p text:style-name="P159"/>
      <text:p text:style-name="P189"><text:span text:style-name="T28">(a) <text:tab/>For the purposes of determining lot </text:span><text:span text:style-name="T27">coverage </text:span><text:span text:style-name="T28">and frontage on a public </text:span><text:span text:style-name="T27">street</text:span><text:span text:style-name="T28">, the provisions of this By-law shall apply collectively to this property notwithstanding its division into two or more parcels.</text:span></text:p>
      <text:p text:style-name="Default"/>
      <text:p text:style-name="P438"><text:span text:style-name="T16">61.<text:tab/>On those lands identified as Exception No. 61 on the accompanying Schedule 'C' map, the following provisions shall apply:</text:span></text:p>
      <text:p text:style-name="P445"><text:soft-page-break/></text:p>
      <text:p text:style-name="P456"><text:span text:style-name="T16">(a)<text:tab/>In addition to the uses permitted by the zone, the following uses are also permitted within a building with a maximum </text:span><text:span text:style-name="T9">floor area</text:span><text:span text:style-name="T16"> of 170 square metres that complies with </text:span><text:span text:style-name="T9">height</text:span><text:span text:style-name="T16">,</text:span><text:span text:style-name="T9"> coverage</text:span><text:span text:style-name="T16"> and minimum setbacks for a building in a Single Family Residential (S) zone:</text:span></text:p>
      <text:p text:style-name="P455"/>
      <text:p text:style-name="P456"><text:span text:style-name="T16"><text:tab/><text:tab/>-<text:tab/>Office Uses.</text:span></text:p>
      <text:p text:style-name="P445"/>
      <text:p text:style-name="P435"><text:span text:style-name="T16">(b)<text:tab/>Notwithstanding Clause VIII - Zone Provisions, subsection 1(a), a </text:span><text:span text:style-name="T9">Dwelling Unit</text:span><text:span text:style-name="T16"> is permitted within a building containing office uses;</text:span></text:p>
      <text:p text:style-name="P433"/>
      <text:p text:style-name="P435"><text:span text:style-name="T16">(c)<text:tab/>Notwithstanding Clause VII, General Parking Regulations for all Zones, subsection 2.1.1, Street Yard Parking, four (4) parking spaces are permitted in the </text:span><text:span text:style-name="T9">street yard</text:span><text:span text:style-name="T16">; and</text:span></text:p>
      <text:p text:style-name="P434"/>
      <text:p text:style-name="P435"><text:span text:style-name="T16">(d)<text:tab/>Notwithstanding Clause VI, Provisions for All Zones, subsection 20.1(c) and subsection 20.2(a), a minimum of 35% of the </text:span><text:span text:style-name="T9">front yard</text:span><text:span text:style-name="T16"> shall be maintained as soft landscaping.</text:span></text:p>
      <text:p text:style-name="P446"/>
      <text:p text:style-name="P437">62.<text:tab/>On those lands identified as Exception No. 62 on the accompanying Schedule "C" map the following provisions shall apply:</text:p>
      <text:p text:style-name="P138"/>
      <text:p text:style-name="P138"><text:tab/>(a) <text:tab/>Additional Permitted Uses</text:p>
      <text:p text:style-name="P138"/>
      <text:p text:style-name="P486">A temporary sales office for the sale of residential dwelling units on the property. <text:tab/></text:p>
      <text:p text:style-name="P486"/>
      <text:p text:style-name="P210">The following non-residential uses are permitted on the ground floor of a building:</text:p>
      <text:p text:style-name="P138"/>
      <text:list xml:id="list2184152590" text:style-name="WW8Num12">
        <text:list-item>
          <text:p text:style-name="P139">Restaurants</text:p>
        </text:list-item>
        <text:list-item>
          <text:p text:style-name="P139">Art Gallery</text:p>
        </text:list-item>
        <text:list-item>
          <text:p text:style-name="P141">Retail stores</text:p>
        </text:list-item>
      </text:list>
      <text:p text:style-name="P480"/>
      <text:list xml:id="list145014898395098" text:continue-numbering="true" text:style-name="WW8Num12">
        <text:list-item>
          <text:p text:style-name="P141">Artist Studio</text:p>
        </text:list-item>
        <text:list-item>
          <text:p text:style-name="P141">Performing Arts Studio</text:p>
        </text:list-item>
        <text:list-item>
          <text:p text:style-name="P141">Automated Banking Machine</text:p>
        </text:list-item>
        <text:list-item>
          <text:p text:style-name="P141">Courts of Law</text:p>
        </text:list-item>
        <text:list-item>
          <text:p text:style-name="P141">Tutorial facilities</text:p>
        </text:list-item>
        <text:list-item>
          <text:p text:style-name="P141">Business and Professional Offices</text:p>
        </text:list-item>
        <text:list-item>
          <text:p text:style-name="P141">Financial Institution</text:p>
        </text:list-item>
        <text:list-item>
          <text:p text:style-name="P141">Library</text:p>
        </text:list-item>
        <text:list-item>
          <text:p text:style-name="P141"><text:soft-page-break/>Medical Office</text:p>
        </text:list-item>
        <text:list-item>
          <text:p text:style-name="P141">Museum</text:p>
        </text:list-item>
        <text:list-item>
          <text:p text:style-name="P141">Personal Service Shop</text:p>
        </text:list-item>
        <text:list-item>
          <text:p text:style-name="P141">Pet Services</text:p>
        </text:list-item>
        <text:list-item>
          <text:p text:style-name="P141">Religious Education Use</text:p>
        </text:list-item>
        <text:list-item>
          <text:p text:style-name="P141">Software Development and Processing</text:p>
        </text:list-item>
        <text:list-item>
          <text:p text:style-name="P141">Veterinary Hospital</text:p>
        </text:list-item>
        <text:list-item>
          <text:p text:style-name="P141">Community Centre</text:p>
        </text:list-item>
        <text:list-item>
          <text:p text:style-name="P141">Education Use</text:p>
        </text:list-item>
      </text:list>
      <text:p text:style-name="P211"/>
      <text:p text:style-name="P438">63.<text:tab/>On those lands identified as Exception No. 63 on the accompanying Schedule "C" map the following provisions shall apply:</text:p>
      <text:p text:style-name="P438"/>
      <text:p text:style-name="P487"><text:tab/>1. <text:tab/>Pursuant to Section 37 of the Planning Act and subject to compliance with this By-law, the increase in height and density of development on the lot contemplated herein is permitted in return for the provision by the owner, at the owner's expense, of the following facilities, services and matters which are secured by one or more agreements pursuant to Section 37(3) of the Planning Act that are in a form and registered on title to the lot, to the satisfaction of the City Solicitor:</text:p>
      <text:p text:style-name="P438"/>
      <text:p text:style-name="P488"><text:tab/>(a) <text:tab/><text:span text:style-name="T34">Prior to issuance of an above grade building permit other than building permit for a temporary sales office/pavilion</text:span><text:span text:style-name="T46"> </text:span><text:span text:style-name="T34">the owner shall: provide a cash contribution of </text:span>Three Hundred and Twenty Thousand dollars <text:span text:style-name="T34">$320,000.00 </text:span>paid by way of certified cheque payable to the Treasurer, City of Toronto, to be directed towards streetscape improvements on Kingston Road between St. Clair Avenue and Bellamy Road in Ward 36.</text:p>
      <text:p text:style-name="P490"/>
      <text:p text:style-name="P491">(b)<text:tab/>$320.000.00<text:span text:style-name="T34">, with such amount to be indexed upwardly in accordance with the Statistics Canada Non-Residential Construction Price Index for Toronto, calculated from the date of the Section 37 Agreement to the date the payment is made.</text:span></text:p>
      <text:p text:style-name="P489"/>
      <text:p text:style-name="P490"/>
      <text:p text:style-name="P436">2. <text:tab/>The owner shall not use, or permit the use of, a building or structure erected with an increase in density pursuant to this By-law unless the cash contribution contemplated herein has been paid.</text:p>
      <text:p text:style-name="P492"/>
      <text:p text:style-name="P436">3. <text:tab/>In the event the cash contribution referred to in Section 1.(a) has not been used for the intended purpose within three (3) years of this By-law coming into full force and effect, the cash contribution may be redirected for another purpose, at the discretion of the Chief Planner and Executive Director of City Planning, in <text:soft-page-break/>consultation with the local Ward Councillor, provided that the purpose is identified in the Toronto Official Plan and will benefit the community in the vicinity of the lot.</text:p>
      <text:p text:style-name="P446"/>
      <text:p text:style-name="P447">64.<text:tab/>On those lands identified as Exception No. 64 on the accompanying Schedule ‘C’ <text:tab/>map, the following provisions shall apply:</text:p>
      <text:p text:style-name="P1"/>
      <text:p text:style-name="P1"><text:tab/><text:tab/>(a) <text:tab/>Additional Permitted Uses:</text:p>
      <text:p text:style-name="P1"/>
      <text:p text:style-name="P447"><text:tab/><text:tab/><text:tab/>A temporary sales office for the sale/lease of residential dwelling units and <text:tab/><text:tab/><text:tab/>non-residential gross floor area on the property</text:p>
      <text:p text:style-name="P84"/>
      <text:p text:style-name="P390"/>
      <text:p text:style-name="P4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P TypographicSymbols" svg:font-family="'WP TypographicSymbols', 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ab-stops>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style:font-name="Times New Roman" fo:font-family="'Times New Roman'" style:font-family-generic="roman" style:font-pitch="variable" fo:language="en" fo:country="GB" style:text-underline-style="solid" style:text-underline-width="auto" style:text-underline-color="font-color" fo:font-weight="bold" style:font-weight-asian="bold" style:font-name-complex="Times New Roman" style:font-family-complex="'Times New Roman'" style:font-family-generic-complex="roman" style:font-pitch-complex="variable"/>
    </style:style>
    <style:style style:name="Text_20_body" style:display-name="Text body" style:family="paragraph" style:parent-style-name="Standard" style:class="text">
      <style:text-properties fo:font-weight="bold" style:font-weight-asian="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cm" fo:margin-right="0cm" fo:text-align="justify" style:justify-single-word="false" fo:orphans="2" fo:widows="2" fo:text-indent="1.27cm" style:auto-text-indent="false" fo:keep-with-next="always">
        <style:tab-stops>
          <style:tab-stop style:position="-2.54cm"/>
          <style:tab-stop style:position="-1.27cm"/>
          <style:tab-stop style:position="0cm"/>
          <style:tab-stop style:position="1.27cm"/>
          <style:tab-stop style:position="2.54cm"/>
          <style:tab-stop style:position="3.937cm"/>
          <style:tab-stop style:position="4.572cm"/>
          <style:tab-stop style:position="6.35cm"/>
          <style:tab-stop style:position="7.112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style:font-name="Times New Roman" fo:font-family="'Times New Roman'" style:font-family-generic="roman" style:font-pitch="variable" fo:language="en" fo:country="GB" fo:font-weight="bold" style:font-weight-asian="bold" style:font-name-complex="Times New Roman" style:font-family-complex="'Times New Roman'" style:font-family-generic-complex="roman" style:font-pitch-complex="variable"/>
    </style:style>
    <style:style style:name="Heading_20_2" style:display-name="Heading 2" style:family="paragraph" style:parent-style-name="Standard" style:next-style-name="Standard" style:default-outline-level="2" style:class="text">
      <style:paragraph-properties fo:keep-with-next="always"/>
      <style:text-properties style:font-name="Times New Roman" fo:font-family="'Times New Roman'" style:font-family-generic="roman" style:font-pitch="variable" fo:language="en" fo:country="GB" fo:font-weight="bold" style:font-weight-asian="bold"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text-align="justify" style:justify-single-word="false" fo:orphans="2" fo:widows="2" fo:keep-with-next="always">
        <style:tab-stops>
          <style:tab-stop style:position="-2.54cm"/>
          <style:tab-stop style:position="-1.27cm"/>
          <style:tab-stop style:position="0cm"/>
          <style:tab-stop style:position="1.27cm"/>
          <style:tab-stop style:position="2.54cm"/>
          <style:tab-stop style:position="3.82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style:font-name="Times New Roman" fo:font-family="'Times New Roman'" style:font-family-generic="roman" style:font-pitch="variable" fo:language="en" fo:country="GB" fo:font-weight="bold" style:font-weight-asian="bold" style:font-name-complex="Times New Roman" style:font-family-complex="'Times New Roman'" style:font-family-generic-complex="roman" style:font-pitch-complex="variable"/>
    </style:style>
    <style:style style:name="Heading_20_4" style:display-name="Heading 4" style:family="paragraph" style:parent-style-name="Standard" style:next-style-name="Standard" style:default-outline-level="4" style:class="text">
      <style:paragraph-properties fo:margin-left="0cm" fo:margin-right="0cm" fo:text-indent="1.27cm" style:auto-text-indent="false"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orphans="2" fo:widows="2" fo:text-indent="2.54cm" style:auto-text-indent="false" fo:keep-with-next="always">
        <style:tab-stops>
          <style:tab-stop style:position="0cm"/>
          <style:tab-stop style:position="1.27cm"/>
          <style:tab-stop style:position="2.54cm"/>
          <style:tab-stop style:position="3.81cm"/>
          <style:tab-stop style:position="4.429cm"/>
          <style:tab-stop style:position="5.038cm"/>
          <style:tab-stop style:position="5.715cm"/>
          <style:tab-stop style:position="7.62cm"/>
          <style:tab-stop style:position="8.276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style:font-name="Times New Roman" fo:font-family="'Times New Roman'" style:font-family-generic="roman" style:font-pitch="variable" fo:language="en" fo:country="GB" style:text-underline-style="solid" style:text-underline-width="auto" style:text-underline-color="font-color"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2.54cm" fo:margin-right="0cm" fo:text-align="justify" style:justify-single-word="false" fo:orphans="2" fo:widows="2" fo:text-indent="0cm" style:auto-text-indent="false" fo:keep-with-next="always">
        <style:tab-stops>
          <style:tab-stop style:position="0cm"/>
          <style:tab-stop style:position="1.27cm"/>
          <style:tab-stop style:position="2.54cm"/>
          <style:tab-stop style:position="3.81cm"/>
          <style:tab-stop style:position="4.429cm"/>
          <style:tab-stop style:position="5.038cm"/>
          <style:tab-stop style:position="5.715cm"/>
          <style:tab-stop style:position="7.62cm"/>
          <style:tab-stop style:position="8.276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style:font-name="Times New Roman" fo:font-family="'Times New Roman'" style:font-family-generic="roman" style:font-pitch="variable" fo:language="en" fo:country="GB" style:text-underline-style="solid" style:text-underline-width="auto" style:text-underline-color="font-color"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ab-stops>
          <style:tab-stop style:position="8.255cm" style:type="center"/>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style:font-name="Times New Roman" fo:font-family="'Times New Roman'" style:font-family-generic="roman" style:font-pitch="variable" fo:language="en" fo:country="GB" fo:font-weight="bold" style:font-weight-asian="bold" style:font-name-complex="Times New Roman" style:font-family-complex="'Times New Roman'" style:font-family-generic-complex="roman" style:font-pitch-complex="variable"/>
    </style:style>
    <style:style style:name="Contents_20_1" style:display-name="Contents 1" style:family="paragraph" style:parent-style-name="Standard" style:next-style-name="Standard" style:class="index">
      <style:paragraph-properties fo:margin-top="0.635cm" fo:margin-bottom="0cm" loext:contextual-spacing="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423cm" fo:margin-bottom="0cm" loext:contextual-spacing="false"/>
      <style:text-properties fo:font-weight="bold"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ext_20_body_20_indent" style:display-name="Text body indent" style:family="paragraph" style:parent-style-name="Standard" style:class="text">
      <style:paragraph-properties fo:margin-left="2.064cm" fo:margin-right="0cm" fo:text-align="justify" style:justify-single-word="false" fo:orphans="2" fo:widows="2" fo:text-indent="0cm" style:auto-text-indent="false">
        <style:tab-stops>
          <style:tab-stop style:position="0cm"/>
          <style:tab-stop style:position="1.27cm"/>
          <style:tab-stop style:position="2.064cm"/>
          <style:tab-stop style:position="3.81cm"/>
          <style:tab-stop style:position="4.614cm"/>
          <style:tab-stop style:position="6.35cm"/>
          <style:tab-stop style:position="7.62cm"/>
          <style:tab-stop style:position="8.89cm"/>
          <style:tab-stop style:position="10.16cm"/>
          <style:tab-stop style:position="11.43cm"/>
          <style:tab-stop style:position="12.107cm"/>
          <style:tab-stop style:position="12.7cm"/>
          <style:tab-stop style:position="15.24cm"/>
          <style:tab-stop style:position="16.51cm"/>
        </style:tab-stops>
      </style:paragraph-properties>
      <style:text-properties style:font-name="Univers" fo:font-family="Univers, Arial" style:font-family-generic="swiss" style:font-pitch="variable" fo:language="en" fo:country="GB" style:font-name-complex="Univers" style:font-family-complex="Univers, Arial" style:font-family-generic-complex="swiss" style:font-pitch-complex="variable"/>
    </style:style>
    <style:style style:name="Body_20_Text_20_Indent_20_2" style:display-name="Body Text Indent 2" style:family="paragraph" style:parent-style-name="Standard">
      <style:paragraph-properties fo:margin-left="1.27cm" fo:margin-right="0cm" fo:text-align="justify" style:justify-single-word="false" fo:orphans="2" fo:widows="2" fo:text-indent="0cm" style:auto-text-indent="false">
        <style:tab-stops>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style:font-name="Times New Roman" fo:font-family="'Times New Roman'" style:font-family-generic="roman" style:font-pitch="variable" fo:language="en" fo:country="GB" style:font-name-complex="Times New Roman" style:font-family-complex="'Times New Roman'" style:font-family-generic-complex="roman" style:font-pitch-complex="variable"/>
    </style:style>
    <style:style style:name="Body_20_Text_20_Indent_20_3" style:display-name="Body Text Indent 3" style:family="paragraph" style:parent-style-name="Standard">
      <style:paragraph-properties fo:margin-left="4.128cm" fo:margin-right="0cm" fo:text-align="justify" style:justify-single-word="false" fo:orphans="2" fo:widows="2" fo:text-indent="-1.588cm" style:auto-text-indent="false">
        <style:tab-stops>
          <style:tab-stop style:position="-1.905cm"/>
          <style:tab-stop style:position="-1.27cm"/>
          <style:tab-stop style:position="0cm"/>
          <style:tab-stop style:position="1.27cm"/>
          <style:tab-stop style:position="2.54cm"/>
          <style:tab-stop style:position="4.128cm"/>
          <style:tab-stop style:position="6.35cm"/>
          <style:tab-stop style:position="7.112cm"/>
        </style:tab-stops>
      </style:paragraph-properties>
      <style:text-properties style:font-name="Times New Roman" fo:font-family="'Times New Roman'" style:font-family-generic="roman" style:font-pitch="variable" fo:language="en" fo:country="GB" style:font-name-complex="Times New Roman" style:font-family-complex="'Times New Roman'" style:font-family-generic-complex="roman" style:font-pitch-complex="variable"/>
    </style:style>
    <style:style style:name="Comment_20_Text" style:display-name="Comment Text" style:family="paragraph" style:parent-style-name="Standard">
      <style:text-properties fo:font-size="10pt" style:font-size-asian="10pt"/>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Header_20_4" style:display-name="Header 4" style:family="paragraph" style:parent-style-name="Header">
      <style:paragraph-properties>
        <style:tab-stops>
          <style:tab-stop style:position="1.251cm"/>
          <style:tab-stop style:position="7.62cm" style:type="center"/>
          <style:tab-stop style:position="15.24cm" style:type="right"/>
        </style:tab-stops>
      </style:paragraph-properties>
      <style:text-properties fo:language="en" fo:country="GB" style:text-underline-style="solid" style:text-underline-width="auto" style:text-underline-color="font-color" fo:font-weight="bold" style:font-weight-asian="bold"/>
    </style:style>
    <style:style style:name="Contents_20_3" style:display-name="Contents 3" style:family="paragraph" style:parent-style-name="Standard" style:next-style-name="Standard" style:class="index">
      <style:paragraph-properties fo:margin-left="1.752cm" fo:margin-right="0cm" fo:text-indent="-1.328cm" style:auto-text-indent="false">
        <style:tab-stops>
          <style:tab-stop style:position="1.693cm"/>
          <style:tab-stop style:position="16.492cm" style:type="right" style:leader-style="dotted" style:leader-text="."/>
        </style:tab-stops>
      </style:paragraph-properties>
      <style:text-properties fo:language="none" fo:country="none" style:language-asian="none" style:country-asian="none"/>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C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List_20_Paragraph" style:display-name="List Paragraph" style:family="paragraph" style:parent-style-name="Standard">
      <style:paragraph-properties fo:margin-left="1.27cm" fo:margin-right="0cm" fo:text-indent="0cm" style:auto-text-indent="false"/>
    </style:style>
    <style:style style:name="Normal_20__28_Web_29_" style:display-name="Normal (Web)" style:family="paragraph" style:parent-style-name="Standard">
      <style:paragraph-properties fo:margin-top="0.176cm" fo:margin-bottom="0.176cm" loext:contextual-spacing="false" fo:orphans="2" fo:widows="2"/>
      <style:text-properties fo:language="en" fo:country="CA" style:font-size-complex="12pt"/>
    </style:style>
    <style:style style:name="No_20_Spacing" style:display-name="No Spacing" style:family="paragraph">
      <style:paragraph-properties fo:orphans="0" fo:widows="0"/>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WW8Num1z0" style:family="text"/>
    <style:style style:name="WW8Num1z1" style:family="text">
      <style:text-properties style:font-name="Times New Roman" fo:font-family="'Times New Roman'" style:font-family-generic="roman" style:font-pitch="variable" fo:font-size="12pt" style:font-name-asian="Times" style:font-family-asian="Times" style:font-family-generic-asian="roman" style:font-pitch-asian="variable" style:font-size-asian="12pt" style:font-name-complex="Times New Roman" style:font-family-complex="'Times New Roman'" style:font-family-generic-complex="roman"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font-weight="bold" style:font-weight-asian="bold"/>
    </style:style>
    <style:style style:name="WW8Num6z2" style:family="text">
      <style:text-properties fo:font-weight="normal" style:font-weight-asian="normal"/>
    </style:style>
    <style:style style:name="WW8Num7z0" style:family="text">
      <style:text-properties style:text-underline-style="none"/>
    </style:style>
    <style:style style:name="WW8Num8z0" style:family="text">
      <style:text-properties fo:language="en" fo:country="GB"/>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10z0" style:family="text"/>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fo:language="en" fo:country="GB"/>
    </style:style>
    <style:style style:name="WW8Num15z0" style:family="text">
      <style:text-properties fo:language="en" fo:country="GB"/>
    </style:style>
    <style:style style:name="WW8Num16z0"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language="en" fo:country="GB"/>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language="en" fo:country="GB"/>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text-properties fo:language="en" fo:country="GB"/>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CA" style:language-asian="en" style:country-asian="CA" style:font-size-complex="12pt"/>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fo:language="en" fo:country="GB" fo:font-weight="bold" style:font-weight-asian="bold"/>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language="en" fo:country="GB"/>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fo:language="en" fo:country="GB"/>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2z0" style:family="text"/>
    <style:style style:name="WW8Num33z0" style:family="text">
      <style:text-properties fo:language="en" fo:country="GB" style:language-asian="en" style:country-asian="CA" style:font-size-complex="12pt"/>
    </style:style>
    <style:style style:name="WW8Num34z0" style:family="text">
      <style:text-properties fo:font-weight="bold" style:font-weight-asian="bold"/>
    </style:style>
    <style:style style:name="WW8Num34z2" style:family="text">
      <style:text-properties fo:language="en" fo:country="GB" fo:font-weight="normal" style:font-weight-asian="norma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style style:name="WW8Num37z0" style:family="text">
      <style:text-properties fo:language="en" fo:country="GB"/>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9z0" style:family="text">
      <style:text-properties fo:font-weight="bold" style:font-weight-asian="bold"/>
    </style:style>
    <style:style style:name="WW8Num39z2" style:family="text">
      <style:text-properties fo:font-weight="normal" style:font-weight-asian="normal"/>
    </style:style>
    <style:style style:name="Default_20_Paragraph_20_Font" style:display-name="Default Paragraph Font" style:family="text"/>
    <style:style style:name="Footnote_20_Symbol" style:display-name="Footnote Symbol" style:family="text"/>
    <style:style style:name="Comment_20_Reference" style:display-name="Comment Reference" style:family="text" style:parent-style-name="Default_20_Paragraph_20_Font">
      <style:text-properties fo:font-size="8pt" style:font-size-asian="8pt"/>
    </style:style>
    <style:style style:name="Strong_20_Emphasis" style:display-name="Strong Emphasis" style:family="text">
      <style:text-properties fo:color="#000000"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bullet text:level="2" text:style-name="WW8Num1z1" style:num-suffix="."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number text:level="3" text:style-name="WW8Num1z2"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text:start-value="4">
        <style:list-level-properties text:list-level-position-and-space-mode="label-alignment">
          <style:list-level-label-alignment text:label-followed-by="listtab" text:list-tab-stop-position="3.016cm" fo:text-indent="-0.794cm" fo:margin-left="3.0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48">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 style:num-suffix=")" style:num-format="a" style:num-letter-sync="true">
        <style:list-level-properties text:list-level-position-and-space-mode="label-alignment">
          <style:list-level-label-alignment text:label-followed-by="listtab" fo:text-indent="-1.27cm" fo:margin-left="2.54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6z0" style:num-format="1" text:start-value="4" text:display-levels="2">
        <style:list-level-properties text:list-level-position-and-space-mode="label-alignment">
          <style:list-level-label-alignment text:label-followed-by="listtab" text:list-tab-stop-position="2.117cm" fo:text-indent="-0.847cm" fo:margin-left="2.117cm"/>
        </style:list-level-properties>
      </text:list-level-style-number>
      <text:list-level-style-number text:level="3" text:style-name="WW8Num6z2" style:num-format="1" text:start-value="2"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6z2" style:num-format="1" text:display-levels="4">
        <style:list-level-properties text:list-level-position-and-space-mode="label-alignment">
          <style:list-level-label-alignment text:label-followed-by="listtab" text:list-tab-stop-position="4.921cm" fo:text-indent="-1.27cm" fo:margin-left="4.921cm"/>
        </style:list-level-properties>
      </text:list-level-style-number>
      <text:list-level-style-number text:level="5" text:style-name="WW8Num6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6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6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6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6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style:num-suffix=")" style:num-format="a" style:num-letter-sync="true" text:start-value="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a" style:num-letter-sync="true">
        <style:list-level-properties text:list-level-position-and-space-mode="label-alignment">
          <style:list-level-label-alignment text:label-followed-by="listtab" text:list-tab-stop-position="6.35cm" fo:text-indent="-0.953cm" fo:margin-left="6.3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8.573cm" fo:text-indent="-0.318cm" fo:margin-left="8.573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9.843cm" fo:text-indent="-0.635cm" fo:margin-left="9.843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11.113cm" fo:text-indent="-0.635cm" fo:margin-left="11.113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12.383cm" fo:text-indent="-0.318cm" fo:margin-left="12.383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13.653cm" fo:text-indent="-0.635cm" fo:margin-left="13.653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4.923cm" fo:text-indent="-0.635cm" fo:margin-left="14.923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6.193cm" fo:text-indent="-0.318cm" fo:margin-left="16.1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prefix="(" style:num-suffix=")" style:num-format="a" style:num-letter-sync="true">
        <style:list-level-properties text:list-level-position-and-space-mode="label-alignment">
          <style:list-level-label-alignment text:label-followed-by="listtab" text:list-tab-stop-position="1.905cm" fo:text-indent="-1.27cm" fo:margin-left="1.905cm"/>
        </style:list-level-properties>
      </text:list-level-style-number>
      <text:list-level-style-bullet text:level="2" text:style-name="WW8Num10z1"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Times New Roman"/>
      </text:list-level-style-bullet>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 style:num-suffix=")" style:num-format="a" style:num-letter-sync="true">
        <style:list-level-properties text:list-level-position-and-space-mode="label-alignment">
          <style:list-level-label-alignment text:label-followed-by="listtab" text:list-tab-stop-position="3.81cm" fo:text-indent="-1.27cm" fo:margin-left="3.8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3.335cm"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2" text:style-name="WW8Num12z1" style:num-suffix="."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8.197cm"/>
        </style:list-level-properties>
        <style:text-properties style:font-name="Times New Roman"/>
      </text:list-level-style-bullet>
      <text:list-level-style-bullet text:level="2" text:style-name="WW8Num13z1" style:num-suffix="." text:bullet-char="o">
        <style:list-level-properties text:list-level-position-and-space-mode="label-alignment">
          <style:list-level-label-alignment text:label-followed-by="listtab" fo:text-indent="-0.635cm" fo:margin-left="9.467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10.737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12.007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13.277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14.547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15.817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7.087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8.3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text:start-value="17">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15z0" style:num-format="1" text:display-levels="2">
        <style:list-level-properties text:list-level-position-and-space-mode="label-alignment">
          <style:list-level-label-alignment text:label-followed-by="listtab" text:list-tab-stop-position="2.223cm" fo:text-indent="-0.953cm" fo:margin-left="2.223cm"/>
        </style:list-level-properties>
      </text:list-level-style-number>
      <text:list-level-style-number text:level="3" text:style-name="WW8Num15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prefix="(" style:num-suffix=")" style:num-format="a" style:num-letter-sync="true">
        <style:list-level-properties text:list-level-position-and-space-mode="label-alignment">
          <style:list-level-label-alignment text:label-followed-by="listtab" text:list-tab-stop-position="3.81cm" fo:text-indent="-1.27cm" fo:margin-left="3.81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3.335cm"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text:start-value="19">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 style:num-suffix=")" style:num-format="i">
        <style:list-level-properties text:list-level-position-and-space-mode="label-alignment">
          <style:list-level-label-alignment text:label-followed-by="listtab" text:list-tab-stop-position="6.35cm" fo:text-indent="-1.27cm" fo:margin-left="6.3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13.335cm" fo:text-indent="-0.635cm" fo:margin-left="13.33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4.605cm" fo:text-indent="-0.635cm" fo:margin-left="14.60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5.875cm" fo:text-indent="-0.318cm" fo:margin-left="15.8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 style:num-suffix=")" style:num-format="a" style:num-letter-sync="true">
        <style:list-level-properties text:list-level-position-and-space-mode="label-alignment">
          <style:list-level-label-alignment text:label-followed-by="listtab" fo:text-indent="-0.635cm" fo:margin-left="2.858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4.128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5.398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6.66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7.938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9.208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10.478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1.748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3.0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text:start-value="46">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prefix="(" style:num-suffix=")" style:num-format="a" style:num-letter-sync="true">
        <style:list-level-properties text:list-level-position-and-space-mode="label-alignment">
          <style:list-level-label-alignment text:label-followed-by="listtab" text:list-tab-stop-position="6.35cm" fo:text-indent="-0.953cm" fo:margin-left="6.35cm"/>
        </style:list-level-properties>
      </text:list-level-style-number>
      <text:list-level-style-number text:level="2" text:style-name="WW8Num22z0" style:num-prefix="(" style:num-suffix=")" style:num-format="i">
        <style:list-level-properties text:list-level-position-and-space-mode="label-alignment">
          <style:list-level-label-alignment text:label-followed-by="listtab" text:list-tab-stop-position="1.27cm" fo:text-indent="-1.27cm" fo:margin-left="7.938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8.573cm" fo:text-indent="-0.318cm" fo:margin-left="8.573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9.843cm" fo:text-indent="-0.635cm" fo:margin-left="9.843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11.113cm" fo:text-indent="-0.635cm" fo:margin-left="11.113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12.383cm" fo:text-indent="-0.318cm" fo:margin-left="12.383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13.653cm" fo:text-indent="-0.635cm" fo:margin-left="13.653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4.923cm" fo:text-indent="-0.635cm" fo:margin-left="14.923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6.193cm" fo:text-indent="-0.318cm" fo:margin-left="16.1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 style:num-suffix=")" style:num-format="a" style:num-letter-sync="true">
        <style:list-level-properties text:list-level-position-and-space-mode="label-alignment">
          <style:list-level-label-alignment text:label-followed-by="listtab" text:list-tab-stop-position="3.81cm" fo:text-indent="-1.27cm" fo:margin-left="3.81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3.335cm"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prefix="(" style:num-suffix=")" style:num-format="a" style:num-letter-sync="true">
        <style:list-level-properties text:list-level-position-and-space-mode="label-alignment">
          <style:list-level-label-alignment text:label-followed-by="listtab" fo:text-indent="-1.27cm" fo:margin-left="2.54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prefix="("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text:start-value="36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a" style:num-letter-sync="true" text:start-value="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prefix="("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text:start-value="308">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text:start-value="5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text:start-value="13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format="1">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34z0" style:num-format="1" text:start-value="3" text:display-levels="2">
        <style:list-level-properties text:list-level-position-and-space-mode="label-alignment">
          <style:list-level-label-alignment text:label-followed-by="listtab" text:list-tab-stop-position="2.117cm" fo:text-indent="-0.847cm" fo:margin-left="2.117cm"/>
        </style:list-level-properties>
      </text:list-level-style-number>
      <text:list-level-style-number text:level="3" text:style-name="WW8Num34z2" style:num-format="1" text:start-value="2" text:display-levels="3">
        <style:list-level-properties text:list-level-position-and-space-mode="label-alignment">
          <style:list-level-label-alignment text:label-followed-by="listtab" text:list-tab-stop-position="1.27cm" fo:text-indent="-1.27cm" fo:margin-left="4.445cm"/>
        </style:list-level-properties>
      </text:list-level-style-number>
      <text:list-level-style-number text:level="4" text:style-name="WW8Num34z2" style:num-format="1" text:display-levels="4">
        <style:list-level-properties text:list-level-position-and-space-mode="label-alignment">
          <style:list-level-label-alignment text:label-followed-by="listtab" text:list-tab-stop-position="1.27cm" fo:text-indent="-1.27cm" fo:margin-left="5.08cm"/>
        </style:list-level-properties>
      </text:list-level-style-number>
      <text:list-level-style-number text:level="5" text:style-name="WW8Num34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34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34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34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34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prefix="(" style:num-suffix=")" style:num-format="a" style:num-letter-sync="true">
        <style:list-level-properties text:list-level-position-and-space-mode="label-alignment">
          <style:list-level-label-alignment text:label-followed-by="listtab" fo:text-indent="-0.635cm" fo:margin-left="4.406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635cm" fo:margin-left="5.676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318cm" fo:margin-left="6.946cm"/>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635cm" fo:margin-left="8.216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635cm" fo:margin-left="9.486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318cm" fo:margin-left="10.756cm"/>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635cm" fo:margin-left="12.026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635cm" fo:margin-left="13.296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318cm" fo:margin-left="14.5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prefix="(" style:num-suffix=")" style:num-format="i">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prefix="(" style:num-suffix=")" style:num-format="a" style:num-letter-sync="true">
        <style:list-level-properties text:list-level-position-and-space-mode="label-alignment">
          <style:list-level-label-alignment text:label-followed-by="listtab" text:list-tab-stop-position="7.117cm" fo:text-indent="-0.9cm" fo:margin-left="7.117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text:list-tab-stop-position="8.123cm" fo:text-indent="-0.635cm" fo:margin-left="8.123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text:list-tab-stop-position="9.393cm" fo:text-indent="-0.318cm" fo:margin-left="9.393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10.663cm" fo:text-indent="-0.635cm" fo:margin-left="10.663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text:list-tab-stop-position="11.933cm" fo:text-indent="-0.635cm" fo:margin-left="11.933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text:list-tab-stop-position="13.203cm" fo:text-indent="-0.318cm" fo:margin-left="13.203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14.473cm" fo:text-indent="-0.635cm" fo:margin-left="14.473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text:list-tab-stop-position="15.743cm" fo:text-indent="-0.635cm" fo:margin-left="15.743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text:list-tab-stop-position="17.013cm" fo:text-indent="-0.318cm" fo:margin-left="17.0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text:start-value="39">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text:style-name="WW8Num39z0" style:num-format="1">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39z0" style:num-format="1" text:start-value="4" text:display-levels="2">
        <style:list-level-properties text:list-level-position-and-space-mode="label-alignment">
          <style:list-level-label-alignment text:label-followed-by="listtab" text:list-tab-stop-position="2.117cm" fo:text-indent="-0.847cm" fo:margin-left="2.117cm"/>
        </style:list-level-properties>
      </text:list-level-style-number>
      <text:list-level-style-number text:level="3" text:style-name="WW8Num39z2" style:num-format="1" text:start-value="2"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39z2" style:num-format="1" text:display-levels="4">
        <style:list-level-properties text:list-level-position-and-space-mode="label-alignment">
          <style:list-level-label-alignment text:label-followed-by="listtab" text:list-tab-stop-position="4.921cm" fo:text-indent="-1.27cm" fo:margin-left="4.921cm"/>
        </style:list-level-properties>
      </text:list-level-style-number>
      <text:list-level-style-number text:level="5" text:style-name="WW8Num39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39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39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39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39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7.62cm" style:type="center"/>
          <style:tab-stop style:position="11.502cm"/>
          <style:tab-stop style:position="16.503cm" style:type="right"/>
        </style:tab-stops>
      </style:paragraph-properties>
      <style:text-properties fo:language="en" fo:country="GB" fo:font-weight="bold" style:font-weight-asian="bold"/>
    </style:style>
    <style:style style:name="MP2" style:family="paragraph" style:parent-style-name="Standard">
      <style:paragraph-properties fo:text-align="justify" style:justify-single-word="false">
        <style:tab-stops>
          <style:tab-stop style:position="8.255cm" style:type="center"/>
          <style:tab-stop style:position="8.89cm"/>
          <style:tab-stop style:position="10.16cm"/>
          <style:tab-stop style:position="11.43cm"/>
          <style:tab-stop style:position="12.7cm"/>
          <style:tab-stop style:position="13.97cm"/>
          <style:tab-stop style:position="15.24cm"/>
          <style:tab-stop style:position="16.51cm"/>
        </style:tab-stops>
      </style:paragraph-properties>
    </style:style>
    <style:style style:name="MP3" style:family="paragraph" style:parent-style-name="Standard">
      <style:paragraph-properties fo:text-align="justify" style:justify-single-word="false">
        <style:tab-stops>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fo:font-weight="bold" style:font-weight-asian="bold"/>
    </style:style>
    <style:style style:name="MP4" style:family="paragraph" style:parent-style-name="Standard">
      <style:paragraph-properties fo:text-align="justify" style:justify-single-word="false">
        <style:tab-stops>
          <style:tab-stop style:position="16.51cm" style:type="right"/>
        </style:tab-stops>
      </style:paragraph-properties>
      <style:text-properties fo:language="en" fo:country="GB" fo:font-weight="bold" style:font-weight-asian="bold"/>
    </style:style>
    <style:style style:name="MP5" style:family="paragraph" style:parent-style-name="Standard">
      <style:paragraph-properties fo:text-align="justify" style:justify-single-word="false">
        <style:tab-stops>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font-size="8pt" fo:language="en" fo:country="GB" fo:font-weight="bold" style:font-size-asian="8pt" style:font-weight-asian="bold" style:font-size-complex="8pt"/>
    </style:style>
    <style:style style:name="MP6" style:family="paragraph" style:parent-style-name="Standard">
      <style:paragraph-properties fo:line-height="0.423cm"/>
      <style:text-properties fo:font-size="8pt" fo:language="en" fo:country="GB" style:font-size-asian="8pt" style:font-size-complex="8pt"/>
    </style:style>
    <style:style style:name="MP7" style:family="paragraph" style:parent-style-name="Standard">
      <style:paragraph-properties fo:text-align="justify" style:justify-single-word="false">
        <style:tab-stops>
          <style:tab-stop style:position="16.51cm" style:type="right"/>
        </style:tab-stops>
      </style:paragraph-properties>
    </style:style>
    <style:style style:name="MP8" style:family="paragraph" style:parent-style-name="Standard">
      <style:paragraph-properties fo:text-align="justify" style:justify-single-word="false">
        <style:tab-stops>
          <style:tab-stop style:position="-2.54cm"/>
          <style:tab-stop style:position="-1.27cm"/>
          <style:tab-stop style:position="0cm"/>
          <style:tab-stop style:position="1.27cm"/>
          <style:tab-stop style:position="2.54cm"/>
          <style:tab-stop style:position="3.81cm"/>
          <style:tab-stop style:position="4.332cm"/>
          <style:tab-stop style:position="5.08cm"/>
          <style:tab-stop style:position="5.779cm"/>
          <style:tab-stop style:position="6.593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language="en" fo:country="GB" fo:font-weight="bold" style:font-weight-asian="bold"/>
    </style:style>
    <style:style style:name="MP9" style:family="paragraph" style:parent-style-name="Standard">
      <style:paragraph-properties fo:line-height="0.423cm"/>
      <style:text-properties fo:language="en" fo:country="GB" fo:font-weight="bold" style:font-weight-asian="bold"/>
    </style:style>
    <style:style style:name="MP10" style:family="paragraph" style:parent-style-name="Standard">
      <style:paragraph-properties fo:line-height="0.423cm"/>
      <style:text-properties fo:language="en" fo:country="GB"/>
    </style:style>
    <style:style style:name="MT1" style:family="text">
      <style:text-properties fo:language="en" fo:country="GB" fo:font-weight="bold" style:font-weight-asian="bold"/>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bottom="0cm" style:dynamic-spacing="true"/>
      </style:header-style>
      <style:footer-style/>
    </style:page-layout>
    <style:page-layout style:name="Mpm2">
      <style:page-layout-properties fo:page-width="21.59cm" fo:page-height="27.94cm" style:num-format="1" style:print-orientation="portrait" fo:margin-top="2.413cm" fo:margin-bottom="2.413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bottom="0cm" style:dynamic-spacing="true"/>
      </style:header-style>
      <style:footer-style/>
    </style:page-layout>
    <style:page-layout style:name="Mpm3">
      <style:page-layout-properties fo:page-width="21.59cm" fo:page-height="27.94cm" style:num-format="1" style:print-orientation="portrait" fo:margin-top="2.413cm" fo:margin-bottom="2.921cm" fo:margin-left="2.54cm" fo:margin-right="2.54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bottom="0cm" style:dynamic-spacing="true"/>
      </style:header-style>
      <style:footer-style/>
    </style:page-layout>
  </office:automatic-styles>
  <office:master-styles>
    <style:master-page style:name="Standard" style:page-layout-name="Mpm1">
      <style:header>
        <text:p text:style-name="MP1">CLIFFCREST COMMUNITY<text:tab/><text:tab/>BY-LAW NUMBER 9396</text:p>
        <text:p text:style-name="MP1"/>
      </style:header>
      <style:header-first>
        <text:p text:style-name="Header"/>
      </style:header-first>
    </style:master-page>
    <style:master-page style:name="Convert_20_1" style:display-name="Convert 1" style:page-layout-name="Mpm1">
      <style:header>
        <text:p text:style-name="MP1">CLIFFCREST COMMUNITY<text:tab/><text:tab/>BY-LAW NUMBER 9396</text:p>
        <text:p text:style-name="MP1"/>
      </style:header>
    </style:master-page>
    <style:master-page style:name="Convert_20_2" style:display-name="Convert 2" style:page-layout-name="Mpm2">
      <style:header>
        <text:p text:style-name="MP2"><text:span text:style-name="MT1"><text:tab/>PAGE </text:span><text:span text:style-name="MT1"><text:page-number text:select-page="current">29</text:page-number></text:span></text:p>
        <text:p text:style-name="MP3"/>
        <text:p text:style-name="MP4">CLIFFCREST COMMUNITY<text:tab/>BY-LAW NUMBER 9396</text:p>
        <text:p text:style-name="MP5"/>
        <text:p text:style-name="MP6"/>
      </style:header>
    </style:master-page>
    <style:master-page style:name="Convert_20_3" style:display-name="Convert 3" style:page-layout-name="Mpm3">
      <style:header>
        <text:p text:style-name="Header"/>
      </style:header>
    </style:master-page>
    <style:master-page style:name="Convert_20_4" style:display-name="Convert 4" style:page-layout-name="Mpm2">
      <style:header>
        <text:p text:style-name="Header"/>
      </style:header>
    </style:master-page>
    <style:master-page style:name="Convert_20_5" style:display-name="Convert 5" style:page-layout-name="Mpm2">
      <style:header>
        <text:p text:style-name="Standard"/>
      </style:header>
    </style:master-page>
    <style:master-page style:name="Convert_20_6" style:display-name="Convert 6" style:page-layout-name="Mpm2">
      <style:header>
        <text:p text:style-name="MP7"><text:span text:style-name="MT1">PERFORMANCE STANDARD CHART - SCHEDULE "B"<text:tab/>PAGE </text:span><text:span text:style-name="MT1"><text:page-number text:select-page="current">0</text:page-number></text:span></text:p>
        <text:p text:style-name="MP8"/>
        <text:p text:style-name="MP4">CLIFFCREST COMMUNITY<text:tab/>BY-LAW NUMBER 9396</text:p>
        <text:p text:style-name="MP8"/>
        <text:p text:style-name="MP9"/>
      </style:header>
    </style:master-page>
    <style:master-page style:name="Convert_20_7" style:display-name="Convert 7" style:page-layout-name="Mpm2">
      <style:header>
        <text:p text:style-name="MP7"><text:span text:style-name="MT1">EXCEPTIONS LIST - SCHEDULE "C"<text:tab/>PAGE </text:span><text:span text:style-name="MT1"><text:page-number text:select-page="current">81</text:page-number></text:span></text:p>
        <text:p text:style-name="MP8"/>
        <text:p text:style-name="MP4">CLIFFCREST COMMUNITY<text:tab/>BY-LAW NUMBER 9396</text:p>
        <text:p text:style-name="MP8"/>
        <text:p text:style-name="MP10"/>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dc:description/>
    <meta:initial-creator>dessail</meta:initial-creator>
    <meta:creation-date>2003-05-08T15:10:00</meta:creation-date>
    <dc:date>2020-06-09T14:50:13.007453204</dc:date>
    <meta:print-date>2019-08-15T14:31:00</meta:print-date>
    <meta:editing-cycles>160</meta:editing-cycles>
    <meta:editing-duration>P1DT15H36M7S</meta:editing-duration>
    <meta:generator>LibreOffice/6.0.7.3$Linux_X86_64 LibreOffice_project/00m0$Build-3</meta:generator>
    <meta:document-statistic meta:table-count="0" meta:image-count="0" meta:object-count="0" meta:page-count="85" meta:paragraph-count="1430" meta:word-count="21729" meta:character-count="127337" meta:non-whitespace-character-count="106356"/>
  </office:meta>
</office:document-meta>
</file>